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recos" table:style-name="ta1">
        <table:table-column table:style-name="co1" table:default-cell-style-name="Default"/>
        <table:table-column table:style-name="co1" table:number-columns-repeated="126" table:default-cell-style-name="ce1"/>
        <table:table-row table:style-name="ro1">
          <table:table-cell office:value-type="string" calcext:value-type="string">
            <text:p>j</text:p>
          </table:table-cell>
          <table:table-cell table:style-name="Default" office:value-type="string" calcext:value-type="string">
            <text:p>I_1</text:p>
          </table:table-cell>
          <table:table-cell table:style-name="Default" office:value-type="string" calcext:value-type="string">
            <text:p>I_2</text:p>
          </table:table-cell>
          <table:table-cell table:style-name="Default" office:value-type="string" calcext:value-type="string">
            <text:p>I_3</text:p>
          </table:table-cell>
          <table:table-cell table:style-name="Default" office:value-type="string" calcext:value-type="string">
            <text:p>I_4</text:p>
          </table:table-cell>
          <table:table-cell table:style-name="Default" office:value-type="string" calcext:value-type="string">
            <text:p>I_5</text:p>
          </table:table-cell>
          <table:table-cell table:style-name="Default" office:value-type="string" calcext:value-type="string">
            <text:p>I_6</text:p>
          </table:table-cell>
          <table:table-cell table:style-name="Default" office:value-type="string" calcext:value-type="string">
            <text:p>I_7</text:p>
          </table:table-cell>
          <table:table-cell table:style-name="Default" office:value-type="string" calcext:value-type="string">
            <text:p>I_8</text:p>
          </table:table-cell>
          <table:table-cell table:style-name="Default" office:value-type="string" calcext:value-type="string">
            <text:p>I_9</text:p>
          </table:table-cell>
          <table:table-cell table:style-name="Default" office:value-type="string" calcext:value-type="string">
            <text:p>I_10</text:p>
          </table:table-cell>
          <table:table-cell table:style-name="Default" office:value-type="string" calcext:value-type="string">
            <text:p>I_11</text:p>
          </table:table-cell>
          <table:table-cell table:style-name="Default" office:value-type="string" calcext:value-type="string">
            <text:p>I_12</text:p>
          </table:table-cell>
          <table:table-cell table:style-name="Default" office:value-type="string" calcext:value-type="string">
            <text:p>I_13</text:p>
          </table:table-cell>
          <table:table-cell table:style-name="Default" office:value-type="string" calcext:value-type="string">
            <text:p>I_14</text:p>
          </table:table-cell>
          <table:table-cell table:style-name="Default" office:value-type="string" calcext:value-type="string">
            <text:p>I_15</text:p>
          </table:table-cell>
          <table:table-cell table:style-name="Default" office:value-type="string" calcext:value-type="string">
            <text:p>I_16</text:p>
          </table:table-cell>
          <table:table-cell table:style-name="Default" office:value-type="string" calcext:value-type="string">
            <text:p>I_17</text:p>
          </table:table-cell>
          <table:table-cell table:style-name="Default" office:value-type="string" calcext:value-type="string">
            <text:p>I_18</text:p>
          </table:table-cell>
          <table:table-cell table:style-name="Default" office:value-type="string" calcext:value-type="string">
            <text:p>II_1</text:p>
          </table:table-cell>
          <table:table-cell table:style-name="Default" office:value-type="string" calcext:value-type="string">
            <text:p>II_2</text:p>
          </table:table-cell>
          <table:table-cell table:style-name="Default" office:value-type="string" calcext:value-type="string">
            <text:p>II_3</text:p>
          </table:table-cell>
          <table:table-cell table:style-name="Default" office:value-type="string" calcext:value-type="string">
            <text:p>II_4</text:p>
          </table:table-cell>
          <table:table-cell table:style-name="Default" office:value-type="string" calcext:value-type="string">
            <text:p>II_5</text:p>
          </table:table-cell>
          <table:table-cell table:style-name="Default" office:value-type="string" calcext:value-type="string">
            <text:p>II_6</text:p>
          </table:table-cell>
          <table:table-cell table:style-name="Default" office:value-type="string" calcext:value-type="string">
            <text:p>II_7</text:p>
          </table:table-cell>
          <table:table-cell table:style-name="Default" office:value-type="string" calcext:value-type="string">
            <text:p>II_8</text:p>
          </table:table-cell>
          <table:table-cell table:style-name="Default" office:value-type="string" calcext:value-type="string">
            <text:p>II_9</text:p>
          </table:table-cell>
          <table:table-cell table:style-name="Default" office:value-type="string" calcext:value-type="string">
            <text:p>II_10</text:p>
          </table:table-cell>
          <table:table-cell table:style-name="Default" office:value-type="string" calcext:value-type="string">
            <text:p>II_11</text:p>
          </table:table-cell>
          <table:table-cell table:style-name="Default" office:value-type="string" calcext:value-type="string">
            <text:p>II_12</text:p>
          </table:table-cell>
          <table:table-cell table:style-name="Default" office:value-type="string" calcext:value-type="string">
            <text:p>II_13</text:p>
          </table:table-cell>
          <table:table-cell table:style-name="Default" office:value-type="string" calcext:value-type="string">
            <text:p>II_14</text:p>
          </table:table-cell>
          <table:table-cell table:style-name="Default" office:value-type="string" calcext:value-type="string">
            <text:p>II_15</text:p>
          </table:table-cell>
          <table:table-cell table:style-name="Default" office:value-type="string" calcext:value-type="string">
            <text:p>II_16</text:p>
          </table:table-cell>
          <table:table-cell table:style-name="Default" office:value-type="string" calcext:value-type="string">
            <text:p>II_17</text:p>
          </table:table-cell>
          <table:table-cell table:style-name="Default" office:value-type="string" calcext:value-type="string">
            <text:p>II_18</text:p>
          </table:table-cell>
          <table:table-cell table:style-name="Default" office:value-type="string" calcext:value-type="string">
            <text:p>III_1</text:p>
          </table:table-cell>
          <table:table-cell table:style-name="Default" office:value-type="string" calcext:value-type="string">
            <text:p>III_2</text:p>
          </table:table-cell>
          <table:table-cell table:style-name="Default" office:value-type="string" calcext:value-type="string">
            <text:p>III_3</text:p>
          </table:table-cell>
          <table:table-cell table:style-name="Default" office:value-type="string" calcext:value-type="string">
            <text:p>III_4</text:p>
          </table:table-cell>
          <table:table-cell table:style-name="Default" office:value-type="string" calcext:value-type="string">
            <text:p>III_5</text:p>
          </table:table-cell>
          <table:table-cell table:style-name="Default" office:value-type="string" calcext:value-type="string">
            <text:p>III_6</text:p>
          </table:table-cell>
          <table:table-cell table:style-name="Default" office:value-type="string" calcext:value-type="string">
            <text:p>III_7</text:p>
          </table:table-cell>
          <table:table-cell table:style-name="Default" office:value-type="string" calcext:value-type="string">
            <text:p>III_8</text:p>
          </table:table-cell>
          <table:table-cell table:style-name="Default" office:value-type="string" calcext:value-type="string">
            <text:p>III_9</text:p>
          </table:table-cell>
          <table:table-cell table:style-name="Default" office:value-type="string" calcext:value-type="string">
            <text:p>III_10</text:p>
          </table:table-cell>
          <table:table-cell table:style-name="Default" office:value-type="string" calcext:value-type="string">
            <text:p>III_11</text:p>
          </table:table-cell>
          <table:table-cell table:style-name="Default" office:value-type="string" calcext:value-type="string">
            <text:p>III_12</text:p>
          </table:table-cell>
          <table:table-cell table:style-name="Default" office:value-type="string" calcext:value-type="string">
            <text:p>III_13</text:p>
          </table:table-cell>
          <table:table-cell table:style-name="Default" office:value-type="string" calcext:value-type="string">
            <text:p>III_14</text:p>
          </table:table-cell>
          <table:table-cell table:style-name="Default" office:value-type="string" calcext:value-type="string">
            <text:p>III_15</text:p>
          </table:table-cell>
          <table:table-cell table:style-name="Default" office:value-type="string" calcext:value-type="string">
            <text:p>III_16</text:p>
          </table:table-cell>
          <table:table-cell table:style-name="Default" office:value-type="string" calcext:value-type="string">
            <text:p>III_17</text:p>
          </table:table-cell>
          <table:table-cell table:style-name="Default" office:value-type="string" calcext:value-type="string">
            <text:p>III_18</text:p>
          </table:table-cell>
          <table:table-cell table:style-name="Default" office:value-type="string" calcext:value-type="string">
            <text:p>IV_1</text:p>
          </table:table-cell>
          <table:table-cell table:style-name="Default" office:value-type="string" calcext:value-type="string">
            <text:p>IV_2</text:p>
          </table:table-cell>
          <table:table-cell table:style-name="Default" office:value-type="string" calcext:value-type="string">
            <text:p>IV_3</text:p>
          </table:table-cell>
          <table:table-cell table:style-name="Default" office:value-type="string" calcext:value-type="string">
            <text:p>IV_4</text:p>
          </table:table-cell>
          <table:table-cell table:style-name="Default" office:value-type="string" calcext:value-type="string">
            <text:p>IV_5</text:p>
          </table:table-cell>
          <table:table-cell table:style-name="Default" office:value-type="string" calcext:value-type="string">
            <text:p>IV_6</text:p>
          </table:table-cell>
          <table:table-cell table:style-name="Default" office:value-type="string" calcext:value-type="string">
            <text:p>IV_7</text:p>
          </table:table-cell>
          <table:table-cell table:style-name="Default" office:value-type="string" calcext:value-type="string">
            <text:p>IV_8</text:p>
          </table:table-cell>
          <table:table-cell table:style-name="Default" office:value-type="string" calcext:value-type="string">
            <text:p>IV_9</text:p>
          </table:table-cell>
          <table:table-cell table:style-name="Default" office:value-type="string" calcext:value-type="string">
            <text:p>IV_10</text:p>
          </table:table-cell>
          <table:table-cell table:style-name="Default" office:value-type="string" calcext:value-type="string">
            <text:p>IV_11</text:p>
          </table:table-cell>
          <table:table-cell table:style-name="Default" office:value-type="string" calcext:value-type="string">
            <text:p>IV_12</text:p>
          </table:table-cell>
          <table:table-cell table:style-name="Default" office:value-type="string" calcext:value-type="string">
            <text:p>IV_13</text:p>
          </table:table-cell>
          <table:table-cell table:style-name="Default" office:value-type="string" calcext:value-type="string">
            <text:p>IV_14</text:p>
          </table:table-cell>
          <table:table-cell table:style-name="Default" office:value-type="string" calcext:value-type="string">
            <text:p>IV_15</text:p>
          </table:table-cell>
          <table:table-cell table:style-name="Default" office:value-type="string" calcext:value-type="string">
            <text:p>IV_16</text:p>
          </table:table-cell>
          <table:table-cell table:style-name="Default" office:value-type="string" calcext:value-type="string">
            <text:p>IV_17</text:p>
          </table:table-cell>
          <table:table-cell table:style-name="Default" office:value-type="string" calcext:value-type="string">
            <text:p>IV_18</text:p>
          </table:table-cell>
          <table:table-cell table:style-name="Default" office:value-type="string" calcext:value-type="string">
            <text:p>V_1</text:p>
          </table:table-cell>
          <table:table-cell table:style-name="Default" office:value-type="string" calcext:value-type="string">
            <text:p>V_2</text:p>
          </table:table-cell>
          <table:table-cell table:style-name="Default" office:value-type="string" calcext:value-type="string">
            <text:p>V_3</text:p>
          </table:table-cell>
          <table:table-cell table:style-name="Default" office:value-type="string" calcext:value-type="string">
            <text:p>V_4</text:p>
          </table:table-cell>
          <table:table-cell table:style-name="Default" office:value-type="string" calcext:value-type="string">
            <text:p>V_5</text:p>
          </table:table-cell>
          <table:table-cell table:style-name="Default" office:value-type="string" calcext:value-type="string">
            <text:p>V_6</text:p>
          </table:table-cell>
          <table:table-cell table:style-name="Default" office:value-type="string" calcext:value-type="string">
            <text:p>V_7</text:p>
          </table:table-cell>
          <table:table-cell table:style-name="Default" office:value-type="string" calcext:value-type="string">
            <text:p>V_8</text:p>
          </table:table-cell>
          <table:table-cell table:style-name="Default" office:value-type="string" calcext:value-type="string">
            <text:p>V_9</text:p>
          </table:table-cell>
          <table:table-cell table:style-name="Default" office:value-type="string" calcext:value-type="string">
            <text:p>V_10</text:p>
          </table:table-cell>
          <table:table-cell table:style-name="Default" office:value-type="string" calcext:value-type="string">
            <text:p>V_11</text:p>
          </table:table-cell>
          <table:table-cell table:style-name="Default" office:value-type="string" calcext:value-type="string">
            <text:p>V_12</text:p>
          </table:table-cell>
          <table:table-cell table:style-name="Default" office:value-type="string" calcext:value-type="string">
            <text:p>V_13</text:p>
          </table:table-cell>
          <table:table-cell table:style-name="Default" office:value-type="string" calcext:value-type="string">
            <text:p>V_14</text:p>
          </table:table-cell>
          <table:table-cell table:style-name="Default" office:value-type="string" calcext:value-type="string">
            <text:p>V_15</text:p>
          </table:table-cell>
          <table:table-cell table:style-name="Default" office:value-type="string" calcext:value-type="string">
            <text:p>V_16</text:p>
          </table:table-cell>
          <table:table-cell table:style-name="Default" office:value-type="string" calcext:value-type="string">
            <text:p>V_17</text:p>
          </table:table-cell>
          <table:table-cell table:style-name="Default" office:value-type="string" calcext:value-type="string">
            <text:p>V_18</text:p>
          </table:table-cell>
          <table:table-cell table:style-name="Default" office:value-type="string" calcext:value-type="string">
            <text:p>VI_1</text:p>
          </table:table-cell>
          <table:table-cell table:style-name="Default" office:value-type="string" calcext:value-type="string">
            <text:p>VI_2</text:p>
          </table:table-cell>
          <table:table-cell table:style-name="Default" office:value-type="string" calcext:value-type="string">
            <text:p>VI_3</text:p>
          </table:table-cell>
          <table:table-cell table:style-name="Default" office:value-type="string" calcext:value-type="string">
            <text:p>VI_4</text:p>
          </table:table-cell>
          <table:table-cell table:style-name="Default" office:value-type="string" calcext:value-type="string">
            <text:p>VI_5</text:p>
          </table:table-cell>
          <table:table-cell table:style-name="Default" office:value-type="string" calcext:value-type="string">
            <text:p>VI_6</text:p>
          </table:table-cell>
          <table:table-cell table:style-name="Default" office:value-type="string" calcext:value-type="string">
            <text:p>VI_7</text:p>
          </table:table-cell>
          <table:table-cell table:style-name="Default" office:value-type="string" calcext:value-type="string">
            <text:p>VI_8</text:p>
          </table:table-cell>
          <table:table-cell table:style-name="Default" office:value-type="string" calcext:value-type="string">
            <text:p>VI_9</text:p>
          </table:table-cell>
          <table:table-cell table:style-name="Default" office:value-type="string" calcext:value-type="string">
            <text:p>VI_10</text:p>
          </table:table-cell>
          <table:table-cell table:style-name="Default" office:value-type="string" calcext:value-type="string">
            <text:p>VI_11</text:p>
          </table:table-cell>
          <table:table-cell table:style-name="Default" office:value-type="string" calcext:value-type="string">
            <text:p>VI_12</text:p>
          </table:table-cell>
          <table:table-cell table:style-name="Default" office:value-type="string" calcext:value-type="string">
            <text:p>VI_13</text:p>
          </table:table-cell>
          <table:table-cell table:style-name="Default" office:value-type="string" calcext:value-type="string">
            <text:p>VI_14</text:p>
          </table:table-cell>
          <table:table-cell table:style-name="Default" office:value-type="string" calcext:value-type="string">
            <text:p>VI_15</text:p>
          </table:table-cell>
          <table:table-cell table:style-name="Default" office:value-type="string" calcext:value-type="string">
            <text:p>VI_16</text:p>
          </table:table-cell>
          <table:table-cell table:style-name="Default" office:value-type="string" calcext:value-type="string">
            <text:p>VI_17</text:p>
          </table:table-cell>
          <table:table-cell table:style-name="Default" office:value-type="string" calcext:value-type="string">
            <text:p>VI_18</text:p>
          </table:table-cell>
          <table:table-cell table:style-name="Default" office:value-type="string" calcext:value-type="string">
            <text:p>VII_1</text:p>
          </table:table-cell>
          <table:table-cell table:style-name="Default" office:value-type="string" calcext:value-type="string">
            <text:p>VII_2</text:p>
          </table:table-cell>
          <table:table-cell table:style-name="Default" office:value-type="string" calcext:value-type="string">
            <text:p>VII_3</text:p>
          </table:table-cell>
          <table:table-cell table:style-name="Default" office:value-type="string" calcext:value-type="string">
            <text:p>VII_4</text:p>
          </table:table-cell>
          <table:table-cell table:style-name="Default" office:value-type="string" calcext:value-type="string">
            <text:p>VII_5</text:p>
          </table:table-cell>
          <table:table-cell table:style-name="Default" office:value-type="string" calcext:value-type="string">
            <text:p>VII_6</text:p>
          </table:table-cell>
          <table:table-cell table:style-name="Default" office:value-type="string" calcext:value-type="string">
            <text:p>VII_7</text:p>
          </table:table-cell>
          <table:table-cell table:style-name="Default" office:value-type="string" calcext:value-type="string">
            <text:p>VII_8</text:p>
          </table:table-cell>
          <table:table-cell table:style-name="Default" office:value-type="string" calcext:value-type="string">
            <text:p>VII_9</text:p>
          </table:table-cell>
          <table:table-cell table:style-name="Default" office:value-type="string" calcext:value-type="string">
            <text:p>VII_10</text:p>
          </table:table-cell>
          <table:table-cell table:style-name="Default" office:value-type="string" calcext:value-type="string">
            <text:p>VII_11</text:p>
          </table:table-cell>
          <table:table-cell table:style-name="Default" office:value-type="string" calcext:value-type="string">
            <text:p>VII_12</text:p>
          </table:table-cell>
          <table:table-cell table:style-name="Default" office:value-type="string" calcext:value-type="string">
            <text:p>VII_13</text:p>
          </table:table-cell>
          <table:table-cell table:style-name="Default" office:value-type="string" calcext:value-type="string">
            <text:p>VII_14</text:p>
          </table:table-cell>
          <table:table-cell table:style-name="Default" office:value-type="string" calcext:value-type="string">
            <text:p>VII_15</text:p>
          </table:table-cell>
          <table:table-cell table:style-name="Default" office:value-type="string" calcext:value-type="string">
            <text:p>VII_16</text:p>
          </table:table-cell>
          <table:table-cell table:style-name="Default" office:value-type="string" calcext:value-type="string">
            <text:p>VII_17</text:p>
          </table:table-cell>
          <table:table-cell table:style-name="Default" office:value-type="string" calcext:value-type="string">
            <text:p>VII_18</text:p>
          </table:table-cell>
        </table:table-row>
        <table:table-row table:style-name="ro1">
          <table:table-cell office:value-type="string" calcext:value-type="string">
            <text:p>T. PERDIGAO,BRF,LANCHES PRONTOS</text:p>
          </table:table-cell>
          <table:table-cell table:style-name="Default" table:formula="of:=IF([$Volumes.B4]=0;&quot;N/A&quot;;[$Valores.B4]/[$Volumes.B4])" office:value-type="string" office:string-value="N/A" calcext:value-type="string">
            <text:p>N/A</text:p>
          </table:table-cell>
          <table:table-cell table:style-name="Default" table:formula="of:=IF([$Volumes.C4]=0;&quot;N/A&quot;;[$Valores.C4]/[$Volumes.C4])" office:value-type="string" office:string-value="N/A" calcext:value-type="string">
            <text:p>N/A</text:p>
          </table:table-cell>
          <table:table-cell table:style-name="Default" table:formula="of:=IF([$Volumes.D4]=0;&quot;N/A&quot;;[$Valores.D4]/[$Volumes.D4])" office:value-type="string" office:string-value="N/A" calcext:value-type="string">
            <text:p>N/A</text:p>
          </table:table-cell>
          <table:table-cell table:style-name="Default" table:formula="of:=IF([$Volumes.E4]=0;&quot;N/A&quot;;[$Valores.E4]/[$Volumes.E4])" office:value-type="string" office:string-value="N/A" calcext:value-type="string">
            <text:p>N/A</text:p>
          </table:table-cell>
          <table:table-cell table:style-name="Default" table:formula="of:=IF([$Volumes.F4]=0;&quot;N/A&quot;;[$Valores.F4]/[$Volumes.F4])" office:value-type="string" office:string-value="N/A" calcext:value-type="string">
            <text:p>N/A</text:p>
          </table:table-cell>
          <table:table-cell table:style-name="Default" table:formula="of:=IF([$Volumes.G4]=0;&quot;N/A&quot;;[$Valores.G4]/[$Volumes.G4])" office:value-type="string" office:string-value="N/A" calcext:value-type="string">
            <text:p>N/A</text:p>
          </table:table-cell>
          <table:table-cell table:style-name="Default" table:formula="of:=IF([$Volumes.H4]=0;&quot;N/A&quot;;[$Valores.H4]/[$Volumes.H4])" office:value-type="string" office:string-value="N/A" calcext:value-type="string">
            <text:p>N/A</text:p>
          </table:table-cell>
          <table:table-cell table:style-name="Default" table:formula="of:=IF([$Volumes.I4]=0;&quot;N/A&quot;;[$Valores.I4]/[$Volumes.I4])" office:value-type="string" office:string-value="N/A" calcext:value-type="string">
            <text:p>N/A</text:p>
          </table:table-cell>
          <table:table-cell table:style-name="Default" table:formula="of:=IF([$Volumes.J4]=0;&quot;N/A&quot;;[$Valores.J4]/[$Volumes.J4])" office:value-type="string" office:string-value="N/A" calcext:value-type="string">
            <text:p>N/A</text:p>
          </table:table-cell>
          <table:table-cell table:style-name="Default" table:formula="of:=IF([$Volumes.K4]=0;&quot;N/A&quot;;[$Valores.K4]/[$Volumes.K4])" office:value-type="string" office:string-value="N/A" calcext:value-type="string">
            <text:p>N/A</text:p>
          </table:table-cell>
          <table:table-cell table:style-name="Default" table:formula="of:=IF([$Volumes.L4]=0;&quot;N/A&quot;;[$Valores.L4]/[$Volumes.L4])" office:value-type="string" office:string-value="N/A" calcext:value-type="string">
            <text:p>N/A</text:p>
          </table:table-cell>
          <table:table-cell table:style-name="Default" table:formula="of:=IF([$Volumes.M4]=0;&quot;N/A&quot;;[$Valores.M4]/[$Volumes.M4])" office:value-type="float" office:value="23.5870786516854" calcext:value-type="float">
            <text:p>23.5870786516854</text:p>
          </table:table-cell>
          <table:table-cell table:style-name="Default" table:formula="of:=IF([$Volumes.N4]=0;&quot;N/A&quot;;[$Valores.N4]/[$Volumes.N4])" office:value-type="float" office:value="23.9694727104533" calcext:value-type="float">
            <text:p>23.9694727104533</text:p>
          </table:table-cell>
          <table:table-cell table:style-name="Default" table:formula="of:=IF([$Volumes.O4]=0;&quot;N/A&quot;;[$Valores.O4]/[$Volumes.O4])" office:value-type="float" office:value="21.3699843668577" calcext:value-type="float">
            <text:p>21.3699843668577</text:p>
          </table:table-cell>
          <table:table-cell table:style-name="Default" table:formula="of:=IF([$Volumes.P4]=0;&quot;N/A&quot;;[$Valores.P4]/[$Volumes.P4])" office:value-type="float" office:value="21.3935443823712" calcext:value-type="float">
            <text:p>21.3935443823712</text:p>
          </table:table-cell>
          <table:table-cell table:style-name="Default" table:formula="of:=IF([$Volumes.Q4]=0;&quot;N/A&quot;;[$Valores.Q4]/[$Volumes.Q4])" office:value-type="float" office:value="21.1574858757062" calcext:value-type="float">
            <text:p>21.1574858757062</text:p>
          </table:table-cell>
          <table:table-cell table:style-name="Default" table:formula="of:=IF([$Volumes.R4]=0;&quot;N/A&quot;;[$Valores.R4]/[$Volumes.R4])" office:value-type="float" office:value="22.3943089430894" calcext:value-type="float">
            <text:p>22.3943089430894</text:p>
          </table:table-cell>
          <table:table-cell table:style-name="Default" table:formula="of:=IF([$Volumes.S4]=0;&quot;N/A&quot;;[$Valores.S4]/[$Volumes.S4])" office:value-type="float" office:value="23.6651162790698" calcext:value-type="float">
            <text:p>23.6651162790698</text:p>
          </table:table-cell>
          <table:table-cell table:style-name="Default" table:formula="of:=IF([$Volumes.T4]=0;&quot;N/A&quot;;[$Valores.T4]/[$Volumes.T4])" office:value-type="string" office:string-value="N/A" calcext:value-type="string">
            <text:p>N/A</text:p>
          </table:table-cell>
          <table:table-cell table:style-name="Default" table:formula="of:=IF([$Volumes.U4]=0;&quot;N/A&quot;;[$Valores.U4]/[$Volumes.U4])" office:value-type="string" office:string-value="N/A" calcext:value-type="string">
            <text:p>N/A</text:p>
          </table:table-cell>
          <table:table-cell table:style-name="Default" table:formula="of:=IF([$Volumes.V4]=0;&quot;N/A&quot;;[$Valores.V4]/[$Volumes.V4])" office:value-type="string" office:string-value="N/A" calcext:value-type="string">
            <text:p>N/A</text:p>
          </table:table-cell>
          <table:table-cell table:style-name="Default" table:formula="of:=IF([$Volumes.W4]=0;&quot;N/A&quot;;[$Valores.W4]/[$Volumes.W4])" office:value-type="string" office:string-value="N/A" calcext:value-type="string">
            <text:p>N/A</text:p>
          </table:table-cell>
          <table:table-cell table:style-name="Default" table:formula="of:=IF([$Volumes.X4]=0;&quot;N/A&quot;;[$Valores.X4]/[$Volumes.X4])" office:value-type="string" office:string-value="N/A" calcext:value-type="string">
            <text:p>N/A</text:p>
          </table:table-cell>
          <table:table-cell table:style-name="Default" table:formula="of:=IF([$Volumes.Y4]=0;&quot;N/A&quot;;[$Valores.Y4]/[$Volumes.Y4])" office:value-type="string" office:string-value="N/A" calcext:value-type="string">
            <text:p>N/A</text:p>
          </table:table-cell>
          <table:table-cell table:style-name="Default" table:formula="of:=IF([$Volumes.Z4]=0;&quot;N/A&quot;;[$Valores.Z4]/[$Volumes.Z4])" office:value-type="string" office:string-value="N/A" calcext:value-type="string">
            <text:p>N/A</text:p>
          </table:table-cell>
          <table:table-cell table:style-name="Default" table:formula="of:=IF([$Volumes.AA4]=0;&quot;N/A&quot;;[$Valores.AA4]/[$Volumes.AA4])" office:value-type="float" office:value="18.6708860759494" calcext:value-type="float">
            <text:p>18.6708860759494</text:p>
          </table:table-cell>
          <table:table-cell table:style-name="Default" table:formula="of:=IF([$Volumes.AB4]=0;&quot;N/A&quot;;[$Valores.AB4]/[$Volumes.AB4])" office:value-type="float" office:value="21.9857954545455" calcext:value-type="float">
            <text:p>21.9857954545455</text:p>
          </table:table-cell>
          <table:table-cell table:style-name="Default" table:formula="of:=IF([$Volumes.AC4]=0;&quot;N/A&quot;;[$Valores.AC4]/[$Volumes.AC4])" office:value-type="float" office:value="21.1543778801843" calcext:value-type="float">
            <text:p>21.1543778801843</text:p>
          </table:table-cell>
          <table:table-cell table:style-name="Default" table:formula="of:=IF([$Volumes.AD4]=0;&quot;N/A&quot;;[$Valores.AD4]/[$Volumes.AD4])" office:value-type="float" office:value="22.108" calcext:value-type="float">
            <text:p>22.108</text:p>
          </table:table-cell>
          <table:table-cell table:style-name="Default" table:formula="of:=IF([$Volumes.AE4]=0;&quot;N/A&quot;;[$Valores.AE4]/[$Volumes.AE4])" office:value-type="float" office:value="22.5948905109489" calcext:value-type="float">
            <text:p>22.5948905109489</text:p>
          </table:table-cell>
          <table:table-cell table:style-name="Default" table:formula="of:=IF([$Volumes.AF4]=0;&quot;N/A&quot;;[$Valores.AF4]/[$Volumes.AF4])" office:value-type="float" office:value="23.3521634615385" calcext:value-type="float">
            <text:p>23.3521634615385</text:p>
          </table:table-cell>
          <table:table-cell table:style-name="Default" table:formula="of:=IF([$Volumes.AG4]=0;&quot;N/A&quot;;[$Valores.AG4]/[$Volumes.AG4])" office:value-type="float" office:value="19.4719535783366" calcext:value-type="float">
            <text:p>19.4719535783366</text:p>
          </table:table-cell>
          <table:table-cell table:style-name="Default" table:formula="of:=IF([$Volumes.AH4]=0;&quot;N/A&quot;;[$Valores.AH4]/[$Volumes.AH4])" office:value-type="float" office:value="21.1143430290873" calcext:value-type="float">
            <text:p>21.1143430290873</text:p>
          </table:table-cell>
          <table:table-cell table:style-name="Default" table:formula="of:=IF([$Volumes.AI4]=0;&quot;N/A&quot;;[$Valores.AI4]/[$Volumes.AI4])" office:value-type="float" office:value="21.5296367112811" calcext:value-type="float">
            <text:p>21.5296367112811</text:p>
          </table:table-cell>
          <table:table-cell table:style-name="Default" table:formula="of:=IF([$Volumes.AJ4]=0;&quot;N/A&quot;;[$Valores.AJ4]/[$Volumes.AJ4])" office:value-type="float" office:value="21.8848408710218" calcext:value-type="float">
            <text:p>21.8848408710218</text:p>
          </table:table-cell>
          <table:table-cell table:style-name="Default" table:formula="of:=IF([$Volumes.AK4]=0;&quot;N/A&quot;;[$Valores.AK4]/[$Volumes.AK4])" office:value-type="float" office:value="22.8655054254712" calcext:value-type="float">
            <text:p>22.8655054254712</text:p>
          </table:table-cell>
          <table:table-cell table:style-name="Default" table:formula="of:=IF([$Volumes.AL4]=0;&quot;N/A&quot;;[$Valores.AL4]/[$Volumes.AL4])" office:value-type="string" office:string-value="N/A" calcext:value-type="string">
            <text:p>N/A</text:p>
          </table:table-cell>
          <table:table-cell table:style-name="Default" table:formula="of:=IF([$Volumes.AM4]=0;&quot;N/A&quot;;[$Valores.AM4]/[$Volumes.AM4])" office:value-type="string" office:string-value="N/A" calcext:value-type="string">
            <text:p>N/A</text:p>
          </table:table-cell>
          <table:table-cell table:style-name="Default" table:formula="of:=IF([$Volumes.AN4]=0;&quot;N/A&quot;;[$Valores.AN4]/[$Volumes.AN4])" office:value-type="string" office:string-value="N/A" calcext:value-type="string">
            <text:p>N/A</text:p>
          </table:table-cell>
          <table:table-cell table:style-name="Default" table:formula="of:=IF([$Volumes.AO4]=0;&quot;N/A&quot;;[$Valores.AO4]/[$Volumes.AO4])" office:value-type="string" office:string-value="N/A" calcext:value-type="string">
            <text:p>N/A</text:p>
          </table:table-cell>
          <table:table-cell table:style-name="Default" table:formula="of:=IF([$Volumes.AP4]=0;&quot;N/A&quot;;[$Valores.AP4]/[$Volumes.AP4])" office:value-type="string" office:string-value="N/A" calcext:value-type="string">
            <text:p>N/A</text:p>
          </table:table-cell>
          <table:table-cell table:style-name="Default" table:formula="of:=IF([$Volumes.AQ4]=0;&quot;N/A&quot;;[$Valores.AQ4]/[$Volumes.AQ4])" office:value-type="string" office:string-value="N/A" calcext:value-type="string">
            <text:p>N/A</text:p>
          </table:table-cell>
          <table:table-cell table:style-name="Default" table:formula="of:=IF([$Volumes.AR4]=0;&quot;N/A&quot;;[$Valores.AR4]/[$Volumes.AR4])" office:value-type="string" office:string-value="N/A" calcext:value-type="string">
            <text:p>N/A</text:p>
          </table:table-cell>
          <table:table-cell table:style-name="Default" table:formula="of:=IF([$Volumes.AS4]=0;&quot;N/A&quot;;[$Valores.AS4]/[$Volumes.AS4])" office:value-type="float" office:value="18.3805309734513" calcext:value-type="float">
            <text:p>18.3805309734513</text:p>
          </table:table-cell>
          <table:table-cell table:style-name="Default" table:formula="of:=IF([$Volumes.AT4]=0;&quot;N/A&quot;;[$Valores.AT4]/[$Volumes.AT4])" office:value-type="float" office:value="20.4192037470726" calcext:value-type="float">
            <text:p>20.4192037470726</text:p>
          </table:table-cell>
          <table:table-cell table:style-name="Default" table:formula="of:=IF([$Volumes.AU4]=0;&quot;N/A&quot;;[$Valores.AU4]/[$Volumes.AU4])" office:value-type="float" office:value="20.0777696258254" calcext:value-type="float">
            <text:p>20.0777696258254</text:p>
          </table:table-cell>
          <table:table-cell table:style-name="Default" table:formula="of:=IF([$Volumes.AV4]=0;&quot;N/A&quot;;[$Valores.AV4]/[$Volumes.AV4])" office:value-type="float" office:value="21.2944881889764" calcext:value-type="float">
            <text:p>21.2944881889764</text:p>
          </table:table-cell>
          <table:table-cell table:style-name="Default" table:formula="of:=IF([$Volumes.AW4]=0;&quot;N/A&quot;;[$Valores.AW4]/[$Volumes.AW4])" office:value-type="float" office:value="19.1214859437751" calcext:value-type="float">
            <text:p>19.1214859437751</text:p>
          </table:table-cell>
          <table:table-cell table:style-name="Default" table:formula="of:=IF([$Volumes.AX4]=0;&quot;N/A&quot;;[$Valores.AX4]/[$Volumes.AX4])" office:value-type="float" office:value="19.2303178484108" calcext:value-type="float">
            <text:p>19.2303178484108</text:p>
          </table:table-cell>
          <table:table-cell table:style-name="Default" table:formula="of:=IF([$Volumes.AY4]=0;&quot;N/A&quot;;[$Valores.AY4]/[$Volumes.AY4])" office:value-type="float" office:value="20.9687714481812" calcext:value-type="float">
            <text:p>20.9687714481812</text:p>
          </table:table-cell>
          <table:table-cell table:style-name="Default" table:formula="of:=IF([$Volumes.AZ4]=0;&quot;N/A&quot;;[$Valores.AZ4]/[$Volumes.AZ4])" office:value-type="float" office:value="21.2285839160839" calcext:value-type="float">
            <text:p>21.2285839160839</text:p>
          </table:table-cell>
          <table:table-cell table:style-name="Default" table:formula="of:=IF([$Volumes.BA4]=0;&quot;N/A&quot;;[$Valores.BA4]/[$Volumes.BA4])" office:value-type="float" office:value="21.5412844036697" calcext:value-type="float">
            <text:p>21.5412844036697</text:p>
          </table:table-cell>
          <table:table-cell table:style-name="Default" table:formula="of:=IF([$Volumes.BB4]=0;&quot;N/A&quot;;[$Valores.BB4]/[$Volumes.BB4])" office:value-type="float" office:value="20.8959314775161" calcext:value-type="float">
            <text:p>20.8959314775161</text:p>
          </table:table-cell>
          <table:table-cell table:style-name="Default" table:formula="of:=IF([$Volumes.BC4]=0;&quot;N/A&quot;;[$Valores.BC4]/[$Volumes.BC4])" office:value-type="float" office:value="21.493487698987" calcext:value-type="float">
            <text:p>21.493487698987</text:p>
          </table:table-cell>
          <table:table-cell table:style-name="Default" table:formula="of:=IF([$Volumes.BD4]=0;&quot;N/A&quot;;[$Valores.BD4]/[$Volumes.BD4])" office:value-type="string" office:string-value="N/A" calcext:value-type="string">
            <text:p>N/A</text:p>
          </table:table-cell>
          <table:table-cell table:style-name="Default" table:formula="of:=IF([$Volumes.BE4]=0;&quot;N/A&quot;;[$Valores.BE4]/[$Volumes.BE4])" office:value-type="string" office:string-value="N/A" calcext:value-type="string">
            <text:p>N/A</text:p>
          </table:table-cell>
          <table:table-cell table:style-name="Default" table:formula="of:=IF([$Volumes.BF4]=0;&quot;N/A&quot;;[$Valores.BF4]/[$Volumes.BF4])" office:value-type="string" office:string-value="N/A" calcext:value-type="string">
            <text:p>N/A</text:p>
          </table:table-cell>
          <table:table-cell table:style-name="Default" table:formula="of:=IF([$Volumes.BG4]=0;&quot;N/A&quot;;[$Valores.BG4]/[$Volumes.BG4])" office:value-type="string" office:string-value="N/A" calcext:value-type="string">
            <text:p>N/A</text:p>
          </table:table-cell>
          <table:table-cell table:style-name="Default" table:formula="of:=IF([$Volumes.BH4]=0;&quot;N/A&quot;;[$Valores.BH4]/[$Volumes.BH4])" office:value-type="string" office:string-value="N/A" calcext:value-type="string">
            <text:p>N/A</text:p>
          </table:table-cell>
          <table:table-cell table:style-name="Default" table:formula="of:=IF([$Volumes.BI4]=0;&quot;N/A&quot;;[$Valores.BI4]/[$Volumes.BI4])" office:value-type="string" office:string-value="N/A" calcext:value-type="string">
            <text:p>N/A</text:p>
          </table:table-cell>
          <table:table-cell table:style-name="Default" table:formula="of:=IF([$Volumes.BJ4]=0;&quot;N/A&quot;;[$Valores.BJ4]/[$Volumes.BJ4])" office:value-type="string" office:string-value="N/A" calcext:value-type="string">
            <text:p>N/A</text:p>
          </table:table-cell>
          <table:table-cell table:style-name="Default" table:formula="of:=IF([$Volumes.BK4]=0;&quot;N/A&quot;;[$Valores.BK4]/[$Volumes.BK4])" office:value-type="float" office:value="21.7458646616541" calcext:value-type="float">
            <text:p>21.7458646616541</text:p>
          </table:table-cell>
          <table:table-cell table:style-name="Default" table:formula="of:=IF([$Volumes.BL4]=0;&quot;N/A&quot;;[$Valores.BL4]/[$Volumes.BL4])" office:value-type="float" office:value="21.1844616083598" calcext:value-type="float">
            <text:p>21.1844616083598</text:p>
          </table:table-cell>
          <table:table-cell table:style-name="Default" table:formula="of:=IF([$Volumes.BM4]=0;&quot;N/A&quot;;[$Valores.BM4]/[$Volumes.BM4])" office:value-type="float" office:value="20.5388113023709" calcext:value-type="float">
            <text:p>20.5388113023709</text:p>
          </table:table-cell>
          <table:table-cell table:style-name="Default" table:formula="of:=IF([$Volumes.BN4]=0;&quot;N/A&quot;;[$Valores.BN4]/[$Volumes.BN4])" office:value-type="float" office:value="20.932718579235" calcext:value-type="float">
            <text:p>20.932718579235</text:p>
          </table:table-cell>
          <table:table-cell table:style-name="Default" table:formula="of:=IF([$Volumes.BO4]=0;&quot;N/A&quot;;[$Valores.BO4]/[$Volumes.BO4])" office:value-type="float" office:value="21.4199623352166" calcext:value-type="float">
            <text:p>21.4199623352166</text:p>
          </table:table-cell>
          <table:table-cell table:style-name="Default" table:formula="of:=IF([$Volumes.BP4]=0;&quot;N/A&quot;;[$Valores.BP4]/[$Volumes.BP4])" office:value-type="float" office:value="19.141397495056" calcext:value-type="float">
            <text:p>19.141397495056</text:p>
          </table:table-cell>
          <table:table-cell table:style-name="Default" table:formula="of:=IF([$Volumes.BQ4]=0;&quot;N/A&quot;;[$Valores.BQ4]/[$Volumes.BQ4])" office:value-type="float" office:value="20.0983292248699" calcext:value-type="float">
            <text:p>20.0983292248699</text:p>
          </table:table-cell>
          <table:table-cell table:style-name="Default" table:formula="of:=IF([$Volumes.BR4]=0;&quot;N/A&quot;;[$Valores.BR4]/[$Volumes.BR4])" office:value-type="float" office:value="19.3731953801732" calcext:value-type="float">
            <text:p>19.3731953801732</text:p>
          </table:table-cell>
          <table:table-cell table:style-name="Default" table:formula="of:=IF([$Volumes.BS4]=0;&quot;N/A&quot;;[$Valores.BS4]/[$Volumes.BS4])" office:value-type="float" office:value="19.9638706417383" calcext:value-type="float">
            <text:p>19.9638706417383</text:p>
          </table:table-cell>
          <table:table-cell table:style-name="Default" table:formula="of:=IF([$Volumes.BT4]=0;&quot;N/A&quot;;[$Valores.BT4]/[$Volumes.BT4])" office:value-type="float" office:value="21.2427242724272" calcext:value-type="float">
            <text:p>21.2427242724272</text:p>
          </table:table-cell>
          <table:table-cell table:style-name="Default" table:formula="of:=IF([$Volumes.BU4]=0;&quot;N/A&quot;;[$Valores.BU4]/[$Volumes.BU4])" office:value-type="float" office:value="20.9671199011125" calcext:value-type="float">
            <text:p>20.9671199011125</text:p>
          </table:table-cell>
          <table:table-cell table:style-name="Default" table:formula="of:=IF([$Volumes.BV4]=0;&quot;N/A&quot;;[$Valores.BV4]/[$Volumes.BV4])" office:value-type="string" office:string-value="N/A" calcext:value-type="string">
            <text:p>N/A</text:p>
          </table:table-cell>
          <table:table-cell table:style-name="Default" table:formula="of:=IF([$Volumes.BW4]=0;&quot;N/A&quot;;[$Valores.BW4]/[$Volumes.BW4])" office:value-type="string" office:string-value="N/A" calcext:value-type="string">
            <text:p>N/A</text:p>
          </table:table-cell>
          <table:table-cell table:style-name="Default" table:formula="of:=IF([$Volumes.BX4]=0;&quot;N/A&quot;;[$Valores.BX4]/[$Volumes.BX4])" office:value-type="string" office:string-value="N/A" calcext:value-type="string">
            <text:p>N/A</text:p>
          </table:table-cell>
          <table:table-cell table:style-name="Default" table:formula="of:=IF([$Volumes.BY4]=0;&quot;N/A&quot;;[$Valores.BY4]/[$Volumes.BY4])" office:value-type="string" office:string-value="N/A" calcext:value-type="string">
            <text:p>N/A</text:p>
          </table:table-cell>
          <table:table-cell table:style-name="Default" table:formula="of:=IF([$Volumes.BZ4]=0;&quot;N/A&quot;;[$Valores.BZ4]/[$Volumes.BZ4])" office:value-type="string" office:string-value="N/A" calcext:value-type="string">
            <text:p>N/A</text:p>
          </table:table-cell>
          <table:table-cell table:style-name="Default" table:formula="of:=IF([$Volumes.CA4]=0;&quot;N/A&quot;;[$Valores.CA4]/[$Volumes.CA4])" office:value-type="string" office:string-value="N/A" calcext:value-type="string">
            <text:p>N/A</text:p>
          </table:table-cell>
          <table:table-cell table:style-name="Default" table:formula="of:=IF([$Volumes.CB4]=0;&quot;N/A&quot;;[$Valores.CB4]/[$Volumes.CB4])" office:value-type="string" office:string-value="N/A" calcext:value-type="string">
            <text:p>N/A</text:p>
          </table:table-cell>
          <table:table-cell table:style-name="Default" table:formula="of:=IF([$Volumes.CC4]=0;&quot;N/A&quot;;[$Valores.CC4]/[$Volumes.CC4])" office:value-type="float" office:value="23.287812041116" calcext:value-type="float">
            <text:p>23.287812041116</text:p>
          </table:table-cell>
          <table:table-cell table:style-name="Default" table:formula="of:=IF([$Volumes.CD4]=0;&quot;N/A&quot;;[$Valores.CD4]/[$Volumes.CD4])" office:value-type="float" office:value="22.5719509010185" calcext:value-type="float">
            <text:p>22.5719509010185</text:p>
          </table:table-cell>
          <table:table-cell table:style-name="Default" table:formula="of:=IF([$Volumes.CE4]=0;&quot;N/A&quot;;[$Valores.CE4]/[$Volumes.CE4])" office:value-type="float" office:value="22.5624476110645" calcext:value-type="float">
            <text:p>22.5624476110645</text:p>
          </table:table-cell>
          <table:table-cell table:style-name="Default" table:formula="of:=IF([$Volumes.CF4]=0;&quot;N/A&quot;;[$Valores.CF4]/[$Volumes.CF4])" office:value-type="float" office:value="23.4998671272921" calcext:value-type="float">
            <text:p>23.4998671272921</text:p>
          </table:table-cell>
          <table:table-cell table:style-name="Default" table:formula="of:=IF([$Volumes.CG4]=0;&quot;N/A&quot;;[$Valores.CG4]/[$Volumes.CG4])" office:value-type="float" office:value="23.3211839530333" calcext:value-type="float">
            <text:p>23.3211839530333</text:p>
          </table:table-cell>
          <table:table-cell table:style-name="Default" table:formula="of:=IF([$Volumes.CH4]=0;&quot;N/A&quot;;[$Valores.CH4]/[$Volumes.CH4])" office:value-type="float" office:value="21.5841247088335" calcext:value-type="float">
            <text:p>21.5841247088335</text:p>
          </table:table-cell>
          <table:table-cell table:style-name="Default" table:formula="of:=IF([$Volumes.CI4]=0;&quot;N/A&quot;;[$Valores.CI4]/[$Volumes.CI4])" office:value-type="float" office:value="21.6255885363357" calcext:value-type="float">
            <text:p>21.6255885363357</text:p>
          </table:table-cell>
          <table:table-cell table:style-name="Default" table:formula="of:=IF([$Volumes.CJ4]=0;&quot;N/A&quot;;[$Valores.CJ4]/[$Volumes.CJ4])" office:value-type="float" office:value="22.2911611785095" calcext:value-type="float">
            <text:p>22.2911611785095</text:p>
          </table:table-cell>
          <table:table-cell table:style-name="Default" table:formula="of:=IF([$Volumes.CK4]=0;&quot;N/A&quot;;[$Valores.CK4]/[$Volumes.CK4])" office:value-type="float" office:value="22.0411551098046" calcext:value-type="float">
            <text:p>22.0411551098046</text:p>
          </table:table-cell>
          <table:table-cell table:style-name="Default" table:formula="of:=IF([$Volumes.CL4]=0;&quot;N/A&quot;;[$Valores.CL4]/[$Volumes.CL4])" office:value-type="float" office:value="22.0010720028587" calcext:value-type="float">
            <text:p>22.0010720028587</text:p>
          </table:table-cell>
          <table:table-cell table:style-name="Default" table:formula="of:=IF([$Volumes.CM4]=0;&quot;N/A&quot;;[$Valores.CM4]/[$Volumes.CM4])" office:value-type="float" office:value="22.9505541346974" calcext:value-type="float">
            <text:p>22.9505541346974</text:p>
          </table:table-cell>
          <table:table-cell table:style-name="Default" table:formula="of:=IF([$Volumes.CN4]=0;&quot;N/A&quot;;[$Valores.CN4]/[$Volumes.CN4])" office:value-type="string" office:string-value="N/A" calcext:value-type="string">
            <text:p>N/A</text:p>
          </table:table-cell>
          <table:table-cell table:style-name="Default" table:formula="of:=IF([$Volumes.CO4]=0;&quot;N/A&quot;;[$Valores.CO4]/[$Volumes.CO4])" office:value-type="string" office:string-value="N/A" calcext:value-type="string">
            <text:p>N/A</text:p>
          </table:table-cell>
          <table:table-cell table:style-name="Default" table:formula="of:=IF([$Volumes.CP4]=0;&quot;N/A&quot;;[$Valores.CP4]/[$Volumes.CP4])" office:value-type="string" office:string-value="N/A" calcext:value-type="string">
            <text:p>N/A</text:p>
          </table:table-cell>
          <table:table-cell table:style-name="Default" table:formula="of:=IF([$Volumes.CQ4]=0;&quot;N/A&quot;;[$Valores.CQ4]/[$Volumes.CQ4])" office:value-type="string" office:string-value="N/A" calcext:value-type="string">
            <text:p>N/A</text:p>
          </table:table-cell>
          <table:table-cell table:style-name="Default" table:formula="of:=IF([$Volumes.CR4]=0;&quot;N/A&quot;;[$Valores.CR4]/[$Volumes.CR4])" office:value-type="string" office:string-value="N/A" calcext:value-type="string">
            <text:p>N/A</text:p>
          </table:table-cell>
          <table:table-cell table:style-name="Default" table:formula="of:=IF([$Volumes.CS4]=0;&quot;N/A&quot;;[$Valores.CS4]/[$Volumes.CS4])" office:value-type="string" office:string-value="N/A" calcext:value-type="string">
            <text:p>N/A</text:p>
          </table:table-cell>
          <table:table-cell table:style-name="Default" table:formula="of:=IF([$Volumes.CT4]=0;&quot;N/A&quot;;[$Valores.CT4]/[$Volumes.CT4])" office:value-type="float" office:value="23.2344680851064" calcext:value-type="float">
            <text:p>23.2344680851064</text:p>
          </table:table-cell>
          <table:table-cell table:style-name="Default" table:formula="of:=IF([$Volumes.CU4]=0;&quot;N/A&quot;;[$Valores.CU4]/[$Volumes.CU4])" office:value-type="float" office:value="21.1469986991266" calcext:value-type="float">
            <text:p>21.1469986991266</text:p>
          </table:table-cell>
          <table:table-cell table:style-name="Default" table:formula="of:=IF([$Volumes.CV4]=0;&quot;N/A&quot;;[$Valores.CV4]/[$Volumes.CV4])" office:value-type="float" office:value="20.7349120332566" calcext:value-type="float">
            <text:p>20.7349120332566</text:p>
          </table:table-cell>
          <table:table-cell table:style-name="Default" table:formula="of:=IF([$Volumes.CW4]=0;&quot;N/A&quot;;[$Valores.CW4]/[$Volumes.CW4])" office:value-type="float" office:value="20.6354397634885" calcext:value-type="float">
            <text:p>20.6354397634885</text:p>
          </table:table-cell>
          <table:table-cell table:style-name="Default" table:formula="of:=IF([$Volumes.CX4]=0;&quot;N/A&quot;;[$Valores.CX4]/[$Volumes.CX4])" office:value-type="float" office:value="21.8341274951706" calcext:value-type="float">
            <text:p>21.8341274951706</text:p>
          </table:table-cell>
          <table:table-cell table:style-name="Default" table:formula="of:=IF([$Volumes.CY4]=0;&quot;N/A&quot;;[$Valores.CY4]/[$Volumes.CY4])" office:value-type="float" office:value="22.6600358959019" calcext:value-type="float">
            <text:p>22.6600358959019</text:p>
          </table:table-cell>
          <table:table-cell table:style-name="Default" table:formula="of:=IF([$Volumes.CZ4]=0;&quot;N/A&quot;;[$Valores.CZ4]/[$Volumes.CZ4])" office:value-type="float" office:value="19.1955877510701" calcext:value-type="float">
            <text:p>19.1955877510701</text:p>
          </table:table-cell>
          <table:table-cell table:style-name="Default" table:formula="of:=IF([$Volumes.DA4]=0;&quot;N/A&quot;;[$Valores.DA4]/[$Volumes.DA4])" office:value-type="float" office:value="22.0207385603425" calcext:value-type="float">
            <text:p>22.0207385603425</text:p>
          </table:table-cell>
          <table:table-cell table:style-name="Default" table:formula="of:=IF([$Volumes.DB4]=0;&quot;N/A&quot;;[$Valores.DB4]/[$Volumes.DB4])" office:value-type="float" office:value="21.4426877470356" calcext:value-type="float">
            <text:p>21.4426877470356</text:p>
          </table:table-cell>
          <table:table-cell table:style-name="Default" table:formula="of:=IF([$Volumes.DC4]=0;&quot;N/A&quot;;[$Valores.DC4]/[$Volumes.DC4])" office:value-type="float" office:value="21.5168588527222" calcext:value-type="float">
            <text:p>21.5168588527222</text:p>
          </table:table-cell>
          <table:table-cell table:style-name="Default" table:formula="of:=IF([$Volumes.DD4]=0;&quot;N/A&quot;;[$Valores.DD4]/[$Volumes.DD4])" office:value-type="float" office:value="21.5647951037786" calcext:value-type="float">
            <text:p>21.5647951037786</text:p>
          </table:table-cell>
          <table:table-cell table:style-name="Default" table:formula="of:=IF([$Volumes.DE4]=0;&quot;N/A&quot;;[$Valores.DE4]/[$Volumes.DE4])" office:value-type="float" office:value="22.4161092530658" calcext:value-type="float">
            <text:p>22.4161092530658</text:p>
          </table:table-cell>
          <table:table-cell table:style-name="Default" table:formula="of:=IF([$Volumes.DF4]=0;&quot;N/A&quot;;[$Valores.DF4]/[$Volumes.DF4])" office:value-type="string" office:string-value="N/A" calcext:value-type="string">
            <text:p>N/A</text:p>
          </table:table-cell>
          <table:table-cell table:style-name="Default" table:formula="of:=IF([$Volumes.DG4]=0;&quot;N/A&quot;;[$Valores.DG4]/[$Volumes.DG4])" office:value-type="string" office:string-value="N/A" calcext:value-type="string">
            <text:p>N/A</text:p>
          </table:table-cell>
          <table:table-cell table:style-name="Default" table:formula="of:=IF([$Volumes.DH4]=0;&quot;N/A&quot;;[$Valores.DH4]/[$Volumes.DH4])" office:value-type="string" office:string-value="N/A" calcext:value-type="string">
            <text:p>N/A</text:p>
          </table:table-cell>
          <table:table-cell table:style-name="Default" table:formula="of:=IF([$Volumes.DI4]=0;&quot;N/A&quot;;[$Valores.DI4]/[$Volumes.DI4])" office:value-type="string" office:string-value="N/A" calcext:value-type="string">
            <text:p>N/A</text:p>
          </table:table-cell>
          <table:table-cell table:style-name="Default" table:formula="of:=IF([$Volumes.DJ4]=0;&quot;N/A&quot;;[$Valores.DJ4]/[$Volumes.DJ4])" office:value-type="string" office:string-value="N/A" calcext:value-type="string">
            <text:p>N/A</text:p>
          </table:table-cell>
          <table:table-cell table:style-name="Default" table:formula="of:=IF([$Volumes.DK4]=0;&quot;N/A&quot;;[$Valores.DK4]/[$Volumes.DK4])" office:value-type="string" office:string-value="N/A" calcext:value-type="string">
            <text:p>N/A</text:p>
          </table:table-cell>
          <table:table-cell table:style-name="Default" table:formula="of:=IF([$Volumes.DL4]=0;&quot;N/A&quot;;[$Valores.DL4]/[$Volumes.DL4])" office:value-type="string" office:string-value="N/A" calcext:value-type="string">
            <text:p>N/A</text:p>
          </table:table-cell>
          <table:table-cell table:style-name="Default" table:formula="of:=IF([$Volumes.DM4]=0;&quot;N/A&quot;;[$Valores.DM4]/[$Volumes.DM4])" office:value-type="float" office:value="18.55" calcext:value-type="float">
            <text:p>18.55</text:p>
          </table:table-cell>
          <table:table-cell table:style-name="Default" table:formula="of:=IF([$Volumes.DN4]=0;&quot;N/A&quot;;[$Valores.DN4]/[$Volumes.DN4])" office:value-type="float" office:value="17.52" calcext:value-type="float">
            <text:p>17.52</text:p>
          </table:table-cell>
          <table:table-cell table:style-name="Default" table:formula="of:=IF([$Volumes.DO4]=0;&quot;N/A&quot;;[$Valores.DO4]/[$Volumes.DO4])" office:value-type="float" office:value="17.7543859649123" calcext:value-type="float">
            <text:p>17.7543859649123</text:p>
          </table:table-cell>
          <table:table-cell table:style-name="Default" table:formula="of:=IF([$Volumes.DP4]=0;&quot;N/A&quot;;[$Valores.DP4]/[$Volumes.DP4])" office:value-type="float" office:value="18.5833333333333" calcext:value-type="float">
            <text:p>18.5833333333333</text:p>
          </table:table-cell>
          <table:table-cell table:style-name="Default" table:formula="of:=IF([$Volumes.DQ4]=0;&quot;N/A&quot;;[$Valores.DQ4]/[$Volumes.DQ4])" office:value-type="float" office:value="24.5357142857143" calcext:value-type="float">
            <text:p>24.5357142857143</text:p>
          </table:table-cell>
          <table:table-cell table:style-name="Default" table:formula="of:=IF([$Volumes.DR4]=0;&quot;N/A&quot;;[$Valores.DR4]/[$Volumes.DR4])" office:value-type="float" office:value="21.6821428571429" calcext:value-type="float">
            <text:p>21.6821428571429</text:p>
          </table:table-cell>
          <table:table-cell table:style-name="Default" table:formula="of:=IF([$Volumes.DS4]=0;&quot;N/A&quot;;[$Valores.DS4]/[$Volumes.DS4])" office:value-type="float" office:value="24.2601809954751" calcext:value-type="float">
            <text:p>24.2601809954751</text:p>
          </table:table-cell>
          <table:table-cell table:style-name="Default" table:formula="of:=IF([$Volumes.DT4]=0;&quot;N/A&quot;;[$Valores.DT4]/[$Volumes.DT4])" office:value-type="float" office:value="22.7848518111965" calcext:value-type="float">
            <text:p>22.7848518111965</text:p>
          </table:table-cell>
          <table:table-cell table:style-name="Default" table:formula="of:=IF([$Volumes.DU4]=0;&quot;N/A&quot;;[$Valores.DU4]/[$Volumes.DU4])" office:value-type="float" office:value="21.8148148148148" calcext:value-type="float">
            <text:p>21.8148148148148</text:p>
          </table:table-cell>
          <table:table-cell table:style-name="Default" table:formula="of:=IF([$Volumes.DV4]=0;&quot;N/A&quot;;[$Valores.DV4]/[$Volumes.DV4])" office:value-type="float" office:value="22.7813362782993" calcext:value-type="float">
            <text:p>22.7813362782993</text:p>
          </table:table-cell>
          <table:table-cell table:style-name="Default" table:formula="of:=IF([$Volumes.DW4]=0;&quot;N/A&quot;;[$Valores.DW4]/[$Volumes.DW4])" office:value-type="float" office:value="22.8483412322275" calcext:value-type="float">
            <text:p>22.8483412322275</text:p>
          </table:table-cell>
        </table:table-row>
        <table:table-row table:style-name="ro1">
          <table:table-cell office:value-type="string" calcext:value-type="string">
            <text:p>T. SADIA,BRF,LANCHES PRONTOS</text:p>
          </table:table-cell>
          <table:table-cell table:formula="of:=IF([$Volumes.B5]=0;&quot;N/A&quot;;[$Valores.B5]/[$Volumes.B5])" office:value-type="float" office:value="25.4153723616089" calcext:value-type="float">
            <text:p>25.4153723616089</text:p>
          </table:table-cell>
          <table:table-cell table:formula="of:=IF([$Volumes.C5]=0;&quot;N/A&quot;;[$Valores.C5]/[$Volumes.C5])" office:value-type="float" office:value="24.4428090086895" calcext:value-type="float">
            <text:p>24.4428090086895</text:p>
          </table:table-cell>
          <table:table-cell table:formula="of:=IF([$Volumes.D5]=0;&quot;N/A&quot;;[$Valores.D5]/[$Volumes.D5])" office:value-type="float" office:value="24.4652207591015" calcext:value-type="float">
            <text:p>24.4652207591015</text:p>
          </table:table-cell>
          <table:table-cell table:formula="of:=IF([$Volumes.E5]=0;&quot;N/A&quot;;[$Valores.E5]/[$Volumes.E5])" office:value-type="float" office:value="23.9761651738272" calcext:value-type="float">
            <text:p>23.9761651738272</text:p>
          </table:table-cell>
          <table:table-cell table:formula="of:=IF([$Volumes.F5]=0;&quot;N/A&quot;;[$Valores.F5]/[$Volumes.F5])" office:value-type="float" office:value="24.2020900321543" calcext:value-type="float">
            <text:p>24.2020900321543</text:p>
          </table:table-cell>
          <table:table-cell table:formula="of:=IF([$Volumes.G5]=0;&quot;N/A&quot;;[$Valores.G5]/[$Volumes.G5])" office:value-type="float" office:value="24.2306362378976" calcext:value-type="float">
            <text:p>24.2306362378976</text:p>
          </table:table-cell>
          <table:table-cell table:formula="of:=IF([$Volumes.H5]=0;&quot;N/A&quot;;[$Valores.H5]/[$Volumes.H5])" office:value-type="float" office:value="24.9179755671902" calcext:value-type="float">
            <text:p>24.9179755671902</text:p>
          </table:table-cell>
          <table:table-cell table:formula="of:=IF([$Volumes.I5]=0;&quot;N/A&quot;;[$Valores.I5]/[$Volumes.I5])" office:value-type="float" office:value="24.5489577619309" calcext:value-type="float">
            <text:p>24.5489577619309</text:p>
          </table:table-cell>
          <table:table-cell table:formula="of:=IF([$Volumes.J5]=0;&quot;N/A&quot;;[$Valores.J5]/[$Volumes.J5])" office:value-type="float" office:value="24.3158113730929" calcext:value-type="float">
            <text:p>24.3158113730929</text:p>
          </table:table-cell>
          <table:table-cell table:formula="of:=IF([$Volumes.K5]=0;&quot;N/A&quot;;[$Valores.K5]/[$Volumes.K5])" office:value-type="float" office:value="24.8336047774159" calcext:value-type="float">
            <text:p>24.8336047774159</text:p>
          </table:table-cell>
          <table:table-cell table:formula="of:=IF([$Volumes.L5]=0;&quot;N/A&quot;;[$Valores.L5]/[$Volumes.L5])" office:value-type="float" office:value="25.4749936532115" calcext:value-type="float">
            <text:p>25.4749936532115</text:p>
          </table:table-cell>
          <table:table-cell table:formula="of:=IF([$Volumes.M5]=0;&quot;N/A&quot;;[$Valores.M5]/[$Volumes.M5])" office:value-type="float" office:value="27.1596001934548" calcext:value-type="float">
            <text:p>27.1596001934548</text:p>
          </table:table-cell>
          <table:table-cell table:formula="of:=IF([$Volumes.N5]=0;&quot;N/A&quot;;[$Valores.N5]/[$Volumes.N5])" office:value-type="float" office:value="26.8597480106101" calcext:value-type="float">
            <text:p>26.8597480106101</text:p>
          </table:table-cell>
          <table:table-cell table:formula="of:=IF([$Volumes.O5]=0;&quot;N/A&quot;;[$Valores.O5]/[$Volumes.O5])" office:value-type="float" office:value="26.4042156314121" calcext:value-type="float">
            <text:p>26.4042156314121</text:p>
          </table:table-cell>
          <table:table-cell table:formula="of:=IF([$Volumes.P5]=0;&quot;N/A&quot;;[$Valores.P5]/[$Volumes.P5])" office:value-type="float" office:value="26.5452542684046" calcext:value-type="float">
            <text:p>26.5452542684046</text:p>
          </table:table-cell>
          <table:table-cell table:formula="of:=IF([$Volumes.Q5]=0;&quot;N/A&quot;;[$Valores.Q5]/[$Volumes.Q5])" office:value-type="float" office:value="26.1334981458591" calcext:value-type="float">
            <text:p>26.1334981458591</text:p>
          </table:table-cell>
          <table:table-cell table:formula="of:=IF([$Volumes.R5]=0;&quot;N/A&quot;;[$Valores.R5]/[$Volumes.R5])" office:value-type="float" office:value="25.5458998261969" calcext:value-type="float">
            <text:p>25.5458998261969</text:p>
          </table:table-cell>
          <table:table-cell table:formula="of:=IF([$Volumes.S5]=0;&quot;N/A&quot;;[$Valores.S5]/[$Volumes.S5])" office:value-type="float" office:value="27.12732305259" calcext:value-type="float">
            <text:p>27.12732305259</text:p>
          </table:table-cell>
          <table:table-cell table:formula="of:=IF([$Volumes.T5]=0;&quot;N/A&quot;;[$Valores.T5]/[$Volumes.T5])" office:value-type="float" office:value="22.4308804279779" calcext:value-type="float">
            <text:p>22.4308804279779</text:p>
          </table:table-cell>
          <table:table-cell table:formula="of:=IF([$Volumes.U5]=0;&quot;N/A&quot;;[$Valores.U5]/[$Volumes.U5])" office:value-type="float" office:value="22.3882543843225" calcext:value-type="float">
            <text:p>22.3882543843225</text:p>
          </table:table-cell>
          <table:table-cell table:formula="of:=IF([$Volumes.V5]=0;&quot;N/A&quot;;[$Valores.V5]/[$Volumes.V5])" office:value-type="float" office:value="23.3015309810106" calcext:value-type="float">
            <text:p>23.3015309810106</text:p>
          </table:table-cell>
          <table:table-cell table:formula="of:=IF([$Volumes.W5]=0;&quot;N/A&quot;;[$Valores.W5]/[$Volumes.W5])" office:value-type="float" office:value="23.7480535036933" calcext:value-type="float">
            <text:p>23.7480535036933</text:p>
          </table:table-cell>
          <table:table-cell table:formula="of:=IF([$Volumes.X5]=0;&quot;N/A&quot;;[$Valores.X5]/[$Volumes.X5])" office:value-type="float" office:value="23.1242513939561" calcext:value-type="float">
            <text:p>23.1242513939561</text:p>
          </table:table-cell>
          <table:table-cell table:formula="of:=IF([$Volumes.Y5]=0;&quot;N/A&quot;;[$Valores.Y5]/[$Volumes.Y5])" office:value-type="float" office:value="23.7375937680323" calcext:value-type="float">
            <text:p>23.7375937680323</text:p>
          </table:table-cell>
          <table:table-cell table:formula="of:=IF([$Volumes.Z5]=0;&quot;N/A&quot;;[$Valores.Z5]/[$Volumes.Z5])" office:value-type="float" office:value="24.5043067518755" calcext:value-type="float">
            <text:p>24.5043067518755</text:p>
          </table:table-cell>
          <table:table-cell table:formula="of:=IF([$Volumes.AA5]=0;&quot;N/A&quot;;[$Valores.AA5]/[$Volumes.AA5])" office:value-type="float" office:value="24.121630227128" calcext:value-type="float">
            <text:p>24.121630227128</text:p>
          </table:table-cell>
          <table:table-cell table:formula="of:=IF([$Volumes.AB5]=0;&quot;N/A&quot;;[$Valores.AB5]/[$Volumes.AB5])" office:value-type="float" office:value="24.5671344222069" calcext:value-type="float">
            <text:p>24.5671344222069</text:p>
          </table:table-cell>
          <table:table-cell table:formula="of:=IF([$Volumes.AC5]=0;&quot;N/A&quot;;[$Valores.AC5]/[$Volumes.AC5])" office:value-type="float" office:value="24.3838770153731" calcext:value-type="float">
            <text:p>24.3838770153731</text:p>
          </table:table-cell>
          <table:table-cell table:formula="of:=IF([$Volumes.AD5]=0;&quot;N/A&quot;;[$Valores.AD5]/[$Volumes.AD5])" office:value-type="float" office:value="24.2682908545727" calcext:value-type="float">
            <text:p>24.2682908545727</text:p>
          </table:table-cell>
          <table:table-cell table:formula="of:=IF([$Volumes.AE5]=0;&quot;N/A&quot;;[$Valores.AE5]/[$Volumes.AE5])" office:value-type="float" office:value="25.9387030958928" calcext:value-type="float">
            <text:p>25.9387030958928</text:p>
          </table:table-cell>
          <table:table-cell table:formula="of:=IF([$Volumes.AF5]=0;&quot;N/A&quot;;[$Valores.AF5]/[$Volumes.AF5])" office:value-type="float" office:value="26.2804888771652" calcext:value-type="float">
            <text:p>26.2804888771652</text:p>
          </table:table-cell>
          <table:table-cell table:formula="of:=IF([$Volumes.AG5]=0;&quot;N/A&quot;;[$Valores.AG5]/[$Volumes.AG5])" office:value-type="float" office:value="25.8094984465158" calcext:value-type="float">
            <text:p>25.8094984465158</text:p>
          </table:table-cell>
          <table:table-cell table:formula="of:=IF([$Volumes.AH5]=0;&quot;N/A&quot;;[$Valores.AH5]/[$Volumes.AH5])" office:value-type="float" office:value="25.3687214611872" calcext:value-type="float">
            <text:p>25.3687214611872</text:p>
          </table:table-cell>
          <table:table-cell table:formula="of:=IF([$Volumes.AI5]=0;&quot;N/A&quot;;[$Valores.AI5]/[$Volumes.AI5])" office:value-type="float" office:value="25.5810763888889" calcext:value-type="float">
            <text:p>25.5810763888889</text:p>
          </table:table-cell>
          <table:table-cell table:formula="of:=IF([$Volumes.AJ5]=0;&quot;N/A&quot;;[$Valores.AJ5]/[$Volumes.AJ5])" office:value-type="float" office:value="24.643768115942" calcext:value-type="float">
            <text:p>24.643768115942</text:p>
          </table:table-cell>
          <table:table-cell table:formula="of:=IF([$Volumes.AK5]=0;&quot;N/A&quot;;[$Valores.AK5]/[$Volumes.AK5])" office:value-type="float" office:value="25.2979233226837" calcext:value-type="float">
            <text:p>25.2979233226837</text:p>
          </table:table-cell>
          <table:table-cell table:formula="of:=IF([$Volumes.AL5]=0;&quot;N/A&quot;;[$Valores.AL5]/[$Volumes.AL5])" office:value-type="float" office:value="22.8205607476636" calcext:value-type="float">
            <text:p>22.8205607476636</text:p>
          </table:table-cell>
          <table:table-cell table:formula="of:=IF([$Volumes.AM5]=0;&quot;N/A&quot;;[$Valores.AM5]/[$Volumes.AM5])" office:value-type="float" office:value="21.8056719022688" calcext:value-type="float">
            <text:p>21.8056719022688</text:p>
          </table:table-cell>
          <table:table-cell table:formula="of:=IF([$Volumes.AN5]=0;&quot;N/A&quot;;[$Valores.AN5]/[$Volumes.AN5])" office:value-type="float" office:value="21.9047246829946" calcext:value-type="float">
            <text:p>21.9047246829946</text:p>
          </table:table-cell>
          <table:table-cell table:formula="of:=IF([$Volumes.AO5]=0;&quot;N/A&quot;;[$Valores.AO5]/[$Volumes.AO5])" office:value-type="float" office:value="22.1860465116279" calcext:value-type="float">
            <text:p>22.1860465116279</text:p>
          </table:table-cell>
          <table:table-cell table:formula="of:=IF([$Volumes.AP5]=0;&quot;N/A&quot;;[$Valores.AP5]/[$Volumes.AP5])" office:value-type="float" office:value="22.2504449278228" calcext:value-type="float">
            <text:p>22.2504449278228</text:p>
          </table:table-cell>
          <table:table-cell table:formula="of:=IF([$Volumes.AQ5]=0;&quot;N/A&quot;;[$Valores.AQ5]/[$Volumes.AQ5])" office:value-type="float" office:value="22.834565814494" calcext:value-type="float">
            <text:p>22.834565814494</text:p>
          </table:table-cell>
          <table:table-cell table:formula="of:=IF([$Volumes.AR5]=0;&quot;N/A&quot;;[$Valores.AR5]/[$Volumes.AR5])" office:value-type="float" office:value="23.6152641470035" calcext:value-type="float">
            <text:p>23.6152641470035</text:p>
          </table:table-cell>
          <table:table-cell table:formula="of:=IF([$Volumes.AS5]=0;&quot;N/A&quot;;[$Valores.AS5]/[$Volumes.AS5])" office:value-type="float" office:value="24.1283104085403" calcext:value-type="float">
            <text:p>24.1283104085403</text:p>
          </table:table-cell>
          <table:table-cell table:formula="of:=IF([$Volumes.AT5]=0;&quot;N/A&quot;;[$Valores.AT5]/[$Volumes.AT5])" office:value-type="float" office:value="24.0160628844839" calcext:value-type="float">
            <text:p>24.0160628844839</text:p>
          </table:table-cell>
          <table:table-cell table:formula="of:=IF([$Volumes.AU5]=0;&quot;N/A&quot;;[$Valores.AU5]/[$Volumes.AU5])" office:value-type="float" office:value="23.9563935116916" calcext:value-type="float">
            <text:p>23.9563935116916</text:p>
          </table:table-cell>
          <table:table-cell table:formula="of:=IF([$Volumes.AV5]=0;&quot;N/A&quot;;[$Valores.AV5]/[$Volumes.AV5])" office:value-type="float" office:value="24.6240738491437" calcext:value-type="float">
            <text:p>24.6240738491437</text:p>
          </table:table-cell>
          <table:table-cell table:formula="of:=IF([$Volumes.AW5]=0;&quot;N/A&quot;;[$Valores.AW5]/[$Volumes.AW5])" office:value-type="float" office:value="26.3795940756994" calcext:value-type="float">
            <text:p>26.3795940756994</text:p>
          </table:table-cell>
          <table:table-cell table:formula="of:=IF([$Volumes.AX5]=0;&quot;N/A&quot;;[$Valores.AX5]/[$Volumes.AX5])" office:value-type="float" office:value="26.4772636881877" calcext:value-type="float">
            <text:p>26.4772636881877</text:p>
          </table:table-cell>
          <table:table-cell table:formula="of:=IF([$Volumes.AY5]=0;&quot;N/A&quot;;[$Valores.AY5]/[$Volumes.AY5])" office:value-type="float" office:value="25.1368173810922" calcext:value-type="float">
            <text:p>25.1368173810922</text:p>
          </table:table-cell>
          <table:table-cell table:formula="of:=IF([$Volumes.AZ5]=0;&quot;N/A&quot;;[$Valores.AZ5]/[$Volumes.AZ5])" office:value-type="float" office:value="24.5725405985774" calcext:value-type="float">
            <text:p>24.5725405985774</text:p>
          </table:table-cell>
          <table:table-cell table:formula="of:=IF([$Volumes.BA5]=0;&quot;N/A&quot;;[$Valores.BA5]/[$Volumes.BA5])" office:value-type="float" office:value="23.2059315953121" calcext:value-type="float">
            <text:p>23.2059315953121</text:p>
          </table:table-cell>
          <table:table-cell table:formula="of:=IF([$Volumes.BB5]=0;&quot;N/A&quot;;[$Valores.BB5]/[$Volumes.BB5])" office:value-type="float" office:value="23.3139633628533" calcext:value-type="float">
            <text:p>23.3139633628533</text:p>
          </table:table-cell>
          <table:table-cell table:formula="of:=IF([$Volumes.BC5]=0;&quot;N/A&quot;;[$Valores.BC5]/[$Volumes.BC5])" office:value-type="float" office:value="25.4581699346405" calcext:value-type="float">
            <text:p>25.4581699346405</text:p>
          </table:table-cell>
          <table:table-cell table:formula="of:=IF([$Volumes.BD5]=0;&quot;N/A&quot;;[$Valores.BD5]/[$Volumes.BD5])" office:value-type="float" office:value="21.6983647613435" calcext:value-type="float">
            <text:p>21.6983647613435</text:p>
          </table:table-cell>
          <table:table-cell table:formula="of:=IF([$Volumes.BE5]=0;&quot;N/A&quot;;[$Valores.BE5]/[$Volumes.BE5])" office:value-type="float" office:value="21.6077333434225" calcext:value-type="float">
            <text:p>21.6077333434225</text:p>
          </table:table-cell>
          <table:table-cell table:formula="of:=IF([$Volumes.BF5]=0;&quot;N/A&quot;;[$Valores.BF5]/[$Volumes.BF5])" office:value-type="float" office:value="22.66790241569" calcext:value-type="float">
            <text:p>22.66790241569</text:p>
          </table:table-cell>
          <table:table-cell table:formula="of:=IF([$Volumes.BG5]=0;&quot;N/A&quot;;[$Valores.BG5]/[$Volumes.BG5])" office:value-type="float" office:value="22.5622014371161" calcext:value-type="float">
            <text:p>22.5622014371161</text:p>
          </table:table-cell>
          <table:table-cell table:formula="of:=IF([$Volumes.BH5]=0;&quot;N/A&quot;;[$Valores.BH5]/[$Volumes.BH5])" office:value-type="float" office:value="21.8692518605562" calcext:value-type="float">
            <text:p>21.8692518605562</text:p>
          </table:table-cell>
          <table:table-cell table:formula="of:=IF([$Volumes.BI5]=0;&quot;N/A&quot;;[$Valores.BI5]/[$Volumes.BI5])" office:value-type="float" office:value="22.672341989221" calcext:value-type="float">
            <text:p>22.672341989221</text:p>
          </table:table-cell>
          <table:table-cell table:formula="of:=IF([$Volumes.BJ5]=0;&quot;N/A&quot;;[$Valores.BJ5]/[$Volumes.BJ5])" office:value-type="float" office:value="23.4652429534843" calcext:value-type="float">
            <text:p>23.4652429534843</text:p>
          </table:table-cell>
          <table:table-cell table:formula="of:=IF([$Volumes.BK5]=0;&quot;N/A&quot;;[$Valores.BK5]/[$Volumes.BK5])" office:value-type="float" office:value="23.8371226595338" calcext:value-type="float">
            <text:p>23.8371226595338</text:p>
          </table:table-cell>
          <table:table-cell table:formula="of:=IF([$Volumes.BL5]=0;&quot;N/A&quot;;[$Valores.BL5]/[$Volumes.BL5])" office:value-type="float" office:value="24.1090522037834" calcext:value-type="float">
            <text:p>24.1090522037834</text:p>
          </table:table-cell>
          <table:table-cell table:formula="of:=IF([$Volumes.BM5]=0;&quot;N/A&quot;;[$Valores.BM5]/[$Volumes.BM5])" office:value-type="float" office:value="25.0737456747405" calcext:value-type="float">
            <text:p>25.0737456747405</text:p>
          </table:table-cell>
          <table:table-cell table:formula="of:=IF([$Volumes.BN5]=0;&quot;N/A&quot;;[$Valores.BN5]/[$Volumes.BN5])" office:value-type="float" office:value="25.6508944027698" calcext:value-type="float">
            <text:p>25.6508944027698</text:p>
          </table:table-cell>
          <table:table-cell table:formula="of:=IF([$Volumes.BO5]=0;&quot;N/A&quot;;[$Valores.BO5]/[$Volumes.BO5])" office:value-type="float" office:value="26.5533076238505" calcext:value-type="float">
            <text:p>26.5533076238505</text:p>
          </table:table-cell>
          <table:table-cell table:formula="of:=IF([$Volumes.BP5]=0;&quot;N/A&quot;;[$Valores.BP5]/[$Volumes.BP5])" office:value-type="float" office:value="26.6995316586582" calcext:value-type="float">
            <text:p>26.6995316586582</text:p>
          </table:table-cell>
          <table:table-cell table:formula="of:=IF([$Volumes.BQ5]=0;&quot;N/A&quot;;[$Valores.BQ5]/[$Volumes.BQ5])" office:value-type="float" office:value="25.3439627582194" calcext:value-type="float">
            <text:p>25.3439627582194</text:p>
          </table:table-cell>
          <table:table-cell table:formula="of:=IF([$Volumes.BR5]=0;&quot;N/A&quot;;[$Valores.BR5]/[$Volumes.BR5])" office:value-type="float" office:value="25.6073715175636" calcext:value-type="float">
            <text:p>25.6073715175636</text:p>
          </table:table-cell>
          <table:table-cell table:formula="of:=IF([$Volumes.BS5]=0;&quot;N/A&quot;;[$Valores.BS5]/[$Volumes.BS5])" office:value-type="float" office:value="25.7692623913554" calcext:value-type="float">
            <text:p>25.7692623913554</text:p>
          </table:table-cell>
          <table:table-cell table:formula="of:=IF([$Volumes.BT5]=0;&quot;N/A&quot;;[$Valores.BT5]/[$Volumes.BT5])" office:value-type="float" office:value="25.5119806270711" calcext:value-type="float">
            <text:p>25.5119806270711</text:p>
          </table:table-cell>
          <table:table-cell table:formula="of:=IF([$Volumes.BU5]=0;&quot;N/A&quot;;[$Valores.BU5]/[$Volumes.BU5])" office:value-type="float" office:value="26.3097531607465" calcext:value-type="float">
            <text:p>26.3097531607465</text:p>
          </table:table-cell>
          <table:table-cell table:formula="of:=IF([$Volumes.BV5]=0;&quot;N/A&quot;;[$Valores.BV5]/[$Volumes.BV5])" office:value-type="float" office:value="23.086948220559" calcext:value-type="float">
            <text:p>23.086948220559</text:p>
          </table:table-cell>
          <table:table-cell table:formula="of:=IF([$Volumes.BW5]=0;&quot;N/A&quot;;[$Valores.BW5]/[$Volumes.BW5])" office:value-type="float" office:value="23.1171898695784" calcext:value-type="float">
            <text:p>23.1171898695784</text:p>
          </table:table-cell>
          <table:table-cell table:formula="of:=IF([$Volumes.BX5]=0;&quot;N/A&quot;;[$Valores.BX5]/[$Volumes.BX5])" office:value-type="float" office:value="23.5913926303442" calcext:value-type="float">
            <text:p>23.5913926303442</text:p>
          </table:table-cell>
          <table:table-cell table:formula="of:=IF([$Volumes.BY5]=0;&quot;N/A&quot;;[$Valores.BY5]/[$Volumes.BY5])" office:value-type="float" office:value="23.8505765599261" calcext:value-type="float">
            <text:p>23.8505765599261</text:p>
          </table:table-cell>
          <table:table-cell table:formula="of:=IF([$Volumes.BZ5]=0;&quot;N/A&quot;;[$Valores.BZ5]/[$Volumes.BZ5])" office:value-type="float" office:value="23.3741257240935" calcext:value-type="float">
            <text:p>23.3741257240935</text:p>
          </table:table-cell>
          <table:table-cell table:formula="of:=IF([$Volumes.CA5]=0;&quot;N/A&quot;;[$Valores.CA5]/[$Volumes.CA5])" office:value-type="float" office:value="24.1890964240102" calcext:value-type="float">
            <text:p>24.1890964240102</text:p>
          </table:table-cell>
          <table:table-cell table:formula="of:=IF([$Volumes.CB5]=0;&quot;N/A&quot;;[$Valores.CB5]/[$Volumes.CB5])" office:value-type="float" office:value="24.9503723999537" calcext:value-type="float">
            <text:p>24.9503723999537</text:p>
          </table:table-cell>
          <table:table-cell table:formula="of:=IF([$Volumes.CC5]=0;&quot;N/A&quot;;[$Valores.CC5]/[$Volumes.CC5])" office:value-type="float" office:value="25.1199238029267" calcext:value-type="float">
            <text:p>25.1199238029267</text:p>
          </table:table-cell>
          <table:table-cell table:formula="of:=IF([$Volumes.CD5]=0;&quot;N/A&quot;;[$Valores.CD5]/[$Volumes.CD5])" office:value-type="float" office:value="25.1114934310483" calcext:value-type="float">
            <text:p>25.1114934310483</text:p>
          </table:table-cell>
          <table:table-cell table:formula="of:=IF([$Volumes.CE5]=0;&quot;N/A&quot;;[$Valores.CE5]/[$Volumes.CE5])" office:value-type="float" office:value="25.6321789529147" calcext:value-type="float">
            <text:p>25.6321789529147</text:p>
          </table:table-cell>
          <table:table-cell table:formula="of:=IF([$Volumes.CF5]=0;&quot;N/A&quot;;[$Valores.CF5]/[$Volumes.CF5])" office:value-type="float" office:value="26.5080129883733" calcext:value-type="float">
            <text:p>26.5080129883733</text:p>
          </table:table-cell>
          <table:table-cell table:formula="of:=IF([$Volumes.CG5]=0;&quot;N/A&quot;;[$Valores.CG5]/[$Volumes.CG5])" office:value-type="float" office:value="26.9049805311792" calcext:value-type="float">
            <text:p>26.9049805311792</text:p>
          </table:table-cell>
          <table:table-cell table:formula="of:=IF([$Volumes.CH5]=0;&quot;N/A&quot;;[$Valores.CH5]/[$Volumes.CH5])" office:value-type="float" office:value="27.2866276549632" calcext:value-type="float">
            <text:p>27.2866276549632</text:p>
          </table:table-cell>
          <table:table-cell table:formula="of:=IF([$Volumes.CI5]=0;&quot;N/A&quot;;[$Valores.CI5]/[$Volumes.CI5])" office:value-type="float" office:value="26.3808226091345" calcext:value-type="float">
            <text:p>26.3808226091345</text:p>
          </table:table-cell>
          <table:table-cell table:formula="of:=IF([$Volumes.CJ5]=0;&quot;N/A&quot;;[$Valores.CJ5]/[$Volumes.CJ5])" office:value-type="float" office:value="26.1249937478117" calcext:value-type="float">
            <text:p>26.1249937478117</text:p>
          </table:table-cell>
          <table:table-cell table:formula="of:=IF([$Volumes.CK5]=0;&quot;N/A&quot;;[$Valores.CK5]/[$Volumes.CK5])" office:value-type="float" office:value="26.7455844413574" calcext:value-type="float">
            <text:p>26.7455844413574</text:p>
          </table:table-cell>
          <table:table-cell table:formula="of:=IF([$Volumes.CL5]=0;&quot;N/A&quot;;[$Valores.CL5]/[$Volumes.CL5])" office:value-type="float" office:value="26.932446661125" calcext:value-type="float">
            <text:p>26.932446661125</text:p>
          </table:table-cell>
          <table:table-cell table:formula="of:=IF([$Volumes.CM5]=0;&quot;N/A&quot;;[$Valores.CM5]/[$Volumes.CM5])" office:value-type="float" office:value="27.2009683707477" calcext:value-type="float">
            <text:p>27.2009683707477</text:p>
          </table:table-cell>
          <table:table-cell table:formula="of:=IF([$Volumes.CN5]=0;&quot;N/A&quot;;[$Valores.CN5]/[$Volumes.CN5])" office:value-type="float" office:value="23.5085955847816" calcext:value-type="float">
            <text:p>23.5085955847816</text:p>
          </table:table-cell>
          <table:table-cell table:formula="of:=IF([$Volumes.CO5]=0;&quot;N/A&quot;;[$Valores.CO5]/[$Volumes.CO5])" office:value-type="float" office:value="23.8209303389288" calcext:value-type="float">
            <text:p>23.8209303389288</text:p>
          </table:table-cell>
          <table:table-cell table:formula="of:=IF([$Volumes.CP5]=0;&quot;N/A&quot;;[$Valores.CP5]/[$Volumes.CP5])" office:value-type="float" office:value="23.840517835009" calcext:value-type="float">
            <text:p>23.840517835009</text:p>
          </table:table-cell>
          <table:table-cell table:formula="of:=IF([$Volumes.CQ5]=0;&quot;N/A&quot;;[$Valores.CQ5]/[$Volumes.CQ5])" office:value-type="float" office:value="24.055281706362" calcext:value-type="float">
            <text:p>24.055281706362</text:p>
          </table:table-cell>
          <table:table-cell table:formula="of:=IF([$Volumes.CR5]=0;&quot;N/A&quot;;[$Valores.CR5]/[$Volumes.CR5])" office:value-type="float" office:value="23.7933089530001" calcext:value-type="float">
            <text:p>23.7933089530001</text:p>
          </table:table-cell>
          <table:table-cell table:formula="of:=IF([$Volumes.CS5]=0;&quot;N/A&quot;;[$Valores.CS5]/[$Volumes.CS5])" office:value-type="float" office:value="24.4225091274671" calcext:value-type="float">
            <text:p>24.4225091274671</text:p>
          </table:table-cell>
          <table:table-cell table:formula="of:=IF([$Volumes.CT5]=0;&quot;N/A&quot;;[$Valores.CT5]/[$Volumes.CT5])" office:value-type="float" office:value="25.5341203729244" calcext:value-type="float">
            <text:p>25.5341203729244</text:p>
          </table:table-cell>
          <table:table-cell table:formula="of:=IF([$Volumes.CU5]=0;&quot;N/A&quot;;[$Valores.CU5]/[$Volumes.CU5])" office:value-type="float" office:value="25.3535196183429" calcext:value-type="float">
            <text:p>25.3535196183429</text:p>
          </table:table-cell>
          <table:table-cell table:formula="of:=IF([$Volumes.CV5]=0;&quot;N/A&quot;;[$Valores.CV5]/[$Volumes.CV5])" office:value-type="float" office:value="25.4925714956838" calcext:value-type="float">
            <text:p>25.4925714956838</text:p>
          </table:table-cell>
          <table:table-cell table:formula="of:=IF([$Volumes.CW5]=0;&quot;N/A&quot;;[$Valores.CW5]/[$Volumes.CW5])" office:value-type="float" office:value="24.8648299854113" calcext:value-type="float">
            <text:p>24.8648299854113</text:p>
          </table:table-cell>
          <table:table-cell table:formula="of:=IF([$Volumes.CX5]=0;&quot;N/A&quot;;[$Valores.CX5]/[$Volumes.CX5])" office:value-type="float" office:value="25.8505778908367" calcext:value-type="float">
            <text:p>25.8505778908367</text:p>
          </table:table-cell>
          <table:table-cell table:formula="of:=IF([$Volumes.CY5]=0;&quot;N/A&quot;;[$Valores.CY5]/[$Volumes.CY5])" office:value-type="float" office:value="27.0477400954802" calcext:value-type="float">
            <text:p>27.0477400954802</text:p>
          </table:table-cell>
          <table:table-cell table:formula="of:=IF([$Volumes.CZ5]=0;&quot;N/A&quot;;[$Valores.CZ5]/[$Volumes.CZ5])" office:value-type="float" office:value="26.7814951980416" calcext:value-type="float">
            <text:p>26.7814951980416</text:p>
          </table:table-cell>
          <table:table-cell table:formula="of:=IF([$Volumes.DA5]=0;&quot;N/A&quot;;[$Valores.DA5]/[$Volumes.DA5])" office:value-type="float" office:value="25.6209739150916" calcext:value-type="float">
            <text:p>25.6209739150916</text:p>
          </table:table-cell>
          <table:table-cell table:formula="of:=IF([$Volumes.DB5]=0;&quot;N/A&quot;;[$Valores.DB5]/[$Volumes.DB5])" office:value-type="float" office:value="26.4269300043476" calcext:value-type="float">
            <text:p>26.4269300043476</text:p>
          </table:table-cell>
          <table:table-cell table:formula="of:=IF([$Volumes.DC5]=0;&quot;N/A&quot;;[$Valores.DC5]/[$Volumes.DC5])" office:value-type="float" office:value="25.5001678040049" calcext:value-type="float">
            <text:p>25.5001678040049</text:p>
          </table:table-cell>
          <table:table-cell table:formula="of:=IF([$Volumes.DD5]=0;&quot;N/A&quot;;[$Valores.DD5]/[$Volumes.DD5])" office:value-type="float" office:value="25.3326259034071" calcext:value-type="float">
            <text:p>25.3326259034071</text:p>
          </table:table-cell>
          <table:table-cell table:formula="of:=IF([$Volumes.DE5]=0;&quot;N/A&quot;;[$Valores.DE5]/[$Volumes.DE5])" office:value-type="float" office:value="26.0107216230098" calcext:value-type="float">
            <text:p>26.0107216230098</text:p>
          </table:table-cell>
          <table:table-cell table:formula="of:=IF([$Volumes.DF5]=0;&quot;N/A&quot;;[$Valores.DF5]/[$Volumes.DF5])" office:value-type="float" office:value="25.3316341829085" calcext:value-type="float">
            <text:p>25.3316341829085</text:p>
          </table:table-cell>
          <table:table-cell table:formula="of:=IF([$Volumes.DG5]=0;&quot;N/A&quot;;[$Valores.DG5]/[$Volumes.DG5])" office:value-type="float" office:value="24.3813854971343" calcext:value-type="float">
            <text:p>24.3813854971343</text:p>
          </table:table-cell>
          <table:table-cell table:formula="of:=IF([$Volumes.DH5]=0;&quot;N/A&quot;;[$Valores.DH5]/[$Volumes.DH5])" office:value-type="float" office:value="24.6574899831976" calcext:value-type="float">
            <text:p>24.6574899831976</text:p>
          </table:table-cell>
          <table:table-cell table:formula="of:=IF([$Volumes.DI5]=0;&quot;N/A&quot;;[$Valores.DI5]/[$Volumes.DI5])" office:value-type="float" office:value="25.1291696238467" calcext:value-type="float">
            <text:p>25.1291696238467</text:p>
          </table:table-cell>
          <table:table-cell table:formula="of:=IF([$Volumes.DJ5]=0;&quot;N/A&quot;;[$Valores.DJ5]/[$Volumes.DJ5])" office:value-type="float" office:value="24.5377306527127" calcext:value-type="float">
            <text:p>24.5377306527127</text:p>
          </table:table-cell>
          <table:table-cell table:formula="of:=IF([$Volumes.DK5]=0;&quot;N/A&quot;;[$Valores.DK5]/[$Volumes.DK5])" office:value-type="float" office:value="25.3384036380743" calcext:value-type="float">
            <text:p>25.3384036380743</text:p>
          </table:table-cell>
          <table:table-cell table:formula="of:=IF([$Volumes.DL5]=0;&quot;N/A&quot;;[$Valores.DL5]/[$Volumes.DL5])" office:value-type="float" office:value="25.580006287331" calcext:value-type="float">
            <text:p>25.580006287331</text:p>
          </table:table-cell>
          <table:table-cell table:formula="of:=IF([$Volumes.DM5]=0;&quot;N/A&quot;;[$Valores.DM5]/[$Volumes.DM5])" office:value-type="float" office:value="25.3214581607291" calcext:value-type="float">
            <text:p>25.3214581607291</text:p>
          </table:table-cell>
          <table:table-cell table:formula="of:=IF([$Volumes.DN5]=0;&quot;N/A&quot;;[$Valores.DN5]/[$Volumes.DN5])" office:value-type="float" office:value="25.0365872890711" calcext:value-type="float">
            <text:p>25.0365872890711</text:p>
          </table:table-cell>
          <table:table-cell table:formula="of:=IF([$Volumes.DO5]=0;&quot;N/A&quot;;[$Valores.DO5]/[$Volumes.DO5])" office:value-type="float" office:value="24.8849516078676" calcext:value-type="float">
            <text:p>24.8849516078676</text:p>
          </table:table-cell>
          <table:table-cell table:formula="of:=IF([$Volumes.DP5]=0;&quot;N/A&quot;;[$Valores.DP5]/[$Volumes.DP5])" office:value-type="float" office:value="26.3505529465233" calcext:value-type="float">
            <text:p>26.3505529465233</text:p>
          </table:table-cell>
          <table:table-cell table:formula="of:=IF([$Volumes.DQ5]=0;&quot;N/A&quot;;[$Valores.DQ5]/[$Volumes.DQ5])" office:value-type="float" office:value="28.3132823931068" calcext:value-type="float">
            <text:p>28.3132823931068</text:p>
          </table:table-cell>
          <table:table-cell table:formula="of:=IF([$Volumes.DR5]=0;&quot;N/A&quot;;[$Valores.DR5]/[$Volumes.DR5])" office:value-type="float" office:value="27.5842682140554" calcext:value-type="float">
            <text:p>27.5842682140554</text:p>
          </table:table-cell>
          <table:table-cell table:formula="of:=IF([$Volumes.DS5]=0;&quot;N/A&quot;;[$Valores.DS5]/[$Volumes.DS5])" office:value-type="float" office:value="25.2809518587564" calcext:value-type="float">
            <text:p>25.2809518587564</text:p>
          </table:table-cell>
          <table:table-cell table:formula="of:=IF([$Volumes.DT5]=0;&quot;N/A&quot;;[$Valores.DT5]/[$Volumes.DT5])" office:value-type="float" office:value="26.9233086825527" calcext:value-type="float">
            <text:p>26.9233086825527</text:p>
          </table:table-cell>
          <table:table-cell table:formula="of:=IF([$Volumes.DU5]=0;&quot;N/A&quot;;[$Valores.DU5]/[$Volumes.DU5])" office:value-type="float" office:value="26.6658694428813" calcext:value-type="float">
            <text:p>26.6658694428813</text:p>
          </table:table-cell>
          <table:table-cell table:formula="of:=IF([$Volumes.DV5]=0;&quot;N/A&quot;;[$Valores.DV5]/[$Volumes.DV5])" office:value-type="float" office:value="26.73558787454" calcext:value-type="float">
            <text:p>26.73558787454</text:p>
          </table:table-cell>
          <table:table-cell table:formula="of:=IF([$Volumes.DW5]=0;&quot;N/A&quot;;[$Valores.DW5]/[$Volumes.DW5])" office:value-type="float" office:value="27.4134568503169" calcext:value-type="float">
            <text:p>27.4134568503169</text:p>
          </table:table-cell>
        </table:table-row>
        <table:table-row table:style-name="ro1">
          <table:table-cell office:value-type="string" calcext:value-type="string">
            <text:p>T. JBS FOODS,LANCHES PRONTOS</text:p>
          </table:table-cell>
          <table:table-cell table:formula="of:=IF([$Volumes.B6]=0;&quot;N/A&quot;;[$Valores.B6]/[$Volumes.B6])" office:value-type="float" office:value="25.6942148760331" calcext:value-type="float">
            <text:p>25.6942148760331</text:p>
          </table:table-cell>
          <table:table-cell table:formula="of:=IF([$Volumes.C6]=0;&quot;N/A&quot;;[$Valores.C6]/[$Volumes.C6])" office:value-type="float" office:value="23.4615384615385" calcext:value-type="float">
            <text:p>23.4615384615385</text:p>
          </table:table-cell>
          <table:table-cell table:formula="of:=IF([$Volumes.D6]=0;&quot;N/A&quot;;[$Valores.D6]/[$Volumes.D6])" office:value-type="float" office:value="23.7678571428571" calcext:value-type="float">
            <text:p>23.7678571428571</text:p>
          </table:table-cell>
          <table:table-cell table:formula="of:=IF([$Volumes.E6]=0;&quot;N/A&quot;;[$Valores.E6]/[$Volumes.E6])" office:value-type="float" office:value="21.8932584269663" calcext:value-type="float">
            <text:p>21.8932584269663</text:p>
          </table:table-cell>
          <table:table-cell table:formula="of:=IF([$Volumes.F6]=0;&quot;N/A&quot;;[$Valores.F6]/[$Volumes.F6])" office:value-type="float" office:value="21.0632653061224" calcext:value-type="float">
            <text:p>21.0632653061224</text:p>
          </table:table-cell>
          <table:table-cell table:formula="of:=IF([$Volumes.G6]=0;&quot;N/A&quot;;[$Valores.G6]/[$Volumes.G6])" office:value-type="float" office:value="19.701317715959" calcext:value-type="float">
            <text:p>19.701317715959</text:p>
          </table:table-cell>
          <table:table-cell table:formula="of:=IF([$Volumes.H6]=0;&quot;N/A&quot;;[$Valores.H6]/[$Volumes.H6])" office:value-type="float" office:value="19.6047156726768" calcext:value-type="float">
            <text:p>19.6047156726768</text:p>
          </table:table-cell>
          <table:table-cell table:formula="of:=IF([$Volumes.I6]=0;&quot;N/A&quot;;[$Valores.I6]/[$Volumes.I6])" office:value-type="float" office:value="21.3427419354839" calcext:value-type="float">
            <text:p>21.3427419354839</text:p>
          </table:table-cell>
          <table:table-cell table:formula="of:=IF([$Volumes.J6]=0;&quot;N/A&quot;;[$Valores.J6]/[$Volumes.J6])" office:value-type="float" office:value="20.3822393822394" calcext:value-type="float">
            <text:p>20.3822393822394</text:p>
          </table:table-cell>
          <table:table-cell table:formula="of:=IF([$Volumes.K6]=0;&quot;N/A&quot;;[$Valores.K6]/[$Volumes.K6])" office:value-type="float" office:value="21.5565693430657" calcext:value-type="float">
            <text:p>21.5565693430657</text:p>
          </table:table-cell>
          <table:table-cell table:formula="of:=IF([$Volumes.L6]=0;&quot;N/A&quot;;[$Valores.L6]/[$Volumes.L6])" office:value-type="float" office:value="21.0879541108987" calcext:value-type="float">
            <text:p>21.0879541108987</text:p>
          </table:table-cell>
          <table:table-cell table:formula="of:=IF([$Volumes.M6]=0;&quot;N/A&quot;;[$Valores.M6]/[$Volumes.M6])" office:value-type="float" office:value="22.0169491525424" calcext:value-type="float">
            <text:p>22.0169491525424</text:p>
          </table:table-cell>
          <table:table-cell table:formula="of:=IF([$Volumes.N6]=0;&quot;N/A&quot;;[$Valores.N6]/[$Volumes.N6])" office:value-type="float" office:value="22.719298245614" calcext:value-type="float">
            <text:p>22.719298245614</text:p>
          </table:table-cell>
          <table:table-cell table:formula="of:=IF([$Volumes.O6]=0;&quot;N/A&quot;;[$Valores.O6]/[$Volumes.O6])" office:value-type="float" office:value="22.215367965368" calcext:value-type="float">
            <text:p>22.215367965368</text:p>
          </table:table-cell>
          <table:table-cell table:formula="of:=IF([$Volumes.P6]=0;&quot;N/A&quot;;[$Valores.P6]/[$Volumes.P6])" office:value-type="float" office:value="22.234762979684" calcext:value-type="float">
            <text:p>22.234762979684</text:p>
          </table:table-cell>
          <table:table-cell table:formula="of:=IF([$Volumes.Q6]=0;&quot;N/A&quot;;[$Valores.Q6]/[$Volumes.Q6])" office:value-type="float" office:value="22.5968712394705" calcext:value-type="float">
            <text:p>22.5968712394705</text:p>
          </table:table-cell>
          <table:table-cell table:formula="of:=IF([$Volumes.R6]=0;&quot;N/A&quot;;[$Valores.R6]/[$Volumes.R6])" office:value-type="float" office:value="21.5769540692989" calcext:value-type="float">
            <text:p>21.5769540692989</text:p>
          </table:table-cell>
          <table:table-cell table:formula="of:=IF([$Volumes.S6]=0;&quot;N/A&quot;;[$Valores.S6]/[$Volumes.S6])" office:value-type="float" office:value="22.7284069097889" calcext:value-type="float">
            <text:p>22.7284069097889</text:p>
          </table:table-cell>
          <table:table-cell table:formula="of:=IF([$Volumes.T6]=0;&quot;N/A&quot;;[$Valores.T6]/[$Volumes.T6])" office:value-type="float" office:value="20.6736111111111" calcext:value-type="float">
            <text:p>20.6736111111111</text:p>
          </table:table-cell>
          <table:table-cell table:formula="of:=IF([$Volumes.U6]=0;&quot;N/A&quot;;[$Valores.U6]/[$Volumes.U6])" office:value-type="float" office:value="18.6626947754354" calcext:value-type="float">
            <text:p>18.6626947754354</text:p>
          </table:table-cell>
          <table:table-cell table:formula="of:=IF([$Volumes.V6]=0;&quot;N/A&quot;;[$Valores.V6]/[$Volumes.V6])" office:value-type="float" office:value="19.7795031055901" calcext:value-type="float">
            <text:p>19.7795031055901</text:p>
          </table:table-cell>
          <table:table-cell table:formula="of:=IF([$Volumes.W6]=0;&quot;N/A&quot;;[$Valores.W6]/[$Volumes.W6])" office:value-type="float" office:value="18.5483271375465" calcext:value-type="float">
            <text:p>18.5483271375465</text:p>
          </table:table-cell>
          <table:table-cell table:formula="of:=IF([$Volumes.X6]=0;&quot;N/A&quot;;[$Valores.X6]/[$Volumes.X6])" office:value-type="float" office:value="16.3888888888889" calcext:value-type="float">
            <text:p>16.3888888888889</text:p>
          </table:table-cell>
          <table:table-cell table:formula="of:=IF([$Volumes.Y6]=0;&quot;N/A&quot;;[$Valores.Y6]/[$Volumes.Y6])" office:value-type="float" office:value="17.9424558223833" calcext:value-type="float">
            <text:p>17.9424558223833</text:p>
          </table:table-cell>
          <table:table-cell table:formula="of:=IF([$Volumes.Z6]=0;&quot;N/A&quot;;[$Valores.Z6]/[$Volumes.Z6])" office:value-type="float" office:value="18.5026135906715" calcext:value-type="float">
            <text:p>18.5026135906715</text:p>
          </table:table-cell>
          <table:table-cell table:formula="of:=IF([$Volumes.AA6]=0;&quot;N/A&quot;;[$Valores.AA6]/[$Volumes.AA6])" office:value-type="float" office:value="18.8415300546448" calcext:value-type="float">
            <text:p>18.8415300546448</text:p>
          </table:table-cell>
          <table:table-cell table:formula="of:=IF([$Volumes.AB6]=0;&quot;N/A&quot;;[$Valores.AB6]/[$Volumes.AB6])" office:value-type="float" office:value="18.9543128654971" calcext:value-type="float">
            <text:p>18.9543128654971</text:p>
          </table:table-cell>
          <table:table-cell table:formula="of:=IF([$Volumes.AC6]=0;&quot;N/A&quot;;[$Valores.AC6]/[$Volumes.AC6])" office:value-type="float" office:value="19.7058582548136" calcext:value-type="float">
            <text:p>19.7058582548136</text:p>
          </table:table-cell>
          <table:table-cell table:formula="of:=IF([$Volumes.AD6]=0;&quot;N/A&quot;;[$Valores.AD6]/[$Volumes.AD6])" office:value-type="float" office:value="19.6162949476559" calcext:value-type="float">
            <text:p>19.6162949476559</text:p>
          </table:table-cell>
          <table:table-cell table:formula="of:=IF([$Volumes.AE6]=0;&quot;N/A&quot;;[$Valores.AE6]/[$Volumes.AE6])" office:value-type="float" office:value="20.468330134357" calcext:value-type="float">
            <text:p>20.468330134357</text:p>
          </table:table-cell>
          <table:table-cell table:formula="of:=IF([$Volumes.AF6]=0;&quot;N/A&quot;;[$Valores.AF6]/[$Volumes.AF6])" office:value-type="float" office:value="20.8827323365582" calcext:value-type="float">
            <text:p>20.8827323365582</text:p>
          </table:table-cell>
          <table:table-cell table:formula="of:=IF([$Volumes.AG6]=0;&quot;N/A&quot;;[$Valores.AG6]/[$Volumes.AG6])" office:value-type="float" office:value="20.5035377358491" calcext:value-type="float">
            <text:p>20.5035377358491</text:p>
          </table:table-cell>
          <table:table-cell table:formula="of:=IF([$Volumes.AH6]=0;&quot;N/A&quot;;[$Valores.AH6]/[$Volumes.AH6])" office:value-type="float" office:value="20.4543633762518" calcext:value-type="float">
            <text:p>20.4543633762518</text:p>
          </table:table-cell>
          <table:table-cell table:formula="of:=IF([$Volumes.AI6]=0;&quot;N/A&quot;;[$Valores.AI6]/[$Volumes.AI6])" office:value-type="float" office:value="19.6874522779333" calcext:value-type="float">
            <text:p>19.6874522779333</text:p>
          </table:table-cell>
          <table:table-cell table:formula="of:=IF([$Volumes.AJ6]=0;&quot;N/A&quot;;[$Valores.AJ6]/[$Volumes.AJ6])" office:value-type="float" office:value="20.1133029843197" calcext:value-type="float">
            <text:p>20.1133029843197</text:p>
          </table:table-cell>
          <table:table-cell table:formula="of:=IF([$Volumes.AK6]=0;&quot;N/A&quot;;[$Valores.AK6]/[$Volumes.AK6])" office:value-type="float" office:value="20.5737051792829" calcext:value-type="float">
            <text:p>20.5737051792829</text:p>
          </table:table-cell>
          <table:table-cell table:formula="of:=IF([$Volumes.AL6]=0;&quot;N/A&quot;;[$Valores.AL6]/[$Volumes.AL6])" office:value-type="float" office:value="19.7480620155039" calcext:value-type="float">
            <text:p>19.7480620155039</text:p>
          </table:table-cell>
          <table:table-cell table:formula="of:=IF([$Volumes.AM6]=0;&quot;N/A&quot;;[$Valores.AM6]/[$Volumes.AM6])" office:value-type="float" office:value="21.0197568389058" calcext:value-type="float">
            <text:p>21.0197568389058</text:p>
          </table:table-cell>
          <table:table-cell table:formula="of:=IF([$Volumes.AN6]=0;&quot;N/A&quot;;[$Valores.AN6]/[$Volumes.AN6])" office:value-type="float" office:value="20.3588888888889" calcext:value-type="float">
            <text:p>20.3588888888889</text:p>
          </table:table-cell>
          <table:table-cell table:formula="of:=IF([$Volumes.AO6]=0;&quot;N/A&quot;;[$Valores.AO6]/[$Volumes.AO6])" office:value-type="float" office:value="17.5797752808989" calcext:value-type="float">
            <text:p>17.5797752808989</text:p>
          </table:table-cell>
          <table:table-cell table:formula="of:=IF([$Volumes.AP6]=0;&quot;N/A&quot;;[$Valores.AP6]/[$Volumes.AP6])" office:value-type="float" office:value="17.527392257122" calcext:value-type="float">
            <text:p>17.527392257122</text:p>
          </table:table-cell>
          <table:table-cell table:formula="of:=IF([$Volumes.AQ6]=0;&quot;N/A&quot;;[$Valores.AQ6]/[$Volumes.AQ6])" office:value-type="float" office:value="17.7615729218517" calcext:value-type="float">
            <text:p>17.7615729218517</text:p>
          </table:table-cell>
          <table:table-cell table:formula="of:=IF([$Volumes.AR6]=0;&quot;N/A&quot;;[$Valores.AR6]/[$Volumes.AR6])" office:value-type="float" office:value="19.5957565605807" calcext:value-type="float">
            <text:p>19.5957565605807</text:p>
          </table:table-cell>
          <table:table-cell table:formula="of:=IF([$Volumes.AS6]=0;&quot;N/A&quot;;[$Valores.AS6]/[$Volumes.AS6])" office:value-type="float" office:value="19.3740648379052" calcext:value-type="float">
            <text:p>19.3740648379052</text:p>
          </table:table-cell>
          <table:table-cell table:formula="of:=IF([$Volumes.AT6]=0;&quot;N/A&quot;;[$Valores.AT6]/[$Volumes.AT6])" office:value-type="float" office:value="19.5556414219475" calcext:value-type="float">
            <text:p>19.5556414219475</text:p>
          </table:table-cell>
          <table:table-cell table:formula="of:=IF([$Volumes.AU6]=0;&quot;N/A&quot;;[$Valores.AU6]/[$Volumes.AU6])" office:value-type="float" office:value="19.3603765127745" calcext:value-type="float">
            <text:p>19.3603765127745</text:p>
          </table:table-cell>
          <table:table-cell table:formula="of:=IF([$Volumes.AV6]=0;&quot;N/A&quot;;[$Valores.AV6]/[$Volumes.AV6])" office:value-type="float" office:value="19.5131112686038" calcext:value-type="float">
            <text:p>19.5131112686038</text:p>
          </table:table-cell>
          <table:table-cell table:formula="of:=IF([$Volumes.AW6]=0;&quot;N/A&quot;;[$Valores.AW6]/[$Volumes.AW6])" office:value-type="float" office:value="21.3685245901639" calcext:value-type="float">
            <text:p>21.3685245901639</text:p>
          </table:table-cell>
          <table:table-cell table:formula="of:=IF([$Volumes.AX6]=0;&quot;N/A&quot;;[$Valores.AX6]/[$Volumes.AX6])" office:value-type="float" office:value="21.8181818181818" calcext:value-type="float">
            <text:p>21.8181818181818</text:p>
          </table:table-cell>
          <table:table-cell table:formula="of:=IF([$Volumes.AY6]=0;&quot;N/A&quot;;[$Valores.AY6]/[$Volumes.AY6])" office:value-type="float" office:value="20.9410430839002" calcext:value-type="float">
            <text:p>20.9410430839002</text:p>
          </table:table-cell>
          <table:table-cell table:formula="of:=IF([$Volumes.AZ6]=0;&quot;N/A&quot;;[$Valores.AZ6]/[$Volumes.AZ6])" office:value-type="float" office:value="19.8962264150943" calcext:value-type="float">
            <text:p>19.8962264150943</text:p>
          </table:table-cell>
          <table:table-cell table:formula="of:=IF([$Volumes.BA6]=0;&quot;N/A&quot;;[$Valores.BA6]/[$Volumes.BA6])" office:value-type="float" office:value="20.6318373071529" calcext:value-type="float">
            <text:p>20.6318373071529</text:p>
          </table:table-cell>
          <table:table-cell table:formula="of:=IF([$Volumes.BB6]=0;&quot;N/A&quot;;[$Valores.BB6]/[$Volumes.BB6])" office:value-type="float" office:value="21.0155799192152" calcext:value-type="float">
            <text:p>21.0155799192152</text:p>
          </table:table-cell>
          <table:table-cell table:formula="of:=IF([$Volumes.BC6]=0;&quot;N/A&quot;;[$Valores.BC6]/[$Volumes.BC6])" office:value-type="float" office:value="21.1919104991394" calcext:value-type="float">
            <text:p>21.1919104991394</text:p>
          </table:table-cell>
          <table:table-cell table:formula="of:=IF([$Volumes.BD6]=0;&quot;N/A&quot;;[$Valores.BD6]/[$Volumes.BD6])" office:value-type="float" office:value="20.5828047921071" calcext:value-type="float">
            <text:p>20.5828047921071</text:p>
          </table:table-cell>
          <table:table-cell table:formula="of:=IF([$Volumes.BE6]=0;&quot;N/A&quot;;[$Valores.BE6]/[$Volumes.BE6])" office:value-type="float" office:value="20.6573866187696" calcext:value-type="float">
            <text:p>20.6573866187696</text:p>
          </table:table-cell>
          <table:table-cell table:formula="of:=IF([$Volumes.BF6]=0;&quot;N/A&quot;;[$Valores.BF6]/[$Volumes.BF6])" office:value-type="float" office:value="19.5843471208435" calcext:value-type="float">
            <text:p>19.5843471208435</text:p>
          </table:table-cell>
          <table:table-cell table:formula="of:=IF([$Volumes.BG6]=0;&quot;N/A&quot;;[$Valores.BG6]/[$Volumes.BG6])" office:value-type="float" office:value="20.0557818865559" calcext:value-type="float">
            <text:p>20.0557818865559</text:p>
          </table:table-cell>
          <table:table-cell table:formula="of:=IF([$Volumes.BH6]=0;&quot;N/A&quot;;[$Valores.BH6]/[$Volumes.BH6])" office:value-type="float" office:value="19.7397310069066" calcext:value-type="float">
            <text:p>19.7397310069066</text:p>
          </table:table-cell>
          <table:table-cell table:formula="of:=IF([$Volumes.BI6]=0;&quot;N/A&quot;;[$Valores.BI6]/[$Volumes.BI6])" office:value-type="float" office:value="19.9854159761352" calcext:value-type="float">
            <text:p>19.9854159761352</text:p>
          </table:table-cell>
          <table:table-cell table:formula="of:=IF([$Volumes.BJ6]=0;&quot;N/A&quot;;[$Valores.BJ6]/[$Volumes.BJ6])" office:value-type="float" office:value="20.1716529543755" calcext:value-type="float">
            <text:p>20.1716529543755</text:p>
          </table:table-cell>
          <table:table-cell table:formula="of:=IF([$Volumes.BK6]=0;&quot;N/A&quot;;[$Valores.BK6]/[$Volumes.BK6])" office:value-type="float" office:value="20.5358688930117" calcext:value-type="float">
            <text:p>20.5358688930117</text:p>
          </table:table-cell>
          <table:table-cell table:formula="of:=IF([$Volumes.BL6]=0;&quot;N/A&quot;;[$Valores.BL6]/[$Volumes.BL6])" office:value-type="float" office:value="19.2400887163848" calcext:value-type="float">
            <text:p>19.2400887163848</text:p>
          </table:table-cell>
          <table:table-cell table:formula="of:=IF([$Volumes.BM6]=0;&quot;N/A&quot;;[$Valores.BM6]/[$Volumes.BM6])" office:value-type="float" office:value="20.9110271384404" calcext:value-type="float">
            <text:p>20.9110271384404</text:p>
          </table:table-cell>
          <table:table-cell table:formula="of:=IF([$Volumes.BN6]=0;&quot;N/A&quot;;[$Valores.BN6]/[$Volumes.BN6])" office:value-type="float" office:value="21.6832061068702" calcext:value-type="float">
            <text:p>21.6832061068702</text:p>
          </table:table-cell>
          <table:table-cell table:formula="of:=IF([$Volumes.BO6]=0;&quot;N/A&quot;;[$Valores.BO6]/[$Volumes.BO6])" office:value-type="float" office:value="22.7896656534954" calcext:value-type="float">
            <text:p>22.7896656534954</text:p>
          </table:table-cell>
          <table:table-cell table:formula="of:=IF([$Volumes.BP6]=0;&quot;N/A&quot;;[$Valores.BP6]/[$Volumes.BP6])" office:value-type="float" office:value="23.4976367319379" calcext:value-type="float">
            <text:p>23.4976367319379</text:p>
          </table:table-cell>
          <table:table-cell table:formula="of:=IF([$Volumes.BQ6]=0;&quot;N/A&quot;;[$Valores.BQ6]/[$Volumes.BQ6])" office:value-type="float" office:value="22.9642857142857" calcext:value-type="float">
            <text:p>22.9642857142857</text:p>
          </table:table-cell>
          <table:table-cell table:formula="of:=IF([$Volumes.BR6]=0;&quot;N/A&quot;;[$Valores.BR6]/[$Volumes.BR6])" office:value-type="float" office:value="23.145816072908" calcext:value-type="float">
            <text:p>23.145816072908</text:p>
          </table:table-cell>
          <table:table-cell table:formula="of:=IF([$Volumes.BS6]=0;&quot;N/A&quot;;[$Valores.BS6]/[$Volumes.BS6])" office:value-type="float" office:value="21.9770220588235" calcext:value-type="float">
            <text:p>21.9770220588235</text:p>
          </table:table-cell>
          <table:table-cell table:formula="of:=IF([$Volumes.BT6]=0;&quot;N/A&quot;;[$Valores.BT6]/[$Volumes.BT6])" office:value-type="float" office:value="22.4198473282443" calcext:value-type="float">
            <text:p>22.4198473282443</text:p>
          </table:table-cell>
          <table:table-cell table:formula="of:=IF([$Volumes.BU6]=0;&quot;N/A&quot;;[$Valores.BU6]/[$Volumes.BU6])" office:value-type="float" office:value="22.2676056338028" calcext:value-type="float">
            <text:p>22.2676056338028</text:p>
          </table:table-cell>
          <table:table-cell table:formula="of:=IF([$Volumes.BV6]=0;&quot;N/A&quot;;[$Valores.BV6]/[$Volumes.BV6])" office:value-type="float" office:value="21.4723779023219" calcext:value-type="float">
            <text:p>21.4723779023219</text:p>
          </table:table-cell>
          <table:table-cell table:formula="of:=IF([$Volumes.BW6]=0;&quot;N/A&quot;;[$Valores.BW6]/[$Volumes.BW6])" office:value-type="float" office:value="20.6745932415519" calcext:value-type="float">
            <text:p>20.6745932415519</text:p>
          </table:table-cell>
          <table:table-cell table:formula="of:=IF([$Volumes.BX6]=0;&quot;N/A&quot;;[$Valores.BX6]/[$Volumes.BX6])" office:value-type="float" office:value="20.6485" calcext:value-type="float">
            <text:p>20.6485</text:p>
          </table:table-cell>
          <table:table-cell table:formula="of:=IF([$Volumes.BY6]=0;&quot;N/A&quot;;[$Valores.BY6]/[$Volumes.BY6])" office:value-type="float" office:value="19.2424006235386" calcext:value-type="float">
            <text:p>19.2424006235386</text:p>
          </table:table-cell>
          <table:table-cell table:formula="of:=IF([$Volumes.BZ6]=0;&quot;N/A&quot;;[$Valores.BZ6]/[$Volumes.BZ6])" office:value-type="float" office:value="19.9305555555556" calcext:value-type="float">
            <text:p>19.9305555555556</text:p>
          </table:table-cell>
          <table:table-cell table:formula="of:=IF([$Volumes.CA6]=0;&quot;N/A&quot;;[$Valores.CA6]/[$Volumes.CA6])" office:value-type="float" office:value="20.3369364619035" calcext:value-type="float">
            <text:p>20.3369364619035</text:p>
          </table:table-cell>
          <table:table-cell table:formula="of:=IF([$Volumes.CB6]=0;&quot;N/A&quot;;[$Valores.CB6]/[$Volumes.CB6])" office:value-type="float" office:value="21.2903325123153" calcext:value-type="float">
            <text:p>21.2903325123153</text:p>
          </table:table-cell>
          <table:table-cell table:formula="of:=IF([$Volumes.CC6]=0;&quot;N/A&quot;;[$Valores.CC6]/[$Volumes.CC6])" office:value-type="float" office:value="21.61784409257" calcext:value-type="float">
            <text:p>21.61784409257</text:p>
          </table:table-cell>
          <table:table-cell table:formula="of:=IF([$Volumes.CD6]=0;&quot;N/A&quot;;[$Valores.CD6]/[$Volumes.CD6])" office:value-type="float" office:value="21.5498872604284" calcext:value-type="float">
            <text:p>21.5498872604284</text:p>
          </table:table-cell>
          <table:table-cell table:formula="of:=IF([$Volumes.CE6]=0;&quot;N/A&quot;;[$Valores.CE6]/[$Volumes.CE6])" office:value-type="float" office:value="22.3214659685864" calcext:value-type="float">
            <text:p>22.3214659685864</text:p>
          </table:table-cell>
          <table:table-cell table:formula="of:=IF([$Volumes.CF6]=0;&quot;N/A&quot;;[$Valores.CF6]/[$Volumes.CF6])" office:value-type="float" office:value="22.5827543931344" calcext:value-type="float">
            <text:p>22.5827543931344</text:p>
          </table:table-cell>
          <table:table-cell table:formula="of:=IF([$Volumes.CG6]=0;&quot;N/A&quot;;[$Valores.CG6]/[$Volumes.CG6])" office:value-type="float" office:value="22.7745664739884" calcext:value-type="float">
            <text:p>22.7745664739884</text:p>
          </table:table-cell>
          <table:table-cell table:formula="of:=IF([$Volumes.CH6]=0;&quot;N/A&quot;;[$Valores.CH6]/[$Volumes.CH6])" office:value-type="float" office:value="22.6865335051546" calcext:value-type="float">
            <text:p>22.6865335051546</text:p>
          </table:table-cell>
          <table:table-cell table:formula="of:=IF([$Volumes.CI6]=0;&quot;N/A&quot;;[$Valores.CI6]/[$Volumes.CI6])" office:value-type="float" office:value="22.8520048602673" calcext:value-type="float">
            <text:p>22.8520048602673</text:p>
          </table:table-cell>
          <table:table-cell table:formula="of:=IF([$Volumes.CJ6]=0;&quot;N/A&quot;;[$Valores.CJ6]/[$Volumes.CJ6])" office:value-type="float" office:value="22.3963190184049" calcext:value-type="float">
            <text:p>22.3963190184049</text:p>
          </table:table-cell>
          <table:table-cell table:formula="of:=IF([$Volumes.CK6]=0;&quot;N/A&quot;;[$Valores.CK6]/[$Volumes.CK6])" office:value-type="float" office:value="22.6023962106436" calcext:value-type="float">
            <text:p>22.6023962106436</text:p>
          </table:table-cell>
          <table:table-cell table:formula="of:=IF([$Volumes.CL6]=0;&quot;N/A&quot;;[$Valores.CL6]/[$Volumes.CL6])" office:value-type="float" office:value="22.8194905869324" calcext:value-type="float">
            <text:p>22.8194905869324</text:p>
          </table:table-cell>
          <table:table-cell table:formula="of:=IF([$Volumes.CM6]=0;&quot;N/A&quot;;[$Valores.CM6]/[$Volumes.CM6])" office:value-type="float" office:value="22.8647702407002" calcext:value-type="float">
            <text:p>22.8647702407002</text:p>
          </table:table-cell>
          <table:table-cell table:formula="of:=IF([$Volumes.CN6]=0;&quot;N/A&quot;;[$Valores.CN6]/[$Volumes.CN6])" office:value-type="float" office:value="22.7832919768404" calcext:value-type="float">
            <text:p>22.7832919768404</text:p>
          </table:table-cell>
          <table:table-cell table:formula="of:=IF([$Volumes.CO6]=0;&quot;N/A&quot;;[$Valores.CO6]/[$Volumes.CO6])" office:value-type="float" office:value="21.8218009478673" calcext:value-type="float">
            <text:p>21.8218009478673</text:p>
          </table:table-cell>
          <table:table-cell table:formula="of:=IF([$Volumes.CP6]=0;&quot;N/A&quot;;[$Valores.CP6]/[$Volumes.CP6])" office:value-type="float" office:value="21.547428936442" calcext:value-type="float">
            <text:p>21.547428936442</text:p>
          </table:table-cell>
          <table:table-cell table:formula="of:=IF([$Volumes.CQ6]=0;&quot;N/A&quot;;[$Valores.CQ6]/[$Volumes.CQ6])" office:value-type="float" office:value="20.1263322069145" calcext:value-type="float">
            <text:p>20.1263322069145</text:p>
          </table:table-cell>
          <table:table-cell table:formula="of:=IF([$Volumes.CR6]=0;&quot;N/A&quot;;[$Valores.CR6]/[$Volumes.CR6])" office:value-type="float" office:value="17.9061984833498" calcext:value-type="float">
            <text:p>17.9061984833498</text:p>
          </table:table-cell>
          <table:table-cell table:formula="of:=IF([$Volumes.CS6]=0;&quot;N/A&quot;;[$Valores.CS6]/[$Volumes.CS6])" office:value-type="float" office:value="18.9122679286494" calcext:value-type="float">
            <text:p>18.9122679286494</text:p>
          </table:table-cell>
          <table:table-cell table:formula="of:=IF([$Volumes.CT6]=0;&quot;N/A&quot;;[$Valores.CT6]/[$Volumes.CT6])" office:value-type="float" office:value="20.0804020100503" calcext:value-type="float">
            <text:p>20.0804020100503</text:p>
          </table:table-cell>
          <table:table-cell table:formula="of:=IF([$Volumes.CU6]=0;&quot;N/A&quot;;[$Valores.CU6]/[$Volumes.CU6])" office:value-type="float" office:value="20.6210350584307" calcext:value-type="float">
            <text:p>20.6210350584307</text:p>
          </table:table-cell>
          <table:table-cell table:formula="of:=IF([$Volumes.CV6]=0;&quot;N/A&quot;;[$Valores.CV6]/[$Volumes.CV6])" office:value-type="float" office:value="20.638784568112" calcext:value-type="float">
            <text:p>20.638784568112</text:p>
          </table:table-cell>
          <table:table-cell table:formula="of:=IF([$Volumes.CW6]=0;&quot;N/A&quot;;[$Valores.CW6]/[$Volumes.CW6])" office:value-type="float" office:value="19.9965775749674" calcext:value-type="float">
            <text:p>19.9965775749674</text:p>
          </table:table-cell>
          <table:table-cell table:formula="of:=IF([$Volumes.CX6]=0;&quot;N/A&quot;;[$Valores.CX6]/[$Volumes.CX6])" office:value-type="float" office:value="20.816415820791" calcext:value-type="float">
            <text:p>20.816415820791</text:p>
          </table:table-cell>
          <table:table-cell table:formula="of:=IF([$Volumes.CY6]=0;&quot;N/A&quot;;[$Valores.CY6]/[$Volumes.CY6])" office:value-type="float" office:value="21.5448321923526" calcext:value-type="float">
            <text:p>21.5448321923526</text:p>
          </table:table-cell>
          <table:table-cell table:formula="of:=IF([$Volumes.CZ6]=0;&quot;N/A&quot;;[$Valores.CZ6]/[$Volumes.CZ6])" office:value-type="float" office:value="22.1952033036849" calcext:value-type="float">
            <text:p>22.1952033036849</text:p>
          </table:table-cell>
          <table:table-cell table:formula="of:=IF([$Volumes.DA6]=0;&quot;N/A&quot;;[$Valores.DA6]/[$Volumes.DA6])" office:value-type="float" office:value="21.4131970539606" calcext:value-type="float">
            <text:p>21.4131970539606</text:p>
          </table:table-cell>
          <table:table-cell table:formula="of:=IF([$Volumes.DB6]=0;&quot;N/A&quot;;[$Valores.DB6]/[$Volumes.DB6])" office:value-type="float" office:value="21.6763581763582" calcext:value-type="float">
            <text:p>21.6763581763582</text:p>
          </table:table-cell>
          <table:table-cell table:formula="of:=IF([$Volumes.DC6]=0;&quot;N/A&quot;;[$Valores.DC6]/[$Volumes.DC6])" office:value-type="float" office:value="21.7115001423285" calcext:value-type="float">
            <text:p>21.7115001423285</text:p>
          </table:table-cell>
          <table:table-cell table:formula="of:=IF([$Volumes.DD6]=0;&quot;N/A&quot;;[$Valores.DD6]/[$Volumes.DD6])" office:value-type="float" office:value="20.9551881140666" calcext:value-type="float">
            <text:p>20.9551881140666</text:p>
          </table:table-cell>
          <table:table-cell table:formula="of:=IF([$Volumes.DE6]=0;&quot;N/A&quot;;[$Valores.DE6]/[$Volumes.DE6])" office:value-type="float" office:value="21.4990737310115" calcext:value-type="float">
            <text:p>21.4990737310115</text:p>
          </table:table-cell>
          <table:table-cell table:formula="of:=IF([$Volumes.DF6]=0;&quot;N/A&quot;;[$Valores.DF6]/[$Volumes.DF6])" office:value-type="float" office:value="22.5330112721417" calcext:value-type="float">
            <text:p>22.5330112721417</text:p>
          </table:table-cell>
          <table:table-cell table:formula="of:=IF([$Volumes.DG6]=0;&quot;N/A&quot;;[$Valores.DG6]/[$Volumes.DG6])" office:value-type="float" office:value="22.3562691131499" calcext:value-type="float">
            <text:p>22.3562691131499</text:p>
          </table:table-cell>
          <table:table-cell table:formula="of:=IF([$Volumes.DH6]=0;&quot;N/A&quot;;[$Valores.DH6]/[$Volumes.DH6])" office:value-type="float" office:value="20.4020979020979" calcext:value-type="float">
            <text:p>20.4020979020979</text:p>
          </table:table-cell>
          <table:table-cell table:formula="of:=IF([$Volumes.DI6]=0;&quot;N/A&quot;;[$Valores.DI6]/[$Volumes.DI6])" office:value-type="float" office:value="19.8678362573099" calcext:value-type="float">
            <text:p>19.8678362573099</text:p>
          </table:table-cell>
          <table:table-cell table:formula="of:=IF([$Volumes.DJ6]=0;&quot;N/A&quot;;[$Valores.DJ6]/[$Volumes.DJ6])" office:value-type="float" office:value="19.6352848101266" calcext:value-type="float">
            <text:p>19.6352848101266</text:p>
          </table:table-cell>
          <table:table-cell table:formula="of:=IF([$Volumes.DK6]=0;&quot;N/A&quot;;[$Valores.DK6]/[$Volumes.DK6])" office:value-type="float" office:value="18.4523212045169" calcext:value-type="float">
            <text:p>18.4523212045169</text:p>
          </table:table-cell>
          <table:table-cell table:formula="of:=IF([$Volumes.DL6]=0;&quot;N/A&quot;;[$Valores.DL6]/[$Volumes.DL6])" office:value-type="float" office:value="19.5522101217168" calcext:value-type="float">
            <text:p>19.5522101217168</text:p>
          </table:table-cell>
          <table:table-cell table:formula="of:=IF([$Volumes.DM6]=0;&quot;N/A&quot;;[$Valores.DM6]/[$Volumes.DM6])" office:value-type="float" office:value="20.6370038412292" calcext:value-type="float">
            <text:p>20.6370038412292</text:p>
          </table:table-cell>
          <table:table-cell table:formula="of:=IF([$Volumes.DN6]=0;&quot;N/A&quot;;[$Valores.DN6]/[$Volumes.DN6])" office:value-type="float" office:value="19.9502633118783" calcext:value-type="float">
            <text:p>19.9502633118783</text:p>
          </table:table-cell>
          <table:table-cell table:formula="of:=IF([$Volumes.DO6]=0;&quot;N/A&quot;;[$Valores.DO6]/[$Volumes.DO6])" office:value-type="float" office:value="21.2863354037267" calcext:value-type="float">
            <text:p>21.2863354037267</text:p>
          </table:table-cell>
          <table:table-cell table:formula="of:=IF([$Volumes.DP6]=0;&quot;N/A&quot;;[$Valores.DP6]/[$Volumes.DP6])" office:value-type="float" office:value="21.9627279936558" calcext:value-type="float">
            <text:p>21.9627279936558</text:p>
          </table:table-cell>
          <table:table-cell table:formula="of:=IF([$Volumes.DQ6]=0;&quot;N/A&quot;;[$Valores.DQ6]/[$Volumes.DQ6])" office:value-type="float" office:value="22.1857273559012" calcext:value-type="float">
            <text:p>22.1857273559012</text:p>
          </table:table-cell>
          <table:table-cell table:formula="of:=IF([$Volumes.DR6]=0;&quot;N/A&quot;;[$Valores.DR6]/[$Volumes.DR6])" office:value-type="float" office:value="22.5037037037037" calcext:value-type="float">
            <text:p>22.5037037037037</text:p>
          </table:table-cell>
          <table:table-cell table:formula="of:=IF([$Volumes.DS6]=0;&quot;N/A&quot;;[$Valores.DS6]/[$Volumes.DS6])" office:value-type="float" office:value="21.1665332265813" calcext:value-type="float">
            <text:p>21.1665332265813</text:p>
          </table:table-cell>
          <table:table-cell table:formula="of:=IF([$Volumes.DT6]=0;&quot;N/A&quot;;[$Valores.DT6]/[$Volumes.DT6])" office:value-type="float" office:value="22.1686643835616" calcext:value-type="float">
            <text:p>22.1686643835616</text:p>
          </table:table-cell>
          <table:table-cell table:formula="of:=IF([$Volumes.DU6]=0;&quot;N/A&quot;;[$Valores.DU6]/[$Volumes.DU6])" office:value-type="float" office:value="21.5419039869813" calcext:value-type="float">
            <text:p>21.5419039869813</text:p>
          </table:table-cell>
          <table:table-cell table:formula="of:=IF([$Volumes.DV6]=0;&quot;N/A&quot;;[$Valores.DV6]/[$Volumes.DV6])" office:value-type="float" office:value="21.1508462104489" calcext:value-type="float">
            <text:p>21.1508462104489</text:p>
          </table:table-cell>
          <table:table-cell table:formula="of:=IF([$Volumes.DW6]=0;&quot;N/A&quot;;[$Valores.DW6]/[$Volumes.DW6])" office:value-type="float" office:value="21.2251705837756" calcext:value-type="float">
            <text:p>21.2251705837756</text:p>
          </table:table-cell>
        </table:table-row>
        <table:table-row table:style-name="ro1">
          <table:table-cell office:value-type="string" calcext:value-type="string">
            <text:p>T. MARCA PROPRIA,LANCHES PRONTOS</text:p>
          </table:table-cell>
          <table:table-cell table:formula="of:=IF([$Volumes.B7]=0;&quot;N/A&quot;;[$Valores.B7]/[$Volumes.B7])" office:value-type="float" office:value="22.1515151515151" calcext:value-type="float">
            <text:p>22.1515151515151</text:p>
          </table:table-cell>
          <table:table-cell table:formula="of:=IF([$Volumes.C7]=0;&quot;N/A&quot;;[$Valores.C7]/[$Volumes.C7])" office:value-type="float" office:value="24.5535714285714" calcext:value-type="float">
            <text:p>24.5535714285714</text:p>
          </table:table-cell>
          <table:table-cell table:formula="of:=IF([$Volumes.D7]=0;&quot;N/A&quot;;[$Valores.D7]/[$Volumes.D7])" office:value-type="float" office:value="24.2" calcext:value-type="float">
            <text:p>24.2</text:p>
          </table:table-cell>
          <table:table-cell table:formula="of:=IF([$Volumes.E7]=0;&quot;N/A&quot;;[$Valores.E7]/[$Volumes.E7])" office:value-type="float" office:value="23.5147058823529" calcext:value-type="float">
            <text:p>23.5147058823529</text:p>
          </table:table-cell>
          <table:table-cell table:formula="of:=IF([$Volumes.F7]=0;&quot;N/A&quot;;[$Valores.F7]/[$Volumes.F7])" office:value-type="float" office:value="21.1136363636364" calcext:value-type="float">
            <text:p>21.1136363636364</text:p>
          </table:table-cell>
          <table:table-cell table:formula="of:=IF([$Volumes.G7]=0;&quot;N/A&quot;;[$Valores.G7]/[$Volumes.G7])" office:value-type="float" office:value="18.6666666666667" calcext:value-type="float">
            <text:p>18.6666666666667</text:p>
          </table:table-cell>
          <table:table-cell table:formula="of:=IF([$Volumes.H7]=0;&quot;N/A&quot;;[$Valores.H7]/[$Volumes.H7])" office:value-type="string" office:string-value="N/A" calcext:value-type="string">
            <text:p>N/A</text:p>
          </table:table-cell>
          <table:table-cell table:formula="of:=IF([$Volumes.I7]=0;&quot;N/A&quot;;[$Valores.I7]/[$Volumes.I7])" office:value-type="string" office:string-value="N/A" calcext:value-type="string">
            <text:p>N/A</text:p>
          </table:table-cell>
          <table:table-cell table:formula="of:=IF([$Volumes.J7]=0;&quot;N/A&quot;;[$Valores.J7]/[$Volumes.J7])" office:value-type="string" office:string-value="N/A" calcext:value-type="string">
            <text:p>N/A</text:p>
          </table:table-cell>
          <table:table-cell table:formula="of:=IF([$Volumes.K7]=0;&quot;N/A&quot;;[$Valores.K7]/[$Volumes.K7])" office:value-type="string" office:string-value="N/A" calcext:value-type="string">
            <text:p>N/A</text:p>
          </table:table-cell>
          <table:table-cell table:formula="of:=IF([$Volumes.L7]=0;&quot;N/A&quot;;[$Valores.L7]/[$Volumes.L7])" office:value-type="string" office:string-value="N/A" calcext:value-type="string">
            <text:p>N/A</text:p>
          </table:table-cell>
          <table:table-cell table:formula="of:=IF([$Volumes.M7]=0;&quot;N/A&quot;;[$Valores.M7]/[$Volumes.M7])" office:value-type="string" office:string-value="N/A" calcext:value-type="string">
            <text:p>N/A</text:p>
          </table:table-cell>
          <table:table-cell table:formula="of:=IF([$Volumes.N7]=0;&quot;N/A&quot;;[$Valores.N7]/[$Volumes.N7])" office:value-type="string" office:string-value="N/A" calcext:value-type="string">
            <text:p>N/A</text:p>
          </table:table-cell>
          <table:table-cell table:formula="of:=IF([$Volumes.O7]=0;&quot;N/A&quot;;[$Valores.O7]/[$Volumes.O7])" office:value-type="string" office:string-value="N/A" calcext:value-type="string">
            <text:p>N/A</text:p>
          </table:table-cell>
          <table:table-cell table:formula="of:=IF([$Volumes.P7]=0;&quot;N/A&quot;;[$Valores.P7]/[$Volumes.P7])" office:value-type="string" office:string-value="N/A" calcext:value-type="string">
            <text:p>N/A</text:p>
          </table:table-cell>
          <table:table-cell table:formula="of:=IF([$Volumes.Q7]=0;&quot;N/A&quot;;[$Valores.Q7]/[$Volumes.Q7])" office:value-type="string" office:string-value="N/A" calcext:value-type="string">
            <text:p>N/A</text:p>
          </table:table-cell>
          <table:table-cell table:formula="of:=IF([$Volumes.R7]=0;&quot;N/A&quot;;[$Valores.R7]/[$Volumes.R7])" office:value-type="string" office:string-value="N/A" calcext:value-type="string">
            <text:p>N/A</text:p>
          </table:table-cell>
          <table:table-cell table:formula="of:=IF([$Volumes.S7]=0;&quot;N/A&quot;;[$Valores.S7]/[$Volumes.S7])" office:value-type="float" office:value="31.2142857142857" calcext:value-type="float">
            <text:p>31.2142857142857</text:p>
          </table:table-cell>
          <table:table-cell table:formula="of:=IF([$Volumes.T7]=0;&quot;N/A&quot;;[$Valores.T7]/[$Volumes.T7])" office:value-type="float" office:value="21.825" calcext:value-type="float">
            <text:p>21.825</text:p>
          </table:table-cell>
          <table:table-cell table:formula="of:=IF([$Volumes.U7]=0;&quot;N/A&quot;;[$Valores.U7]/[$Volumes.U7])" office:value-type="float" office:value="23.5138888888889" calcext:value-type="float">
            <text:p>23.5138888888889</text:p>
          </table:table-cell>
          <table:table-cell table:formula="of:=IF([$Volumes.V7]=0;&quot;N/A&quot;;[$Valores.V7]/[$Volumes.V7])" office:value-type="float" office:value="22.56" calcext:value-type="float">
            <text:p>22.56</text:p>
          </table:table-cell>
          <table:table-cell table:formula="of:=IF([$Volumes.W7]=0;&quot;N/A&quot;;[$Valores.W7]/[$Volumes.W7])" office:value-type="float" office:value="21.5890410958904" calcext:value-type="float">
            <text:p>21.5890410958904</text:p>
          </table:table-cell>
          <table:table-cell table:formula="of:=IF([$Volumes.X7]=0;&quot;N/A&quot;;[$Valores.X7]/[$Volumes.X7])" office:value-type="float" office:value="20.9295774647887" calcext:value-type="float">
            <text:p>20.9295774647887</text:p>
          </table:table-cell>
          <table:table-cell table:formula="of:=IF([$Volumes.Y7]=0;&quot;N/A&quot;;[$Valores.Y7]/[$Volumes.Y7])" office:value-type="float" office:value="21.2307692307692" calcext:value-type="float">
            <text:p>21.2307692307692</text:p>
          </table:table-cell>
          <table:table-cell table:formula="of:=IF([$Volumes.Z7]=0;&quot;N/A&quot;;[$Valores.Z7]/[$Volumes.Z7])" office:value-type="string" office:string-value="N/A" calcext:value-type="string">
            <text:p>N/A</text:p>
          </table:table-cell>
          <table:table-cell table:formula="of:=IF([$Volumes.AA7]=0;&quot;N/A&quot;;[$Valores.AA7]/[$Volumes.AA7])" office:value-type="string" office:string-value="N/A" calcext:value-type="string">
            <text:p>N/A</text:p>
          </table:table-cell>
          <table:table-cell table:formula="of:=IF([$Volumes.AB7]=0;&quot;N/A&quot;;[$Valores.AB7]/[$Volumes.AB7])" office:value-type="string" office:string-value="N/A" calcext:value-type="string">
            <text:p>N/A</text:p>
          </table:table-cell>
          <table:table-cell table:formula="of:=IF([$Volumes.AC7]=0;&quot;N/A&quot;;[$Valores.AC7]/[$Volumes.AC7])" office:value-type="string" office:string-value="N/A" calcext:value-type="string">
            <text:p>N/A</text:p>
          </table:table-cell>
          <table:table-cell table:formula="of:=IF([$Volumes.AD7]=0;&quot;N/A&quot;;[$Valores.AD7]/[$Volumes.AD7])" office:value-type="string" office:string-value="N/A" calcext:value-type="string">
            <text:p>N/A</text:p>
          </table:table-cell>
          <table:table-cell table:formula="of:=IF([$Volumes.AE7]=0;&quot;N/A&quot;;[$Valores.AE7]/[$Volumes.AE7])" office:value-type="string" office:string-value="N/A" calcext:value-type="string">
            <text:p>N/A</text:p>
          </table:table-cell>
          <table:table-cell table:formula="of:=IF([$Volumes.AF7]=0;&quot;N/A&quot;;[$Valores.AF7]/[$Volumes.AF7])" office:value-type="string" office:string-value="N/A" calcext:value-type="string">
            <text:p>N/A</text:p>
          </table:table-cell>
          <table:table-cell table:formula="of:=IF([$Volumes.AG7]=0;&quot;N/A&quot;;[$Valores.AG7]/[$Volumes.AG7])" office:value-type="string" office:string-value="N/A" calcext:value-type="string">
            <text:p>N/A</text:p>
          </table:table-cell>
          <table:table-cell table:formula="of:=IF([$Volumes.AH7]=0;&quot;N/A&quot;;[$Valores.AH7]/[$Volumes.AH7])" office:value-type="string" office:string-value="N/A" calcext:value-type="string">
            <text:p>N/A</text:p>
          </table:table-cell>
          <table:table-cell table:formula="of:=IF([$Volumes.AI7]=0;&quot;N/A&quot;;[$Valores.AI7]/[$Volumes.AI7])" office:value-type="string" office:string-value="N/A" calcext:value-type="string">
            <text:p>N/A</text:p>
          </table:table-cell>
          <table:table-cell table:formula="of:=IF([$Volumes.AJ7]=0;&quot;N/A&quot;;[$Valores.AJ7]/[$Volumes.AJ7])" office:value-type="string" office:string-value="N/A" calcext:value-type="string">
            <text:p>N/A</text:p>
          </table:table-cell>
          <table:table-cell table:formula="of:=IF([$Volumes.AK7]=0;&quot;N/A&quot;;[$Valores.AK7]/[$Volumes.AK7])" office:value-type="float" office:value="26.9090909090909" calcext:value-type="float">
            <text:p>26.9090909090909</text:p>
          </table:table-cell>
          <table:table-cell table:formula="of:=IF([$Volumes.AL7]=0;&quot;N/A&quot;;[$Valores.AL7]/[$Volumes.AL7])" office:value-type="float" office:value="23.3291139240506" calcext:value-type="float">
            <text:p>23.3291139240506</text:p>
          </table:table-cell>
          <table:table-cell table:formula="of:=IF([$Volumes.AM7]=0;&quot;N/A&quot;;[$Valores.AM7]/[$Volumes.AM7])" office:value-type="float" office:value="23.641975308642" calcext:value-type="float">
            <text:p>23.641975308642</text:p>
          </table:table-cell>
          <table:table-cell table:formula="of:=IF([$Volumes.AN7]=0;&quot;N/A&quot;;[$Valores.AN7]/[$Volumes.AN7])" office:value-type="float" office:value="23.1484375" calcext:value-type="float">
            <text:p>23.1484375</text:p>
          </table:table-cell>
          <table:table-cell table:formula="of:=IF([$Volumes.AO7]=0;&quot;N/A&quot;;[$Valores.AO7]/[$Volumes.AO7])" office:value-type="float" office:value="20.0552486187845" calcext:value-type="float">
            <text:p>20.0552486187845</text:p>
          </table:table-cell>
          <table:table-cell table:formula="of:=IF([$Volumes.AP7]=0;&quot;N/A&quot;;[$Valores.AP7]/[$Volumes.AP7])" office:value-type="float" office:value="20.7142857142857" calcext:value-type="float">
            <text:p>20.7142857142857</text:p>
          </table:table-cell>
          <table:table-cell table:formula="of:=IF([$Volumes.AQ7]=0;&quot;N/A&quot;;[$Valores.AQ7]/[$Volumes.AQ7])" office:value-type="float" office:value="20" calcext:value-type="float">
            <text:p>20</text:p>
          </table:table-cell>
          <table:table-cell table:formula="of:=IF([$Volumes.AR7]=0;&quot;N/A&quot;;[$Valores.AR7]/[$Volumes.AR7])" office:value-type="string" office:string-value="N/A" calcext:value-type="string">
            <text:p>N/A</text:p>
          </table:table-cell>
          <table:table-cell table:formula="of:=IF([$Volumes.AS7]=0;&quot;N/A&quot;;[$Valores.AS7]/[$Volumes.AS7])" office:value-type="string" office:string-value="N/A" calcext:value-type="string">
            <text:p>N/A</text:p>
          </table:table-cell>
          <table:table-cell table:formula="of:=IF([$Volumes.AT7]=0;&quot;N/A&quot;;[$Valores.AT7]/[$Volumes.AT7])" office:value-type="string" office:string-value="N/A" calcext:value-type="string">
            <text:p>N/A</text:p>
          </table:table-cell>
          <table:table-cell table:formula="of:=IF([$Volumes.AU7]=0;&quot;N/A&quot;;[$Valores.AU7]/[$Volumes.AU7])" office:value-type="string" office:string-value="N/A" calcext:value-type="string">
            <text:p>N/A</text:p>
          </table:table-cell>
          <table:table-cell table:formula="of:=IF([$Volumes.AV7]=0;&quot;N/A&quot;;[$Valores.AV7]/[$Volumes.AV7])" office:value-type="string" office:string-value="N/A" calcext:value-type="string">
            <text:p>N/A</text:p>
          </table:table-cell>
          <table:table-cell table:formula="of:=IF([$Volumes.AW7]=0;&quot;N/A&quot;;[$Valores.AW7]/[$Volumes.AW7])" office:value-type="string" office:string-value="N/A" calcext:value-type="string">
            <text:p>N/A</text:p>
          </table:table-cell>
          <table:table-cell table:formula="of:=IF([$Volumes.AX7]=0;&quot;N/A&quot;;[$Valores.AX7]/[$Volumes.AX7])" office:value-type="string" office:string-value="N/A" calcext:value-type="string">
            <text:p>N/A</text:p>
          </table:table-cell>
          <table:table-cell table:formula="of:=IF([$Volumes.AY7]=0;&quot;N/A&quot;;[$Valores.AY7]/[$Volumes.AY7])" office:value-type="string" office:string-value="N/A" calcext:value-type="string">
            <text:p>N/A</text:p>
          </table:table-cell>
          <table:table-cell table:formula="of:=IF([$Volumes.AZ7]=0;&quot;N/A&quot;;[$Valores.AZ7]/[$Volumes.AZ7])" office:value-type="string" office:string-value="N/A" calcext:value-type="string">
            <text:p>N/A</text:p>
          </table:table-cell>
          <table:table-cell table:formula="of:=IF([$Volumes.BA7]=0;&quot;N/A&quot;;[$Valores.BA7]/[$Volumes.BA7])" office:value-type="string" office:string-value="N/A" calcext:value-type="string">
            <text:p>N/A</text:p>
          </table:table-cell>
          <table:table-cell table:formula="of:=IF([$Volumes.BB7]=0;&quot;N/A&quot;;[$Valores.BB7]/[$Volumes.BB7])" office:value-type="string" office:string-value="N/A" calcext:value-type="string">
            <text:p>N/A</text:p>
          </table:table-cell>
          <table:table-cell table:formula="of:=IF([$Volumes.BC7]=0;&quot;N/A&quot;;[$Valores.BC7]/[$Volumes.BC7])" office:value-type="float" office:value="35" calcext:value-type="float">
            <text:p>35</text:p>
          </table:table-cell>
          <table:table-cell table:formula="of:=IF([$Volumes.BD7]=0;&quot;N/A&quot;;[$Valores.BD7]/[$Volumes.BD7])" office:value-type="float" office:value="23.0451612903226" calcext:value-type="float">
            <text:p>23.0451612903226</text:p>
          </table:table-cell>
          <table:table-cell table:formula="of:=IF([$Volumes.BE7]=0;&quot;N/A&quot;;[$Valores.BE7]/[$Volumes.BE7])" office:value-type="float" office:value="20.0136363636364" calcext:value-type="float">
            <text:p>20.0136363636364</text:p>
          </table:table-cell>
          <table:table-cell table:formula="of:=IF([$Volumes.BF7]=0;&quot;N/A&quot;;[$Valores.BF7]/[$Volumes.BF7])" office:value-type="float" office:value="20.7184265010352" calcext:value-type="float">
            <text:p>20.7184265010352</text:p>
          </table:table-cell>
          <table:table-cell table:formula="of:=IF([$Volumes.BG7]=0;&quot;N/A&quot;;[$Valores.BG7]/[$Volumes.BG7])" office:value-type="float" office:value="19.4411492122336" calcext:value-type="float">
            <text:p>19.4411492122336</text:p>
          </table:table-cell>
          <table:table-cell table:formula="of:=IF([$Volumes.BH7]=0;&quot;N/A&quot;;[$Valores.BH7]/[$Volumes.BH7])" office:value-type="float" office:value="19.3631739572737" calcext:value-type="float">
            <text:p>19.3631739572737</text:p>
          </table:table-cell>
          <table:table-cell table:formula="of:=IF([$Volumes.BI7]=0;&quot;N/A&quot;;[$Valores.BI7]/[$Volumes.BI7])" office:value-type="float" office:value="18.6135593220339" calcext:value-type="float">
            <text:p>18.6135593220339</text:p>
          </table:table-cell>
          <table:table-cell table:formula="of:=IF([$Volumes.BJ7]=0;&quot;N/A&quot;;[$Valores.BJ7]/[$Volumes.BJ7])" office:value-type="string" office:string-value="N/A" calcext:value-type="string">
            <text:p>N/A</text:p>
          </table:table-cell>
          <table:table-cell table:formula="of:=IF([$Volumes.BK7]=0;&quot;N/A&quot;;[$Valores.BK7]/[$Volumes.BK7])" office:value-type="string" office:string-value="N/A" calcext:value-type="string">
            <text:p>N/A</text:p>
          </table:table-cell>
          <table:table-cell table:formula="of:=IF([$Volumes.BL7]=0;&quot;N/A&quot;;[$Valores.BL7]/[$Volumes.BL7])" office:value-type="string" office:string-value="N/A" calcext:value-type="string">
            <text:p>N/A</text:p>
          </table:table-cell>
          <table:table-cell table:formula="of:=IF([$Volumes.BM7]=0;&quot;N/A&quot;;[$Valores.BM7]/[$Volumes.BM7])" office:value-type="string" office:string-value="N/A" calcext:value-type="string">
            <text:p>N/A</text:p>
          </table:table-cell>
          <table:table-cell table:formula="of:=IF([$Volumes.BN7]=0;&quot;N/A&quot;;[$Valores.BN7]/[$Volumes.BN7])" office:value-type="string" office:string-value="N/A" calcext:value-type="string">
            <text:p>N/A</text:p>
          </table:table-cell>
          <table:table-cell table:formula="of:=IF([$Volumes.BO7]=0;&quot;N/A&quot;;[$Valores.BO7]/[$Volumes.BO7])" office:value-type="string" office:string-value="N/A" calcext:value-type="string">
            <text:p>N/A</text:p>
          </table:table-cell>
          <table:table-cell table:formula="of:=IF([$Volumes.BP7]=0;&quot;N/A&quot;;[$Valores.BP7]/[$Volumes.BP7])" office:value-type="string" office:string-value="N/A" calcext:value-type="string">
            <text:p>N/A</text:p>
          </table:table-cell>
          <table:table-cell table:formula="of:=IF([$Volumes.BQ7]=0;&quot;N/A&quot;;[$Valores.BQ7]/[$Volumes.BQ7])" office:value-type="string" office:string-value="N/A" calcext:value-type="string">
            <text:p>N/A</text:p>
          </table:table-cell>
          <table:table-cell table:formula="of:=IF([$Volumes.BR7]=0;&quot;N/A&quot;;[$Valores.BR7]/[$Volumes.BR7])" office:value-type="string" office:string-value="N/A" calcext:value-type="string">
            <text:p>N/A</text:p>
          </table:table-cell>
          <table:table-cell table:formula="of:=IF([$Volumes.BS7]=0;&quot;N/A&quot;;[$Valores.BS7]/[$Volumes.BS7])" office:value-type="string" office:string-value="N/A" calcext:value-type="string">
            <text:p>N/A</text:p>
          </table:table-cell>
          <table:table-cell table:formula="of:=IF([$Volumes.BT7]=0;&quot;N/A&quot;;[$Valores.BT7]/[$Volumes.BT7])" office:value-type="string" office:string-value="N/A" calcext:value-type="string">
            <text:p>N/A</text:p>
          </table:table-cell>
          <table:table-cell table:formula="of:=IF([$Volumes.BU7]=0;&quot;N/A&quot;;[$Valores.BU7]/[$Volumes.BU7])" office:value-type="float" office:value="26.8767123287671" calcext:value-type="float">
            <text:p>26.8767123287671</text:p>
          </table:table-cell>
          <table:table-cell table:formula="of:=IF([$Volumes.BV7]=0;&quot;N/A&quot;;[$Valores.BV7]/[$Volumes.BV7])" office:value-type="float" office:value="22.3333333333333" calcext:value-type="float">
            <text:p>22.3333333333333</text:p>
          </table:table-cell>
          <table:table-cell table:formula="of:=IF([$Volumes.BW7]=0;&quot;N/A&quot;;[$Valores.BW7]/[$Volumes.BW7])" office:value-type="float" office:value="20.0162866449511" calcext:value-type="float">
            <text:p>20.0162866449511</text:p>
          </table:table-cell>
          <table:table-cell table:formula="of:=IF([$Volumes.BX7]=0;&quot;N/A&quot;;[$Valores.BX7]/[$Volumes.BX7])" office:value-type="float" office:value="20.8135048231511" calcext:value-type="float">
            <text:p>20.8135048231511</text:p>
          </table:table-cell>
          <table:table-cell table:formula="of:=IF([$Volumes.BY7]=0;&quot;N/A&quot;;[$Valores.BY7]/[$Volumes.BY7])" office:value-type="float" office:value="19.3511811023622" calcext:value-type="float">
            <text:p>19.3511811023622</text:p>
          </table:table-cell>
          <table:table-cell table:formula="of:=IF([$Volumes.BZ7]=0;&quot;N/A&quot;;[$Valores.BZ7]/[$Volumes.BZ7])" office:value-type="float" office:value="18.8456014362657" calcext:value-type="float">
            <text:p>18.8456014362657</text:p>
          </table:table-cell>
          <table:table-cell table:formula="of:=IF([$Volumes.CA7]=0;&quot;N/A&quot;;[$Valores.CA7]/[$Volumes.CA7])" office:value-type="float" office:value="17.9941860465116" calcext:value-type="float">
            <text:p>17.9941860465116</text:p>
          </table:table-cell>
          <table:table-cell table:formula="of:=IF([$Volumes.CB7]=0;&quot;N/A&quot;;[$Valores.CB7]/[$Volumes.CB7])" office:value-type="float" office:value="16.5" calcext:value-type="float">
            <text:p>16.5</text:p>
          </table:table-cell>
          <table:table-cell table:formula="of:=IF([$Volumes.CC7]=0;&quot;N/A&quot;;[$Valores.CC7]/[$Volumes.CC7])" office:value-type="string" office:string-value="N/A" calcext:value-type="string">
            <text:p>N/A</text:p>
          </table:table-cell>
          <table:table-cell table:formula="of:=IF([$Volumes.CD7]=0;&quot;N/A&quot;;[$Valores.CD7]/[$Volumes.CD7])" office:value-type="string" office:string-value="N/A" calcext:value-type="string">
            <text:p>N/A</text:p>
          </table:table-cell>
          <table:table-cell table:formula="of:=IF([$Volumes.CE7]=0;&quot;N/A&quot;;[$Valores.CE7]/[$Volumes.CE7])" office:value-type="string" office:string-value="N/A" calcext:value-type="string">
            <text:p>N/A</text:p>
          </table:table-cell>
          <table:table-cell table:formula="of:=IF([$Volumes.CF7]=0;&quot;N/A&quot;;[$Valores.CF7]/[$Volumes.CF7])" office:value-type="string" office:string-value="N/A" calcext:value-type="string">
            <text:p>N/A</text:p>
          </table:table-cell>
          <table:table-cell table:formula="of:=IF([$Volumes.CG7]=0;&quot;N/A&quot;;[$Valores.CG7]/[$Volumes.CG7])" office:value-type="string" office:string-value="N/A" calcext:value-type="string">
            <text:p>N/A</text:p>
          </table:table-cell>
          <table:table-cell table:formula="of:=IF([$Volumes.CH7]=0;&quot;N/A&quot;;[$Valores.CH7]/[$Volumes.CH7])" office:value-type="string" office:string-value="N/A" calcext:value-type="string">
            <text:p>N/A</text:p>
          </table:table-cell>
          <table:table-cell table:formula="of:=IF([$Volumes.CI7]=0;&quot;N/A&quot;;[$Valores.CI7]/[$Volumes.CI7])" office:value-type="string" office:string-value="N/A" calcext:value-type="string">
            <text:p>N/A</text:p>
          </table:table-cell>
          <table:table-cell table:formula="of:=IF([$Volumes.CJ7]=0;&quot;N/A&quot;;[$Valores.CJ7]/[$Volumes.CJ7])" office:value-type="string" office:string-value="N/A" calcext:value-type="string">
            <text:p>N/A</text:p>
          </table:table-cell>
          <table:table-cell table:formula="of:=IF([$Volumes.CK7]=0;&quot;N/A&quot;;[$Valores.CK7]/[$Volumes.CK7])" office:value-type="string" office:string-value="N/A" calcext:value-type="string">
            <text:p>N/A</text:p>
          </table:table-cell>
          <table:table-cell table:formula="of:=IF([$Volumes.CL7]=0;&quot;N/A&quot;;[$Valores.CL7]/[$Volumes.CL7])" office:value-type="string" office:string-value="N/A" calcext:value-type="string">
            <text:p>N/A</text:p>
          </table:table-cell>
          <table:table-cell table:formula="of:=IF([$Volumes.CM7]=0;&quot;N/A&quot;;[$Valores.CM7]/[$Volumes.CM7])" office:value-type="float" office:value="26.8785046728972" calcext:value-type="float">
            <text:p>26.8785046728972</text:p>
          </table:table-cell>
          <table:table-cell table:formula="of:=IF([$Volumes.CN7]=0;&quot;N/A&quot;;[$Valores.CN7]/[$Volumes.CN7])" office:value-type="float" office:value="26.8" calcext:value-type="float">
            <text:p>26.8</text:p>
          </table:table-cell>
          <table:table-cell table:formula="of:=IF([$Volumes.CO7]=0;&quot;N/A&quot;;[$Valores.CO7]/[$Volumes.CO7])" office:value-type="float" office:value="30" calcext:value-type="float">
            <text:p>30</text:p>
          </table:table-cell>
          <table:table-cell table:formula="of:=IF([$Volumes.CP7]=0;&quot;N/A&quot;;[$Valores.CP7]/[$Volumes.CP7])" office:value-type="float" office:value="23.3333333333333" calcext:value-type="float">
            <text:p>23.3333333333333</text:p>
          </table:table-cell>
          <table:table-cell table:formula="of:=IF([$Volumes.CQ7]=0;&quot;N/A&quot;;[$Valores.CQ7]/[$Volumes.CQ7])" office:value-type="float" office:value="24.5714285714286" calcext:value-type="float">
            <text:p>24.5714285714286</text:p>
          </table:table-cell>
          <table:table-cell table:formula="of:=IF([$Volumes.CR7]=0;&quot;N/A&quot;;[$Valores.CR7]/[$Volumes.CR7])" office:value-type="float" office:value="20.6666666666667" calcext:value-type="float">
            <text:p>20.6666666666667</text:p>
          </table:table-cell>
          <table:table-cell table:formula="of:=IF([$Volumes.CS7]=0;&quot;N/A&quot;;[$Valores.CS7]/[$Volumes.CS7])" office:value-type="float" office:value="24" calcext:value-type="float">
            <text:p>24</text:p>
          </table:table-cell>
          <table:table-cell table:formula="of:=IF([$Volumes.CT7]=0;&quot;N/A&quot;;[$Valores.CT7]/[$Volumes.CT7])" office:value-type="string" office:string-value="N/A" calcext:value-type="string">
            <text:p>N/A</text:p>
          </table:table-cell>
          <table:table-cell table:formula="of:=IF([$Volumes.CU7]=0;&quot;N/A&quot;;[$Valores.CU7]/[$Volumes.CU7])" office:value-type="string" office:string-value="N/A" calcext:value-type="string">
            <text:p>N/A</text:p>
          </table:table-cell>
          <table:table-cell table:formula="of:=IF([$Volumes.CV7]=0;&quot;N/A&quot;;[$Valores.CV7]/[$Volumes.CV7])" office:value-type="string" office:string-value="N/A" calcext:value-type="string">
            <text:p>N/A</text:p>
          </table:table-cell>
          <table:table-cell table:formula="of:=IF([$Volumes.CW7]=0;&quot;N/A&quot;;[$Valores.CW7]/[$Volumes.CW7])" office:value-type="string" office:string-value="N/A" calcext:value-type="string">
            <text:p>N/A</text:p>
          </table:table-cell>
          <table:table-cell table:formula="of:=IF([$Volumes.CX7]=0;&quot;N/A&quot;;[$Valores.CX7]/[$Volumes.CX7])" office:value-type="string" office:string-value="N/A" calcext:value-type="string">
            <text:p>N/A</text:p>
          </table:table-cell>
          <table:table-cell table:formula="of:=IF([$Volumes.CY7]=0;&quot;N/A&quot;;[$Valores.CY7]/[$Volumes.CY7])" office:value-type="string" office:string-value="N/A" calcext:value-type="string">
            <text:p>N/A</text:p>
          </table:table-cell>
          <table:table-cell table:formula="of:=IF([$Volumes.CZ7]=0;&quot;N/A&quot;;[$Valores.CZ7]/[$Volumes.CZ7])" office:value-type="string" office:string-value="N/A" calcext:value-type="string">
            <text:p>N/A</text:p>
          </table:table-cell>
          <table:table-cell table:formula="of:=IF([$Volumes.DA7]=0;&quot;N/A&quot;;[$Valores.DA7]/[$Volumes.DA7])" office:value-type="string" office:string-value="N/A" calcext:value-type="string">
            <text:p>N/A</text:p>
          </table:table-cell>
          <table:table-cell table:formula="of:=IF([$Volumes.DB7]=0;&quot;N/A&quot;;[$Valores.DB7]/[$Volumes.DB7])" office:value-type="string" office:string-value="N/A" calcext:value-type="string">
            <text:p>N/A</text:p>
          </table:table-cell>
          <table:table-cell table:formula="of:=IF([$Volumes.DC7]=0;&quot;N/A&quot;;[$Valores.DC7]/[$Volumes.DC7])" office:value-type="string" office:string-value="N/A" calcext:value-type="string">
            <text:p>N/A</text:p>
          </table:table-cell>
          <table:table-cell table:formula="of:=IF([$Volumes.DD7]=0;&quot;N/A&quot;;[$Valores.DD7]/[$Volumes.DD7])" office:value-type="string" office:string-value="N/A" calcext:value-type="string">
            <text:p>N/A</text:p>
          </table:table-cell>
          <table:table-cell table:formula="of:=IF([$Volumes.DE7]=0;&quot;N/A&quot;;[$Valores.DE7]/[$Volumes.DE7])" office:value-type="float" office:value="24.6666666666667" calcext:value-type="float">
            <text:p>24.6666666666667</text:p>
          </table:table-cell>
          <table:table-cell table:formula="of:=IF([$Volumes.DF7]=0;&quot;N/A&quot;;[$Valores.DF7]/[$Volumes.DF7])" office:value-type="float" office:value="25.4634146341463" calcext:value-type="float">
            <text:p>25.4634146341463</text:p>
          </table:table-cell>
          <table:table-cell table:formula="of:=IF([$Volumes.DG7]=0;&quot;N/A&quot;;[$Valores.DG7]/[$Volumes.DG7])" office:value-type="float" office:value="26.4406779661017" calcext:value-type="float">
            <text:p>26.4406779661017</text:p>
          </table:table-cell>
          <table:table-cell table:formula="of:=IF([$Volumes.DH7]=0;&quot;N/A&quot;;[$Valores.DH7]/[$Volumes.DH7])" office:value-type="float" office:value="24.9649122807018" calcext:value-type="float">
            <text:p>24.9649122807018</text:p>
          </table:table-cell>
          <table:table-cell table:formula="of:=IF([$Volumes.DI7]=0;&quot;N/A&quot;;[$Valores.DI7]/[$Volumes.DI7])" office:value-type="float" office:value="24.4090909090909" calcext:value-type="float">
            <text:p>24.4090909090909</text:p>
          </table:table-cell>
          <table:table-cell table:formula="of:=IF([$Volumes.DJ7]=0;&quot;N/A&quot;;[$Valores.DJ7]/[$Volumes.DJ7])" office:value-type="float" office:value="22.7821782178218" calcext:value-type="float">
            <text:p>22.7821782178218</text:p>
          </table:table-cell>
          <table:table-cell table:formula="of:=IF([$Volumes.DK7]=0;&quot;N/A&quot;;[$Valores.DK7]/[$Volumes.DK7])" office:value-type="float" office:value="20.6578947368421" calcext:value-type="float">
            <text:p>20.6578947368421</text:p>
          </table:table-cell>
          <table:table-cell table:formula="of:=IF([$Volumes.DL7]=0;&quot;N/A&quot;;[$Valores.DL7]/[$Volumes.DL7])" office:value-type="string" office:string-value="N/A" calcext:value-type="string">
            <text:p>N/A</text:p>
          </table:table-cell>
          <table:table-cell table:formula="of:=IF([$Volumes.DM7]=0;&quot;N/A&quot;;[$Valores.DM7]/[$Volumes.DM7])" office:value-type="string" office:string-value="N/A" calcext:value-type="string">
            <text:p>N/A</text:p>
          </table:table-cell>
          <table:table-cell table:formula="of:=IF([$Volumes.DN7]=0;&quot;N/A&quot;;[$Valores.DN7]/[$Volumes.DN7])" office:value-type="string" office:string-value="N/A" calcext:value-type="string">
            <text:p>N/A</text:p>
          </table:table-cell>
          <table:table-cell table:formula="of:=IF([$Volumes.DO7]=0;&quot;N/A&quot;;[$Valores.DO7]/[$Volumes.DO7])" office:value-type="string" office:string-value="N/A" calcext:value-type="string">
            <text:p>N/A</text:p>
          </table:table-cell>
          <table:table-cell table:formula="of:=IF([$Volumes.DP7]=0;&quot;N/A&quot;;[$Valores.DP7]/[$Volumes.DP7])" office:value-type="string" office:string-value="N/A" calcext:value-type="string">
            <text:p>N/A</text:p>
          </table:table-cell>
          <table:table-cell table:formula="of:=IF([$Volumes.DQ7]=0;&quot;N/A&quot;;[$Valores.DQ7]/[$Volumes.DQ7])" office:value-type="string" office:string-value="N/A" calcext:value-type="string">
            <text:p>N/A</text:p>
          </table:table-cell>
          <table:table-cell table:formula="of:=IF([$Volumes.DR7]=0;&quot;N/A&quot;;[$Valores.DR7]/[$Volumes.DR7])" office:value-type="string" office:string-value="N/A" calcext:value-type="string">
            <text:p>N/A</text:p>
          </table:table-cell>
          <table:table-cell table:formula="of:=IF([$Volumes.DS7]=0;&quot;N/A&quot;;[$Valores.DS7]/[$Volumes.DS7])" office:value-type="string" office:string-value="N/A" calcext:value-type="string">
            <text:p>N/A</text:p>
          </table:table-cell>
          <table:table-cell table:formula="of:=IF([$Volumes.DT7]=0;&quot;N/A&quot;;[$Valores.DT7]/[$Volumes.DT7])" office:value-type="string" office:string-value="N/A" calcext:value-type="string">
            <text:p>N/A</text:p>
          </table:table-cell>
          <table:table-cell table:formula="of:=IF([$Volumes.DU7]=0;&quot;N/A&quot;;[$Valores.DU7]/[$Volumes.DU7])" office:value-type="string" office:string-value="N/A" calcext:value-type="string">
            <text:p>N/A</text:p>
          </table:table-cell>
          <table:table-cell table:formula="of:=IF([$Volumes.DV7]=0;&quot;N/A&quot;;[$Valores.DV7]/[$Volumes.DV7])" office:value-type="string" office:string-value="N/A" calcext:value-type="string">
            <text:p>N/A</text:p>
          </table:table-cell>
          <table:table-cell table:formula="of:=IF([$Volumes.DW7]=0;&quot;N/A&quot;;[$Valores.DW7]/[$Volumes.DW7])" office:value-type="float" office:value="32.7058823529412" calcext:value-type="float">
            <text:p>32.7058823529412</text:p>
          </table:table-cell>
        </table:table-row>
        <table:table-row table:style-name="ro1">
          <table:table-cell office:value-type="string" calcext:value-type="string">
            <text:p>T. OUTRO FABRICANTE,LANCHES PRONTOS</text:p>
          </table:table-cell>
          <table:table-cell table:formula="of:=IF([$Volumes.B8]=0;&quot;N/A&quot;;[$Valores.B8]/[$Volumes.B8])" office:value-type="float" office:value="23.6157517899761" calcext:value-type="float">
            <text:p>23.6157517899761</text:p>
          </table:table-cell>
          <table:table-cell table:formula="of:=IF([$Volumes.C8]=0;&quot;N/A&quot;;[$Valores.C8]/[$Volumes.C8])" office:value-type="float" office:value="23.7333333333333" calcext:value-type="float">
            <text:p>23.7333333333333</text:p>
          </table:table-cell>
          <table:table-cell table:formula="of:=IF([$Volumes.D8]=0;&quot;N/A&quot;;[$Valores.D8]/[$Volumes.D8])" office:value-type="float" office:value="23.1877551020408" calcext:value-type="float">
            <text:p>23.1877551020408</text:p>
          </table:table-cell>
          <table:table-cell table:formula="of:=IF([$Volumes.E8]=0;&quot;N/A&quot;;[$Valores.E8]/[$Volumes.E8])" office:value-type="float" office:value="22.7012195121951" calcext:value-type="float">
            <text:p>22.7012195121951</text:p>
          </table:table-cell>
          <table:table-cell table:formula="of:=IF([$Volumes.F8]=0;&quot;N/A&quot;;[$Valores.F8]/[$Volumes.F8])" office:value-type="float" office:value="21.7131782945736" calcext:value-type="float">
            <text:p>21.7131782945736</text:p>
          </table:table-cell>
          <table:table-cell table:formula="of:=IF([$Volumes.G8]=0;&quot;N/A&quot;;[$Valores.G8]/[$Volumes.G8])" office:value-type="float" office:value="21.7682119205298" calcext:value-type="float">
            <text:p>21.7682119205298</text:p>
          </table:table-cell>
          <table:table-cell table:formula="of:=IF([$Volumes.H8]=0;&quot;N/A&quot;;[$Valores.H8]/[$Volumes.H8])" office:value-type="float" office:value="23.3643410852713" calcext:value-type="float">
            <text:p>23.3643410852713</text:p>
          </table:table-cell>
          <table:table-cell table:formula="of:=IF([$Volumes.I8]=0;&quot;N/A&quot;;[$Valores.I8]/[$Volumes.I8])" office:value-type="float" office:value="24.2" calcext:value-type="float">
            <text:p>24.2</text:p>
          </table:table-cell>
          <table:table-cell table:formula="of:=IF([$Volumes.J8]=0;&quot;N/A&quot;;[$Valores.J8]/[$Volumes.J8])" office:value-type="float" office:value="23.7894736842105" calcext:value-type="float">
            <text:p>23.7894736842105</text:p>
          </table:table-cell>
          <table:table-cell table:formula="of:=IF([$Volumes.K8]=0;&quot;N/A&quot;;[$Valores.K8]/[$Volumes.K8])" office:value-type="float" office:value="23.2641509433962" calcext:value-type="float">
            <text:p>23.2641509433962</text:p>
          </table:table-cell>
          <table:table-cell table:formula="of:=IF([$Volumes.L8]=0;&quot;N/A&quot;;[$Valores.L8]/[$Volumes.L8])" office:value-type="float" office:value="23.3965517241379" calcext:value-type="float">
            <text:p>23.3965517241379</text:p>
          </table:table-cell>
          <table:table-cell table:formula="of:=IF([$Volumes.M8]=0;&quot;N/A&quot;;[$Valores.M8]/[$Volumes.M8])" office:value-type="float" office:value="23.3921568627451" calcext:value-type="float">
            <text:p>23.3921568627451</text:p>
          </table:table-cell>
          <table:table-cell table:formula="of:=IF([$Volumes.N8]=0;&quot;N/A&quot;;[$Valores.N8]/[$Volumes.N8])" office:value-type="float" office:value="24.1" calcext:value-type="float">
            <text:p>24.1</text:p>
          </table:table-cell>
          <table:table-cell table:formula="of:=IF([$Volumes.O8]=0;&quot;N/A&quot;;[$Valores.O8]/[$Volumes.O8])" office:value-type="float" office:value="44.8461538461538" calcext:value-type="float">
            <text:p>44.8461538461538</text:p>
          </table:table-cell>
          <table:table-cell table:formula="of:=IF([$Volumes.P8]=0;&quot;N/A&quot;;[$Valores.P8]/[$Volumes.P8])" office:value-type="float" office:value="58.5" calcext:value-type="float">
            <text:p>58.5</text:p>
          </table:table-cell>
          <table:table-cell table:formula="of:=IF([$Volumes.Q8]=0;&quot;N/A&quot;;[$Valores.Q8]/[$Volumes.Q8])" office:value-type="float" office:value="59.5555555555556" calcext:value-type="float">
            <text:p>59.5555555555556</text:p>
          </table:table-cell>
          <table:table-cell table:formula="of:=IF([$Volumes.R8]=0;&quot;N/A&quot;;[$Valores.R8]/[$Volumes.R8])" office:value-type="float" office:value="55.1176470588235" calcext:value-type="float">
            <text:p>55.1176470588235</text:p>
          </table:table-cell>
          <table:table-cell table:formula="of:=IF([$Volumes.S8]=0;&quot;N/A&quot;;[$Valores.S8]/[$Volumes.S8])" office:value-type="float" office:value="57.2608695652174" calcext:value-type="float">
            <text:p>57.2608695652174</text:p>
          </table:table-cell>
          <table:table-cell table:formula="of:=IF([$Volumes.T8]=0;&quot;N/A&quot;;[$Valores.T8]/[$Volumes.T8])" office:value-type="float" office:value="20.0773480662983" calcext:value-type="float">
            <text:p>20.0773480662983</text:p>
          </table:table-cell>
          <table:table-cell table:formula="of:=IF([$Volumes.U8]=0;&quot;N/A&quot;;[$Valores.U8]/[$Volumes.U8])" office:value-type="float" office:value="21.3039513677812" calcext:value-type="float">
            <text:p>21.3039513677812</text:p>
          </table:table-cell>
          <table:table-cell table:formula="of:=IF([$Volumes.V8]=0;&quot;N/A&quot;;[$Valores.V8]/[$Volumes.V8])" office:value-type="float" office:value="21.3104395604396" calcext:value-type="float">
            <text:p>21.3104395604396</text:p>
          </table:table-cell>
          <table:table-cell table:formula="of:=IF([$Volumes.W8]=0;&quot;N/A&quot;;[$Valores.W8]/[$Volumes.W8])" office:value-type="float" office:value="20.7427385892116" calcext:value-type="float">
            <text:p>20.7427385892116</text:p>
          </table:table-cell>
          <table:table-cell table:formula="of:=IF([$Volumes.X8]=0;&quot;N/A&quot;;[$Valores.X8]/[$Volumes.X8])" office:value-type="float" office:value="21.0299212598425" calcext:value-type="float">
            <text:p>21.0299212598425</text:p>
          </table:table-cell>
          <table:table-cell table:formula="of:=IF([$Volumes.Y8]=0;&quot;N/A&quot;;[$Valores.Y8]/[$Volumes.Y8])" office:value-type="float" office:value="21.5769881556684" calcext:value-type="float">
            <text:p>21.5769881556684</text:p>
          </table:table-cell>
          <table:table-cell table:formula="of:=IF([$Volumes.Z8]=0;&quot;N/A&quot;;[$Valores.Z8]/[$Volumes.Z8])" office:value-type="float" office:value="20.1418181818182" calcext:value-type="float">
            <text:p>20.1418181818182</text:p>
          </table:table-cell>
          <table:table-cell table:formula="of:=IF([$Volumes.AA8]=0;&quot;N/A&quot;;[$Valores.AA8]/[$Volumes.AA8])" office:value-type="float" office:value="19.6995940460081" calcext:value-type="float">
            <text:p>19.6995940460081</text:p>
          </table:table-cell>
          <table:table-cell table:formula="of:=IF([$Volumes.AB8]=0;&quot;N/A&quot;;[$Valores.AB8]/[$Volumes.AB8])" office:value-type="float" office:value="21.0323886639676" calcext:value-type="float">
            <text:p>21.0323886639676</text:p>
          </table:table-cell>
          <table:table-cell table:formula="of:=IF([$Volumes.AC8]=0;&quot;N/A&quot;;[$Valores.AC8]/[$Volumes.AC8])" office:value-type="float" office:value="20.152027027027" calcext:value-type="float">
            <text:p>20.152027027027</text:p>
          </table:table-cell>
          <table:table-cell table:formula="of:=IF([$Volumes.AD8]=0;&quot;N/A&quot;;[$Valores.AD8]/[$Volumes.AD8])" office:value-type="float" office:value="20.6124837451235" calcext:value-type="float">
            <text:p>20.6124837451235</text:p>
          </table:table-cell>
          <table:table-cell table:formula="of:=IF([$Volumes.AE8]=0;&quot;N/A&quot;;[$Valores.AE8]/[$Volumes.AE8])" office:value-type="float" office:value="21.2308673469388" calcext:value-type="float">
            <text:p>21.2308673469388</text:p>
          </table:table-cell>
          <table:table-cell table:formula="of:=IF([$Volumes.AF8]=0;&quot;N/A&quot;;[$Valores.AF8]/[$Volumes.AF8])" office:value-type="float" office:value="21.7052767052767" calcext:value-type="float">
            <text:p>21.7052767052767</text:p>
          </table:table-cell>
          <table:table-cell table:formula="of:=IF([$Volumes.AG8]=0;&quot;N/A&quot;;[$Valores.AG8]/[$Volumes.AG8])" office:value-type="float" office:value="21.9185082872928" calcext:value-type="float">
            <text:p>21.9185082872928</text:p>
          </table:table-cell>
          <table:table-cell table:formula="of:=IF([$Volumes.AH8]=0;&quot;N/A&quot;;[$Valores.AH8]/[$Volumes.AH8])" office:value-type="float" office:value="23.5200764818356" calcext:value-type="float">
            <text:p>23.5200764818356</text:p>
          </table:table-cell>
          <table:table-cell table:formula="of:=IF([$Volumes.AI8]=0;&quot;N/A&quot;;[$Valores.AI8]/[$Volumes.AI8])" office:value-type="float" office:value="21.1339031339031" calcext:value-type="float">
            <text:p>21.1339031339031</text:p>
          </table:table-cell>
          <table:table-cell table:formula="of:=IF([$Volumes.AJ8]=0;&quot;N/A&quot;;[$Valores.AJ8]/[$Volumes.AJ8])" office:value-type="float" office:value="22.1386768447837" calcext:value-type="float">
            <text:p>22.1386768447837</text:p>
          </table:table-cell>
          <table:table-cell table:formula="of:=IF([$Volumes.AK8]=0;&quot;N/A&quot;;[$Valores.AK8]/[$Volumes.AK8])" office:value-type="float" office:value="23.1580161476355" calcext:value-type="float">
            <text:p>23.1580161476355</text:p>
          </table:table-cell>
          <table:table-cell table:formula="of:=IF([$Volumes.AL8]=0;&quot;N/A&quot;;[$Valores.AL8]/[$Volumes.AL8])" office:value-type="float" office:value="19.3888888888889" calcext:value-type="float">
            <text:p>19.3888888888889</text:p>
          </table:table-cell>
          <table:table-cell table:formula="of:=IF([$Volumes.AM8]=0;&quot;N/A&quot;;[$Valores.AM8]/[$Volumes.AM8])" office:value-type="float" office:value="19.4942528735632" calcext:value-type="float">
            <text:p>19.4942528735632</text:p>
          </table:table-cell>
          <table:table-cell table:formula="of:=IF([$Volumes.AN8]=0;&quot;N/A&quot;;[$Valores.AN8]/[$Volumes.AN8])" office:value-type="float" office:value="21.3108108108108" calcext:value-type="float">
            <text:p>21.3108108108108</text:p>
          </table:table-cell>
          <table:table-cell table:formula="of:=IF([$Volumes.AO8]=0;&quot;N/A&quot;;[$Valores.AO8]/[$Volumes.AO8])" office:value-type="float" office:value="20.5911330049261" calcext:value-type="float">
            <text:p>20.5911330049261</text:p>
          </table:table-cell>
          <table:table-cell table:formula="of:=IF([$Volumes.AP8]=0;&quot;N/A&quot;;[$Valores.AP8]/[$Volumes.AP8])" office:value-type="float" office:value="20.375" calcext:value-type="float">
            <text:p>20.375</text:p>
          </table:table-cell>
          <table:table-cell table:formula="of:=IF([$Volumes.AQ8]=0;&quot;N/A&quot;;[$Valores.AQ8]/[$Volumes.AQ8])" office:value-type="float" office:value="21.6739130434783" calcext:value-type="float">
            <text:p>21.6739130434783</text:p>
          </table:table-cell>
          <table:table-cell table:formula="of:=IF([$Volumes.AR8]=0;&quot;N/A&quot;;[$Valores.AR8]/[$Volumes.AR8])" office:value-type="float" office:value="21.8846153846154" calcext:value-type="float">
            <text:p>21.8846153846154</text:p>
          </table:table-cell>
          <table:table-cell table:formula="of:=IF([$Volumes.AS8]=0;&quot;N/A&quot;;[$Valores.AS8]/[$Volumes.AS8])" office:value-type="float" office:value="21.7777777777778" calcext:value-type="float">
            <text:p>21.7777777777778</text:p>
          </table:table-cell>
          <table:table-cell table:formula="of:=IF([$Volumes.AT8]=0;&quot;N/A&quot;;[$Valores.AT8]/[$Volumes.AT8])" office:value-type="float" office:value="20.8148148148148" calcext:value-type="float">
            <text:p>20.8148148148148</text:p>
          </table:table-cell>
          <table:table-cell table:formula="of:=IF([$Volumes.AU8]=0;&quot;N/A&quot;;[$Valores.AU8]/[$Volumes.AU8])" office:value-type="float" office:value="24.8620689655172" calcext:value-type="float">
            <text:p>24.8620689655172</text:p>
          </table:table-cell>
          <table:table-cell table:formula="of:=IF([$Volumes.AV8]=0;&quot;N/A&quot;;[$Valores.AV8]/[$Volumes.AV8])" office:value-type="float" office:value="27.8" calcext:value-type="float">
            <text:p>27.8</text:p>
          </table:table-cell>
          <table:table-cell table:formula="of:=IF([$Volumes.AW8]=0;&quot;N/A&quot;;[$Valores.AW8]/[$Volumes.AW8])" office:value-type="float" office:value="24.75" calcext:value-type="float">
            <text:p>24.75</text:p>
          </table:table-cell>
          <table:table-cell table:formula="of:=IF([$Volumes.AX8]=0;&quot;N/A&quot;;[$Valores.AX8]/[$Volumes.AX8])" office:value-type="string" office:string-value="N/A" calcext:value-type="string">
            <text:p>N/A</text:p>
          </table:table-cell>
          <table:table-cell table:formula="of:=IF([$Volumes.AY8]=0;&quot;N/A&quot;;[$Valores.AY8]/[$Volumes.AY8])" office:value-type="string" office:string-value="N/A" calcext:value-type="string">
            <text:p>N/A</text:p>
          </table:table-cell>
          <table:table-cell table:formula="of:=IF([$Volumes.AZ8]=0;&quot;N/A&quot;;[$Valores.AZ8]/[$Volumes.AZ8])" office:value-type="string" office:string-value="N/A" calcext:value-type="string">
            <text:p>N/A</text:p>
          </table:table-cell>
          <table:table-cell table:formula="of:=IF([$Volumes.BA8]=0;&quot;N/A&quot;;[$Valores.BA8]/[$Volumes.BA8])" office:value-type="string" office:string-value="N/A" calcext:value-type="string">
            <text:p>N/A</text:p>
          </table:table-cell>
          <table:table-cell table:formula="of:=IF([$Volumes.BB8]=0;&quot;N/A&quot;;[$Valores.BB8]/[$Volumes.BB8])" office:value-type="string" office:string-value="N/A" calcext:value-type="string">
            <text:p>N/A</text:p>
          </table:table-cell>
          <table:table-cell table:formula="of:=IF([$Volumes.BC8]=0;&quot;N/A&quot;;[$Valores.BC8]/[$Volumes.BC8])" office:value-type="float" office:value="39.4509803921569" calcext:value-type="float">
            <text:p>39.4509803921569</text:p>
          </table:table-cell>
          <table:table-cell table:formula="of:=IF([$Volumes.BD8]=0;&quot;N/A&quot;;[$Valores.BD8]/[$Volumes.BD8])" office:value-type="float" office:value="20.8253012048193" calcext:value-type="float">
            <text:p>20.8253012048193</text:p>
          </table:table-cell>
          <table:table-cell table:formula="of:=IF([$Volumes.BE8]=0;&quot;N/A&quot;;[$Valores.BE8]/[$Volumes.BE8])" office:value-type="float" office:value="20.3049645390071" calcext:value-type="float">
            <text:p>20.3049645390071</text:p>
          </table:table-cell>
          <table:table-cell table:formula="of:=IF([$Volumes.BF8]=0;&quot;N/A&quot;;[$Valores.BF8]/[$Volumes.BF8])" office:value-type="float" office:value="21.6377245508982" calcext:value-type="float">
            <text:p>21.6377245508982</text:p>
          </table:table-cell>
          <table:table-cell table:formula="of:=IF([$Volumes.BG8]=0;&quot;N/A&quot;;[$Valores.BG8]/[$Volumes.BG8])" office:value-type="float" office:value="21.2309941520468" calcext:value-type="float">
            <text:p>21.2309941520468</text:p>
          </table:table-cell>
          <table:table-cell table:formula="of:=IF([$Volumes.BH8]=0;&quot;N/A&quot;;[$Valores.BH8]/[$Volumes.BH8])" office:value-type="float" office:value="22.2760736196319" calcext:value-type="float">
            <text:p>22.2760736196319</text:p>
          </table:table-cell>
          <table:table-cell table:formula="of:=IF([$Volumes.BI8]=0;&quot;N/A&quot;;[$Valores.BI8]/[$Volumes.BI8])" office:value-type="float" office:value="21.241134751773" calcext:value-type="float">
            <text:p>21.241134751773</text:p>
          </table:table-cell>
          <table:table-cell table:formula="of:=IF([$Volumes.BJ8]=0;&quot;N/A&quot;;[$Valores.BJ8]/[$Volumes.BJ8])" office:value-type="float" office:value="22.491961414791" calcext:value-type="float">
            <text:p>22.491961414791</text:p>
          </table:table-cell>
          <table:table-cell table:formula="of:=IF([$Volumes.BK8]=0;&quot;N/A&quot;;[$Valores.BK8]/[$Volumes.BK8])" office:value-type="float" office:value="23.2879377431907" calcext:value-type="float">
            <text:p>23.2879377431907</text:p>
          </table:table-cell>
          <table:table-cell table:formula="of:=IF([$Volumes.BL8]=0;&quot;N/A&quot;;[$Valores.BL8]/[$Volumes.BL8])" office:value-type="float" office:value="24.5947136563877" calcext:value-type="float">
            <text:p>24.5947136563877</text:p>
          </table:table-cell>
          <table:table-cell table:formula="of:=IF([$Volumes.BM8]=0;&quot;N/A&quot;;[$Valores.BM8]/[$Volumes.BM8])" office:value-type="float" office:value="28.1530054644809" calcext:value-type="float">
            <text:p>28.1530054644809</text:p>
          </table:table-cell>
          <table:table-cell table:formula="of:=IF([$Volumes.BN8]=0;&quot;N/A&quot;;[$Valores.BN8]/[$Volumes.BN8])" office:value-type="float" office:value="27.8969072164948" calcext:value-type="float">
            <text:p>27.8969072164948</text:p>
          </table:table-cell>
          <table:table-cell table:formula="of:=IF([$Volumes.BO8]=0;&quot;N/A&quot;;[$Valores.BO8]/[$Volumes.BO8])" office:value-type="float" office:value="21.7571428571429" calcext:value-type="float">
            <text:p>21.7571428571429</text:p>
          </table:table-cell>
          <table:table-cell table:formula="of:=IF([$Volumes.BP8]=0;&quot;N/A&quot;;[$Valores.BP8]/[$Volumes.BP8])" office:value-type="float" office:value="25.4791666666667" calcext:value-type="float">
            <text:p>25.4791666666667</text:p>
          </table:table-cell>
          <table:table-cell table:formula="of:=IF([$Volumes.BQ8]=0;&quot;N/A&quot;;[$Valores.BQ8]/[$Volumes.BQ8])" office:value-type="float" office:value="26.2238805970149" calcext:value-type="float">
            <text:p>26.2238805970149</text:p>
          </table:table-cell>
          <table:table-cell table:formula="of:=IF([$Volumes.BR8]=0;&quot;N/A&quot;;[$Valores.BR8]/[$Volumes.BR8])" office:value-type="float" office:value="25.9054054054054" calcext:value-type="float">
            <text:p>25.9054054054054</text:p>
          </table:table-cell>
          <table:table-cell table:formula="of:=IF([$Volumes.BS8]=0;&quot;N/A&quot;;[$Valores.BS8]/[$Volumes.BS8])" office:value-type="float" office:value="26.6440677966102" calcext:value-type="float">
            <text:p>26.6440677966102</text:p>
          </table:table-cell>
          <table:table-cell table:formula="of:=IF([$Volumes.BT8]=0;&quot;N/A&quot;;[$Valores.BT8]/[$Volumes.BT8])" office:value-type="float" office:value="26.6744186046512" calcext:value-type="float">
            <text:p>26.6744186046512</text:p>
          </table:table-cell>
          <table:table-cell table:formula="of:=IF([$Volumes.BU8]=0;&quot;N/A&quot;;[$Valores.BU8]/[$Volumes.BU8])" office:value-type="float" office:value="29.1739130434783" calcext:value-type="float">
            <text:p>29.1739130434783</text:p>
          </table:table-cell>
          <table:table-cell table:formula="of:=IF([$Volumes.BV8]=0;&quot;N/A&quot;;[$Valores.BV8]/[$Volumes.BV8])" office:value-type="float" office:value="21.7014218009479" calcext:value-type="float">
            <text:p>21.7014218009479</text:p>
          </table:table-cell>
          <table:table-cell table:formula="of:=IF([$Volumes.BW8]=0;&quot;N/A&quot;;[$Valores.BW8]/[$Volumes.BW8])" office:value-type="float" office:value="22.1209677419355" calcext:value-type="float">
            <text:p>22.1209677419355</text:p>
          </table:table-cell>
          <table:table-cell table:formula="of:=IF([$Volumes.BX8]=0;&quot;N/A&quot;;[$Valores.BX8]/[$Volumes.BX8])" office:value-type="float" office:value="23.0932203389831" calcext:value-type="float">
            <text:p>23.0932203389831</text:p>
          </table:table-cell>
          <table:table-cell table:formula="of:=IF([$Volumes.BY8]=0;&quot;N/A&quot;;[$Valores.BY8]/[$Volumes.BY8])" office:value-type="float" office:value="22.6129032258064" calcext:value-type="float">
            <text:p>22.6129032258064</text:p>
          </table:table-cell>
          <table:table-cell table:formula="of:=IF([$Volumes.BZ8]=0;&quot;N/A&quot;;[$Valores.BZ8]/[$Volumes.BZ8])" office:value-type="float" office:value="21.5304347826087" calcext:value-type="float">
            <text:p>21.5304347826087</text:p>
          </table:table-cell>
          <table:table-cell table:formula="of:=IF([$Volumes.CA8]=0;&quot;N/A&quot;;[$Valores.CA8]/[$Volumes.CA8])" office:value-type="float" office:value="21.7010309278351" calcext:value-type="float">
            <text:p>21.7010309278351</text:p>
          </table:table-cell>
          <table:table-cell table:formula="of:=IF([$Volumes.CB8]=0;&quot;N/A&quot;;[$Valores.CB8]/[$Volumes.CB8])" office:value-type="float" office:value="22.0555555555556" calcext:value-type="float">
            <text:p>22.0555555555556</text:p>
          </table:table-cell>
          <table:table-cell table:formula="of:=IF([$Volumes.CC8]=0;&quot;N/A&quot;;[$Valores.CC8]/[$Volumes.CC8])" office:value-type="float" office:value="22.5333333333333" calcext:value-type="float">
            <text:p>22.5333333333333</text:p>
          </table:table-cell>
          <table:table-cell table:formula="of:=IF([$Volumes.CD8]=0;&quot;N/A&quot;;[$Valores.CD8]/[$Volumes.CD8])" office:value-type="float" office:value="24.28125" calcext:value-type="float">
            <text:p>24.28125</text:p>
          </table:table-cell>
          <table:table-cell table:formula="of:=IF([$Volumes.CE8]=0;&quot;N/A&quot;;[$Valores.CE8]/[$Volumes.CE8])" office:value-type="float" office:value="27.0483870967742" calcext:value-type="float">
            <text:p>27.0483870967742</text:p>
          </table:table-cell>
          <table:table-cell table:formula="of:=IF([$Volumes.CF8]=0;&quot;N/A&quot;;[$Valores.CF8]/[$Volumes.CF8])" office:value-type="float" office:value="26.1333333333333" calcext:value-type="float">
            <text:p>26.1333333333333</text:p>
          </table:table-cell>
          <table:table-cell table:formula="of:=IF([$Volumes.CG8]=0;&quot;N/A&quot;;[$Valores.CG8]/[$Volumes.CG8])" office:value-type="float" office:value="21.7384615384615" calcext:value-type="float">
            <text:p>21.7384615384615</text:p>
          </table:table-cell>
          <table:table-cell table:formula="of:=IF([$Volumes.CH8]=0;&quot;N/A&quot;;[$Valores.CH8]/[$Volumes.CH8])" office:value-type="float" office:value="24.2" calcext:value-type="float">
            <text:p>24.2</text:p>
          </table:table-cell>
          <table:table-cell table:formula="of:=IF([$Volumes.CI8]=0;&quot;N/A&quot;;[$Valores.CI8]/[$Volumes.CI8])" office:value-type="float" office:value="24.6938775510204" calcext:value-type="float">
            <text:p>24.6938775510204</text:p>
          </table:table-cell>
          <table:table-cell table:formula="of:=IF([$Volumes.CJ8]=0;&quot;N/A&quot;;[$Valores.CJ8]/[$Volumes.CJ8])" office:value-type="float" office:value="26.3015873015873" calcext:value-type="float">
            <text:p>26.3015873015873</text:p>
          </table:table-cell>
          <table:table-cell table:formula="of:=IF([$Volumes.CK8]=0;&quot;N/A&quot;;[$Valores.CK8]/[$Volumes.CK8])" office:value-type="float" office:value="30.8679245283019" calcext:value-type="float">
            <text:p>30.8679245283019</text:p>
          </table:table-cell>
          <table:table-cell table:formula="of:=IF([$Volumes.CL8]=0;&quot;N/A&quot;;[$Valores.CL8]/[$Volumes.CL8])" office:value-type="float" office:value="33.6382978723404" calcext:value-type="float">
            <text:p>33.6382978723404</text:p>
          </table:table-cell>
          <table:table-cell table:formula="of:=IF([$Volumes.CM8]=0;&quot;N/A&quot;;[$Valores.CM8]/[$Volumes.CM8])" office:value-type="float" office:value="46.7064220183486" calcext:value-type="float">
            <text:p>46.7064220183486</text:p>
          </table:table-cell>
          <table:table-cell table:formula="of:=IF([$Volumes.CN8]=0;&quot;N/A&quot;;[$Valores.CN8]/[$Volumes.CN8])" office:value-type="float" office:value="21.0793854033291" calcext:value-type="float">
            <text:p>21.0793854033291</text:p>
          </table:table-cell>
          <table:table-cell table:formula="of:=IF([$Volumes.CO8]=0;&quot;N/A&quot;;[$Valores.CO8]/[$Volumes.CO8])" office:value-type="float" office:value="22.112927191679" calcext:value-type="float">
            <text:p>22.112927191679</text:p>
          </table:table-cell>
          <table:table-cell table:formula="of:=IF([$Volumes.CP8]=0;&quot;N/A&quot;;[$Valores.CP8]/[$Volumes.CP8])" office:value-type="float" office:value="22.5889261744966" calcext:value-type="float">
            <text:p>22.5889261744966</text:p>
          </table:table-cell>
          <table:table-cell table:formula="of:=IF([$Volumes.CQ8]=0;&quot;N/A&quot;;[$Valores.CQ8]/[$Volumes.CQ8])" office:value-type="float" office:value="22.4178525226391" calcext:value-type="float">
            <text:p>22.4178525226391</text:p>
          </table:table-cell>
          <table:table-cell table:formula="of:=IF([$Volumes.CR8]=0;&quot;N/A&quot;;[$Valores.CR8]/[$Volumes.CR8])" office:value-type="float" office:value="23.4148471615721" calcext:value-type="float">
            <text:p>23.4148471615721</text:p>
          </table:table-cell>
          <table:table-cell table:formula="of:=IF([$Volumes.CS8]=0;&quot;N/A&quot;;[$Valores.CS8]/[$Volumes.CS8])" office:value-type="float" office:value="23.3135935397039" calcext:value-type="float">
            <text:p>23.3135935397039</text:p>
          </table:table-cell>
          <table:table-cell table:formula="of:=IF([$Volumes.CT8]=0;&quot;N/A&quot;;[$Valores.CT8]/[$Volumes.CT8])" office:value-type="float" office:value="24.7425531914894" calcext:value-type="float">
            <text:p>24.7425531914894</text:p>
          </table:table-cell>
          <table:table-cell table:formula="of:=IF([$Volumes.CU8]=0;&quot;N/A&quot;;[$Valores.CU8]/[$Volumes.CU8])" office:value-type="float" office:value="25.0871212121212" calcext:value-type="float">
            <text:p>25.0871212121212</text:p>
          </table:table-cell>
          <table:table-cell table:formula="of:=IF([$Volumes.CV8]=0;&quot;N/A&quot;;[$Valores.CV8]/[$Volumes.CV8])" office:value-type="float" office:value="24.0912698412698" calcext:value-type="float">
            <text:p>24.0912698412698</text:p>
          </table:table-cell>
          <table:table-cell table:formula="of:=IF([$Volumes.CW8]=0;&quot;N/A&quot;;[$Valores.CW8]/[$Volumes.CW8])" office:value-type="float" office:value="19.7250673854447" calcext:value-type="float">
            <text:p>19.7250673854447</text:p>
          </table:table-cell>
          <table:table-cell table:formula="of:=IF([$Volumes.CX8]=0;&quot;N/A&quot;;[$Valores.CX8]/[$Volumes.CX8])" office:value-type="float" office:value="26.9613733905579" calcext:value-type="float">
            <text:p>26.9613733905579</text:p>
          </table:table-cell>
          <table:table-cell table:formula="of:=IF([$Volumes.CY8]=0;&quot;N/A&quot;;[$Valores.CY8]/[$Volumes.CY8])" office:value-type="float" office:value="28.5845070422535" calcext:value-type="float">
            <text:p>28.5845070422535</text:p>
          </table:table-cell>
          <table:table-cell table:formula="of:=IF([$Volumes.CZ8]=0;&quot;N/A&quot;;[$Valores.CZ8]/[$Volumes.CZ8])" office:value-type="float" office:value="28.5507246376812" calcext:value-type="float">
            <text:p>28.5507246376812</text:p>
          </table:table-cell>
          <table:table-cell table:formula="of:=IF([$Volumes.DA8]=0;&quot;N/A&quot;;[$Valores.DA8]/[$Volumes.DA8])" office:value-type="float" office:value="30.4042553191489" calcext:value-type="float">
            <text:p>30.4042553191489</text:p>
          </table:table-cell>
          <table:table-cell table:formula="of:=IF([$Volumes.DB8]=0;&quot;N/A&quot;;[$Valores.DB8]/[$Volumes.DB8])" office:value-type="float" office:value="31.2054794520548" calcext:value-type="float">
            <text:p>31.2054794520548</text:p>
          </table:table-cell>
          <table:table-cell table:formula="of:=IF([$Volumes.DC8]=0;&quot;N/A&quot;;[$Valores.DC8]/[$Volumes.DC8])" office:value-type="float" office:value="34.2727272727273" calcext:value-type="float">
            <text:p>34.2727272727273</text:p>
          </table:table-cell>
          <table:table-cell table:formula="of:=IF([$Volumes.DD8]=0;&quot;N/A&quot;;[$Valores.DD8]/[$Volumes.DD8])" office:value-type="float" office:value="33.53125" calcext:value-type="float">
            <text:p>33.53125</text:p>
          </table:table-cell>
          <table:table-cell table:formula="of:=IF([$Volumes.DE8]=0;&quot;N/A&quot;;[$Valores.DE8]/[$Volumes.DE8])" office:value-type="float" office:value="69.1791666666667" calcext:value-type="float">
            <text:p>69.1791666666667</text:p>
          </table:table-cell>
          <table:table-cell table:formula="of:=IF([$Volumes.DF8]=0;&quot;N/A&quot;;[$Valores.DF8]/[$Volumes.DF8])" office:value-type="float" office:value="23.7666666666667" calcext:value-type="float">
            <text:p>23.7666666666667</text:p>
          </table:table-cell>
          <table:table-cell table:formula="of:=IF([$Volumes.DG8]=0;&quot;N/A&quot;;[$Valores.DG8]/[$Volumes.DG8])" office:value-type="float" office:value="23" calcext:value-type="float">
            <text:p>23</text:p>
          </table:table-cell>
          <table:table-cell table:formula="of:=IF([$Volumes.DH8]=0;&quot;N/A&quot;;[$Valores.DH8]/[$Volumes.DH8])" office:value-type="float" office:value="24.3076923076923" calcext:value-type="float">
            <text:p>24.3076923076923</text:p>
          </table:table-cell>
          <table:table-cell table:formula="of:=IF([$Volumes.DI8]=0;&quot;N/A&quot;;[$Valores.DI8]/[$Volumes.DI8])" office:value-type="float" office:value="22.15" calcext:value-type="float">
            <text:p>22.15</text:p>
          </table:table-cell>
          <table:table-cell table:formula="of:=IF([$Volumes.DJ8]=0;&quot;N/A&quot;;[$Valores.DJ8]/[$Volumes.DJ8])" office:value-type="float" office:value="21.9" calcext:value-type="float">
            <text:p>21.9</text:p>
          </table:table-cell>
          <table:table-cell table:formula="of:=IF([$Volumes.DK8]=0;&quot;N/A&quot;;[$Valores.DK8]/[$Volumes.DK8])" office:value-type="float" office:value="21.5294117647059" calcext:value-type="float">
            <text:p>21.5294117647059</text:p>
          </table:table-cell>
          <table:table-cell table:formula="of:=IF([$Volumes.DL8]=0;&quot;N/A&quot;;[$Valores.DL8]/[$Volumes.DL8])" office:value-type="float" office:value="21.6842105263158" calcext:value-type="float">
            <text:p>21.6842105263158</text:p>
          </table:table-cell>
          <table:table-cell table:formula="of:=IF([$Volumes.DM8]=0;&quot;N/A&quot;;[$Valores.DM8]/[$Volumes.DM8])" office:value-type="float" office:value="22.5" calcext:value-type="float">
            <text:p>22.5</text:p>
          </table:table-cell>
          <table:table-cell table:formula="of:=IF([$Volumes.DN8]=0;&quot;N/A&quot;;[$Valores.DN8]/[$Volumes.DN8])" office:value-type="float" office:value="20.4285714285714" calcext:value-type="float">
            <text:p>20.4285714285714</text:p>
          </table:table-cell>
          <table:table-cell table:formula="of:=IF([$Volumes.DO8]=0;&quot;N/A&quot;;[$Valores.DO8]/[$Volumes.DO8])" office:value-type="float" office:value="23.4285714285714" calcext:value-type="float">
            <text:p>23.4285714285714</text:p>
          </table:table-cell>
          <table:table-cell table:formula="of:=IF([$Volumes.DP8]=0;&quot;N/A&quot;;[$Valores.DP8]/[$Volumes.DP8])" office:value-type="float" office:value="20.7" calcext:value-type="float">
            <text:p>20.7</text:p>
          </table:table-cell>
          <table:table-cell table:formula="of:=IF([$Volumes.DQ8]=0;&quot;N/A&quot;;[$Valores.DQ8]/[$Volumes.DQ8])" office:value-type="float" office:value="21.5" calcext:value-type="float">
            <text:p>21.5</text:p>
          </table:table-cell>
          <table:table-cell table:formula="of:=IF([$Volumes.DR8]=0;&quot;N/A&quot;;[$Valores.DR8]/[$Volumes.DR8])" office:value-type="float" office:value="23" calcext:value-type="float">
            <text:p>23</text:p>
          </table:table-cell>
          <table:table-cell table:formula="of:=IF([$Volumes.DS8]=0;&quot;N/A&quot;;[$Valores.DS8]/[$Volumes.DS8])" office:value-type="string" office:string-value="N/A" calcext:value-type="string">
            <text:p>N/A</text:p>
          </table:table-cell>
          <table:table-cell table:formula="of:=IF([$Volumes.DT8]=0;&quot;N/A&quot;;[$Valores.DT8]/[$Volumes.DT8])" office:value-type="string" office:string-value="N/A" calcext:value-type="string">
            <text:p>N/A</text:p>
          </table:table-cell>
          <table:table-cell table:formula="of:=IF([$Volumes.DU8]=0;&quot;N/A&quot;;[$Valores.DU8]/[$Volumes.DU8])" office:value-type="string" office:string-value="N/A" calcext:value-type="string">
            <text:p>N/A</text:p>
          </table:table-cell>
          <table:table-cell table:formula="of:=IF([$Volumes.DV8]=0;&quot;N/A&quot;;[$Valores.DV8]/[$Volumes.DV8])" office:value-type="float" office:value="40" calcext:value-type="float">
            <text:p>40</text:p>
          </table:table-cell>
          <table:table-cell table:formula="of:=IF([$Volumes.DW8]=0;&quot;N/A&quot;;[$Valores.DW8]/[$Volumes.DW8])" office:value-type="float" office:value="40.25" calcext:value-type="float">
            <text:p>40.25</text:p>
          </table:table-cell>
        </table:table-row>
        <table:table-row table:style-name="ro1">
          <table:table-cell office:value-type="string" calcext:value-type="string">
            <text:p>T. AURORA ALIMENTOS,LANCHES PRONTOS</text:p>
          </table:table-cell>
          <table:table-cell table:formula="of:=IF([$Volumes.B9]=0;&quot;N/A&quot;;[$Valores.B9]/[$Volumes.B9])" office:value-type="float" office:value="25.9322033898305" calcext:value-type="float">
            <text:p>25.9322033898305</text:p>
          </table:table-cell>
          <table:table-cell table:formula="of:=IF([$Volumes.C9]=0;&quot;N/A&quot;;[$Valores.C9]/[$Volumes.C9])" office:value-type="float" office:value="25.1388888888889" calcext:value-type="float">
            <text:p>25.1388888888889</text:p>
          </table:table-cell>
          <table:table-cell table:formula="of:=IF([$Volumes.D9]=0;&quot;N/A&quot;;[$Valores.D9]/[$Volumes.D9])" office:value-type="float" office:value="23.96484375" calcext:value-type="float">
            <text:p>23.96484375</text:p>
          </table:table-cell>
          <table:table-cell table:formula="of:=IF([$Volumes.E9]=0;&quot;N/A&quot;;[$Valores.E9]/[$Volumes.E9])" office:value-type="float" office:value="23.7196261682243" calcext:value-type="float">
            <text:p>23.7196261682243</text:p>
          </table:table-cell>
          <table:table-cell table:formula="of:=IF([$Volumes.F9]=0;&quot;N/A&quot;;[$Valores.F9]/[$Volumes.F9])" office:value-type="float" office:value="23.9592476489028" calcext:value-type="float">
            <text:p>23.9592476489028</text:p>
          </table:table-cell>
          <table:table-cell table:formula="of:=IF([$Volumes.G9]=0;&quot;N/A&quot;;[$Valores.G9]/[$Volumes.G9])" office:value-type="float" office:value="24.3253968253968" calcext:value-type="float">
            <text:p>24.3253968253968</text:p>
          </table:table-cell>
          <table:table-cell table:formula="of:=IF([$Volumes.H9]=0;&quot;N/A&quot;;[$Valores.H9]/[$Volumes.H9])" office:value-type="float" office:value="23.9264705882353" calcext:value-type="float">
            <text:p>23.9264705882353</text:p>
          </table:table-cell>
          <table:table-cell table:formula="of:=IF([$Volumes.I9]=0;&quot;N/A&quot;;[$Valores.I9]/[$Volumes.I9])" office:value-type="float" office:value="24.4147286821705" calcext:value-type="float">
            <text:p>24.4147286821705</text:p>
          </table:table-cell>
          <table:table-cell table:formula="of:=IF([$Volumes.J9]=0;&quot;N/A&quot;;[$Valores.J9]/[$Volumes.J9])" office:value-type="float" office:value="24.2843450479233" calcext:value-type="float">
            <text:p>24.2843450479233</text:p>
          </table:table-cell>
          <table:table-cell table:formula="of:=IF([$Volumes.K9]=0;&quot;N/A&quot;;[$Valores.K9]/[$Volumes.K9])" office:value-type="float" office:value="24.7546468401487" calcext:value-type="float">
            <text:p>24.7546468401487</text:p>
          </table:table-cell>
          <table:table-cell table:formula="of:=IF([$Volumes.L9]=0;&quot;N/A&quot;;[$Valores.L9]/[$Volumes.L9])" office:value-type="float" office:value="24.5945017182131" calcext:value-type="float">
            <text:p>24.5945017182131</text:p>
          </table:table-cell>
          <table:table-cell table:formula="of:=IF([$Volumes.M9]=0;&quot;N/A&quot;;[$Valores.M9]/[$Volumes.M9])" office:value-type="float" office:value="24.7546468401487" calcext:value-type="float">
            <text:p>24.7546468401487</text:p>
          </table:table-cell>
          <table:table-cell table:formula="of:=IF([$Volumes.N9]=0;&quot;N/A&quot;;[$Valores.N9]/[$Volumes.N9])" office:value-type="float" office:value="24.9292929292929" calcext:value-type="float">
            <text:p>24.9292929292929</text:p>
          </table:table-cell>
          <table:table-cell table:formula="of:=IF([$Volumes.O9]=0;&quot;N/A&quot;;[$Valores.O9]/[$Volumes.O9])" office:value-type="float" office:value="24.7088607594937" calcext:value-type="float">
            <text:p>24.7088607594937</text:p>
          </table:table-cell>
          <table:table-cell table:formula="of:=IF([$Volumes.P9]=0;&quot;N/A&quot;;[$Valores.P9]/[$Volumes.P9])" office:value-type="float" office:value="24.9615384615385" calcext:value-type="float">
            <text:p>24.9615384615385</text:p>
          </table:table-cell>
          <table:table-cell table:formula="of:=IF([$Volumes.Q9]=0;&quot;N/A&quot;;[$Valores.Q9]/[$Volumes.Q9])" office:value-type="float" office:value="25.4529914529915" calcext:value-type="float">
            <text:p>25.4529914529915</text:p>
          </table:table-cell>
          <table:table-cell table:formula="of:=IF([$Volumes.R9]=0;&quot;N/A&quot;;[$Valores.R9]/[$Volumes.R9])" office:value-type="float" office:value="24.8583333333333" calcext:value-type="float">
            <text:p>24.8583333333333</text:p>
          </table:table-cell>
          <table:table-cell table:formula="of:=IF([$Volumes.S9]=0;&quot;N/A&quot;;[$Valores.S9]/[$Volumes.S9])" office:value-type="float" office:value="24.3518518518519" calcext:value-type="float">
            <text:p>24.3518518518519</text:p>
          </table:table-cell>
          <table:table-cell table:formula="of:=IF([$Volumes.T9]=0;&quot;N/A&quot;;[$Valores.T9]/[$Volumes.T9])" office:value-type="float" office:value="22.7490347490348" calcext:value-type="float">
            <text:p>22.7490347490348</text:p>
          </table:table-cell>
          <table:table-cell table:formula="of:=IF([$Volumes.U9]=0;&quot;N/A&quot;;[$Valores.U9]/[$Volumes.U9])" office:value-type="float" office:value="22.6430020283976" calcext:value-type="float">
            <text:p>22.6430020283976</text:p>
          </table:table-cell>
          <table:table-cell table:formula="of:=IF([$Volumes.V9]=0;&quot;N/A&quot;;[$Valores.V9]/[$Volumes.V9])" office:value-type="float" office:value="20.78739184178" calcext:value-type="float">
            <text:p>20.78739184178</text:p>
          </table:table-cell>
          <table:table-cell table:formula="of:=IF([$Volumes.W9]=0;&quot;N/A&quot;;[$Valores.W9]/[$Volumes.W9])" office:value-type="float" office:value="21.475884244373" calcext:value-type="float">
            <text:p>21.475884244373</text:p>
          </table:table-cell>
          <table:table-cell table:formula="of:=IF([$Volumes.X9]=0;&quot;N/A&quot;;[$Valores.X9]/[$Volumes.X9])" office:value-type="float" office:value="22.1325503355705" calcext:value-type="float">
            <text:p>22.1325503355705</text:p>
          </table:table-cell>
          <table:table-cell table:formula="of:=IF([$Volumes.Y9]=0;&quot;N/A&quot;;[$Valores.Y9]/[$Volumes.Y9])" office:value-type="float" office:value="22.4748677248677" calcext:value-type="float">
            <text:p>22.4748677248677</text:p>
          </table:table-cell>
          <table:table-cell table:formula="of:=IF([$Volumes.Z9]=0;&quot;N/A&quot;;[$Valores.Z9]/[$Volumes.Z9])" office:value-type="float" office:value="22.6012058570198" calcext:value-type="float">
            <text:p>22.6012058570198</text:p>
          </table:table-cell>
          <table:table-cell table:formula="of:=IF([$Volumes.AA9]=0;&quot;N/A&quot;;[$Valores.AA9]/[$Volumes.AA9])" office:value-type="float" office:value="22.7340277777778" calcext:value-type="float">
            <text:p>22.7340277777778</text:p>
          </table:table-cell>
          <table:table-cell table:formula="of:=IF([$Volumes.AB9]=0;&quot;N/A&quot;;[$Valores.AB9]/[$Volumes.AB9])" office:value-type="float" office:value="22.8730512249443" calcext:value-type="float">
            <text:p>22.8730512249443</text:p>
          </table:table-cell>
          <table:table-cell table:formula="of:=IF([$Volumes.AC9]=0;&quot;N/A&quot;;[$Valores.AC9]/[$Volumes.AC9])" office:value-type="float" office:value="22.8570544554455" calcext:value-type="float">
            <text:p>22.8570544554455</text:p>
          </table:table-cell>
          <table:table-cell table:formula="of:=IF([$Volumes.AD9]=0;&quot;N/A&quot;;[$Valores.AD9]/[$Volumes.AD9])" office:value-type="float" office:value="23.3908959537572" calcext:value-type="float">
            <text:p>23.3908959537572</text:p>
          </table:table-cell>
          <table:table-cell table:formula="of:=IF([$Volumes.AE9]=0;&quot;N/A&quot;;[$Valores.AE9]/[$Volumes.AE9])" office:value-type="float" office:value="24.0399137001079" calcext:value-type="float">
            <text:p>24.0399137001079</text:p>
          </table:table-cell>
          <table:table-cell table:formula="of:=IF([$Volumes.AF9]=0;&quot;N/A&quot;;[$Valores.AF9]/[$Volumes.AF9])" office:value-type="float" office:value="24.0667938931298" calcext:value-type="float">
            <text:p>24.0667938931298</text:p>
          </table:table-cell>
          <table:table-cell table:formula="of:=IF([$Volumes.AG9]=0;&quot;N/A&quot;;[$Valores.AG9]/[$Volumes.AG9])" office:value-type="float" office:value="23.2793129200896" calcext:value-type="float">
            <text:p>23.2793129200896</text:p>
          </table:table-cell>
          <table:table-cell table:formula="of:=IF([$Volumes.AH9]=0;&quot;N/A&quot;;[$Valores.AH9]/[$Volumes.AH9])" office:value-type="float" office:value="24.1511746680286" calcext:value-type="float">
            <text:p>24.1511746680286</text:p>
          </table:table-cell>
          <table:table-cell table:formula="of:=IF([$Volumes.AI9]=0;&quot;N/A&quot;;[$Valores.AI9]/[$Volumes.AI9])" office:value-type="float" office:value="25.565280816922" calcext:value-type="float">
            <text:p>25.565280816922</text:p>
          </table:table-cell>
          <table:table-cell table:formula="of:=IF([$Volumes.AJ9]=0;&quot;N/A&quot;;[$Valores.AJ9]/[$Volumes.AJ9])" office:value-type="float" office:value="25.0174854288093" calcext:value-type="float">
            <text:p>25.0174854288093</text:p>
          </table:table-cell>
          <table:table-cell table:formula="of:=IF([$Volumes.AK9]=0;&quot;N/A&quot;;[$Valores.AK9]/[$Volumes.AK9])" office:value-type="float" office:value="24.5884645362432" calcext:value-type="float">
            <text:p>24.5884645362432</text:p>
          </table:table-cell>
          <table:table-cell table:formula="of:=IF([$Volumes.AL9]=0;&quot;N/A&quot;;[$Valores.AL9]/[$Volumes.AL9])" office:value-type="float" office:value="20.6078610603291" calcext:value-type="float">
            <text:p>20.6078610603291</text:p>
          </table:table-cell>
          <table:table-cell table:formula="of:=IF([$Volumes.AM9]=0;&quot;N/A&quot;;[$Valores.AM9]/[$Volumes.AM9])" office:value-type="float" office:value="21.4941176470588" calcext:value-type="float">
            <text:p>21.4941176470588</text:p>
          </table:table-cell>
          <table:table-cell table:formula="of:=IF([$Volumes.AN9]=0;&quot;N/A&quot;;[$Valores.AN9]/[$Volumes.AN9])" office:value-type="float" office:value="21.4344919786096" calcext:value-type="float">
            <text:p>21.4344919786096</text:p>
          </table:table-cell>
          <table:table-cell table:formula="of:=IF([$Volumes.AO9]=0;&quot;N/A&quot;;[$Valores.AO9]/[$Volumes.AO9])" office:value-type="float" office:value="22.2991596638655" calcext:value-type="float">
            <text:p>22.2991596638655</text:p>
          </table:table-cell>
          <table:table-cell table:formula="of:=IF([$Volumes.AP9]=0;&quot;N/A&quot;;[$Valores.AP9]/[$Volumes.AP9])" office:value-type="float" office:value="21.6284289276808" calcext:value-type="float">
            <text:p>21.6284289276808</text:p>
          </table:table-cell>
          <table:table-cell table:formula="of:=IF([$Volumes.AQ9]=0;&quot;N/A&quot;;[$Valores.AQ9]/[$Volumes.AQ9])" office:value-type="float" office:value="19.5372093023256" calcext:value-type="float">
            <text:p>19.5372093023256</text:p>
          </table:table-cell>
          <table:table-cell table:formula="of:=IF([$Volumes.AR9]=0;&quot;N/A&quot;;[$Valores.AR9]/[$Volumes.AR9])" office:value-type="float" office:value="21.6363636363636" calcext:value-type="float">
            <text:p>21.6363636363636</text:p>
          </table:table-cell>
          <table:table-cell table:formula="of:=IF([$Volumes.AS9]=0;&quot;N/A&quot;;[$Valores.AS9]/[$Volumes.AS9])" office:value-type="float" office:value="21.5537555228277" calcext:value-type="float">
            <text:p>21.5537555228277</text:p>
          </table:table-cell>
          <table:table-cell table:formula="of:=IF([$Volumes.AT9]=0;&quot;N/A&quot;;[$Valores.AT9]/[$Volumes.AT9])" office:value-type="float" office:value="19.6198830409357" calcext:value-type="float">
            <text:p>19.6198830409357</text:p>
          </table:table-cell>
          <table:table-cell table:formula="of:=IF([$Volumes.AU9]=0;&quot;N/A&quot;;[$Valores.AU9]/[$Volumes.AU9])" office:value-type="float" office:value="18.0115555555556" calcext:value-type="float">
            <text:p>18.0115555555556</text:p>
          </table:table-cell>
          <table:table-cell table:formula="of:=IF([$Volumes.AV9]=0;&quot;N/A&quot;;[$Valores.AV9]/[$Volumes.AV9])" office:value-type="float" office:value="17.4713919726729" calcext:value-type="float">
            <text:p>17.4713919726729</text:p>
          </table:table-cell>
          <table:table-cell table:formula="of:=IF([$Volumes.AW9]=0;&quot;N/A&quot;;[$Valores.AW9]/[$Volumes.AW9])" office:value-type="float" office:value="17.8984725965858" calcext:value-type="float">
            <text:p>17.8984725965858</text:p>
          </table:table-cell>
          <table:table-cell table:formula="of:=IF([$Volumes.AX9]=0;&quot;N/A&quot;;[$Valores.AX9]/[$Volumes.AX9])" office:value-type="float" office:value="17.4258503401361" calcext:value-type="float">
            <text:p>17.4258503401361</text:p>
          </table:table-cell>
          <table:table-cell table:formula="of:=IF([$Volumes.AY9]=0;&quot;N/A&quot;;[$Valores.AY9]/[$Volumes.AY9])" office:value-type="float" office:value="16.6251748251748" calcext:value-type="float">
            <text:p>16.6251748251748</text:p>
          </table:table-cell>
          <table:table-cell table:formula="of:=IF([$Volumes.AZ9]=0;&quot;N/A&quot;;[$Valores.AZ9]/[$Volumes.AZ9])" office:value-type="float" office:value="17.5065034429992" calcext:value-type="float">
            <text:p>17.5065034429992</text:p>
          </table:table-cell>
          <table:table-cell table:formula="of:=IF([$Volumes.BA9]=0;&quot;N/A&quot;;[$Valores.BA9]/[$Volumes.BA9])" office:value-type="float" office:value="18.4117647058824" calcext:value-type="float">
            <text:p>18.4117647058824</text:p>
          </table:table-cell>
          <table:table-cell table:formula="of:=IF([$Volumes.BB9]=0;&quot;N/A&quot;;[$Valores.BB9]/[$Volumes.BB9])" office:value-type="float" office:value="14.2387440758294" calcext:value-type="float">
            <text:p>14.2387440758294</text:p>
          </table:table-cell>
          <table:table-cell table:formula="of:=IF([$Volumes.BC9]=0;&quot;N/A&quot;;[$Valores.BC9]/[$Volumes.BC9])" office:value-type="float" office:value="15.9794589178357" calcext:value-type="float">
            <text:p>15.9794589178357</text:p>
          </table:table-cell>
          <table:table-cell table:formula="of:=IF([$Volumes.BD9]=0;&quot;N/A&quot;;[$Valores.BD9]/[$Volumes.BD9])" office:value-type="float" office:value="20.9517153748412" calcext:value-type="float">
            <text:p>20.9517153748412</text:p>
          </table:table-cell>
          <table:table-cell table:formula="of:=IF([$Volumes.BE9]=0;&quot;N/A&quot;;[$Valores.BE9]/[$Volumes.BE9])" office:value-type="float" office:value="20.0787486515642" calcext:value-type="float">
            <text:p>20.0787486515642</text:p>
          </table:table-cell>
          <table:table-cell table:formula="of:=IF([$Volumes.BF9]=0;&quot;N/A&quot;;[$Valores.BF9]/[$Volumes.BF9])" office:value-type="float" office:value="20.7324350336862" calcext:value-type="float">
            <text:p>20.7324350336862</text:p>
          </table:table-cell>
          <table:table-cell table:formula="of:=IF([$Volumes.BG9]=0;&quot;N/A&quot;;[$Valores.BG9]/[$Volumes.BG9])" office:value-type="float" office:value="20.8834080717489" calcext:value-type="float">
            <text:p>20.8834080717489</text:p>
          </table:table-cell>
          <table:table-cell table:formula="of:=IF([$Volumes.BH9]=0;&quot;N/A&quot;;[$Valores.BH9]/[$Volumes.BH9])" office:value-type="float" office:value="20.9085768143261" calcext:value-type="float">
            <text:p>20.9085768143261</text:p>
          </table:table-cell>
          <table:table-cell table:formula="of:=IF([$Volumes.BI9]=0;&quot;N/A&quot;;[$Valores.BI9]/[$Volumes.BI9])" office:value-type="float" office:value="21.0199275362319" calcext:value-type="float">
            <text:p>21.0199275362319</text:p>
          </table:table-cell>
          <table:table-cell table:formula="of:=IF([$Volumes.BJ9]=0;&quot;N/A&quot;;[$Valores.BJ9]/[$Volumes.BJ9])" office:value-type="float" office:value="21.4953271028037" calcext:value-type="float">
            <text:p>21.4953271028037</text:p>
          </table:table-cell>
          <table:table-cell table:formula="of:=IF([$Volumes.BK9]=0;&quot;N/A&quot;;[$Valores.BK9]/[$Volumes.BK9])" office:value-type="float" office:value="21.9752130131681" calcext:value-type="float">
            <text:p>21.9752130131681</text:p>
          </table:table-cell>
          <table:table-cell table:formula="of:=IF([$Volumes.BL9]=0;&quot;N/A&quot;;[$Valores.BL9]/[$Volumes.BL9])" office:value-type="float" office:value="22.0481530343008" calcext:value-type="float">
            <text:p>22.0481530343008</text:p>
          </table:table-cell>
          <table:table-cell table:formula="of:=IF([$Volumes.BM9]=0;&quot;N/A&quot;;[$Valores.BM9]/[$Volumes.BM9])" office:value-type="float" office:value="20.0929577464789" calcext:value-type="float">
            <text:p>20.0929577464789</text:p>
          </table:table-cell>
          <table:table-cell table:formula="of:=IF([$Volumes.BN9]=0;&quot;N/A&quot;;[$Valores.BN9]/[$Volumes.BN9])" office:value-type="float" office:value="20.1253347616497" calcext:value-type="float">
            <text:p>20.1253347616497</text:p>
          </table:table-cell>
          <table:table-cell table:formula="of:=IF([$Volumes.BO9]=0;&quot;N/A&quot;;[$Valores.BO9]/[$Volumes.BO9])" office:value-type="float" office:value="20.4264012572027" calcext:value-type="float">
            <text:p>20.4264012572027</text:p>
          </table:table-cell>
          <table:table-cell table:formula="of:=IF([$Volumes.BP9]=0;&quot;N/A&quot;;[$Valores.BP9]/[$Volumes.BP9])" office:value-type="float" office:value="19.6627160493827" calcext:value-type="float">
            <text:p>19.6627160493827</text:p>
          </table:table-cell>
          <table:table-cell table:formula="of:=IF([$Volumes.BQ9]=0;&quot;N/A&quot;;[$Valores.BQ9]/[$Volumes.BQ9])" office:value-type="float" office:value="21.4335260115607" calcext:value-type="float">
            <text:p>21.4335260115607</text:p>
          </table:table-cell>
          <table:table-cell table:formula="of:=IF([$Volumes.BR9]=0;&quot;N/A&quot;;[$Valores.BR9]/[$Volumes.BR9])" office:value-type="float" office:value="19.8212365591398" calcext:value-type="float">
            <text:p>19.8212365591398</text:p>
          </table:table-cell>
          <table:table-cell table:formula="of:=IF([$Volumes.BS9]=0;&quot;N/A&quot;;[$Valores.BS9]/[$Volumes.BS9])" office:value-type="float" office:value="19.4819787985866" calcext:value-type="float">
            <text:p>19.4819787985866</text:p>
          </table:table-cell>
          <table:table-cell table:formula="of:=IF([$Volumes.BT9]=0;&quot;N/A&quot;;[$Valores.BT9]/[$Volumes.BT9])" office:value-type="float" office:value="18.8768472906404" calcext:value-type="float">
            <text:p>18.8768472906404</text:p>
          </table:table-cell>
          <table:table-cell table:formula="of:=IF([$Volumes.BU9]=0;&quot;N/A&quot;;[$Valores.BU9]/[$Volumes.BU9])" office:value-type="float" office:value="19.7840552416824" calcext:value-type="float">
            <text:p>19.7840552416824</text:p>
          </table:table-cell>
          <table:table-cell table:formula="of:=IF([$Volumes.BV9]=0;&quot;N/A&quot;;[$Valores.BV9]/[$Volumes.BV9])" office:value-type="float" office:value="22.3131067961165" calcext:value-type="float">
            <text:p>22.3131067961165</text:p>
          </table:table-cell>
          <table:table-cell table:formula="of:=IF([$Volumes.BW9]=0;&quot;N/A&quot;;[$Valores.BW9]/[$Volumes.BW9])" office:value-type="float" office:value="20.7639939485628" calcext:value-type="float">
            <text:p>20.7639939485628</text:p>
          </table:table-cell>
          <table:table-cell table:formula="of:=IF([$Volumes.BX9]=0;&quot;N/A&quot;;[$Valores.BX9]/[$Volumes.BX9])" office:value-type="float" office:value="25.0956375838926" calcext:value-type="float">
            <text:p>25.0956375838926</text:p>
          </table:table-cell>
          <table:table-cell table:formula="of:=IF([$Volumes.BY9]=0;&quot;N/A&quot;;[$Valores.BY9]/[$Volumes.BY9])" office:value-type="float" office:value="21.2262626262626" calcext:value-type="float">
            <text:p>21.2262626262626</text:p>
          </table:table-cell>
          <table:table-cell table:formula="of:=IF([$Volumes.BZ9]=0;&quot;N/A&quot;;[$Valores.BZ9]/[$Volumes.BZ9])" office:value-type="float" office:value="21.252380952381" calcext:value-type="float">
            <text:p>21.252380952381</text:p>
          </table:table-cell>
          <table:table-cell table:formula="of:=IF([$Volumes.CA9]=0;&quot;N/A&quot;;[$Valores.CA9]/[$Volumes.CA9])" office:value-type="float" office:value="22.2073791348601" calcext:value-type="float">
            <text:p>22.2073791348601</text:p>
          </table:table-cell>
          <table:table-cell table:formula="of:=IF([$Volumes.CB9]=0;&quot;N/A&quot;;[$Valores.CB9]/[$Volumes.CB9])" office:value-type="float" office:value="21.6482910694598" calcext:value-type="float">
            <text:p>21.6482910694598</text:p>
          </table:table-cell>
          <table:table-cell table:formula="of:=IF([$Volumes.CC9]=0;&quot;N/A&quot;;[$Valores.CC9]/[$Volumes.CC9])" office:value-type="float" office:value="21.218878248974" calcext:value-type="float">
            <text:p>21.218878248974</text:p>
          </table:table-cell>
          <table:table-cell table:formula="of:=IF([$Volumes.CD9]=0;&quot;N/A&quot;;[$Valores.CD9]/[$Volumes.CD9])" office:value-type="float" office:value="21.6494845360825" calcext:value-type="float">
            <text:p>21.6494845360825</text:p>
          </table:table-cell>
          <table:table-cell table:formula="of:=IF([$Volumes.CE9]=0;&quot;N/A&quot;;[$Valores.CE9]/[$Volumes.CE9])" office:value-type="float" office:value="22.2245295262816" calcext:value-type="float">
            <text:p>22.2245295262816</text:p>
          </table:table-cell>
          <table:table-cell table:formula="of:=IF([$Volumes.CF9]=0;&quot;N/A&quot;;[$Valores.CF9]/[$Volumes.CF9])" office:value-type="float" office:value="21.1096525096525" calcext:value-type="float">
            <text:p>21.1096525096525</text:p>
          </table:table-cell>
          <table:table-cell table:formula="of:=IF([$Volumes.CG9]=0;&quot;N/A&quot;;[$Valores.CG9]/[$Volumes.CG9])" office:value-type="float" office:value="23.193689745837" calcext:value-type="float">
            <text:p>23.193689745837</text:p>
          </table:table-cell>
          <table:table-cell table:formula="of:=IF([$Volumes.CH9]=0;&quot;N/A&quot;;[$Valores.CH9]/[$Volumes.CH9])" office:value-type="float" office:value="22.1123872026251" calcext:value-type="float">
            <text:p>22.1123872026251</text:p>
          </table:table-cell>
          <table:table-cell table:formula="of:=IF([$Volumes.CI9]=0;&quot;N/A&quot;;[$Valores.CI9]/[$Volumes.CI9])" office:value-type="float" office:value="23.1090706733445" calcext:value-type="float">
            <text:p>23.1090706733445</text:p>
          </table:table-cell>
          <table:table-cell table:formula="of:=IF([$Volumes.CJ9]=0;&quot;N/A&quot;;[$Valores.CJ9]/[$Volumes.CJ9])" office:value-type="float" office:value="22.3756735950731" calcext:value-type="float">
            <text:p>22.3756735950731</text:p>
          </table:table-cell>
          <table:table-cell table:formula="of:=IF([$Volumes.CK9]=0;&quot;N/A&quot;;[$Valores.CK9]/[$Volumes.CK9])" office:value-type="float" office:value="20.9049853372434" calcext:value-type="float">
            <text:p>20.9049853372434</text:p>
          </table:table-cell>
          <table:table-cell table:formula="of:=IF([$Volumes.CL9]=0;&quot;N/A&quot;;[$Valores.CL9]/[$Volumes.CL9])" office:value-type="float" office:value="21.6383549396513" calcext:value-type="float">
            <text:p>21.6383549396513</text:p>
          </table:table-cell>
          <table:table-cell table:formula="of:=IF([$Volumes.CM9]=0;&quot;N/A&quot;;[$Valores.CM9]/[$Volumes.CM9])" office:value-type="float" office:value="22.8618864292589" calcext:value-type="float">
            <text:p>22.8618864292589</text:p>
          </table:table-cell>
          <table:table-cell table:formula="of:=IF([$Volumes.CN9]=0;&quot;N/A&quot;;[$Valores.CN9]/[$Volumes.CN9])" office:value-type="float" office:value="22.8434004474273" calcext:value-type="float">
            <text:p>22.8434004474273</text:p>
          </table:table-cell>
          <table:table-cell table:formula="of:=IF([$Volumes.CO9]=0;&quot;N/A&quot;;[$Valores.CO9]/[$Volumes.CO9])" office:value-type="float" office:value="21.0295809367297" calcext:value-type="float">
            <text:p>21.0295809367297</text:p>
          </table:table-cell>
          <table:table-cell table:formula="of:=IF([$Volumes.CP9]=0;&quot;N/A&quot;;[$Valores.CP9]/[$Volumes.CP9])" office:value-type="float" office:value="22.2800397219464" calcext:value-type="float">
            <text:p>22.2800397219464</text:p>
          </table:table-cell>
          <table:table-cell table:formula="of:=IF([$Volumes.CQ9]=0;&quot;N/A&quot;;[$Valores.CQ9]/[$Volumes.CQ9])" office:value-type="float" office:value="22.3" calcext:value-type="float">
            <text:p>22.3</text:p>
          </table:table-cell>
          <table:table-cell table:formula="of:=IF([$Volumes.CR9]=0;&quot;N/A&quot;;[$Valores.CR9]/[$Volumes.CR9])" office:value-type="float" office:value="21.5684830633284" calcext:value-type="float">
            <text:p>21.5684830633284</text:p>
          </table:table-cell>
          <table:table-cell table:formula="of:=IF([$Volumes.CS9]=0;&quot;N/A&quot;;[$Valores.CS9]/[$Volumes.CS9])" office:value-type="float" office:value="22.7724288840263" calcext:value-type="float">
            <text:p>22.7724288840263</text:p>
          </table:table-cell>
          <table:table-cell table:formula="of:=IF([$Volumes.CT9]=0;&quot;N/A&quot;;[$Valores.CT9]/[$Volumes.CT9])" office:value-type="float" office:value="25.2105263157895" calcext:value-type="float">
            <text:p>25.2105263157895</text:p>
          </table:table-cell>
          <table:table-cell table:formula="of:=IF([$Volumes.CU9]=0;&quot;N/A&quot;;[$Valores.CU9]/[$Volumes.CU9])" office:value-type="float" office:value="22.7567067530065" calcext:value-type="float">
            <text:p>22.7567067530065</text:p>
          </table:table-cell>
          <table:table-cell table:formula="of:=IF([$Volumes.CV9]=0;&quot;N/A&quot;;[$Valores.CV9]/[$Volumes.CV9])" office:value-type="float" office:value="22.3261964735516" calcext:value-type="float">
            <text:p>22.3261964735516</text:p>
          </table:table-cell>
          <table:table-cell table:formula="of:=IF([$Volumes.CW9]=0;&quot;N/A&quot;;[$Valores.CW9]/[$Volumes.CW9])" office:value-type="float" office:value="22.0852329038652" calcext:value-type="float">
            <text:p>22.0852329038652</text:p>
          </table:table-cell>
          <table:table-cell table:formula="of:=IF([$Volumes.CX9]=0;&quot;N/A&quot;;[$Valores.CX9]/[$Volumes.CX9])" office:value-type="float" office:value="23.0182481751825" calcext:value-type="float">
            <text:p>23.0182481751825</text:p>
          </table:table-cell>
          <table:table-cell table:formula="of:=IF([$Volumes.CY9]=0;&quot;N/A&quot;;[$Valores.CY9]/[$Volumes.CY9])" office:value-type="float" office:value="21.6928675400291" calcext:value-type="float">
            <text:p>21.6928675400291</text:p>
          </table:table-cell>
          <table:table-cell table:formula="of:=IF([$Volumes.CZ9]=0;&quot;N/A&quot;;[$Valores.CZ9]/[$Volumes.CZ9])" office:value-type="float" office:value="22.9247083775186" calcext:value-type="float">
            <text:p>22.9247083775186</text:p>
          </table:table-cell>
          <table:table-cell table:formula="of:=IF([$Volumes.DA9]=0;&quot;N/A&quot;;[$Valores.DA9]/[$Volumes.DA9])" office:value-type="float" office:value="22.1738683127572" calcext:value-type="float">
            <text:p>22.1738683127572</text:p>
          </table:table-cell>
          <table:table-cell table:formula="of:=IF([$Volumes.DB9]=0;&quot;N/A&quot;;[$Valores.DB9]/[$Volumes.DB9])" office:value-type="float" office:value="22.7561214495593" calcext:value-type="float">
            <text:p>22.7561214495593</text:p>
          </table:table-cell>
          <table:table-cell table:formula="of:=IF([$Volumes.DC9]=0;&quot;N/A&quot;;[$Valores.DC9]/[$Volumes.DC9])" office:value-type="float" office:value="22.5902777777778" calcext:value-type="float">
            <text:p>22.5902777777778</text:p>
          </table:table-cell>
          <table:table-cell table:formula="of:=IF([$Volumes.DD9]=0;&quot;N/A&quot;;[$Valores.DD9]/[$Volumes.DD9])" office:value-type="float" office:value="22.3649956024626" calcext:value-type="float">
            <text:p>22.3649956024626</text:p>
          </table:table-cell>
          <table:table-cell table:formula="of:=IF([$Volumes.DE9]=0;&quot;N/A&quot;;[$Valores.DE9]/[$Volumes.DE9])" office:value-type="float" office:value="23.4228136882129" calcext:value-type="float">
            <text:p>23.4228136882129</text:p>
          </table:table-cell>
          <table:table-cell table:formula="of:=IF([$Volumes.DF9]=0;&quot;N/A&quot;;[$Valores.DF9]/[$Volumes.DF9])" office:value-type="float" office:value="24.1935483870968" calcext:value-type="float">
            <text:p>24.1935483870968</text:p>
          </table:table-cell>
          <table:table-cell table:formula="of:=IF([$Volumes.DG9]=0;&quot;N/A&quot;;[$Valores.DG9]/[$Volumes.DG9])" office:value-type="float" office:value="24.3913043478261" calcext:value-type="float">
            <text:p>24.3913043478261</text:p>
          </table:table-cell>
          <table:table-cell table:formula="of:=IF([$Volumes.DH9]=0;&quot;N/A&quot;;[$Valores.DH9]/[$Volumes.DH9])" office:value-type="float" office:value="24.6382978723404" calcext:value-type="float">
            <text:p>24.6382978723404</text:p>
          </table:table-cell>
          <table:table-cell table:formula="of:=IF([$Volumes.DI9]=0;&quot;N/A&quot;;[$Valores.DI9]/[$Volumes.DI9])" office:value-type="float" office:value="25.2556390977444" calcext:value-type="float">
            <text:p>25.2556390977444</text:p>
          </table:table-cell>
          <table:table-cell table:formula="of:=IF([$Volumes.DJ9]=0;&quot;N/A&quot;;[$Valores.DJ9]/[$Volumes.DJ9])" office:value-type="float" office:value="24.9395973154362" calcext:value-type="float">
            <text:p>24.9395973154362</text:p>
          </table:table-cell>
          <table:table-cell table:formula="of:=IF([$Volumes.DK9]=0;&quot;N/A&quot;;[$Valores.DK9]/[$Volumes.DK9])" office:value-type="float" office:value="25.3317757009346" calcext:value-type="float">
            <text:p>25.3317757009346</text:p>
          </table:table-cell>
          <table:table-cell table:formula="of:=IF([$Volumes.DL9]=0;&quot;N/A&quot;;[$Valores.DL9]/[$Volumes.DL9])" office:value-type="float" office:value="26.8068669527897" calcext:value-type="float">
            <text:p>26.8068669527897</text:p>
          </table:table-cell>
          <table:table-cell table:formula="of:=IF([$Volumes.DM9]=0;&quot;N/A&quot;;[$Valores.DM9]/[$Volumes.DM9])" office:value-type="float" office:value="27.4166666666667" calcext:value-type="float">
            <text:p>27.4166666666667</text:p>
          </table:table-cell>
          <table:table-cell table:formula="of:=IF([$Volumes.DN9]=0;&quot;N/A&quot;;[$Valores.DN9]/[$Volumes.DN9])" office:value-type="float" office:value="27.6991150442478" calcext:value-type="float">
            <text:p>27.6991150442478</text:p>
          </table:table-cell>
          <table:table-cell table:formula="of:=IF([$Volumes.DO9]=0;&quot;N/A&quot;;[$Valores.DO9]/[$Volumes.DO9])" office:value-type="float" office:value="25.841628959276" calcext:value-type="float">
            <text:p>25.841628959276</text:p>
          </table:table-cell>
          <table:table-cell table:formula="of:=IF([$Volumes.DP9]=0;&quot;N/A&quot;;[$Valores.DP9]/[$Volumes.DP9])" office:value-type="float" office:value="25.981981981982" calcext:value-type="float">
            <text:p>25.981981981982</text:p>
          </table:table-cell>
          <table:table-cell table:formula="of:=IF([$Volumes.DQ9]=0;&quot;N/A&quot;;[$Valores.DQ9]/[$Volumes.DQ9])" office:value-type="float" office:value="24.9669811320755" calcext:value-type="float">
            <text:p>24.9669811320755</text:p>
          </table:table-cell>
          <table:table-cell table:formula="of:=IF([$Volumes.DR9]=0;&quot;N/A&quot;;[$Valores.DR9]/[$Volumes.DR9])" office:value-type="float" office:value="26.1030927835052" calcext:value-type="float">
            <text:p>26.1030927835052</text:p>
          </table:table-cell>
          <table:table-cell table:formula="of:=IF([$Volumes.DS9]=0;&quot;N/A&quot;;[$Valores.DS9]/[$Volumes.DS9])" office:value-type="float" office:value="26.8977272727273" calcext:value-type="float">
            <text:p>26.8977272727273</text:p>
          </table:table-cell>
          <table:table-cell table:formula="of:=IF([$Volumes.DT9]=0;&quot;N/A&quot;;[$Valores.DT9]/[$Volumes.DT9])" office:value-type="float" office:value="26.8579881656805" calcext:value-type="float">
            <text:p>26.8579881656805</text:p>
          </table:table-cell>
          <table:table-cell table:formula="of:=IF([$Volumes.DU9]=0;&quot;N/A&quot;;[$Valores.DU9]/[$Volumes.DU9])" office:value-type="float" office:value="27.7103825136612" calcext:value-type="float">
            <text:p>27.7103825136612</text:p>
          </table:table-cell>
          <table:table-cell table:formula="of:=IF([$Volumes.DV9]=0;&quot;N/A&quot;;[$Valores.DV9]/[$Volumes.DV9])" office:value-type="float" office:value="23.6980519480519" calcext:value-type="float">
            <text:p>23.6980519480519</text:p>
          </table:table-cell>
          <table:table-cell table:formula="of:=IF([$Volumes.DW9]=0;&quot;N/A&quot;;[$Valores.DW9]/[$Volumes.DW9])" office:value-type="float" office:value="23.455737704918" calcext:value-type="float">
            <text:p>23.455737704918</text:p>
          </table:table-cell>
        </table:table-row>
        <table:table-row table:style-name="ro1">
          <table:table-cell office:value-type="string" calcext:value-type="string">
            <text:p>T. MASSA LEVE,LANCHES PRONTOS</text:p>
          </table:table-cell>
          <table:table-cell table:formula="of:=IF([$Volumes.B10]=0;&quot;N/A&quot;;[$Valores.B10]/[$Volumes.B10])" office:value-type="float" office:value="23.640826873385" calcext:value-type="float">
            <text:p>23.640826873385</text:p>
          </table:table-cell>
          <table:table-cell table:formula="of:=IF([$Volumes.C10]=0;&quot;N/A&quot;;[$Valores.C10]/[$Volumes.C10])" office:value-type="float" office:value="23.7659574468085" calcext:value-type="float">
            <text:p>23.7659574468085</text:p>
          </table:table-cell>
          <table:table-cell table:formula="of:=IF([$Volumes.D10]=0;&quot;N/A&quot;;[$Valores.D10]/[$Volumes.D10])" office:value-type="float" office:value="23.5056179775281" calcext:value-type="float">
            <text:p>23.5056179775281</text:p>
          </table:table-cell>
          <table:table-cell table:formula="of:=IF([$Volumes.E10]=0;&quot;N/A&quot;;[$Valores.E10]/[$Volumes.E10])" office:value-type="float" office:value="24.2082429501085" calcext:value-type="float">
            <text:p>24.2082429501085</text:p>
          </table:table-cell>
          <table:table-cell table:formula="of:=IF([$Volumes.F10]=0;&quot;N/A&quot;;[$Valores.F10]/[$Volumes.F10])" office:value-type="float" office:value="23.0645669291339" calcext:value-type="float">
            <text:p>23.0645669291339</text:p>
          </table:table-cell>
          <table:table-cell table:formula="of:=IF([$Volumes.G10]=0;&quot;N/A&quot;;[$Valores.G10]/[$Volumes.G10])" office:value-type="float" office:value="22.7152230971129" calcext:value-type="float">
            <text:p>22.7152230971129</text:p>
          </table:table-cell>
          <table:table-cell table:formula="of:=IF([$Volumes.H10]=0;&quot;N/A&quot;;[$Valores.H10]/[$Volumes.H10])" office:value-type="float" office:value="23.8071539657854" calcext:value-type="float">
            <text:p>23.8071539657854</text:p>
          </table:table-cell>
          <table:table-cell table:formula="of:=IF([$Volumes.I10]=0;&quot;N/A&quot;;[$Valores.I10]/[$Volumes.I10])" office:value-type="float" office:value="23.6054794520548" calcext:value-type="float">
            <text:p>23.6054794520548</text:p>
          </table:table-cell>
          <table:table-cell table:formula="of:=IF([$Volumes.J10]=0;&quot;N/A&quot;;[$Valores.J10]/[$Volumes.J10])" office:value-type="float" office:value="25.0439367311072" calcext:value-type="float">
            <text:p>25.0439367311072</text:p>
          </table:table-cell>
          <table:table-cell table:formula="of:=IF([$Volumes.K10]=0;&quot;N/A&quot;;[$Valores.K10]/[$Volumes.K10])" office:value-type="float" office:value="24.621387283237" calcext:value-type="float">
            <text:p>24.621387283237</text:p>
          </table:table-cell>
          <table:table-cell table:formula="of:=IF([$Volumes.L10]=0;&quot;N/A&quot;;[$Valores.L10]/[$Volumes.L10])" office:value-type="float" office:value="23.9777777777778" calcext:value-type="float">
            <text:p>23.9777777777778</text:p>
          </table:table-cell>
          <table:table-cell table:formula="of:=IF([$Volumes.M10]=0;&quot;N/A&quot;;[$Valores.M10]/[$Volumes.M10])" office:value-type="float" office:value="23.1747747747748" calcext:value-type="float">
            <text:p>23.1747747747748</text:p>
          </table:table-cell>
          <table:table-cell table:formula="of:=IF([$Volumes.N10]=0;&quot;N/A&quot;;[$Valores.N10]/[$Volumes.N10])" office:value-type="float" office:value="24.6900647948164" calcext:value-type="float">
            <text:p>24.6900647948164</text:p>
          </table:table-cell>
          <table:table-cell table:formula="of:=IF([$Volumes.O10]=0;&quot;N/A&quot;;[$Valores.O10]/[$Volumes.O10])" office:value-type="float" office:value="25.3659340659341" calcext:value-type="float">
            <text:p>25.3659340659341</text:p>
          </table:table-cell>
          <table:table-cell table:formula="of:=IF([$Volumes.P10]=0;&quot;N/A&quot;;[$Valores.P10]/[$Volumes.P10])" office:value-type="float" office:value="25.9459854014599" calcext:value-type="float">
            <text:p>25.9459854014599</text:p>
          </table:table-cell>
          <table:table-cell table:formula="of:=IF([$Volumes.Q10]=0;&quot;N/A&quot;;[$Valores.Q10]/[$Volumes.Q10])" office:value-type="float" office:value="25.9843505477308" calcext:value-type="float">
            <text:p>25.9843505477308</text:p>
          </table:table-cell>
          <table:table-cell table:formula="of:=IF([$Volumes.R10]=0;&quot;N/A&quot;;[$Valores.R10]/[$Volumes.R10])" office:value-type="float" office:value="26.5086505190311" calcext:value-type="float">
            <text:p>26.5086505190311</text:p>
          </table:table-cell>
          <table:table-cell table:formula="of:=IF([$Volumes.S10]=0;&quot;N/A&quot;;[$Valores.S10]/[$Volumes.S10])" office:value-type="float" office:value="27.0612582781457" calcext:value-type="float">
            <text:p>27.0612582781457</text:p>
          </table:table-cell>
          <table:table-cell table:formula="of:=IF([$Volumes.T10]=0;&quot;N/A&quot;;[$Valores.T10]/[$Volumes.T10])" office:value-type="float" office:value="18.693967902601" calcext:value-type="float">
            <text:p>18.693967902601</text:p>
          </table:table-cell>
          <table:table-cell table:formula="of:=IF([$Volumes.U10]=0;&quot;N/A&quot;;[$Valores.U10]/[$Volumes.U10])" office:value-type="float" office:value="18.4684854186265" calcext:value-type="float">
            <text:p>18.4684854186265</text:p>
          </table:table-cell>
          <table:table-cell table:formula="of:=IF([$Volumes.V10]=0;&quot;N/A&quot;;[$Valores.V10]/[$Volumes.V10])" office:value-type="float" office:value="19.5147857573929" calcext:value-type="float">
            <text:p>19.5147857573929</text:p>
          </table:table-cell>
          <table:table-cell table:formula="of:=IF([$Volumes.W10]=0;&quot;N/A&quot;;[$Valores.W10]/[$Volumes.W10])" office:value-type="float" office:value="20.8777633289987" calcext:value-type="float">
            <text:p>20.8777633289987</text:p>
          </table:table-cell>
          <table:table-cell table:formula="of:=IF([$Volumes.X10]=0;&quot;N/A&quot;;[$Valores.X10]/[$Volumes.X10])" office:value-type="float" office:value="20.9830053667263" calcext:value-type="float">
            <text:p>20.9830053667263</text:p>
          </table:table-cell>
          <table:table-cell table:formula="of:=IF([$Volumes.Y10]=0;&quot;N/A&quot;;[$Valores.Y10]/[$Volumes.Y10])" office:value-type="float" office:value="21.4153374233129" calcext:value-type="float">
            <text:p>21.4153374233129</text:p>
          </table:table-cell>
          <table:table-cell table:formula="of:=IF([$Volumes.Z10]=0;&quot;N/A&quot;;[$Valores.Z10]/[$Volumes.Z10])" office:value-type="float" office:value="21.3477822580645" calcext:value-type="float">
            <text:p>21.3477822580645</text:p>
          </table:table-cell>
          <table:table-cell table:formula="of:=IF([$Volumes.AA10]=0;&quot;N/A&quot;;[$Valores.AA10]/[$Volumes.AA10])" office:value-type="float" office:value="22.8180797304885" calcext:value-type="float">
            <text:p>22.8180797304885</text:p>
          </table:table-cell>
          <table:table-cell table:formula="of:=IF([$Volumes.AB10]=0;&quot;N/A&quot;;[$Valores.AB10]/[$Volumes.AB10])" office:value-type="float" office:value="22.3316862260655" calcext:value-type="float">
            <text:p>22.3316862260655</text:p>
          </table:table-cell>
          <table:table-cell table:formula="of:=IF([$Volumes.AC10]=0;&quot;N/A&quot;;[$Valores.AC10]/[$Volumes.AC10])" office:value-type="float" office:value="22.8922114047288" calcext:value-type="float">
            <text:p>22.8922114047288</text:p>
          </table:table-cell>
          <table:table-cell table:formula="of:=IF([$Volumes.AD10]=0;&quot;N/A&quot;;[$Valores.AD10]/[$Volumes.AD10])" office:value-type="float" office:value="22.5053859964093" calcext:value-type="float">
            <text:p>22.5053859964093</text:p>
          </table:table-cell>
          <table:table-cell table:formula="of:=IF([$Volumes.AE10]=0;&quot;N/A&quot;;[$Valores.AE10]/[$Volumes.AE10])" office:value-type="float" office:value="20.031007751938" calcext:value-type="float">
            <text:p>20.031007751938</text:p>
          </table:table-cell>
          <table:table-cell table:formula="of:=IF([$Volumes.AF10]=0;&quot;N/A&quot;;[$Valores.AF10]/[$Volumes.AF10])" office:value-type="float" office:value="22.2301038062284" calcext:value-type="float">
            <text:p>22.2301038062284</text:p>
          </table:table-cell>
          <table:table-cell table:formula="of:=IF([$Volumes.AG10]=0;&quot;N/A&quot;;[$Valores.AG10]/[$Volumes.AG10])" office:value-type="float" office:value="22.0315552216379" calcext:value-type="float">
            <text:p>22.0315552216379</text:p>
          </table:table-cell>
          <table:table-cell table:formula="of:=IF([$Volumes.AH10]=0;&quot;N/A&quot;;[$Valores.AH10]/[$Volumes.AH10])" office:value-type="float" office:value="23.0940325497288" calcext:value-type="float">
            <text:p>23.0940325497288</text:p>
          </table:table-cell>
          <table:table-cell table:formula="of:=IF([$Volumes.AI10]=0;&quot;N/A&quot;;[$Valores.AI10]/[$Volumes.AI10])" office:value-type="float" office:value="21.6299019607843" calcext:value-type="float">
            <text:p>21.6299019607843</text:p>
          </table:table-cell>
          <table:table-cell table:formula="of:=IF([$Volumes.AJ10]=0;&quot;N/A&quot;;[$Valores.AJ10]/[$Volumes.AJ10])" office:value-type="float" office:value="23.7490347490347" calcext:value-type="float">
            <text:p>23.7490347490347</text:p>
          </table:table-cell>
          <table:table-cell table:formula="of:=IF([$Volumes.AK10]=0;&quot;N/A&quot;;[$Valores.AK10]/[$Volumes.AK10])" office:value-type="float" office:value="23.7239057239057" calcext:value-type="float">
            <text:p>23.7239057239057</text:p>
          </table:table-cell>
          <table:table-cell table:formula="of:=IF([$Volumes.AL10]=0;&quot;N/A&quot;;[$Valores.AL10]/[$Volumes.AL10])" office:value-type="float" office:value="20.0888888888889" calcext:value-type="float">
            <text:p>20.0888888888889</text:p>
          </table:table-cell>
          <table:table-cell table:formula="of:=IF([$Volumes.AM10]=0;&quot;N/A&quot;;[$Valores.AM10]/[$Volumes.AM10])" office:value-type="float" office:value="19.3407079646018" calcext:value-type="float">
            <text:p>19.3407079646018</text:p>
          </table:table-cell>
          <table:table-cell table:formula="of:=IF([$Volumes.AN10]=0;&quot;N/A&quot;;[$Valores.AN10]/[$Volumes.AN10])" office:value-type="float" office:value="20.4621848739496" calcext:value-type="float">
            <text:p>20.4621848739496</text:p>
          </table:table-cell>
          <table:table-cell table:formula="of:=IF([$Volumes.AO10]=0;&quot;N/A&quot;;[$Valores.AO10]/[$Volumes.AO10])" office:value-type="float" office:value="20.9503311258278" calcext:value-type="float">
            <text:p>20.9503311258278</text:p>
          </table:table-cell>
          <table:table-cell table:formula="of:=IF([$Volumes.AP10]=0;&quot;N/A&quot;;[$Valores.AP10]/[$Volumes.AP10])" office:value-type="float" office:value="21.9128329297821" calcext:value-type="float">
            <text:p>21.9128329297821</text:p>
          </table:table-cell>
          <table:table-cell table:formula="of:=IF([$Volumes.AQ10]=0;&quot;N/A&quot;;[$Valores.AQ10]/[$Volumes.AQ10])" office:value-type="float" office:value="20.508038585209" calcext:value-type="float">
            <text:p>20.508038585209</text:p>
          </table:table-cell>
          <table:table-cell table:formula="of:=IF([$Volumes.AR10]=0;&quot;N/A&quot;;[$Valores.AR10]/[$Volumes.AR10])" office:value-type="float" office:value="21.839590443686" calcext:value-type="float">
            <text:p>21.839590443686</text:p>
          </table:table-cell>
          <table:table-cell table:formula="of:=IF([$Volumes.AS10]=0;&quot;N/A&quot;;[$Valores.AS10]/[$Volumes.AS10])" office:value-type="float" office:value="22.1769616026711" calcext:value-type="float">
            <text:p>22.1769616026711</text:p>
          </table:table-cell>
          <table:table-cell table:formula="of:=IF([$Volumes.AT10]=0;&quot;N/A&quot;;[$Valores.AT10]/[$Volumes.AT10])" office:value-type="float" office:value="21.6104712041885" calcext:value-type="float">
            <text:p>21.6104712041885</text:p>
          </table:table-cell>
          <table:table-cell table:formula="of:=IF([$Volumes.AU10]=0;&quot;N/A&quot;;[$Valores.AU10]/[$Volumes.AU10])" office:value-type="float" office:value="23.0414593698176" calcext:value-type="float">
            <text:p>23.0414593698176</text:p>
          </table:table-cell>
          <table:table-cell table:formula="of:=IF([$Volumes.AV10]=0;&quot;N/A&quot;;[$Valores.AV10]/[$Volumes.AV10])" office:value-type="float" office:value="23.1255060728745" calcext:value-type="float">
            <text:p>23.1255060728745</text:p>
          </table:table-cell>
          <table:table-cell table:formula="of:=IF([$Volumes.AW10]=0;&quot;N/A&quot;;[$Valores.AW10]/[$Volumes.AW10])" office:value-type="float" office:value="22.3831282952548" calcext:value-type="float">
            <text:p>22.3831282952548</text:p>
          </table:table-cell>
          <table:table-cell table:formula="of:=IF([$Volumes.AX10]=0;&quot;N/A&quot;;[$Valores.AX10]/[$Volumes.AX10])" office:value-type="float" office:value="21.8348115299335" calcext:value-type="float">
            <text:p>21.8348115299335</text:p>
          </table:table-cell>
          <table:table-cell table:formula="of:=IF([$Volumes.AY10]=0;&quot;N/A&quot;;[$Valores.AY10]/[$Volumes.AY10])" office:value-type="float" office:value="23.2774274905422" calcext:value-type="float">
            <text:p>23.2774274905422</text:p>
          </table:table-cell>
          <table:table-cell table:formula="of:=IF([$Volumes.AZ10]=0;&quot;N/A&quot;;[$Valores.AZ10]/[$Volumes.AZ10])" office:value-type="float" office:value="22.1890459363958" calcext:value-type="float">
            <text:p>22.1890459363958</text:p>
          </table:table-cell>
          <table:table-cell table:formula="of:=IF([$Volumes.BA10]=0;&quot;N/A&quot;;[$Valores.BA10]/[$Volumes.BA10])" office:value-type="float" office:value="22.0354609929078" calcext:value-type="float">
            <text:p>22.0354609929078</text:p>
          </table:table-cell>
          <table:table-cell table:formula="of:=IF([$Volumes.BB10]=0;&quot;N/A&quot;;[$Valores.BB10]/[$Volumes.BB10])" office:value-type="float" office:value="23.0865384615385" calcext:value-type="float">
            <text:p>23.0865384615385</text:p>
          </table:table-cell>
          <table:table-cell table:formula="of:=IF([$Volumes.BC10]=0;&quot;N/A&quot;;[$Valores.BC10]/[$Volumes.BC10])" office:value-type="float" office:value="22.0254777070064" calcext:value-type="float">
            <text:p>22.0254777070064</text:p>
          </table:table-cell>
          <table:table-cell table:formula="of:=IF([$Volumes.BD10]=0;&quot;N/A&quot;;[$Valores.BD10]/[$Volumes.BD10])" office:value-type="float" office:value="18.7354452054795" calcext:value-type="float">
            <text:p>18.7354452054795</text:p>
          </table:table-cell>
          <table:table-cell table:formula="of:=IF([$Volumes.BE10]=0;&quot;N/A&quot;;[$Valores.BE10]/[$Volumes.BE10])" office:value-type="float" office:value="19.5995423340961" calcext:value-type="float">
            <text:p>19.5995423340961</text:p>
          </table:table-cell>
          <table:table-cell table:formula="of:=IF([$Volumes.BF10]=0;&quot;N/A&quot;;[$Valores.BF10]/[$Volumes.BF10])" office:value-type="float" office:value="19.4732214228617" calcext:value-type="float">
            <text:p>19.4732214228617</text:p>
          </table:table-cell>
          <table:table-cell table:formula="of:=IF([$Volumes.BG10]=0;&quot;N/A&quot;;[$Valores.BG10]/[$Volumes.BG10])" office:value-type="float" office:value="19.8730420445177" calcext:value-type="float">
            <text:p>19.8730420445177</text:p>
          </table:table-cell>
          <table:table-cell table:formula="of:=IF([$Volumes.BH10]=0;&quot;N/A&quot;;[$Valores.BH10]/[$Volumes.BH10])" office:value-type="float" office:value="19.7219545767378" calcext:value-type="float">
            <text:p>19.7219545767378</text:p>
          </table:table-cell>
          <table:table-cell table:formula="of:=IF([$Volumes.BI10]=0;&quot;N/A&quot;;[$Valores.BI10]/[$Volumes.BI10])" office:value-type="float" office:value="19.8546734955186" calcext:value-type="float">
            <text:p>19.8546734955186</text:p>
          </table:table-cell>
          <table:table-cell table:formula="of:=IF([$Volumes.BJ10]=0;&quot;N/A&quot;;[$Valores.BJ10]/[$Volumes.BJ10])" office:value-type="float" office:value="21.5378378378378" calcext:value-type="float">
            <text:p>21.5378378378378</text:p>
          </table:table-cell>
          <table:table-cell table:formula="of:=IF([$Volumes.BK10]=0;&quot;N/A&quot;;[$Valores.BK10]/[$Volumes.BK10])" office:value-type="float" office:value="20.7444051825677" calcext:value-type="float">
            <text:p>20.7444051825677</text:p>
          </table:table-cell>
          <table:table-cell table:formula="of:=IF([$Volumes.BL10]=0;&quot;N/A&quot;;[$Valores.BL10]/[$Volumes.BL10])" office:value-type="float" office:value="20.8344113842173" calcext:value-type="float">
            <text:p>20.8344113842173</text:p>
          </table:table-cell>
          <table:table-cell table:formula="of:=IF([$Volumes.BM10]=0;&quot;N/A&quot;;[$Valores.BM10]/[$Volumes.BM10])" office:value-type="float" office:value="21.1592140921409" calcext:value-type="float">
            <text:p>21.1592140921409</text:p>
          </table:table-cell>
          <table:table-cell table:formula="of:=IF([$Volumes.BN10]=0;&quot;N/A&quot;;[$Valores.BN10]/[$Volumes.BN10])" office:value-type="float" office:value="21.0206489675516" calcext:value-type="float">
            <text:p>21.0206489675516</text:p>
          </table:table-cell>
          <table:table-cell table:formula="of:=IF([$Volumes.BO10]=0;&quot;N/A&quot;;[$Valores.BO10]/[$Volumes.BO10])" office:value-type="float" office:value="20.3331177231565" calcext:value-type="float">
            <text:p>20.3331177231565</text:p>
          </table:table-cell>
          <table:table-cell table:formula="of:=IF([$Volumes.BP10]=0;&quot;N/A&quot;;[$Valores.BP10]/[$Volumes.BP10])" office:value-type="float" office:value="21.7369505494505" calcext:value-type="float">
            <text:p>21.7369505494505</text:p>
          </table:table-cell>
          <table:table-cell table:formula="of:=IF([$Volumes.BQ10]=0;&quot;N/A&quot;;[$Valores.BQ10]/[$Volumes.BQ10])" office:value-type="float" office:value="21.7524916943522" calcext:value-type="float">
            <text:p>21.7524916943522</text:p>
          </table:table-cell>
          <table:table-cell table:formula="of:=IF([$Volumes.BR10]=0;&quot;N/A&quot;;[$Valores.BR10]/[$Volumes.BR10])" office:value-type="float" office:value="21.2419724770642" calcext:value-type="float">
            <text:p>21.2419724770642</text:p>
          </table:table-cell>
          <table:table-cell table:formula="of:=IF([$Volumes.BS10]=0;&quot;N/A&quot;;[$Valores.BS10]/[$Volumes.BS10])" office:value-type="float" office:value="21.1408518877057" calcext:value-type="float">
            <text:p>21.1408518877057</text:p>
          </table:table-cell>
          <table:table-cell table:formula="of:=IF([$Volumes.BT10]=0;&quot;N/A&quot;;[$Valores.BT10]/[$Volumes.BT10])" office:value-type="float" office:value="21.2590005373455" calcext:value-type="float">
            <text:p>21.2590005373455</text:p>
          </table:table-cell>
          <table:table-cell table:formula="of:=IF([$Volumes.BU10]=0;&quot;N/A&quot;;[$Valores.BU10]/[$Volumes.BU10])" office:value-type="float" office:value="20.1942649434572" calcext:value-type="float">
            <text:p>20.1942649434572</text:p>
          </table:table-cell>
          <table:table-cell table:formula="of:=IF([$Volumes.BV10]=0;&quot;N/A&quot;;[$Valores.BV10]/[$Volumes.BV10])" office:value-type="float" office:value="18.9751308900524" calcext:value-type="float">
            <text:p>18.9751308900524</text:p>
          </table:table-cell>
          <table:table-cell table:formula="of:=IF([$Volumes.BW10]=0;&quot;N/A&quot;;[$Valores.BW10]/[$Volumes.BW10])" office:value-type="float" office:value="19.1718931475029" calcext:value-type="float">
            <text:p>19.1718931475029</text:p>
          </table:table-cell>
          <table:table-cell table:formula="of:=IF([$Volumes.BX10]=0;&quot;N/A&quot;;[$Valores.BX10]/[$Volumes.BX10])" office:value-type="float" office:value="19.390243902439" calcext:value-type="float">
            <text:p>19.390243902439</text:p>
          </table:table-cell>
          <table:table-cell table:formula="of:=IF([$Volumes.BY10]=0;&quot;N/A&quot;;[$Valores.BY10]/[$Volumes.BY10])" office:value-type="float" office:value="20.374358974359" calcext:value-type="float">
            <text:p>20.374358974359</text:p>
          </table:table-cell>
          <table:table-cell table:formula="of:=IF([$Volumes.BZ10]=0;&quot;N/A&quot;;[$Valores.BZ10]/[$Volumes.BZ10])" office:value-type="float" office:value="19.7992565055762" calcext:value-type="float">
            <text:p>19.7992565055762</text:p>
          </table:table-cell>
          <table:table-cell table:formula="of:=IF([$Volumes.CA10]=0;&quot;N/A&quot;;[$Valores.CA10]/[$Volumes.CA10])" office:value-type="float" office:value="20.1017639077341" calcext:value-type="float">
            <text:p>20.1017639077341</text:p>
          </table:table-cell>
          <table:table-cell table:formula="of:=IF([$Volumes.CB10]=0;&quot;N/A&quot;;[$Valores.CB10]/[$Volumes.CB10])" office:value-type="float" office:value="21.0006640106242" calcext:value-type="float">
            <text:p>21.0006640106242</text:p>
          </table:table-cell>
          <table:table-cell table:formula="of:=IF([$Volumes.CC10]=0;&quot;N/A&quot;;[$Valores.CC10]/[$Volumes.CC10])" office:value-type="float" office:value="21.0863764044944" calcext:value-type="float">
            <text:p>21.0863764044944</text:p>
          </table:table-cell>
          <table:table-cell table:formula="of:=IF([$Volumes.CD10]=0;&quot;N/A&quot;;[$Valores.CD10]/[$Volumes.CD10])" office:value-type="float" office:value="20.8048327137546" calcext:value-type="float">
            <text:p>20.8048327137546</text:p>
          </table:table-cell>
          <table:table-cell table:formula="of:=IF([$Volumes.CE10]=0;&quot;N/A&quot;;[$Valores.CE10]/[$Volumes.CE10])" office:value-type="float" office:value="20.8445262189512" calcext:value-type="float">
            <text:p>20.8445262189512</text:p>
          </table:table-cell>
          <table:table-cell table:formula="of:=IF([$Volumes.CF10]=0;&quot;N/A&quot;;[$Valores.CF10]/[$Volumes.CF10])" office:value-type="float" office:value="20.5956340956341" calcext:value-type="float">
            <text:p>20.5956340956341</text:p>
          </table:table-cell>
          <table:table-cell table:formula="of:=IF([$Volumes.CG10]=0;&quot;N/A&quot;;[$Valores.CG10]/[$Volumes.CG10])" office:value-type="float" office:value="20.6318082788671" calcext:value-type="float">
            <text:p>20.6318082788671</text:p>
          </table:table-cell>
          <table:table-cell table:formula="of:=IF([$Volumes.CH10]=0;&quot;N/A&quot;;[$Valores.CH10]/[$Volumes.CH10])" office:value-type="float" office:value="21.913112164297" calcext:value-type="float">
            <text:p>21.913112164297</text:p>
          </table:table-cell>
          <table:table-cell table:formula="of:=IF([$Volumes.CI10]=0;&quot;N/A&quot;;[$Valores.CI10]/[$Volumes.CI10])" office:value-type="float" office:value="21.6248164464023" calcext:value-type="float">
            <text:p>21.6248164464023</text:p>
          </table:table-cell>
          <table:table-cell table:formula="of:=IF([$Volumes.CJ10]=0;&quot;N/A&quot;;[$Valores.CJ10]/[$Volumes.CJ10])" office:value-type="float" office:value="21.4212421242124" calcext:value-type="float">
            <text:p>21.4212421242124</text:p>
          </table:table-cell>
          <table:table-cell table:formula="of:=IF([$Volumes.CK10]=0;&quot;N/A&quot;;[$Valores.CK10]/[$Volumes.CK10])" office:value-type="float" office:value="20.9515625" calcext:value-type="float">
            <text:p>20.9515625</text:p>
          </table:table-cell>
          <table:table-cell table:formula="of:=IF([$Volumes.CL10]=0;&quot;N/A&quot;;[$Valores.CL10]/[$Volumes.CL10])" office:value-type="float" office:value="20.7459562321598" calcext:value-type="float">
            <text:p>20.7459562321598</text:p>
          </table:table-cell>
          <table:table-cell table:formula="of:=IF([$Volumes.CM10]=0;&quot;N/A&quot;;[$Valores.CM10]/[$Volumes.CM10])" office:value-type="float" office:value="20.0051736881005" calcext:value-type="float">
            <text:p>20.0051736881005</text:p>
          </table:table-cell>
          <table:table-cell table:formula="of:=IF([$Volumes.CN10]=0;&quot;N/A&quot;;[$Valores.CN10]/[$Volumes.CN10])" office:value-type="float" office:value="18.7206537890045" calcext:value-type="float">
            <text:p>18.7206537890045</text:p>
          </table:table-cell>
          <table:table-cell table:formula="of:=IF([$Volumes.CO10]=0;&quot;N/A&quot;;[$Valores.CO10]/[$Volumes.CO10])" office:value-type="float" office:value="19.5161290322581" calcext:value-type="float">
            <text:p>19.5161290322581</text:p>
          </table:table-cell>
          <table:table-cell table:formula="of:=IF([$Volumes.CP10]=0;&quot;N/A&quot;;[$Valores.CP10]/[$Volumes.CP10])" office:value-type="float" office:value="20.0416272469253" calcext:value-type="float">
            <text:p>20.0416272469253</text:p>
          </table:table-cell>
          <table:table-cell table:formula="of:=IF([$Volumes.CQ10]=0;&quot;N/A&quot;;[$Valores.CQ10]/[$Volumes.CQ10])" office:value-type="float" office:value="21.5057471264368" calcext:value-type="float">
            <text:p>21.5057471264368</text:p>
          </table:table-cell>
          <table:table-cell table:formula="of:=IF([$Volumes.CR10]=0;&quot;N/A&quot;;[$Valores.CR10]/[$Volumes.CR10])" office:value-type="float" office:value="21.4565756823821" calcext:value-type="float">
            <text:p>21.4565756823821</text:p>
          </table:table-cell>
          <table:table-cell table:formula="of:=IF([$Volumes.CS10]=0;&quot;N/A&quot;;[$Valores.CS10]/[$Volumes.CS10])" office:value-type="float" office:value="20.4827586206897" calcext:value-type="float">
            <text:p>20.4827586206897</text:p>
          </table:table-cell>
          <table:table-cell table:formula="of:=IF([$Volumes.CT10]=0;&quot;N/A&quot;;[$Valores.CT10]/[$Volumes.CT10])" office:value-type="float" office:value="22.2338028169014" calcext:value-type="float">
            <text:p>22.2338028169014</text:p>
          </table:table-cell>
          <table:table-cell table:formula="of:=IF([$Volumes.CU10]=0;&quot;N/A&quot;;[$Valores.CU10]/[$Volumes.CU10])" office:value-type="float" office:value="21.7093596059113" calcext:value-type="float">
            <text:p>21.7093596059113</text:p>
          </table:table-cell>
          <table:table-cell table:formula="of:=IF([$Volumes.CV10]=0;&quot;N/A&quot;;[$Valores.CV10]/[$Volumes.CV10])" office:value-type="float" office:value="21.4016887816647" calcext:value-type="float">
            <text:p>21.4016887816647</text:p>
          </table:table-cell>
          <table:table-cell table:formula="of:=IF([$Volumes.CW10]=0;&quot;N/A&quot;;[$Valores.CW10]/[$Volumes.CW10])" office:value-type="float" office:value="21.5972850678733" calcext:value-type="float">
            <text:p>21.5972850678733</text:p>
          </table:table-cell>
          <table:table-cell table:formula="of:=IF([$Volumes.CX10]=0;&quot;N/A&quot;;[$Valores.CX10]/[$Volumes.CX10])" office:value-type="float" office:value="22.7562814070352" calcext:value-type="float">
            <text:p>22.7562814070352</text:p>
          </table:table-cell>
          <table:table-cell table:formula="of:=IF([$Volumes.CY10]=0;&quot;N/A&quot;;[$Valores.CY10]/[$Volumes.CY10])" office:value-type="float" office:value="20.6272264631043" calcext:value-type="float">
            <text:p>20.6272264631043</text:p>
          </table:table-cell>
          <table:table-cell table:formula="of:=IF([$Volumes.CZ10]=0;&quot;N/A&quot;;[$Valores.CZ10]/[$Volumes.CZ10])" office:value-type="float" office:value="21.8341013824885" calcext:value-type="float">
            <text:p>21.8341013824885</text:p>
          </table:table-cell>
          <table:table-cell table:formula="of:=IF([$Volumes.DA10]=0;&quot;N/A&quot;;[$Valores.DA10]/[$Volumes.DA10])" office:value-type="float" office:value="21.0465753424657" calcext:value-type="float">
            <text:p>21.0465753424657</text:p>
          </table:table-cell>
          <table:table-cell table:formula="of:=IF([$Volumes.DB10]=0;&quot;N/A&quot;;[$Valores.DB10]/[$Volumes.DB10])" office:value-type="float" office:value="20.8945945945946" calcext:value-type="float">
            <text:p>20.8945945945946</text:p>
          </table:table-cell>
          <table:table-cell table:formula="of:=IF([$Volumes.DC10]=0;&quot;N/A&quot;;[$Valores.DC10]/[$Volumes.DC10])" office:value-type="float" office:value="20.6524390243902" calcext:value-type="float">
            <text:p>20.6524390243902</text:p>
          </table:table-cell>
          <table:table-cell table:formula="of:=IF([$Volumes.DD10]=0;&quot;N/A&quot;;[$Valores.DD10]/[$Volumes.DD10])" office:value-type="float" office:value="23.8966267682263" calcext:value-type="float">
            <text:p>23.8966267682263</text:p>
          </table:table-cell>
          <table:table-cell table:formula="of:=IF([$Volumes.DE10]=0;&quot;N/A&quot;;[$Valores.DE10]/[$Volumes.DE10])" office:value-type="float" office:value="23.6997635933806" calcext:value-type="float">
            <text:p>23.6997635933806</text:p>
          </table:table-cell>
          <table:table-cell table:formula="of:=IF([$Volumes.DF10]=0;&quot;N/A&quot;;[$Valores.DF10]/[$Volumes.DF10])" office:value-type="float" office:value="17.9026548672566" calcext:value-type="float">
            <text:p>17.9026548672566</text:p>
          </table:table-cell>
          <table:table-cell table:formula="of:=IF([$Volumes.DG10]=0;&quot;N/A&quot;;[$Valores.DG10]/[$Volumes.DG10])" office:value-type="float" office:value="19.2509652509653" calcext:value-type="float">
            <text:p>19.2509652509653</text:p>
          </table:table-cell>
          <table:table-cell table:formula="of:=IF([$Volumes.DH10]=0;&quot;N/A&quot;;[$Valores.DH10]/[$Volumes.DH10])" office:value-type="float" office:value="19.289972899729" calcext:value-type="float">
            <text:p>19.289972899729</text:p>
          </table:table-cell>
          <table:table-cell table:formula="of:=IF([$Volumes.DI10]=0;&quot;N/A&quot;;[$Valores.DI10]/[$Volumes.DI10])" office:value-type="float" office:value="19.7959183673469" calcext:value-type="float">
            <text:p>19.7959183673469</text:p>
          </table:table-cell>
          <table:table-cell table:formula="of:=IF([$Volumes.DJ10]=0;&quot;N/A&quot;;[$Valores.DJ10]/[$Volumes.DJ10])" office:value-type="float" office:value="19.4841849148418" calcext:value-type="float">
            <text:p>19.4841849148418</text:p>
          </table:table-cell>
          <table:table-cell table:formula="of:=IF([$Volumes.DK10]=0;&quot;N/A&quot;;[$Valores.DK10]/[$Volumes.DK10])" office:value-type="float" office:value="19.61328125" calcext:value-type="float">
            <text:p>19.61328125</text:p>
          </table:table-cell>
          <table:table-cell table:formula="of:=IF([$Volumes.DL10]=0;&quot;N/A&quot;;[$Valores.DL10]/[$Volumes.DL10])" office:value-type="float" office:value="21" calcext:value-type="float">
            <text:p>21</text:p>
          </table:table-cell>
          <table:table-cell table:formula="of:=IF([$Volumes.DM10]=0;&quot;N/A&quot;;[$Valores.DM10]/[$Volumes.DM10])" office:value-type="float" office:value="22.9813664596273" calcext:value-type="float">
            <text:p>22.9813664596273</text:p>
          </table:table-cell>
          <table:table-cell table:formula="of:=IF([$Volumes.DN10]=0;&quot;N/A&quot;;[$Valores.DN10]/[$Volumes.DN10])" office:value-type="float" office:value="22.2584269662921" calcext:value-type="float">
            <text:p>22.2584269662921</text:p>
          </table:table-cell>
          <table:table-cell table:formula="of:=IF([$Volumes.DO10]=0;&quot;N/A&quot;;[$Valores.DO10]/[$Volumes.DO10])" office:value-type="float" office:value="22.1640625" calcext:value-type="float">
            <text:p>22.1640625</text:p>
          </table:table-cell>
          <table:table-cell table:formula="of:=IF([$Volumes.DP10]=0;&quot;N/A&quot;;[$Valores.DP10]/[$Volumes.DP10])" office:value-type="float" office:value="21.8106060606061" calcext:value-type="float">
            <text:p>21.8106060606061</text:p>
          </table:table-cell>
          <table:table-cell table:formula="of:=IF([$Volumes.DQ10]=0;&quot;N/A&quot;;[$Valores.DQ10]/[$Volumes.DQ10])" office:value-type="float" office:value="19.2088353413655" calcext:value-type="float">
            <text:p>19.2088353413655</text:p>
          </table:table-cell>
          <table:table-cell table:formula="of:=IF([$Volumes.DR10]=0;&quot;N/A&quot;;[$Valores.DR10]/[$Volumes.DR10])" office:value-type="float" office:value="24.6678966789668" calcext:value-type="float">
            <text:p>24.6678966789668</text:p>
          </table:table-cell>
          <table:table-cell table:formula="of:=IF([$Volumes.DS10]=0;&quot;N/A&quot;;[$Valores.DS10]/[$Volumes.DS10])" office:value-type="float" office:value="25.8171428571429" calcext:value-type="float">
            <text:p>25.8171428571429</text:p>
          </table:table-cell>
          <table:table-cell table:formula="of:=IF([$Volumes.DT10]=0;&quot;N/A&quot;;[$Valores.DT10]/[$Volumes.DT10])" office:value-type="float" office:value="25.1608391608392" calcext:value-type="float">
            <text:p>25.1608391608392</text:p>
          </table:table-cell>
          <table:table-cell table:formula="of:=IF([$Volumes.DU10]=0;&quot;N/A&quot;;[$Valores.DU10]/[$Volumes.DU10])" office:value-type="float" office:value="21.4567901234568" calcext:value-type="float">
            <text:p>21.4567901234568</text:p>
          </table:table-cell>
          <table:table-cell table:formula="of:=IF([$Volumes.DV10]=0;&quot;N/A&quot;;[$Valores.DV10]/[$Volumes.DV10])" office:value-type="float" office:value="24.4385964912281" calcext:value-type="float">
            <text:p>24.4385964912281</text:p>
          </table:table-cell>
          <table:table-cell table:formula="of:=IF([$Volumes.DW10]=0;&quot;N/A&quot;;[$Valores.DW10]/[$Volumes.DW10])" office:value-type="float" office:value="23.2133333333333" calcext:value-type="float">
            <text:p>23.2133333333333</text:p>
          </table:table-cell>
        </table:table-row>
        <table:table-row table:style-name="ro1">
          <table:table-cell/>
          <table:table-cell table:style-name="Default"/>
          <table:table-cell table:number-columns-repeated="125"/>
        </table:table-row>
      </table:table>
      <table:table table:name="Volumes" table:style-name="ta1">
        <table:table-column table:style-name="co1" table:number-columns-repeated="127" table:default-cell-style-name="Default"/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I_1</text:p>
          </table:table-cell>
          <table:table-cell office:value-type="string" calcext:value-type="string">
            <text:p>I_2</text:p>
          </table:table-cell>
          <table:table-cell office:value-type="string" calcext:value-type="string">
            <text:p>I_3</text:p>
          </table:table-cell>
          <table:table-cell office:value-type="string" calcext:value-type="string">
            <text:p>I_4</text:p>
          </table:table-cell>
          <table:table-cell office:value-type="string" calcext:value-type="string">
            <text:p>I_5</text:p>
          </table:table-cell>
          <table:table-cell office:value-type="string" calcext:value-type="string">
            <text:p>I_6</text:p>
          </table:table-cell>
          <table:table-cell office:value-type="string" calcext:value-type="string">
            <text:p>I_7</text:p>
          </table:table-cell>
          <table:table-cell office:value-type="string" calcext:value-type="string">
            <text:p>I_8</text:p>
          </table:table-cell>
          <table:table-cell office:value-type="string" calcext:value-type="string">
            <text:p>I_9</text:p>
          </table:table-cell>
          <table:table-cell office:value-type="string" calcext:value-type="string">
            <text:p>I_10</text:p>
          </table:table-cell>
          <table:table-cell office:value-type="string" calcext:value-type="string">
            <text:p>I_11</text:p>
          </table:table-cell>
          <table:table-cell office:value-type="string" calcext:value-type="string">
            <text:p>I_12</text:p>
          </table:table-cell>
          <table:table-cell office:value-type="string" calcext:value-type="string">
            <text:p>I_13</text:p>
          </table:table-cell>
          <table:table-cell office:value-type="string" calcext:value-type="string">
            <text:p>I_14</text:p>
          </table:table-cell>
          <table:table-cell office:value-type="string" calcext:value-type="string">
            <text:p>I_15</text:p>
          </table:table-cell>
          <table:table-cell office:value-type="string" calcext:value-type="string">
            <text:p>I_16</text:p>
          </table:table-cell>
          <table:table-cell office:value-type="string" calcext:value-type="string">
            <text:p>I_17</text:p>
          </table:table-cell>
          <table:table-cell office:value-type="string" calcext:value-type="string">
            <text:p>I_18</text:p>
          </table:table-cell>
          <table:table-cell office:value-type="string" calcext:value-type="string">
            <text:p>II_1</text:p>
          </table:table-cell>
          <table:table-cell office:value-type="string" calcext:value-type="string">
            <text:p>II_2</text:p>
          </table:table-cell>
          <table:table-cell office:value-type="string" calcext:value-type="string">
            <text:p>II_3</text:p>
          </table:table-cell>
          <table:table-cell office:value-type="string" calcext:value-type="string">
            <text:p>II_4</text:p>
          </table:table-cell>
          <table:table-cell office:value-type="string" calcext:value-type="string">
            <text:p>II_5</text:p>
          </table:table-cell>
          <table:table-cell office:value-type="string" calcext:value-type="string">
            <text:p>II_6</text:p>
          </table:table-cell>
          <table:table-cell office:value-type="string" calcext:value-type="string">
            <text:p>II_7</text:p>
          </table:table-cell>
          <table:table-cell office:value-type="string" calcext:value-type="string">
            <text:p>II_8</text:p>
          </table:table-cell>
          <table:table-cell office:value-type="string" calcext:value-type="string">
            <text:p>II_9</text:p>
          </table:table-cell>
          <table:table-cell office:value-type="string" calcext:value-type="string">
            <text:p>II_10</text:p>
          </table:table-cell>
          <table:table-cell office:value-type="string" calcext:value-type="string">
            <text:p>II_11</text:p>
          </table:table-cell>
          <table:table-cell office:value-type="string" calcext:value-type="string">
            <text:p>II_12</text:p>
          </table:table-cell>
          <table:table-cell office:value-type="string" calcext:value-type="string">
            <text:p>II_13</text:p>
          </table:table-cell>
          <table:table-cell office:value-type="string" calcext:value-type="string">
            <text:p>II_14</text:p>
          </table:table-cell>
          <table:table-cell office:value-type="string" calcext:value-type="string">
            <text:p>II_15</text:p>
          </table:table-cell>
          <table:table-cell office:value-type="string" calcext:value-type="string">
            <text:p>II_16</text:p>
          </table:table-cell>
          <table:table-cell office:value-type="string" calcext:value-type="string">
            <text:p>II_17</text:p>
          </table:table-cell>
          <table:table-cell office:value-type="string" calcext:value-type="string">
            <text:p>II_18</text:p>
          </table:table-cell>
          <table:table-cell office:value-type="string" calcext:value-type="string">
            <text:p>III_1</text:p>
          </table:table-cell>
          <table:table-cell office:value-type="string" calcext:value-type="string">
            <text:p>III_2</text:p>
          </table:table-cell>
          <table:table-cell office:value-type="string" calcext:value-type="string">
            <text:p>III_3</text:p>
          </table:table-cell>
          <table:table-cell office:value-type="string" calcext:value-type="string">
            <text:p>III_4</text:p>
          </table:table-cell>
          <table:table-cell office:value-type="string" calcext:value-type="string">
            <text:p>III_5</text:p>
          </table:table-cell>
          <table:table-cell office:value-type="string" calcext:value-type="string">
            <text:p>III_6</text:p>
          </table:table-cell>
          <table:table-cell office:value-type="string" calcext:value-type="string">
            <text:p>III_7</text:p>
          </table:table-cell>
          <table:table-cell office:value-type="string" calcext:value-type="string">
            <text:p>III_8</text:p>
          </table:table-cell>
          <table:table-cell office:value-type="string" calcext:value-type="string">
            <text:p>III_9</text:p>
          </table:table-cell>
          <table:table-cell office:value-type="string" calcext:value-type="string">
            <text:p>III_10</text:p>
          </table:table-cell>
          <table:table-cell office:value-type="string" calcext:value-type="string">
            <text:p>III_11</text:p>
          </table:table-cell>
          <table:table-cell office:value-type="string" calcext:value-type="string">
            <text:p>III_12</text:p>
          </table:table-cell>
          <table:table-cell office:value-type="string" calcext:value-type="string">
            <text:p>III_13</text:p>
          </table:table-cell>
          <table:table-cell office:value-type="string" calcext:value-type="string">
            <text:p>III_14</text:p>
          </table:table-cell>
          <table:table-cell office:value-type="string" calcext:value-type="string">
            <text:p>III_15</text:p>
          </table:table-cell>
          <table:table-cell office:value-type="string" calcext:value-type="string">
            <text:p>III_16</text:p>
          </table:table-cell>
          <table:table-cell office:value-type="string" calcext:value-type="string">
            <text:p>III_17</text:p>
          </table:table-cell>
          <table:table-cell office:value-type="string" calcext:value-type="string">
            <text:p>III_18</text:p>
          </table:table-cell>
          <table:table-cell office:value-type="string" calcext:value-type="string">
            <text:p>IV_1</text:p>
          </table:table-cell>
          <table:table-cell office:value-type="string" calcext:value-type="string">
            <text:p>IV_2</text:p>
          </table:table-cell>
          <table:table-cell office:value-type="string" calcext:value-type="string">
            <text:p>IV_3</text:p>
          </table:table-cell>
          <table:table-cell office:value-type="string" calcext:value-type="string">
            <text:p>IV_4</text:p>
          </table:table-cell>
          <table:table-cell office:value-type="string" calcext:value-type="string">
            <text:p>IV_5</text:p>
          </table:table-cell>
          <table:table-cell office:value-type="string" calcext:value-type="string">
            <text:p>IV_6</text:p>
          </table:table-cell>
          <table:table-cell office:value-type="string" calcext:value-type="string">
            <text:p>IV_7</text:p>
          </table:table-cell>
          <table:table-cell office:value-type="string" calcext:value-type="string">
            <text:p>IV_8</text:p>
          </table:table-cell>
          <table:table-cell office:value-type="string" calcext:value-type="string">
            <text:p>IV_9</text:p>
          </table:table-cell>
          <table:table-cell office:value-type="string" calcext:value-type="string">
            <text:p>IV_10</text:p>
          </table:table-cell>
          <table:table-cell office:value-type="string" calcext:value-type="string">
            <text:p>IV_11</text:p>
          </table:table-cell>
          <table:table-cell office:value-type="string" calcext:value-type="string">
            <text:p>IV_12</text:p>
          </table:table-cell>
          <table:table-cell office:value-type="string" calcext:value-type="string">
            <text:p>IV_13</text:p>
          </table:table-cell>
          <table:table-cell office:value-type="string" calcext:value-type="string">
            <text:p>IV_14</text:p>
          </table:table-cell>
          <table:table-cell office:value-type="string" calcext:value-type="string">
            <text:p>IV_15</text:p>
          </table:table-cell>
          <table:table-cell office:value-type="string" calcext:value-type="string">
            <text:p>IV_16</text:p>
          </table:table-cell>
          <table:table-cell office:value-type="string" calcext:value-type="string">
            <text:p>IV_17</text:p>
          </table:table-cell>
          <table:table-cell office:value-type="string" calcext:value-type="string">
            <text:p>IV_18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V_2</text:p>
          </table:table-cell>
          <table:table-cell office:value-type="string" calcext:value-type="string">
            <text:p>V_3</text:p>
          </table:table-cell>
          <table:table-cell office:value-type="string" calcext:value-type="string">
            <text:p>V_4</text:p>
          </table:table-cell>
          <table:table-cell office:value-type="string" calcext:value-type="string">
            <text:p>V_5</text:p>
          </table:table-cell>
          <table:table-cell office:value-type="string" calcext:value-type="string">
            <text:p>V_6</text:p>
          </table:table-cell>
          <table:table-cell office:value-type="string" calcext:value-type="string">
            <text:p>V_7</text:p>
          </table:table-cell>
          <table:table-cell office:value-type="string" calcext:value-type="string">
            <text:p>V_8</text:p>
          </table:table-cell>
          <table:table-cell office:value-type="string" calcext:value-type="string">
            <text:p>V_9</text:p>
          </table:table-cell>
          <table:table-cell office:value-type="string" calcext:value-type="string">
            <text:p>V_10</text:p>
          </table:table-cell>
          <table:table-cell office:value-type="string" calcext:value-type="string">
            <text:p>V_11</text:p>
          </table:table-cell>
          <table:table-cell office:value-type="string" calcext:value-type="string">
            <text:p>V_12</text:p>
          </table:table-cell>
          <table:table-cell office:value-type="string" calcext:value-type="string">
            <text:p>V_13</text:p>
          </table:table-cell>
          <table:table-cell office:value-type="string" calcext:value-type="string">
            <text:p>V_14</text:p>
          </table:table-cell>
          <table:table-cell office:value-type="string" calcext:value-type="string">
            <text:p>V_15</text:p>
          </table:table-cell>
          <table:table-cell office:value-type="string" calcext:value-type="string">
            <text:p>V_16</text:p>
          </table:table-cell>
          <table:table-cell office:value-type="string" calcext:value-type="string">
            <text:p>V_17</text:p>
          </table:table-cell>
          <table:table-cell office:value-type="string" calcext:value-type="string">
            <text:p>V_18</text:p>
          </table:table-cell>
          <table:table-cell office:value-type="string" calcext:value-type="string">
            <text:p>VI_1</text:p>
          </table:table-cell>
          <table:table-cell office:value-type="string" calcext:value-type="string">
            <text:p>VI_2</text:p>
          </table:table-cell>
          <table:table-cell office:value-type="string" calcext:value-type="string">
            <text:p>VI_3</text:p>
          </table:table-cell>
          <table:table-cell office:value-type="string" calcext:value-type="string">
            <text:p>VI_4</text:p>
          </table:table-cell>
          <table:table-cell office:value-type="string" calcext:value-type="string">
            <text:p>VI_5</text:p>
          </table:table-cell>
          <table:table-cell office:value-type="string" calcext:value-type="string">
            <text:p>VI_6</text:p>
          </table:table-cell>
          <table:table-cell office:value-type="string" calcext:value-type="string">
            <text:p>VI_7</text:p>
          </table:table-cell>
          <table:table-cell office:value-type="string" calcext:value-type="string">
            <text:p>VI_8</text:p>
          </table:table-cell>
          <table:table-cell office:value-type="string" calcext:value-type="string">
            <text:p>VI_9</text:p>
          </table:table-cell>
          <table:table-cell office:value-type="string" calcext:value-type="string">
            <text:p>VI_10</text:p>
          </table:table-cell>
          <table:table-cell office:value-type="string" calcext:value-type="string">
            <text:p>VI_11</text:p>
          </table:table-cell>
          <table:table-cell office:value-type="string" calcext:value-type="string">
            <text:p>VI_12</text:p>
          </table:table-cell>
          <table:table-cell office:value-type="string" calcext:value-type="string">
            <text:p>VI_13</text:p>
          </table:table-cell>
          <table:table-cell office:value-type="string" calcext:value-type="string">
            <text:p>VI_14</text:p>
          </table:table-cell>
          <table:table-cell office:value-type="string" calcext:value-type="string">
            <text:p>VI_15</text:p>
          </table:table-cell>
          <table:table-cell office:value-type="string" calcext:value-type="string">
            <text:p>VI_16</text:p>
          </table:table-cell>
          <table:table-cell office:value-type="string" calcext:value-type="string">
            <text:p>VI_17</text:p>
          </table:table-cell>
          <table:table-cell office:value-type="string" calcext:value-type="string">
            <text:p>VI_18</text:p>
          </table:table-cell>
          <table:table-cell office:value-type="string" calcext:value-type="string">
            <text:p>VII_1</text:p>
          </table:table-cell>
          <table:table-cell office:value-type="string" calcext:value-type="string">
            <text:p>VII_2</text:p>
          </table:table-cell>
          <table:table-cell office:value-type="string" calcext:value-type="string">
            <text:p>VII_3</text:p>
          </table:table-cell>
          <table:table-cell office:value-type="string" calcext:value-type="string">
            <text:p>VII_4</text:p>
          </table:table-cell>
          <table:table-cell office:value-type="string" calcext:value-type="string">
            <text:p>VII_5</text:p>
          </table:table-cell>
          <table:table-cell office:value-type="string" calcext:value-type="string">
            <text:p>VII_6</text:p>
          </table:table-cell>
          <table:table-cell office:value-type="string" calcext:value-type="string">
            <text:p>VII_7</text:p>
          </table:table-cell>
          <table:table-cell office:value-type="string" calcext:value-type="string">
            <text:p>VII_8</text:p>
          </table:table-cell>
          <table:table-cell office:value-type="string" calcext:value-type="string">
            <text:p>VII_9</text:p>
          </table:table-cell>
          <table:table-cell office:value-type="string" calcext:value-type="string">
            <text:p>VII_10</text:p>
          </table:table-cell>
          <table:table-cell office:value-type="string" calcext:value-type="string">
            <text:p>VII_11</text:p>
          </table:table-cell>
          <table:table-cell office:value-type="string" calcext:value-type="string">
            <text:p>VII_12</text:p>
          </table:table-cell>
          <table:table-cell office:value-type="string" calcext:value-type="string">
            <text:p>VII_13</text:p>
          </table:table-cell>
          <table:table-cell office:value-type="string" calcext:value-type="string">
            <text:p>VII_14</text:p>
          </table:table-cell>
          <table:table-cell office:value-type="string" calcext:value-type="string">
            <text:p>VII_15</text:p>
          </table:table-cell>
          <table:table-cell office:value-type="string" calcext:value-type="string">
            <text:p>VII_16</text:p>
          </table:table-cell>
          <table:table-cell office:value-type="string" calcext:value-type="string">
            <text:p>VII_17</text:p>
          </table:table-cell>
          <table:table-cell office:value-type="string" calcext:value-type="string">
            <text:p>VII_18</text:p>
          </table:table-cell>
        </table:table-row>
        <table:table-row table:style-name="ro1">
          <table:table-cell office:value-type="string" calcext:value-type="string">
            <text:p>T. LANCHES PRONTOS</text:p>
          </table:table-cell>
          <table:table-cell office:value-type="float" office:value="61" calcext:value-type="float">
            <text:p>61</text:p>
          </table:table-cell>
          <table:table-cell office:value-type="float" office:value="67.86" calcext:value-type="float">
            <text:p>67.86</text:p>
          </table:table-cell>
          <table:table-cell office:value-type="float" office:value="76.18" calcext:value-type="float">
            <text:p>76.18</text:p>
          </table:table-cell>
          <table:table-cell office:value-type="float" office:value="81.21" calcext:value-type="float">
            <text:p>81.21</text:p>
          </table:table-cell>
          <table:table-cell office:value-type="float" office:value="80.1" calcext:value-type="float">
            <text:p>80.1</text:p>
          </table:table-cell>
          <table:table-cell office:value-type="float" office:value="76.69" calcext:value-type="float">
            <text:p>76.69</text:p>
          </table:table-cell>
          <table:table-cell office:value-type="float" office:value="80.69" calcext:value-type="float">
            <text:p>80.69</text:p>
          </table:table-cell>
          <table:table-cell office:value-type="float" office:value="89.35" calcext:value-type="float">
            <text:p>89.35</text:p>
          </table:table-cell>
          <table:table-cell office:value-type="float" office:value="87.24" calcext:value-type="float">
            <text:p>87.24</text:p>
          </table:table-cell>
          <table:table-cell office:value-type="float" office:value="89.3" calcext:value-type="float">
            <text:p>89.3</text:p>
          </table:table-cell>
          <table:table-cell office:value-type="float" office:value="95.15" calcext:value-type="float">
            <text:p>95.15</text:p>
          </table:table-cell>
          <table:table-cell office:value-type="float" office:value="85.19" calcext:value-type="float">
            <text:p>85.19</text:p>
          </table:table-cell>
          <table:table-cell office:value-type="float" office:value="90.3" calcext:value-type="float">
            <text:p>90.3</text:p>
          </table:table-cell>
          <table:table-cell office:value-type="float" office:value="94.43" calcext:value-type="float">
            <text:p>94.43</text:p>
          </table:table-cell>
          <table:table-cell office:value-type="float" office:value="88.77" calcext:value-type="float">
            <text:p>88.77</text:p>
          </table:table-cell>
          <table:table-cell office:value-type="float" office:value="96.02" calcext:value-type="float">
            <text:p>96.02</text:p>
          </table:table-cell>
          <table:table-cell office:value-type="float" office:value="96.35" calcext:value-type="float">
            <text:p>96.35</text:p>
          </table:table-cell>
          <table:table-cell office:value-type="float" office:value="90.53" calcext:value-type="float">
            <text:p>90.53</text:p>
          </table:table-cell>
          <table:table-cell office:value-type="float" office:value="212.47" calcext:value-type="float">
            <text:p>212.47</text:p>
          </table:table-cell>
          <table:table-cell office:value-type="float" office:value="206.27" calcext:value-type="float">
            <text:p>206.27</text:p>
          </table:table-cell>
          <table:table-cell office:value-type="float" office:value="193.87" calcext:value-type="float">
            <text:p>193.87</text:p>
          </table:table-cell>
          <table:table-cell office:value-type="float" office:value="193.56" calcext:value-type="float">
            <text:p>193.56</text:p>
          </table:table-cell>
          <table:table-cell office:value-type="float" office:value="199.35" calcext:value-type="float">
            <text:p>199.35</text:p>
          </table:table-cell>
          <table:table-cell office:value-type="float" office:value="190.74" calcext:value-type="float">
            <text:p>190.74</text:p>
          </table:table-cell>
          <table:table-cell office:value-type="float" office:value="203.03" calcext:value-type="float">
            <text:p>203.03</text:p>
          </table:table-cell>
          <table:table-cell office:value-type="float" office:value="211.01" calcext:value-type="float">
            <text:p>211.01</text:p>
          </table:table-cell>
          <table:table-cell office:value-type="float" office:value="195.89" calcext:value-type="float">
            <text:p>195.89</text:p>
          </table:table-cell>
          <table:table-cell office:value-type="float" office:value="205.85" calcext:value-type="float">
            <text:p>205.85</text:p>
          </table:table-cell>
          <table:table-cell office:value-type="float" office:value="200.54" calcext:value-type="float">
            <text:p>200.54</text:p>
          </table:table-cell>
          <table:table-cell office:value-type="float" office:value="187.81" calcext:value-type="float">
            <text:p>187.81</text:p>
          </table:table-cell>
          <table:table-cell office:value-type="float" office:value="194.29" calcext:value-type="float">
            <text:p>194.29</text:p>
          </table:table-cell>
          <table:table-cell office:value-type="float" office:value="201.19" calcext:value-type="float">
            <text:p>201.1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5.45" calcext:value-type="float">
            <text:p>205.45</text:p>
          </table:table-cell>
          <table:table-cell office:value-type="float" office:value="223.88" calcext:value-type="float">
            <text:p>223.88</text:p>
          </table:table-cell>
          <table:table-cell office:value-type="float" office:value="207.43" calcext:value-type="float">
            <text:p>207.43</text:p>
          </table:table-cell>
          <table:table-cell office:value-type="float" office:value="132.83" calcext:value-type="float">
            <text:p>132.83</text:p>
          </table:table-cell>
          <table:table-cell office:value-type="float" office:value="135.33" calcext:value-type="float">
            <text:p>135.33</text:p>
          </table:table-cell>
          <table:table-cell office:value-type="float" office:value="136.76" calcext:value-type="float">
            <text:p>136.76</text:p>
          </table:table-cell>
          <table:table-cell office:value-type="float" office:value="144.27" calcext:value-type="float">
            <text:p>144.27</text:p>
          </table:table-cell>
          <table:table-cell office:value-type="float" office:value="141.78" calcext:value-type="float">
            <text:p>141.78</text:p>
          </table:table-cell>
          <table:table-cell office:value-type="float" office:value="131.28" calcext:value-type="float">
            <text:p>131.28</text:p>
          </table:table-cell>
          <table:table-cell office:value-type="float" office:value="124.18" calcext:value-type="float">
            <text:p>124.18</text:p>
          </table:table-cell>
          <table:table-cell office:value-type="float" office:value="131.75" calcext:value-type="float">
            <text:p>131.75</text:p>
          </table:table-cell>
          <table:table-cell office:value-type="float" office:value="140.57" calcext:value-type="float">
            <text:p>140.57</text:p>
          </table:table-cell>
          <table:table-cell office:value-type="float" office:value="148.44" calcext:value-type="float">
            <text:p>148.44</text:p>
          </table:table-cell>
          <table:table-cell office:value-type="float" office:value="132.24" calcext:value-type="float">
            <text:p>132.24</text:p>
          </table:table-cell>
          <table:table-cell office:value-type="float" office:value="134.91" calcext:value-type="float">
            <text:p>134.91</text:p>
          </table:table-cell>
          <table:table-cell office:value-type="float" office:value="133.47" calcext:value-type="float">
            <text:p>133.47</text:p>
          </table:table-cell>
          <table:table-cell office:value-type="float" office:value="137.14" calcext:value-type="float">
            <text:p>137.14</text:p>
          </table:table-cell>
          <table:table-cell office:value-type="float" office:value="132.03" calcext:value-type="float">
            <text:p>132.03</text:p>
          </table:table-cell>
          <table:table-cell office:value-type="float" office:value="133.01" calcext:value-type="float">
            <text:p>133.01</text:p>
          </table:table-cell>
          <table:table-cell office:value-type="float" office:value="143.1" calcext:value-type="float">
            <text:p>143.1</text:p>
          </table:table-cell>
          <table:table-cell office:value-type="float" office:value="126.15" calcext:value-type="float">
            <text:p>126.15</text:p>
          </table:table-cell>
          <table:table-cell office:value-type="float" office:value="311.8" calcext:value-type="float">
            <text:p>311.8</text:p>
          </table:table-cell>
          <table:table-cell office:value-type="float" office:value="313.22" calcext:value-type="float">
            <text:p>313.22</text:p>
          </table:table-cell>
          <table:table-cell office:value-type="float" office:value="306.58" calcext:value-type="float">
            <text:p>306.58</text:p>
          </table:table-cell>
          <table:table-cell office:value-type="float" office:value="318.5" calcext:value-type="float">
            <text:p>318.5</text:p>
          </table:table-cell>
          <table:table-cell office:value-type="float" office:value="321.05" calcext:value-type="float">
            <text:p>321.05</text:p>
          </table:table-cell>
          <table:table-cell office:value-type="float" office:value="307.5" calcext:value-type="float">
            <text:p>307.5</text:p>
          </table:table-cell>
          <table:table-cell office:value-type="float" office:value="292.03" calcext:value-type="float">
            <text:p>292.03</text:p>
          </table:table-cell>
          <table:table-cell office:value-type="float" office:value="280.82" calcext:value-type="float">
            <text:p>280.82</text:p>
          </table:table-cell>
          <table:table-cell office:value-type="float" office:value="297.67" calcext:value-type="float">
            <text:p>297.67</text:p>
          </table:table-cell>
          <table:table-cell office:value-type="float" office:value="279.2" calcext:value-type="float">
            <text:p>279.2</text:p>
          </table:table-cell>
          <table:table-cell office:value-type="float" office:value="255.09" calcext:value-type="float">
            <text:p>255.09</text:p>
          </table:table-cell>
          <table:table-cell office:value-type="float" office:value="247.49" calcext:value-type="float">
            <text:p>247.49</text:p>
          </table:table-cell>
          <table:table-cell office:value-type="float" office:value="244.85" calcext:value-type="float">
            <text:p>244.85</text:p>
          </table:table-cell>
          <table:table-cell office:value-type="float" office:value="256.64" calcext:value-type="float">
            <text:p>256.64</text:p>
          </table:table-cell>
          <table:table-cell office:value-type="float" office:value="260.05" calcext:value-type="float">
            <text:p>260.05</text:p>
          </table:table-cell>
          <table:table-cell office:value-type="float" office:value="256.14" calcext:value-type="float">
            <text:p>256.14</text:p>
          </table:table-cell>
          <table:table-cell office:value-type="float" office:value="236.01" calcext:value-type="float">
            <text:p>236.01</text:p>
          </table:table-cell>
          <table:table-cell office:value-type="float" office:value="229.43" calcext:value-type="float">
            <text:p>229.43</text:p>
          </table:table-cell>
          <table:table-cell office:value-type="float" office:value="289.6" calcext:value-type="float">
            <text:p>289.6</text:p>
          </table:table-cell>
          <table:table-cell office:value-type="float" office:value="299.27" calcext:value-type="float">
            <text:p>299.27</text:p>
          </table:table-cell>
          <table:table-cell office:value-type="float" office:value="290.19" calcext:value-type="float">
            <text:p>290.19</text:p>
          </table:table-cell>
          <table:table-cell office:value-type="float" office:value="298.79" calcext:value-type="float">
            <text:p>298.79</text:p>
          </table:table-cell>
          <table:table-cell office:value-type="float" office:value="287.66" calcext:value-type="float">
            <text:p>287.66</text:p>
          </table:table-cell>
          <table:table-cell office:value-type="float" office:value="313.79" calcext:value-type="float">
            <text:p>313.79</text:p>
          </table:table-cell>
          <table:table-cell office:value-type="float" office:value="317.01" calcext:value-type="float">
            <text:p>317.01</text:p>
          </table:table-cell>
          <table:table-cell office:value-type="float" office:value="306.84" calcext:value-type="float">
            <text:p>306.84</text:p>
          </table:table-cell>
          <table:table-cell office:value-type="float" office:value="316.05" calcext:value-type="float">
            <text:p>316.05</text:p>
          </table:table-cell>
          <table:table-cell office:value-type="float" office:value="300.11" calcext:value-type="float">
            <text:p>300.11</text:p>
          </table:table-cell>
          <table:table-cell office:value-type="float" office:value="276.35" calcext:value-type="float">
            <text:p>276.35</text:p>
          </table:table-cell>
          <table:table-cell office:value-type="float" office:value="261.28" calcext:value-type="float">
            <text:p>261.28</text:p>
          </table:table-cell>
          <table:table-cell office:value-type="float" office:value="296.46" calcext:value-type="float">
            <text:p>296.46</text:p>
          </table:table-cell>
          <table:table-cell office:value-type="float" office:value="320.22" calcext:value-type="float">
            <text:p>320.22</text:p>
          </table:table-cell>
          <table:table-cell office:value-type="float" office:value="309.2" calcext:value-type="float">
            <text:p>309.2</text:p>
          </table:table-cell>
          <table:table-cell office:value-type="float" office:value="325.66" calcext:value-type="float">
            <text:p>325.66</text:p>
          </table:table-cell>
          <table:table-cell office:value-type="float" office:value="296.87" calcext:value-type="float">
            <text:p>296.87</text:p>
          </table:table-cell>
          <table:table-cell office:value-type="float" office:value="277" calcext:value-type="float">
            <text:p>277</text:p>
          </table:table-cell>
          <table:table-cell office:value-type="float" office:value="248.52" calcext:value-type="float">
            <text:p>248.52</text:p>
          </table:table-cell>
          <table:table-cell office:value-type="float" office:value="270.45" calcext:value-type="float">
            <text:p>270.45</text:p>
          </table:table-cell>
          <table:table-cell office:value-type="float" office:value="275.79" calcext:value-type="float">
            <text:p>275.79</text:p>
          </table:table-cell>
          <table:table-cell office:value-type="float" office:value="279.85" calcext:value-type="float">
            <text:p>279.85</text:p>
          </table:table-cell>
          <table:table-cell office:value-type="float" office:value="303.92" calcext:value-type="float">
            <text:p>303.92</text:p>
          </table:table-cell>
          <table:table-cell office:value-type="float" office:value="269.81" calcext:value-type="float">
            <text:p>269.81</text:p>
          </table:table-cell>
          <table:table-cell office:value-type="float" office:value="279.51" calcext:value-type="float">
            <text:p>279.51</text:p>
          </table:table-cell>
          <table:table-cell office:value-type="float" office:value="397.15" calcext:value-type="float">
            <text:p>397.15</text:p>
          </table:table-cell>
          <table:table-cell office:value-type="float" office:value="382.33" calcext:value-type="float">
            <text:p>382.33</text:p>
          </table:table-cell>
          <table:table-cell office:value-type="float" office:value="368.25" calcext:value-type="float">
            <text:p>368.25</text:p>
          </table:table-cell>
          <table:table-cell office:value-type="float" office:value="330.16" calcext:value-type="float">
            <text:p>330.16</text:p>
          </table:table-cell>
          <table:table-cell office:value-type="float" office:value="311.08" calcext:value-type="float">
            <text:p>311.08</text:p>
          </table:table-cell>
          <table:table-cell office:value-type="float" office:value="330.69" calcext:value-type="float">
            <text:p>330.69</text:p>
          </table:table-cell>
          <table:table-cell office:value-type="float" office:value="330" calcext:value-type="float">
            <text:p>330</text:p>
          </table:table-cell>
          <table:table-cell office:value-type="float" office:value="318.38" calcext:value-type="float">
            <text:p>318.38</text:p>
          </table:table-cell>
          <table:table-cell office:value-type="float" office:value="342.12" calcext:value-type="float">
            <text:p>342.12</text:p>
          </table:table-cell>
          <table:table-cell office:value-type="float" office:value="353.83" calcext:value-type="float">
            <text:p>353.83</text:p>
          </table:table-cell>
          <table:table-cell office:value-type="float" office:value="332.54" calcext:value-type="float">
            <text:p>332.54</text:p>
          </table:table-cell>
          <table:table-cell office:value-type="float" office:value="76.19" calcext:value-type="float">
            <text:p>76.19</text:p>
          </table:table-cell>
          <table:table-cell office:value-type="float" office:value="90.79" calcext:value-type="float">
            <text:p>90.79</text:p>
          </table:table-cell>
          <table:table-cell office:value-type="float" office:value="91.28" calcext:value-type="float">
            <text:p>91.28</text:p>
          </table:table-cell>
          <table:table-cell office:value-type="float" office:value="84.35" calcext:value-type="float">
            <text:p>84.35</text:p>
          </table:table-cell>
          <table:table-cell office:value-type="float" office:value="92.08" calcext:value-type="float">
            <text:p>92.08</text:p>
          </table:table-cell>
          <table:table-cell office:value-type="float" office:value="87.53" calcext:value-type="float">
            <text:p>87.53</text:p>
          </table:table-cell>
          <table:table-cell office:value-type="float" office:value="83.34" calcext:value-type="float">
            <text:p>83.34</text:p>
          </table:table-cell>
          <table:table-cell office:value-type="float" office:value="79.78" calcext:value-type="float">
            <text:p>79.78</text:p>
          </table:table-cell>
          <table:table-cell office:value-type="float" office:value="84.23" calcext:value-type="float">
            <text:p>84.23</text:p>
          </table:table-cell>
          <table:table-cell office:value-type="float" office:value="84.87" calcext:value-type="float">
            <text:p>84.87</text:p>
          </table:table-cell>
          <table:table-cell office:value-type="float" office:value="83.09" calcext:value-type="float">
            <text:p>83.09</text:p>
          </table:table-cell>
          <table:table-cell office:value-type="float" office:value="78.19" calcext:value-type="float">
            <text:p>78.19</text:p>
          </table:table-cell>
          <table:table-cell office:value-type="float" office:value="98.6" calcext:value-type="float">
            <text:p>98.6</text:p>
          </table:table-cell>
          <table:table-cell office:value-type="float" office:value="111.6" calcext:value-type="float">
            <text:p>111.6</text:p>
          </table:table-cell>
          <table:table-cell office:value-type="float" office:value="96.92" calcext:value-type="float">
            <text:p>96.92</text:p>
          </table:table-cell>
          <table:table-cell office:value-type="float" office:value="101.67" calcext:value-type="float">
            <text:p>101.67</text:p>
          </table:table-cell>
          <table:table-cell office:value-type="float" office:value="93.01" calcext:value-type="float">
            <text:p>93.01</text:p>
          </table:table-cell>
          <table:table-cell office:value-type="float" office:value="96.4" calcext:value-type="float">
            <text:p>96.4</text:p>
          </table:table-cell>
        </table:table-row>
        <table:table-row table:style-name="ro1">
          <table:table-cell office:value-type="string" calcext:value-type="string">
            <text:p>T. BRF,LANCHES PRONTOS</text:p>
          </table:table-cell>
          <table:table-cell office:value-type="float" office:value="50.22" calcext:value-type="float">
            <text:p>50.22</text:p>
          </table:table-cell>
          <table:table-cell office:value-type="float" office:value="56.39" calcext:value-type="float">
            <text:p>56.39</text:p>
          </table:table-cell>
          <table:table-cell office:value-type="float" office:value="64.55" calcext:value-type="float">
            <text:p>64.55</text:p>
          </table:table-cell>
          <table:table-cell office:value-type="float" office:value="65.87" calcext:value-type="float">
            <text:p>65.87</text:p>
          </table:table-cell>
          <table:table-cell office:value-type="float" office:value="62.2" calcext:value-type="float">
            <text:p>62.2</text:p>
          </table:table-cell>
          <table:table-cell office:value-type="float" office:value="57.84" calcext:value-type="float">
            <text:p>57.84</text:p>
          </table:table-cell>
          <table:table-cell office:value-type="float" office:value="63.03" calcext:value-type="float">
            <text:p>63.03</text:p>
          </table:table-cell>
          <table:table-cell office:value-type="float" office:value="72.92" calcext:value-type="float">
            <text:p>72.92</text:p>
          </table:table-cell>
          <table:table-cell office:value-type="float" office:value="72.1" calcext:value-type="float">
            <text:p>72.1</text:p>
          </table:table-cell>
          <table:table-cell office:value-type="float" office:value="73.68" calcext:value-type="float">
            <text:p>73.68</text:p>
          </table:table-cell>
          <table:table-cell office:value-type="float" office:value="78.78" calcext:value-type="float">
            <text:p>78.78</text:p>
          </table:table-cell>
          <table:table-cell office:value-type="float" office:value="65.59" calcext:value-type="float">
            <text:p>65.59</text:p>
          </table:table-cell>
          <table:table-cell office:value-type="float" office:value="71.14" calcext:value-type="float">
            <text:p>71.14</text:p>
          </table:table-cell>
          <table:table-cell office:value-type="float" office:value="72.8" calcext:value-type="float">
            <text:p>72.8</text:p>
          </table:table-cell>
          <table:table-cell office:value-type="float" office:value="70.58" calcext:value-type="float">
            <text:p>70.58</text:p>
          </table:table-cell>
          <table:table-cell office:value-type="float" office:value="78.88" calcext:value-type="float">
            <text:p>78.88</text:p>
          </table:table-cell>
          <table:table-cell office:value-type="float" office:value="75.58" calcext:value-type="float">
            <text:p>75.58</text:p>
          </table:table-cell>
          <table:table-cell office:value-type="float" office:value="72.08" calcext:value-type="float">
            <text:p>72.08</text:p>
          </table:table-cell>
          <table:table-cell office:value-type="float" office:value="175.71" calcext:value-type="float">
            <text:p>175.71</text:p>
          </table:table-cell>
          <table:table-cell office:value-type="float" office:value="160.23" calcext:value-type="float">
            <text:p>160.23</text:p>
          </table:table-cell>
          <table:table-cell office:value-type="float" office:value="152.19" calcext:value-type="float">
            <text:p>152.19</text:p>
          </table:table-cell>
          <table:table-cell office:value-type="float" office:value="150.27" calcext:value-type="float">
            <text:p>150.27</text:p>
          </table:table-cell>
          <table:table-cell office:value-type="float" office:value="145.27" calcext:value-type="float">
            <text:p>145.27</text:p>
          </table:table-cell>
          <table:table-cell office:value-type="float" office:value="138.64" calcext:value-type="float">
            <text:p>138.64</text:p>
          </table:table-cell>
          <table:table-cell office:value-type="float" office:value="143.96" calcext:value-type="float">
            <text:p>143.96</text:p>
          </table:table-cell>
          <table:table-cell office:value-type="float" office:value="142.12" calcext:value-type="float">
            <text:p>142.12</text:p>
          </table:table-cell>
          <table:table-cell office:value-type="float" office:value="133.93" calcext:value-type="float">
            <text:p>133.93</text:p>
          </table:table-cell>
          <table:table-cell office:value-type="float" office:value="142.02" calcext:value-type="float">
            <text:p>142.02</text:p>
          </table:table-cell>
          <table:table-cell office:value-type="float" office:value="145.9" calcext:value-type="float">
            <text:p>145.9</text:p>
          </table:table-cell>
          <table:table-cell office:value-type="float" office:value="129.17" calcext:value-type="float">
            <text:p>129.17</text:p>
          </table:table-cell>
          <table:table-cell office:value-type="float" office:value="130.37" calcext:value-type="float">
            <text:p>130.37</text:p>
          </table:table-cell>
          <table:table-cell office:value-type="float" office:value="133.33" calcext:value-type="float">
            <text:p>133.33</text:p>
          </table:table-cell>
          <table:table-cell office:value-type="float" office:value="133.82" calcext:value-type="float">
            <text:p>133.82</text:p>
          </table:table-cell>
          <table:table-cell office:value-type="float" office:value="141.35" calcext:value-type="float">
            <text:p>141.35</text:p>
          </table:table-cell>
          <table:table-cell office:value-type="float" office:value="161.88" calcext:value-type="float">
            <text:p>161.88</text:p>
          </table:table-cell>
          <table:table-cell office:value-type="float" office:value="147.7" calcext:value-type="float">
            <text:p>147.7</text:p>
          </table:table-cell>
          <table:table-cell office:value-type="float" office:value="107" calcext:value-type="float">
            <text:p>107</text:p>
          </table:table-cell>
          <table:table-cell office:value-type="float" office:value="114.6" calcext:value-type="float">
            <text:p>114.6</text:p>
          </table:table-cell>
          <table:table-cell office:value-type="float" office:value="115.14" calcext:value-type="float">
            <text:p>115.14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1.14" calcext:value-type="float">
            <text:p>101.14</text:p>
          </table:table-cell>
          <table:table-cell office:value-type="float" office:value="94.66" calcext:value-type="float">
            <text:p>94.66</text:p>
          </table:table-cell>
          <table:table-cell office:value-type="float" office:value="95.78" calcext:value-type="float">
            <text:p>95.78</text:p>
          </table:table-cell>
          <table:table-cell office:value-type="float" office:value="98.55" calcext:value-type="float">
            <text:p>98.55</text:p>
          </table:table-cell>
          <table:table-cell office:value-type="float" office:value="96.32" calcext:value-type="float">
            <text:p>96.32</text:p>
          </table:table-cell>
          <table:table-cell office:value-type="float" office:value="108.56" calcext:value-type="float">
            <text:p>108.56</text:p>
          </table:table-cell>
          <table:table-cell office:value-type="float" office:value="101.38" calcext:value-type="float">
            <text:p>101.38</text:p>
          </table:table-cell>
          <table:table-cell office:value-type="float" office:value="102.8" calcext:value-type="float">
            <text:p>102.8</text:p>
          </table:table-cell>
          <table:table-cell office:value-type="float" office:value="95.88" calcext:value-type="float">
            <text:p>95.88</text:p>
          </table:table-cell>
          <table:table-cell office:value-type="float" office:value="97.27" calcext:value-type="float">
            <text:p>97.27</text:p>
          </table:table-cell>
          <table:table-cell office:value-type="float" office:value="97.39" calcext:value-type="float">
            <text:p>97.39</text:p>
          </table:table-cell>
          <table:table-cell office:value-type="float" office:value="104.33" calcext:value-type="float">
            <text:p>104.33</text:p>
          </table:table-cell>
          <table:table-cell office:value-type="float" office:value="105.77" calcext:value-type="float">
            <text:p>105.77</text:p>
          </table:table-cell>
          <table:table-cell office:value-type="float" office:value="88.83" calcext:value-type="float">
            <text:p>88.83</text:p>
          </table:table-cell>
          <table:table-cell office:value-type="float" office:value="271.52" calcext:value-type="float">
            <text:p>271.52</text:p>
          </table:table-cell>
          <table:table-cell office:value-type="float" office:value="264.31" calcext:value-type="float">
            <text:p>264.31</text:p>
          </table:table-cell>
          <table:table-cell office:value-type="float" office:value="250.86" calcext:value-type="float">
            <text:p>250.86</text:p>
          </table:table-cell>
          <table:table-cell office:value-type="float" office:value="249.11" calcext:value-type="float">
            <text:p>249.11</text:p>
          </table:table-cell>
          <table:table-cell office:value-type="float" office:value="255.3" calcext:value-type="float">
            <text:p>255.3</text:p>
          </table:table-cell>
          <table:table-cell office:value-type="float" office:value="244.92" calcext:value-type="float">
            <text:p>244.92</text:p>
          </table:table-cell>
          <table:table-cell office:value-type="float" office:value="231.32" calcext:value-type="float">
            <text:p>231.32</text:p>
          </table:table-cell>
          <table:table-cell office:value-type="float" office:value="216.02" calcext:value-type="float">
            <text:p>216.02</text:p>
          </table:table-cell>
          <table:table-cell office:value-type="float" office:value="228.7" calcext:value-type="float">
            <text:p>228.7</text:p>
          </table:table-cell>
          <table:table-cell office:value-type="float" office:value="215.75" calcext:value-type="float">
            <text:p>215.75</text:p>
          </table:table-cell>
          <table:table-cell office:value-type="float" office:value="202.58" calcext:value-type="float">
            <text:p>202.58</text:p>
          </table:table-cell>
          <table:table-cell office:value-type="float" office:value="195.09" calcext:value-type="float">
            <text:p>195.09</text:p>
          </table:table-cell>
          <table:table-cell office:value-type="float" office:value="194.74" calcext:value-type="float">
            <text:p>194.74</text:p>
          </table:table-cell>
          <table:table-cell office:value-type="float" office:value="208.36" calcext:value-type="float">
            <text:p>208.36</text:p>
          </table:table-cell>
          <table:table-cell office:value-type="float" office:value="214.93" calcext:value-type="float">
            <text:p>214.93</text:p>
          </table:table-cell>
          <table:table-cell office:value-type="float" office:value="209.86" calcext:value-type="float">
            <text:p>209.86</text:p>
          </table:table-cell>
          <table:table-cell office:value-type="float" office:value="190.25" calcext:value-type="float">
            <text:p>190.25</text:p>
          </table:table-cell>
          <table:table-cell office:value-type="float" office:value="173.33" calcext:value-type="float">
            <text:p>173.33</text:p>
          </table:table-cell>
          <table:table-cell office:value-type="float" office:value="261.88" calcext:value-type="float">
            <text:p>261.88</text:p>
          </table:table-cell>
          <table:table-cell office:value-type="float" office:value="263.76" calcext:value-type="float">
            <text:p>263.76</text:p>
          </table:table-cell>
          <table:table-cell office:value-type="float" office:value="247.23" calcext:value-type="float">
            <text:p>247.23</text:p>
          </table:table-cell>
          <table:table-cell office:value-type="float" office:value="248.89" calcext:value-type="float">
            <text:p>248.89</text:p>
          </table:table-cell>
          <table:table-cell office:value-type="float" office:value="233.05" calcext:value-type="float">
            <text:p>233.05</text:p>
          </table:table-cell>
          <table:table-cell office:value-type="float" office:value="250.56" calcext:value-type="float">
            <text:p>250.56</text:p>
          </table:table-cell>
          <table:table-cell office:value-type="float" office:value="259.13" calcext:value-type="float">
            <text:p>259.13</text:p>
          </table:table-cell>
          <table:table-cell office:value-type="float" office:value="251.41" calcext:value-type="float">
            <text:p>251.41</text:p>
          </table:table-cell>
          <table:table-cell office:value-type="float" office:value="262.07" calcext:value-type="float">
            <text:p>262.07</text:p>
          </table:table-cell>
          <table:table-cell office:value-type="float" office:value="244.56" calcext:value-type="float">
            <text:p>244.56</text:p>
          </table:table-cell>
          <table:table-cell office:value-type="float" office:value="228.56" calcext:value-type="float">
            <text:p>228.56</text:p>
          </table:table-cell>
          <table:table-cell office:value-type="float" office:value="212.96" calcext:value-type="float">
            <text:p>212.96</text:p>
          </table:table-cell>
          <table:table-cell office:value-type="float" office:value="240.37" calcext:value-type="float">
            <text:p>240.37</text:p>
          </table:table-cell>
          <table:table-cell office:value-type="float" office:value="246.99" calcext:value-type="float">
            <text:p>246.99</text:p>
          </table:table-cell>
          <table:table-cell office:value-type="float" office:value="251.86" calcext:value-type="float">
            <text:p>251.86</text:p>
          </table:table-cell>
          <table:table-cell office:value-type="float" office:value="259.39" calcext:value-type="float">
            <text:p>259.39</text:p>
          </table:table-cell>
          <table:table-cell office:value-type="float" office:value="236.42" calcext:value-type="float">
            <text:p>236.42</text:p>
          </table:table-cell>
          <table:table-cell office:value-type="float" office:value="217.68" calcext:value-type="float">
            <text:p>217.68</text:p>
          </table:table-cell>
          <table:table-cell office:value-type="float" office:value="212.9" calcext:value-type="float">
            <text:p>212.9</text:p>
          </table:table-cell>
          <table:table-cell office:value-type="float" office:value="218.63" calcext:value-type="float">
            <text:p>218.63</text:p>
          </table:table-cell>
          <table:table-cell office:value-type="float" office:value="217.83" calcext:value-type="float">
            <text:p>217.83</text:p>
          </table:table-cell>
          <table:table-cell office:value-type="float" office:value="217.07" calcext:value-type="float">
            <text:p>217.07</text:p>
          </table:table-cell>
          <table:table-cell office:value-type="float" office:value="221.49" calcext:value-type="float">
            <text:p>221.49</text:p>
          </table:table-cell>
          <table:table-cell office:value-type="float" office:value="188.99" calcext:value-type="float">
            <text:p>188.99</text:p>
          </table:table-cell>
          <table:table-cell office:value-type="float" office:value="204.78" calcext:value-type="float">
            <text:p>204.78</text:p>
          </table:table-cell>
          <table:table-cell office:value-type="float" office:value="313.04" calcext:value-type="float">
            <text:p>313.04</text:p>
          </table:table-cell>
          <table:table-cell office:value-type="float" office:value="305" calcext:value-type="float">
            <text:p>305</text:p>
          </table:table-cell>
          <table:table-cell office:value-type="float" office:value="286.46" calcext:value-type="float">
            <text:p>286.46</text:p>
          </table:table-cell>
          <table:table-cell office:value-type="float" office:value="258.49" calcext:value-type="float">
            <text:p>258.49</text:p>
          </table:table-cell>
          <table:table-cell office:value-type="float" office:value="228.15" calcext:value-type="float">
            <text:p>228.15</text:p>
          </table:table-cell>
          <table:table-cell office:value-type="float" office:value="250.42" calcext:value-type="float">
            <text:p>250.42</text:p>
          </table:table-cell>
          <table:table-cell office:value-type="float" office:value="244.57" calcext:value-type="float">
            <text:p>244.57</text:p>
          </table:table-cell>
          <table:table-cell office:value-type="float" office:value="226.78" calcext:value-type="float">
            <text:p>226.78</text:p>
          </table:table-cell>
          <table:table-cell office:value-type="float" office:value="247.29" calcext:value-type="float">
            <text:p>247.29</text:p>
          </table:table-cell>
          <table:table-cell office:value-type="float" office:value="249.49" calcext:value-type="float">
            <text:p>249.49</text:p>
          </table:table-cell>
          <table:table-cell office:value-type="float" office:value="227.52" calcext:value-type="float">
            <text:p>227.52</text:p>
          </table:table-cell>
          <table:table-cell office:value-type="float" office:value="66.7" calcext:value-type="float">
            <text:p>66.7</text:p>
          </table:table-cell>
          <table:table-cell office:value-type="float" office:value="80.26" calcext:value-type="float">
            <text:p>80.26</text:p>
          </table:table-cell>
          <table:table-cell office:value-type="float" office:value="77.37" calcext:value-type="float">
            <text:p>77.37</text:p>
          </table:table-cell>
          <table:table-cell office:value-type="float" office:value="70.45" calcext:value-type="float">
            <text:p>70.45</text:p>
          </table:table-cell>
          <table:table-cell office:value-type="float" office:value="72.62" calcext:value-type="float">
            <text:p>72.62</text:p>
          </table:table-cell>
          <table:table-cell office:value-type="float" office:value="63.77" calcext:value-type="float">
            <text:p>63.77</text:p>
          </table:table-cell>
          <table:table-cell office:value-type="float" office:value="63.62" calcext:value-type="float">
            <text:p>63.62</text:p>
          </table:table-cell>
          <table:table-cell office:value-type="float" office:value="61.35" calcext:value-type="float">
            <text:p>61.35</text:p>
          </table:table-cell>
          <table:table-cell office:value-type="float" office:value="64.16" calcext:value-type="float">
            <text:p>64.16</text:p>
          </table:table-cell>
          <table:table-cell office:value-type="float" office:value="65.2" calcext:value-type="float">
            <text:p>65.2</text:p>
          </table:table-cell>
          <table:table-cell office:value-type="float" office:value="66.85" calcext:value-type="float">
            <text:p>66.85</text:p>
          </table:table-cell>
          <table:table-cell office:value-type="float" office:value="62.63" calcext:value-type="float">
            <text:p>62.63</text:p>
          </table:table-cell>
          <table:table-cell office:value-type="float" office:value="83.15" calcext:value-type="float">
            <text:p>83.15</text:p>
          </table:table-cell>
          <table:table-cell office:value-type="float" office:value="95.6" calcext:value-type="float">
            <text:p>95.6</text:p>
          </table:table-cell>
          <table:table-cell office:value-type="float" office:value="82.13" calcext:value-type="float">
            <text:p>82.13</text:p>
          </table:table-cell>
          <table:table-cell office:value-type="float" office:value="86.74" calcext:value-type="float">
            <text:p>86.74</text:p>
          </table:table-cell>
          <table:table-cell office:value-type="float" office:value="75.19" calcext:value-type="float">
            <text:p>75.19</text:p>
          </table:table-cell>
          <table:table-cell office:value-type="float" office:value="78.41" calcext:value-type="float">
            <text:p>78.41</text:p>
          </table:table-cell>
        </table:table-row>
        <table:table-row table:style-name="ro1">
          <table:table-cell office:value-type="string" calcext:value-type="string">
            <text:p>T. PERDIGAO,BRF,LANCHES PRONTO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.56" calcext:value-type="float">
            <text:p>3.56</text:p>
          </table:table-cell>
          <table:table-cell office:value-type="float" office:value="10.81" calcext:value-type="float">
            <text:p>10.81</text:p>
          </table:table-cell>
          <table:table-cell office:value-type="float" office:value="19.19" calcext:value-type="float">
            <text:p>19.19</text:p>
          </table:table-cell>
          <table:table-cell office:value-type="float" office:value="16.11" calcext:value-type="float">
            <text:p>16.11</text:p>
          </table:table-cell>
          <table:table-cell office:value-type="float" office:value="14.16" calcext:value-type="float">
            <text:p>14.16</text:p>
          </table:table-cell>
          <table:table-cell office:value-type="float" office:value="12.3" calcext:value-type="float">
            <text:p>12.3</text:p>
          </table:table-cell>
          <table:table-cell office:value-type="float" office:value="21.5" calcext:value-type="float">
            <text:p>21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3.52" calcext:value-type="float">
            <text:p>3.52</text:p>
          </table:table-cell>
          <table:table-cell office:value-type="float" office:value="8.68" calcext:value-type="float">
            <text:p>8.68</text:p>
          </table:table-cell>
          <table:table-cell office:value-type="float" office:value="12.5" calcext:value-type="float">
            <text:p>12.5</text:p>
          </table:table-cell>
          <table:table-cell office:value-type="float" office:value="16.44" calcext:value-type="float">
            <text:p>16.44</text:p>
          </table:table-cell>
          <table:table-cell office:value-type="float" office:value="16.64" calcext:value-type="float">
            <text:p>16.64</text:p>
          </table:table-cell>
          <table:table-cell office:value-type="float" office:value="20.68" calcext:value-type="float">
            <text:p>20.68</text:p>
          </table:table-cell>
          <table:table-cell office:value-type="float" office:value="19.94" calcext:value-type="float">
            <text:p>19.94</text:p>
          </table:table-cell>
          <table:table-cell office:value-type="float" office:value="26.15" calcext:value-type="float">
            <text:p>26.15</text:p>
          </table:table-cell>
          <table:table-cell office:value-type="float" office:value="23.88" calcext:value-type="float">
            <text:p>23.88</text:p>
          </table:table-cell>
          <table:table-cell office:value-type="float" office:value="35.02" calcext:value-type="float">
            <text:p>35.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.13" calcext:value-type="float">
            <text:p>1.13</text:p>
          </table:table-cell>
          <table:table-cell office:value-type="float" office:value="8.54" calcext:value-type="float">
            <text:p>8.54</text:p>
          </table:table-cell>
          <table:table-cell office:value-type="float" office:value="13.63" calcext:value-type="float">
            <text:p>13.63</text:p>
          </table:table-cell>
          <table:table-cell office:value-type="float" office:value="19.05" calcext:value-type="float">
            <text:p>19.05</text:p>
          </table:table-cell>
          <table:table-cell office:value-type="float" office:value="29.88" calcext:value-type="float">
            <text:p>29.88</text:p>
          </table:table-cell>
          <table:table-cell office:value-type="float" office:value="20.45" calcext:value-type="float">
            <text:p>20.45</text:p>
          </table:table-cell>
          <table:table-cell office:value-type="float" office:value="29.14" calcext:value-type="float">
            <text:p>29.14</text:p>
          </table:table-cell>
          <table:table-cell office:value-type="float" office:value="22.88" calcext:value-type="float">
            <text:p>22.88</text:p>
          </table:table-cell>
          <table:table-cell office:value-type="float" office:value="20.71" calcext:value-type="float">
            <text:p>20.71</text:p>
          </table:table-cell>
          <table:table-cell office:value-type="float" office:value="23.35" calcext:value-type="float">
            <text:p>23.35</text:p>
          </table:table-cell>
          <table:table-cell office:value-type="float" office:value="27.64" calcext:value-type="float">
            <text:p>27.64</text:p>
          </table:table-cell>
          <table:table-cell table:number-columns-repeated="7"/>
          <table:table-cell office:value-type="float" office:value="6.65" calcext:value-type="float">
            <text:p>6.65</text:p>
          </table:table-cell>
          <table:table-cell office:value-type="float" office:value="22.01" calcext:value-type="float">
            <text:p>22.01</text:p>
          </table:table-cell>
          <table:table-cell office:value-type="float" office:value="30.79" calcext:value-type="float">
            <text:p>30.79</text:p>
          </table:table-cell>
          <table:table-cell office:value-type="float" office:value="29.28" calcext:value-type="float">
            <text:p>29.28</text:p>
          </table:table-cell>
          <table:table-cell office:value-type="float" office:value="26.55" calcext:value-type="float">
            <text:p>26.55</text:p>
          </table:table-cell>
          <table:table-cell office:value-type="float" office:value="30.34" calcext:value-type="float">
            <text:p>30.34</text:p>
          </table:table-cell>
          <table:table-cell office:value-type="float" office:value="36.51" calcext:value-type="float">
            <text:p>36.51</text:p>
          </table:table-cell>
          <table:table-cell office:value-type="float" office:value="41.56" calcext:value-type="float">
            <text:p>41.56</text:p>
          </table:table-cell>
          <table:table-cell office:value-type="float" office:value="39.58" calcext:value-type="float">
            <text:p>39.58</text:p>
          </table:table-cell>
          <table:table-cell office:value-type="float" office:value="33.33" calcext:value-type="float">
            <text:p>33.33</text:p>
          </table:table-cell>
          <table:table-cell office:value-type="float" office:value="40.45" calcext:value-type="float">
            <text:p>40.45</text:p>
          </table:table-cell>
          <table:table-cell table:number-columns-repeated="7"/>
          <table:table-cell office:value-type="float" office:value="20.43" calcext:value-type="float">
            <text:p>20.43</text:p>
          </table:table-cell>
          <table:table-cell office:value-type="float" office:value="38.29" calcext:value-type="float">
            <text:p>38.29</text:p>
          </table:table-cell>
          <table:table-cell office:value-type="float" office:value="35.79" calcext:value-type="float">
            <text:p>35.79</text:p>
          </table:table-cell>
          <table:table-cell office:value-type="float" office:value="37.63" calcext:value-type="float">
            <text:p>37.63</text:p>
          </table:table-cell>
          <table:table-cell office:value-type="float" office:value="40.88" calcext:value-type="float">
            <text:p>40.88</text:p>
          </table:table-cell>
          <table:table-cell office:value-type="float" office:value="55.81" calcext:value-type="float">
            <text:p>55.81</text:p>
          </table:table-cell>
          <table:table-cell office:value-type="float" office:value="48.85" calcext:value-type="float">
            <text:p>48.85</text:p>
          </table:table-cell>
          <table:table-cell office:value-type="float" office:value="51.93" calcext:value-type="float">
            <text:p>51.93</text:p>
          </table:table-cell>
          <table:table-cell office:value-type="float" office:value="57.83" calcext:value-type="float">
            <text:p>57.83</text:p>
          </table:table-cell>
          <table:table-cell office:value-type="float" office:value="55.97" calcext:value-type="float">
            <text:p>55.97</text:p>
          </table:table-cell>
          <table:table-cell office:value-type="float" office:value="58.65" calcext:value-type="float">
            <text:p>58.65</text:p>
          </table:table-cell>
          <table:table-cell table:number-columns-repeated="6"/>
          <table:table-cell office:value-type="float" office:value="23.5" calcext:value-type="float">
            <text:p>23.5</text:p>
          </table:table-cell>
          <table:table-cell office:value-type="float" office:value="107.62" calcext:value-type="float">
            <text:p>107.62</text:p>
          </table:table-cell>
          <table:table-cell office:value-type="float" office:value="134.71" calcext:value-type="float">
            <text:p>134.71</text:p>
          </table:table-cell>
          <table:table-cell office:value-type="float" office:value="108.24" calcext:value-type="float">
            <text:p>108.24</text:p>
          </table:table-cell>
          <table:table-cell office:value-type="float" office:value="77.65" calcext:value-type="float">
            <text:p>77.65</text:p>
          </table:table-cell>
          <table:table-cell office:value-type="float" office:value="66.86" calcext:value-type="float">
            <text:p>66.86</text:p>
          </table:table-cell>
          <table:table-cell office:value-type="float" office:value="91.11" calcext:value-type="float">
            <text:p>91.11</text:p>
          </table:table-cell>
          <table:table-cell office:value-type="float" office:value="74.74" calcext:value-type="float">
            <text:p>74.74</text:p>
          </table:table-cell>
          <table:table-cell office:value-type="float" office:value="65.78" calcext:value-type="float">
            <text:p>65.78</text:p>
          </table:table-cell>
          <table:table-cell office:value-type="float" office:value="68.51" calcext:value-type="float">
            <text:p>68.51</text:p>
          </table:table-cell>
          <table:table-cell office:value-type="float" office:value="75.16" calcext:value-type="float">
            <text:p>75.16</text:p>
          </table:table-cell>
          <table:table-cell office:value-type="float" office:value="71.76" calcext:value-type="float">
            <text:p>71.7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.14" calcext:value-type="float">
            <text:p>1.14</text:p>
          </table:table-cell>
          <table:table-cell office:value-type="float" office:value="0.84" calcext:value-type="float">
            <text:p>0.84</text:p>
          </table:table-cell>
          <table:table-cell office:value-type="float" office:value="1.12" calcext:value-type="float">
            <text:p>1.12</text:p>
          </table:table-cell>
          <table:table-cell office:value-type="float" office:value="5.6" calcext:value-type="float">
            <text:p>5.6</text:p>
          </table:table-cell>
          <table:table-cell office:value-type="float" office:value="4.42" calcext:value-type="float">
            <text:p>4.42</text:p>
          </table:table-cell>
          <table:table-cell office:value-type="float" office:value="9.11" calcext:value-type="float">
            <text:p>9.11</text:p>
          </table:table-cell>
          <table:table-cell office:value-type="float" office:value="15.66" calcext:value-type="float">
            <text:p>15.66</text:p>
          </table:table-cell>
          <table:table-cell office:value-type="float" office:value="18.11" calcext:value-type="float">
            <text:p>18.11</text:p>
          </table:table-cell>
          <table:table-cell office:value-type="float" office:value="16.88" calcext:value-type="float">
            <text:p>16.88</text:p>
          </table:table-cell>
        </table:table-row>
        <table:table-row table:style-name="ro1">
          <table:table-cell office:value-type="string" calcext:value-type="string">
            <text:p>T. SADIA,BRF,LANCHES PRONTOS</text:p>
          </table:table-cell>
          <table:table-cell office:value-type="float" office:value="50.22" calcext:value-type="float">
            <text:p>50.22</text:p>
          </table:table-cell>
          <table:table-cell office:value-type="float" office:value="56.39" calcext:value-type="float">
            <text:p>56.39</text:p>
          </table:table-cell>
          <table:table-cell office:value-type="float" office:value="64.55" calcext:value-type="float">
            <text:p>64.55</text:p>
          </table:table-cell>
          <table:table-cell office:value-type="float" office:value="65.87" calcext:value-type="float">
            <text:p>65.87</text:p>
          </table:table-cell>
          <table:table-cell office:value-type="float" office:value="62.2" calcext:value-type="float">
            <text:p>62.2</text:p>
          </table:table-cell>
          <table:table-cell office:value-type="float" office:value="57.84" calcext:value-type="float">
            <text:p>57.84</text:p>
          </table:table-cell>
          <table:table-cell office:value-type="float" office:value="63.03" calcext:value-type="float">
            <text:p>63.03</text:p>
          </table:table-cell>
          <table:table-cell office:value-type="float" office:value="72.92" calcext:value-type="float">
            <text:p>72.92</text:p>
          </table:table-cell>
          <table:table-cell office:value-type="float" office:value="72.1" calcext:value-type="float">
            <text:p>72.1</text:p>
          </table:table-cell>
          <table:table-cell office:value-type="float" office:value="73.68" calcext:value-type="float">
            <text:p>73.68</text:p>
          </table:table-cell>
          <table:table-cell office:value-type="float" office:value="78.78" calcext:value-type="float">
            <text:p>78.78</text:p>
          </table:table-cell>
          <table:table-cell office:value-type="float" office:value="62.03" calcext:value-type="float">
            <text:p>62.03</text:p>
          </table:table-cell>
          <table:table-cell office:value-type="float" office:value="60.32" calcext:value-type="float">
            <text:p>60.32</text:p>
          </table:table-cell>
          <table:table-cell office:value-type="float" office:value="53.61" calcext:value-type="float">
            <text:p>53.61</text:p>
          </table:table-cell>
          <table:table-cell office:value-type="float" office:value="54.47" calcext:value-type="float">
            <text:p>54.47</text:p>
          </table:table-cell>
          <table:table-cell office:value-type="float" office:value="64.72" calcext:value-type="float">
            <text:p>64.72</text:p>
          </table:table-cell>
          <table:table-cell office:value-type="float" office:value="63.29" calcext:value-type="float">
            <text:p>63.29</text:p>
          </table:table-cell>
          <table:table-cell office:value-type="float" office:value="50.58" calcext:value-type="float">
            <text:p>50.58</text:p>
          </table:table-cell>
          <table:table-cell office:value-type="float" office:value="175.71" calcext:value-type="float">
            <text:p>175.71</text:p>
          </table:table-cell>
          <table:table-cell office:value-type="float" office:value="160.23" calcext:value-type="float">
            <text:p>160.23</text:p>
          </table:table-cell>
          <table:table-cell office:value-type="float" office:value="152.19" calcext:value-type="float">
            <text:p>152.19</text:p>
          </table:table-cell>
          <table:table-cell office:value-type="float" office:value="150.27" calcext:value-type="float">
            <text:p>150.27</text:p>
          </table:table-cell>
          <table:table-cell office:value-type="float" office:value="145.27" calcext:value-type="float">
            <text:p>145.27</text:p>
          </table:table-cell>
          <table:table-cell office:value-type="float" office:value="138.64" calcext:value-type="float">
            <text:p>138.64</text:p>
          </table:table-cell>
          <table:table-cell office:value-type="float" office:value="143.96" calcext:value-type="float">
            <text:p>143.96</text:p>
          </table:table-cell>
          <table:table-cell office:value-type="float" office:value="141.33" calcext:value-type="float">
            <text:p>141.33</text:p>
          </table:table-cell>
          <table:table-cell office:value-type="float" office:value="130.41" calcext:value-type="float">
            <text:p>130.41</text:p>
          </table:table-cell>
          <table:table-cell office:value-type="float" office:value="133.35" calcext:value-type="float">
            <text:p>133.35</text:p>
          </table:table-cell>
          <table:table-cell office:value-type="float" office:value="133.4" calcext:value-type="float">
            <text:p>133.4</text:p>
          </table:table-cell>
          <table:table-cell office:value-type="float" office:value="112.73" calcext:value-type="float">
            <text:p>112.73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2.65" calcext:value-type="float">
            <text:p>112.65</text:p>
          </table:table-cell>
          <table:table-cell office:value-type="float" office:value="113.88" calcext:value-type="float">
            <text:p>113.88</text:p>
          </table:table-cell>
          <table:table-cell office:value-type="float" office:value="115.2" calcext:value-type="float">
            <text:p>115.2</text:p>
          </table:table-cell>
          <table:table-cell office:value-type="float" office:value="138" calcext:value-type="float">
            <text:p>138</text:p>
          </table:table-cell>
          <table:table-cell office:value-type="float" office:value="112.68" calcext:value-type="float">
            <text:p>112.68</text:p>
          </table:table-cell>
          <table:table-cell office:value-type="float" office:value="107" calcext:value-type="float">
            <text:p>107</text:p>
          </table:table-cell>
          <table:table-cell office:value-type="float" office:value="114.6" calcext:value-type="float">
            <text:p>114.6</text:p>
          </table:table-cell>
          <table:table-cell office:value-type="float" office:value="115.14" calcext:value-type="float">
            <text:p>115.14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1.14" calcext:value-type="float">
            <text:p>101.14</text:p>
          </table:table-cell>
          <table:table-cell office:value-type="float" office:value="94.66" calcext:value-type="float">
            <text:p>94.66</text:p>
          </table:table-cell>
          <table:table-cell office:value-type="float" office:value="95.78" calcext:value-type="float">
            <text:p>95.78</text:p>
          </table:table-cell>
          <table:table-cell office:value-type="float" office:value="97.42" calcext:value-type="float">
            <text:p>97.42</text:p>
          </table:table-cell>
          <table:table-cell office:value-type="float" office:value="87.78" calcext:value-type="float">
            <text:p>87.78</text:p>
          </table:table-cell>
          <table:table-cell office:value-type="float" office:value="94.94" calcext:value-type="float">
            <text:p>94.94</text:p>
          </table:table-cell>
          <table:table-cell office:value-type="float" office:value="82.33" calcext:value-type="float">
            <text:p>82.33</text:p>
          </table:table-cell>
          <table:table-cell office:value-type="float" office:value="72.92" calcext:value-type="float">
            <text:p>72.92</text:p>
          </table:table-cell>
          <table:table-cell office:value-type="float" office:value="75.43" calcext:value-type="float">
            <text:p>75.43</text:p>
          </table:table-cell>
          <table:table-cell office:value-type="float" office:value="68.12" calcext:value-type="float">
            <text:p>68.12</text:p>
          </table:table-cell>
          <table:table-cell office:value-type="float" office:value="74.51" calcext:value-type="float">
            <text:p>74.51</text:p>
          </table:table-cell>
          <table:table-cell office:value-type="float" office:value="83.62" calcext:value-type="float">
            <text:p>83.62</text:p>
          </table:table-cell>
          <table:table-cell office:value-type="float" office:value="82.43" calcext:value-type="float">
            <text:p>82.43</text:p>
          </table:table-cell>
          <table:table-cell office:value-type="float" office:value="61.2" calcext:value-type="float">
            <text:p>61.2</text:p>
          </table:table-cell>
          <table:table-cell office:value-type="float" office:value="271.52" calcext:value-type="float">
            <text:p>271.52</text:p>
          </table:table-cell>
          <table:table-cell office:value-type="float" office:value="264.31" calcext:value-type="float">
            <text:p>264.31</text:p>
          </table:table-cell>
          <table:table-cell office:value-type="float" office:value="250.86" calcext:value-type="float">
            <text:p>250.86</text:p>
          </table:table-cell>
          <table:table-cell office:value-type="float" office:value="249.11" calcext:value-type="float">
            <text:p>249.11</text:p>
          </table:table-cell>
          <table:table-cell office:value-type="float" office:value="255.3" calcext:value-type="float">
            <text:p>255.3</text:p>
          </table:table-cell>
          <table:table-cell office:value-type="float" office:value="244.92" calcext:value-type="float">
            <text:p>244.92</text:p>
          </table:table-cell>
          <table:table-cell office:value-type="float" office:value="231.32" calcext:value-type="float">
            <text:p>231.32</text:p>
          </table:table-cell>
          <table:table-cell office:value-type="float" office:value="209.36" calcext:value-type="float">
            <text:p>209.36</text:p>
          </table:table-cell>
          <table:table-cell office:value-type="float" office:value="206.69" calcext:value-type="float">
            <text:p>206.69</text:p>
          </table:table-cell>
          <table:table-cell office:value-type="float" office:value="184.96" calcext:value-type="float">
            <text:p>184.96</text:p>
          </table:table-cell>
          <table:table-cell office:value-type="float" office:value="173.3" calcext:value-type="float">
            <text:p>173.3</text:p>
          </table:table-cell>
          <table:table-cell office:value-type="float" office:value="168.55" calcext:value-type="float">
            <text:p>168.55</text:p>
          </table:table-cell>
          <table:table-cell office:value-type="float" office:value="164.41" calcext:value-type="float">
            <text:p>164.41</text:p>
          </table:table-cell>
          <table:table-cell office:value-type="float" office:value="171.85" calcext:value-type="float">
            <text:p>171.85</text:p>
          </table:table-cell>
          <table:table-cell office:value-type="float" office:value="173.37" calcext:value-type="float">
            <text:p>173.37</text:p>
          </table:table-cell>
          <table:table-cell office:value-type="float" office:value="170.28" calcext:value-type="float">
            <text:p>170.28</text:p>
          </table:table-cell>
          <table:table-cell office:value-type="float" office:value="156.92" calcext:value-type="float">
            <text:p>156.92</text:p>
          </table:table-cell>
          <table:table-cell office:value-type="float" office:value="132.88" calcext:value-type="float">
            <text:p>132.88</text:p>
          </table:table-cell>
          <table:table-cell office:value-type="float" office:value="261.88" calcext:value-type="float">
            <text:p>261.88</text:p>
          </table:table-cell>
          <table:table-cell office:value-type="float" office:value="263.76" calcext:value-type="float">
            <text:p>263.76</text:p>
          </table:table-cell>
          <table:table-cell office:value-type="float" office:value="247.23" calcext:value-type="float">
            <text:p>247.23</text:p>
          </table:table-cell>
          <table:table-cell office:value-type="float" office:value="248.89" calcext:value-type="float">
            <text:p>248.89</text:p>
          </table:table-cell>
          <table:table-cell office:value-type="float" office:value="233.05" calcext:value-type="float">
            <text:p>233.05</text:p>
          </table:table-cell>
          <table:table-cell office:value-type="float" office:value="250.56" calcext:value-type="float">
            <text:p>250.56</text:p>
          </table:table-cell>
          <table:table-cell office:value-type="float" office:value="259.13" calcext:value-type="float">
            <text:p>259.13</text:p>
          </table:table-cell>
          <table:table-cell office:value-type="float" office:value="230.98" calcext:value-type="float">
            <text:p>230.98</text:p>
          </table:table-cell>
          <table:table-cell office:value-type="float" office:value="223.78" calcext:value-type="float">
            <text:p>223.78</text:p>
          </table:table-cell>
          <table:table-cell office:value-type="float" office:value="208.77" calcext:value-type="float">
            <text:p>208.77</text:p>
          </table:table-cell>
          <table:table-cell office:value-type="float" office:value="190.94" calcext:value-type="float">
            <text:p>190.94</text:p>
          </table:table-cell>
          <table:table-cell office:value-type="float" office:value="172.07" calcext:value-type="float">
            <text:p>172.07</text:p>
          </table:table-cell>
          <table:table-cell office:value-type="float" office:value="184.56" calcext:value-type="float">
            <text:p>184.56</text:p>
          </table:table-cell>
          <table:table-cell office:value-type="float" office:value="198.15" calcext:value-type="float">
            <text:p>198.15</text:p>
          </table:table-cell>
          <table:table-cell office:value-type="float" office:value="199.93" calcext:value-type="float">
            <text:p>199.93</text:p>
          </table:table-cell>
          <table:table-cell office:value-type="float" office:value="201.56" calcext:value-type="float">
            <text:p>201.56</text:p>
          </table:table-cell>
          <table:table-cell office:value-type="float" office:value="180.45" calcext:value-type="float">
            <text:p>180.45</text:p>
          </table:table-cell>
          <table:table-cell office:value-type="float" office:value="159.03" calcext:value-type="float">
            <text:p>159.03</text:p>
          </table:table-cell>
          <table:table-cell office:value-type="float" office:value="212.9" calcext:value-type="float">
            <text:p>212.9</text:p>
          </table:table-cell>
          <table:table-cell office:value-type="float" office:value="218.63" calcext:value-type="float">
            <text:p>218.63</text:p>
          </table:table-cell>
          <table:table-cell office:value-type="float" office:value="217.83" calcext:value-type="float">
            <text:p>217.83</text:p>
          </table:table-cell>
          <table:table-cell office:value-type="float" office:value="217.07" calcext:value-type="float">
            <text:p>217.07</text:p>
          </table:table-cell>
          <table:table-cell office:value-type="float" office:value="221.49" calcext:value-type="float">
            <text:p>221.49</text:p>
          </table:table-cell>
          <table:table-cell office:value-type="float" office:value="188.99" calcext:value-type="float">
            <text:p>188.99</text:p>
          </table:table-cell>
          <table:table-cell office:value-type="float" office:value="181.27" calcext:value-type="float">
            <text:p>181.27</text:p>
          </table:table-cell>
          <table:table-cell office:value-type="float" office:value="205.42" calcext:value-type="float">
            <text:p>205.42</text:p>
          </table:table-cell>
          <table:table-cell office:value-type="float" office:value="170.29" calcext:value-type="float">
            <text:p>170.29</text:p>
          </table:table-cell>
          <table:table-cell office:value-type="float" office:value="178.22" calcext:value-type="float">
            <text:p>178.22</text:p>
          </table:table-cell>
          <table:table-cell office:value-type="float" office:value="180.83" calcext:value-type="float">
            <text:p>180.83</text:p>
          </table:table-cell>
          <table:table-cell office:value-type="float" office:value="161.29" calcext:value-type="float">
            <text:p>161.29</text:p>
          </table:table-cell>
          <table:table-cell office:value-type="float" office:value="159.31" calcext:value-type="float">
            <text:p>159.31</text:p>
          </table:table-cell>
          <table:table-cell office:value-type="float" office:value="169.83" calcext:value-type="float">
            <text:p>169.83</text:p>
          </table:table-cell>
          <table:table-cell office:value-type="float" office:value="161.01" calcext:value-type="float">
            <text:p>161.01</text:p>
          </table:table-cell>
          <table:table-cell office:value-type="float" office:value="178.78" calcext:value-type="float">
            <text:p>178.78</text:p>
          </table:table-cell>
          <table:table-cell office:value-type="float" office:value="174.34" calcext:value-type="float">
            <text:p>174.34</text:p>
          </table:table-cell>
          <table:table-cell office:value-type="float" office:value="155.76" calcext:value-type="float">
            <text:p>155.76</text:p>
          </table:table-cell>
          <table:table-cell office:value-type="float" office:value="66.7" calcext:value-type="float">
            <text:p>66.7</text:p>
          </table:table-cell>
          <table:table-cell office:value-type="float" office:value="80.26" calcext:value-type="float">
            <text:p>80.26</text:p>
          </table:table-cell>
          <table:table-cell office:value-type="float" office:value="77.37" calcext:value-type="float">
            <text:p>77.37</text:p>
          </table:table-cell>
          <table:table-cell office:value-type="float" office:value="70.45" calcext:value-type="float">
            <text:p>70.45</text:p>
          </table:table-cell>
          <table:table-cell office:value-type="float" office:value="72.62" calcext:value-type="float">
            <text:p>72.62</text:p>
          </table:table-cell>
          <table:table-cell office:value-type="float" office:value="63.77" calcext:value-type="float">
            <text:p>63.77</text:p>
          </table:table-cell>
          <table:table-cell office:value-type="float" office:value="63.62" calcext:value-type="float">
            <text:p>63.62</text:p>
          </table:table-cell>
          <table:table-cell office:value-type="float" office:value="60.35" calcext:value-type="float">
            <text:p>60.35</text:p>
          </table:table-cell>
          <table:table-cell office:value-type="float" office:value="63.41" calcext:value-type="float">
            <text:p>63.41</text:p>
          </table:table-cell>
          <table:table-cell office:value-type="float" office:value="64.06" calcext:value-type="float">
            <text:p>64.06</text:p>
          </table:table-cell>
          <table:table-cell office:value-type="float" office:value="66.01" calcext:value-type="float">
            <text:p>66.01</text:p>
          </table:table-cell>
          <table:table-cell office:value-type="float" office:value="61.51" calcext:value-type="float">
            <text:p>61.51</text:p>
          </table:table-cell>
          <table:table-cell office:value-type="float" office:value="77.55" calcext:value-type="float">
            <text:p>77.55</text:p>
          </table:table-cell>
          <table:table-cell office:value-type="float" office:value="91.19" calcext:value-type="float">
            <text:p>91.19</text:p>
          </table:table-cell>
          <table:table-cell office:value-type="float" office:value="73.02" calcext:value-type="float">
            <text:p>73.02</text:p>
          </table:table-cell>
          <table:table-cell office:value-type="float" office:value="71.08" calcext:value-type="float">
            <text:p>71.08</text:p>
          </table:table-cell>
          <table:table-cell office:value-type="float" office:value="57.07" calcext:value-type="float">
            <text:p>57.07</text:p>
          </table:table-cell>
          <table:table-cell office:value-type="float" office:value="61.53" calcext:value-type="float">
            <text:p>61.53</text:p>
          </table:table-cell>
        </table:table-row>
        <table:table-row table:style-name="ro1">
          <table:table-cell office:value-type="string" calcext:value-type="string">
            <text:p>T. JBS FOODS,LANCHES PRONTOS</text:p>
          </table:table-cell>
          <table:table-cell office:value-type="float" office:value="1.21" calcext:value-type="float">
            <text:p>1.21</text:p>
          </table:table-cell>
          <table:table-cell office:value-type="float" office:value="1.95" calcext:value-type="float">
            <text:p>1.95</text:p>
          </table:table-cell>
          <table:table-cell office:value-type="float" office:value="1.68" calcext:value-type="float">
            <text:p>1.68</text:p>
          </table:table-cell>
          <table:table-cell office:value-type="float" office:value="3.56" calcext:value-type="float">
            <text:p>3.56</text:p>
          </table:table-cell>
          <table:table-cell office:value-type="float" office:value="4.9" calcext:value-type="float">
            <text:p>4.9</text:p>
          </table:table-cell>
          <table:table-cell office:value-type="float" office:value="6.83" calcext:value-type="float">
            <text:p>6.83</text:p>
          </table:table-cell>
          <table:table-cell office:value-type="float" office:value="7.21" calcext:value-type="float">
            <text:p>7.21</text:p>
          </table:table-cell>
          <table:table-cell office:value-type="float" office:value="4.96" calcext:value-type="float">
            <text:p>4.96</text:p>
          </table:table-cell>
          <table:table-cell office:value-type="float" office:value="5.18" calcext:value-type="float">
            <text:p>5.18</text:p>
          </table:table-cell>
          <table:table-cell office:value-type="float" office:value="5.48" calcext:value-type="float">
            <text:p>5.48</text:p>
          </table:table-cell>
          <table:table-cell office:value-type="float" office:value="5.23" calcext:value-type="float">
            <text:p>5.23</text:p>
          </table:table-cell>
          <table:table-cell office:value-type="float" office:value="5.31" calcext:value-type="float">
            <text:p>5.31</text:p>
          </table:table-cell>
          <table:table-cell office:value-type="float" office:value="6.84" calcext:value-type="float">
            <text:p>6.84</text:p>
          </table:table-cell>
          <table:table-cell office:value-type="float" office:value="9.24" calcext:value-type="float">
            <text:p>9.24</text:p>
          </table:table-cell>
          <table:table-cell office:value-type="float" office:value="8.86" calcext:value-type="float">
            <text:p>8.86</text:p>
          </table:table-cell>
          <table:table-cell office:value-type="float" office:value="8.31" calcext:value-type="float">
            <text:p>8.31</text:p>
          </table:table-cell>
          <table:table-cell office:value-type="float" office:value="12.41" calcext:value-type="float">
            <text:p>12.41</text:p>
          </table:table-cell>
          <table:table-cell office:value-type="float" office:value="10.42" calcext:value-type="float">
            <text:p>10.42</text:p>
          </table:table-cell>
          <table:table-cell office:value-type="float" office:value="4.32" calcext:value-type="float">
            <text:p>4.32</text:p>
          </table:table-cell>
          <table:table-cell office:value-type="float" office:value="10.91" calcext:value-type="float">
            <text:p>10.91</text:p>
          </table:table-cell>
          <table:table-cell office:value-type="float" office:value="12.88" calcext:value-type="float">
            <text:p>12.88</text:p>
          </table:table-cell>
          <table:table-cell office:value-type="float" office:value="16.14" calcext:value-type="float">
            <text:p>16.14</text:p>
          </table:table-cell>
          <table:table-cell office:value-type="float" office:value="29.88" calcext:value-type="float">
            <text:p>29.88</text:p>
          </table:table-cell>
          <table:table-cell office:value-type="float" office:value="22.07" calcext:value-type="float">
            <text:p>22.07</text:p>
          </table:table-cell>
          <table:table-cell office:value-type="float" office:value="24.87" calcext:value-type="float">
            <text:p>24.87</text:p>
          </table:table-cell>
          <table:table-cell office:value-type="float" office:value="29.28" calcext:value-type="float">
            <text:p>29.28</text:p>
          </table:table-cell>
          <table:table-cell office:value-type="float" office:value="27.36" calcext:value-type="float">
            <text:p>27.36</text:p>
          </table:table-cell>
          <table:table-cell office:value-type="float" office:value="24.41" calcext:value-type="float">
            <text:p>24.41</text:p>
          </table:table-cell>
          <table:table-cell office:value-type="float" office:value="21.97" calcext:value-type="float">
            <text:p>21.97</text:p>
          </table:table-cell>
          <table:table-cell office:value-type="float" office:value="26.05" calcext:value-type="float">
            <text:p>26.05</text:p>
          </table:table-cell>
          <table:table-cell office:value-type="float" office:value="34.11" calcext:value-type="float">
            <text:p>34.11</text:p>
          </table:table-cell>
          <table:table-cell office:value-type="float" office:value="33.92" calcext:value-type="float">
            <text:p>33.92</text:p>
          </table:table-cell>
          <table:table-cell office:value-type="float" office:value="34.95" calcext:value-type="float">
            <text:p>34.95</text:p>
          </table:table-cell>
          <table:table-cell office:value-type="float" office:value="39.29" calcext:value-type="float">
            <text:p>39.29</text:p>
          </table:table-cell>
          <table:table-cell office:value-type="float" office:value="39.54" calcext:value-type="float">
            <text:p>39.54</text:p>
          </table:table-cell>
          <table:table-cell office:value-type="float" office:value="35.14" calcext:value-type="float">
            <text:p>35.14</text:p>
          </table:table-cell>
          <table:table-cell office:value-type="float" office:value="10.32" calcext:value-type="float">
            <text:p>10.32</text:p>
          </table:table-cell>
          <table:table-cell office:value-type="float" office:value="6.58" calcext:value-type="float">
            <text:p>6.58</text:p>
          </table:table-cell>
          <table:table-cell office:value-type="float" office:value="9" calcext:value-type="float">
            <text:p>9</text:p>
          </table:table-cell>
          <table:table-cell office:value-type="float" office:value="22.25" calcext:value-type="float">
            <text:p>22.25</text:p>
          </table:table-cell>
          <table:table-cell office:value-type="float" office:value="27.38" calcext:value-type="float">
            <text:p>27.38</text:p>
          </table:table-cell>
          <table:table-cell office:value-type="float" office:value="20.09" calcext:value-type="float">
            <text:p>20.09</text:p>
          </table:table-cell>
          <table:table-cell office:value-type="float" office:value="17.91" calcext:value-type="float">
            <text:p>17.91</text:p>
          </table:table-cell>
          <table:table-cell office:value-type="float" office:value="20.05" calcext:value-type="float">
            <text:p>20.05</text:p>
          </table:table-cell>
          <table:table-cell office:value-type="float" office:value="25.88" calcext:value-type="float">
            <text:p>25.88</text:p>
          </table:table-cell>
          <table:table-cell office:value-type="float" office:value="22.31" calcext:value-type="float">
            <text:p>22.31</text:p>
          </table:table-cell>
          <table:table-cell office:value-type="float" office:value="14.11" calcext:value-type="float">
            <text:p>14.11</text:p>
          </table:table-cell>
          <table:table-cell office:value-type="float" office:value="15.25" calcext:value-type="float">
            <text:p>15.25</text:p>
          </table:table-cell>
          <table:table-cell office:value-type="float" office:value="13.86" calcext:value-type="float">
            <text:p>13.86</text:p>
          </table:table-cell>
          <table:table-cell office:value-type="float" office:value="17.64" calcext:value-type="float">
            <text:p>17.64</text:p>
          </table:table-cell>
          <table:table-cell office:value-type="float" office:value="15.9" calcext:value-type="float">
            <text:p>15.9</text:p>
          </table:table-cell>
          <table:table-cell office:value-type="float" office:value="14.26" calcext:value-type="float">
            <text:p>14.26</text:p>
          </table:table-cell>
          <table:table-cell office:value-type="float" office:value="17.33" calcext:value-type="float">
            <text:p>17.33</text:p>
          </table:table-cell>
          <table:table-cell office:value-type="float" office:value="11.62" calcext:value-type="float">
            <text:p>11.62</text:p>
          </table:table-cell>
          <table:table-cell office:value-type="float" office:value="14.19" calcext:value-type="float">
            <text:p>14.19</text:p>
          </table:table-cell>
          <table:table-cell office:value-type="float" office:value="22.27" calcext:value-type="float">
            <text:p>22.27</text:p>
          </table:table-cell>
          <table:table-cell office:value-type="float" office:value="24.66" calcext:value-type="float">
            <text:p>24.66</text:p>
          </table:table-cell>
          <table:table-cell office:value-type="float" office:value="31.91" calcext:value-type="float">
            <text:p>31.91</text:p>
          </table:table-cell>
          <table:table-cell office:value-type="float" office:value="27.51" calcext:value-type="float">
            <text:p>27.51</text:p>
          </table:table-cell>
          <table:table-cell office:value-type="float" office:value="30.17" calcext:value-type="float">
            <text:p>30.17</text:p>
          </table:table-cell>
          <table:table-cell office:value-type="float" office:value="26.74" calcext:value-type="float">
            <text:p>26.74</text:p>
          </table:table-cell>
          <table:table-cell office:value-type="float" office:value="32.34" calcext:value-type="float">
            <text:p>32.34</text:p>
          </table:table-cell>
          <table:table-cell office:value-type="float" office:value="36.07" calcext:value-type="float">
            <text:p>36.07</text:p>
          </table:table-cell>
          <table:table-cell office:value-type="float" office:value="29.11" calcext:value-type="float">
            <text:p>29.11</text:p>
          </table:table-cell>
          <table:table-cell office:value-type="float" office:value="18.34" calcext:value-type="float">
            <text:p>18.34</text:p>
          </table:table-cell>
          <table:table-cell office:value-type="float" office:value="16.45" calcext:value-type="float">
            <text:p>16.45</text:p>
          </table:table-cell>
          <table:table-cell office:value-type="float" office:value="14.81" calcext:value-type="float">
            <text:p>14.81</text:p>
          </table:table-cell>
          <table:table-cell office:value-type="float" office:value="14" calcext:value-type="float">
            <text:p>14</text:p>
          </table:table-cell>
          <table:table-cell office:value-type="float" office:value="12.07" calcext:value-type="float">
            <text:p>12.0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48" calcext:value-type="float">
            <text:p>10.48</text:p>
          </table:table-cell>
          <table:table-cell office:value-type="float" office:value="13.49" calcext:value-type="float">
            <text:p>13.49</text:p>
          </table:table-cell>
          <table:table-cell office:value-type="float" office:value="12.49" calcext:value-type="float">
            <text:p>12.49</text:p>
          </table:table-cell>
          <table:table-cell office:value-type="float" office:value="15.98" calcext:value-type="float">
            <text:p>15.98</text:p>
          </table:table-cell>
          <table:table-cell office:value-type="float" office:value="20" calcext:value-type="float">
            <text:p>20</text:p>
          </table:table-cell>
          <table:table-cell office:value-type="float" office:value="25.66" calcext:value-type="float">
            <text:p>25.66</text:p>
          </table:table-cell>
          <table:table-cell office:value-type="float" office:value="30.24" calcext:value-type="float">
            <text:p>30.24</text:p>
          </table:table-cell>
          <table:table-cell office:value-type="float" office:value="37.93" calcext:value-type="float">
            <text:p>37.93</text:p>
          </table:table-cell>
          <table:table-cell office:value-type="float" office:value="32.48" calcext:value-type="float">
            <text:p>32.48</text:p>
          </table:table-cell>
          <table:table-cell office:value-type="float" office:value="32.84" calcext:value-type="float">
            <text:p>32.84</text:p>
          </table:table-cell>
          <table:table-cell office:value-type="float" office:value="35.48" calcext:value-type="float">
            <text:p>35.48</text:p>
          </table:table-cell>
          <table:table-cell office:value-type="float" office:value="28.65" calcext:value-type="float">
            <text:p>28.65</text:p>
          </table:table-cell>
          <table:table-cell office:value-type="float" office:value="24.47" calcext:value-type="float">
            <text:p>24.47</text:p>
          </table:table-cell>
          <table:table-cell office:value-type="float" office:value="22.49" calcext:value-type="float">
            <text:p>22.49</text:p>
          </table:table-cell>
          <table:table-cell office:value-type="float" office:value="31.04" calcext:value-type="float">
            <text:p>31.04</text:p>
          </table:table-cell>
          <table:table-cell office:value-type="float" office:value="41.15" calcext:value-type="float">
            <text:p>41.15</text:p>
          </table:table-cell>
          <table:table-cell office:value-type="float" office:value="32.6" calcext:value-type="float">
            <text:p>32.6</text:p>
          </table:table-cell>
          <table:table-cell office:value-type="float" office:value="35.89" calcext:value-type="float">
            <text:p>35.89</text:p>
          </table:table-cell>
          <table:table-cell office:value-type="float" office:value="27.09" calcext:value-type="float">
            <text:p>27.09</text:p>
          </table:table-cell>
          <table:table-cell office:value-type="float" office:value="22.85" calcext:value-type="float">
            <text:p>22.85</text:p>
          </table:table-cell>
          <table:table-cell office:value-type="float" office:value="12.09" calcext:value-type="float">
            <text:p>12.09</text:p>
          </table:table-cell>
          <table:table-cell office:value-type="float" office:value="21.1" calcext:value-type="float">
            <text:p>21.1</text:p>
          </table:table-cell>
          <table:table-cell office:value-type="float" office:value="31.31" calcext:value-type="float">
            <text:p>31.31</text:p>
          </table:table-cell>
          <table:table-cell office:value-type="float" office:value="38.47" calcext:value-type="float">
            <text:p>38.47</text:p>
          </table:table-cell>
          <table:table-cell office:value-type="float" office:value="60.66" calcext:value-type="float">
            <text:p>60.66</text:p>
          </table:table-cell>
          <table:table-cell office:value-type="float" office:value="54.94" calcext:value-type="float">
            <text:p>54.94</text:p>
          </table:table-cell>
          <table:table-cell office:value-type="float" office:value="55.72" calcext:value-type="float">
            <text:p>55.72</text:p>
          </table:table-cell>
          <table:table-cell office:value-type="float" office:value="59.9" calcext:value-type="float">
            <text:p>59.9</text:p>
          </table:table-cell>
          <table:table-cell office:value-type="float" office:value="58.58" calcext:value-type="float">
            <text:p>58.58</text:p>
          </table:table-cell>
          <table:table-cell office:value-type="float" office:value="61.36" calcext:value-type="float">
            <text:p>61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9.89" calcext:value-type="float">
            <text:p>59.89</text:p>
          </table:table-cell>
          <table:table-cell office:value-type="float" office:value="62.96" calcext:value-type="float">
            <text:p>62.96</text:p>
          </table:table-cell>
          <table:table-cell office:value-type="float" office:value="66.53" calcext:value-type="float">
            <text:p>66.53</text:p>
          </table:table-cell>
          <table:table-cell office:value-type="float" office:value="73.26" calcext:value-type="float">
            <text:p>73.26</text:p>
          </table:table-cell>
          <table:table-cell office:value-type="float" office:value="70.26" calcext:value-type="float">
            <text:p>70.26</text:p>
          </table:table-cell>
          <table:table-cell office:value-type="float" office:value="83.46" calcext:value-type="float">
            <text:p>83.46</text:p>
          </table:table-cell>
          <table:table-cell office:value-type="float" office:value="80.97" calcext:value-type="float">
            <text:p>80.97</text:p>
          </table:table-cell>
          <table:table-cell office:value-type="float" office:value="6.21" calcext:value-type="float">
            <text:p>6.21</text:p>
          </table:table-cell>
          <table:table-cell office:value-type="float" office:value="6.54" calcext:value-type="float">
            <text:p>6.54</text:p>
          </table:table-cell>
          <table:table-cell office:value-type="float" office:value="8.58" calcext:value-type="float">
            <text:p>8.58</text:p>
          </table:table-cell>
          <table:table-cell office:value-type="float" office:value="8.55" calcext:value-type="float">
            <text:p>8.55</text:p>
          </table:table-cell>
          <table:table-cell office:value-type="float" office:value="12.64" calcext:value-type="float">
            <text:p>12.64</text:p>
          </table:table-cell>
          <table:table-cell office:value-type="float" office:value="15.94" calcext:value-type="float">
            <text:p>15.94</text:p>
          </table:table-cell>
          <table:table-cell office:value-type="float" office:value="15.61" calcext:value-type="float">
            <text:p>15.61</text:p>
          </table:table-cell>
          <table:table-cell office:value-type="float" office:value="15.62" calcext:value-type="float">
            <text:p>15.62</text:p>
          </table:table-cell>
          <table:table-cell office:value-type="float" office:value="17.09" calcext:value-type="float">
            <text:p>17.09</text:p>
          </table:table-cell>
          <table:table-cell office:value-type="float" office:value="16.1" calcext:value-type="float">
            <text:p>16.1</text:p>
          </table:table-cell>
          <table:table-cell office:value-type="float" office:value="12.61" calcext:value-type="float">
            <text:p>12.61</text:p>
          </table:table-cell>
          <table:table-cell office:value-type="float" office:value="10.93" calcext:value-type="float">
            <text:p>10.93</text:p>
          </table:table-cell>
          <table:table-cell office:value-type="float" office:value="10.8" calcext:value-type="float">
            <text:p>10.8</text:p>
          </table:table-cell>
          <table:table-cell office:value-type="float" office:value="12.49" calcext:value-type="float">
            <text:p>12.49</text:p>
          </table:table-cell>
          <table:table-cell office:value-type="float" office:value="11.68" calcext:value-type="float">
            <text:p>11.68</text:p>
          </table:table-cell>
          <table:table-cell office:value-type="float" office:value="12.29" calcext:value-type="float">
            <text:p>12.29</text:p>
          </table:table-cell>
          <table:table-cell office:value-type="float" office:value="13.59" calcext:value-type="float">
            <text:p>13.59</text:p>
          </table:table-cell>
          <table:table-cell office:value-type="float" office:value="13.19" calcext:value-type="float">
            <text:p>13.19</text:p>
          </table:table-cell>
        </table:table-row>
        <table:table-row table:style-name="ro1">
          <table:table-cell office:value-type="string" calcext:value-type="string">
            <text:p>T. MARCA PROPRIA,LANCHES PRONTOS</text:p>
          </table:table-cell>
          <table:table-cell office:value-type="float" office:value="0.33" calcext:value-type="float">
            <text:p>0.33</text:p>
          </table:table-cell>
          <table:table-cell office:value-type="float" office:value="0.56" calcext:value-type="float">
            <text:p>0.56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0.88" calcext:value-type="float">
            <text:p>0.88</text:p>
          </table:table-cell>
          <table:table-cell office:value-type="float" office:value="0.36" calcext:value-type="float">
            <text:p>0.36</text:p>
          </table:table-cell>
          <table:table-cell table:number-columns-repeated="11"/>
          <table:table-cell office:value-type="float" office:value="0.14" calcext:value-type="float">
            <text:p>0.14</text:p>
          </table:table-cell>
          <table:table-cell office:value-type="float" office:value="0.4" calcext:value-type="float">
            <text:p>0.4</text:p>
          </table:table-cell>
          <table:table-cell office:value-type="float" office:value="0.72" calcext:value-type="float">
            <text:p>0.72</text:p>
          </table:table-cell>
          <table:table-cell office:value-type="float" office:value="0.5" calcext:value-type="float">
            <text:p>0.5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office:value-type="float" office:value="0.26" calcext:value-type="float">
            <text:p>0.26</text:p>
          </table:table-cell>
          <table:table-cell table:number-columns-repeated="11"/>
          <table:table-cell office:value-type="float" office:value="0.11" calcext:value-type="float">
            <text:p>0.11</text:p>
          </table:table-cell>
          <table:table-cell office:value-type="float" office:value="0.79" calcext:value-type="float">
            <text:p>0.79</text:p>
          </table:table-cell>
          <table:table-cell office:value-type="float" office:value="0.81" calcext:value-type="float">
            <text:p>0.81</text:p>
          </table:table-cell>
          <table:table-cell office:value-type="float" office:value="1.28" calcext:value-type="float">
            <text:p>1.28</text:p>
          </table:table-cell>
          <table:table-cell office:value-type="float" office:value="1.81" calcext:value-type="float">
            <text:p>1.81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.01" calcext:value-type="float">
            <text:p>0.01</text:p>
          </table:table-cell>
          <table:table-cell office:value-type="float" office:value="1.55" calcext:value-type="float">
            <text:p>1.55</text:p>
          </table:table-cell>
          <table:table-cell office:value-type="float" office:value="4.4" calcext:value-type="float">
            <text:p>4.4</text:p>
          </table:table-cell>
          <table:table-cell office:value-type="float" office:value="4.83" calcext:value-type="float">
            <text:p>4.83</text:p>
          </table:table-cell>
          <table:table-cell office:value-type="float" office:value="10.79" calcext:value-type="float">
            <text:p>10.79</text:p>
          </table:table-cell>
          <table:table-cell office:value-type="float" office:value="9.83" calcext:value-type="float">
            <text:p>9.83</text:p>
          </table:table-cell>
          <table:table-cell office:value-type="float" office:value="2.95" calcext:value-type="float">
            <text:p>2.9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1.35" calcext:value-type="float">
            <text:p>1.35</text:p>
          </table:table-cell>
          <table:table-cell office:value-type="float" office:value="3.07" calcext:value-type="float">
            <text:p>3.07</text:p>
          </table:table-cell>
          <table:table-cell office:value-type="float" office:value="3.11" calcext:value-type="float">
            <text:p>3.11</text:p>
          </table:table-cell>
          <table:table-cell office:value-type="float" office:value="6.35" calcext:value-type="float">
            <text:p>6.35</text:p>
          </table:table-cell>
          <table:table-cell office:value-type="float" office:value="5.57" calcext:value-type="float">
            <text:p>5.57</text:p>
          </table:table-cell>
          <table:table-cell office:value-type="float" office:value="1.72" calcext:value-type="float">
            <text:p>1.72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41" calcext:value-type="float">
            <text:p>0.41</text:p>
          </table:table-cell>
          <table:table-cell office:value-type="float" office:value="0.59" calcext:value-type="float">
            <text:p>0.59</text:p>
          </table:table-cell>
          <table:table-cell office:value-type="float" office:value="0.57" calcext:value-type="float">
            <text:p>0.57</text:p>
          </table:table-cell>
          <table:table-cell office:value-type="float" office:value="0.88" calcext:value-type="float">
            <text:p>0.88</text:p>
          </table:table-cell>
          <table:table-cell office:value-type="float" office:value="1.01" calcext:value-type="float">
            <text:p>1.01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T. OUTRO FABRICANTE,LANCHES PRONTOS</text:p>
          </table:table-cell>
          <table:table-cell office:value-type="float" office:value="4.19" calcext:value-type="float">
            <text:p>4.19</text:p>
          </table:table-cell>
          <table:table-cell office:value-type="float" office:value="3.3" calcext:value-type="float">
            <text:p>3.3</text:p>
          </table:table-cell>
          <table:table-cell office:value-type="float" office:value="2.45" calcext:value-type="float">
            <text:p>2.45</text:p>
          </table:table-cell>
          <table:table-cell office:value-type="float" office:value="3.28" calcext:value-type="float">
            <text:p>3.28</text:p>
          </table:table-cell>
          <table:table-cell office:value-type="float" office:value="2.58" calcext:value-type="float">
            <text:p>2.58</text:p>
          </table:table-cell>
          <table:table-cell office:value-type="float" office:value="1.51" calcext:value-type="float">
            <text:p>1.51</text:p>
          </table:table-cell>
          <table:table-cell office:value-type="float" office:value="1.29" calcext:value-type="float">
            <text:p>1.29</text:p>
          </table:table-cell>
          <table:table-cell office:value-type="float" office:value="1.6" calcext:value-type="float">
            <text:p>1.6</text:p>
          </table:table-cell>
          <table:table-cell office:value-type="float" office:value="1.14" calcext:value-type="float">
            <text:p>1.14</text:p>
          </table:table-cell>
          <table:table-cell office:value-type="float" office:value="0.53" calcext:value-type="float">
            <text:p>0.53</text:p>
          </table:table-cell>
          <table:table-cell office:value-type="float" office:value="0.58" calcext:value-type="float">
            <text:p>0.58</text:p>
          </table:table-cell>
          <table:table-cell office:value-type="float" office:value="0.51" calcext:value-type="float">
            <text:p>0.51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3.62" calcext:value-type="float">
            <text:p>3.62</text:p>
          </table:table-cell>
          <table:table-cell office:value-type="float" office:value="3.29" calcext:value-type="float">
            <text:p>3.29</text:p>
          </table:table-cell>
          <table:table-cell office:value-type="float" office:value="3.64" calcext:value-type="float">
            <text:p>3.64</text:p>
          </table:table-cell>
          <table:table-cell office:value-type="float" office:value="4.82" calcext:value-type="float">
            <text:p>4.82</text:p>
          </table:table-cell>
          <table:table-cell office:value-type="float" office:value="6.35" calcext:value-type="float">
            <text:p>6.35</text:p>
          </table:table-cell>
          <table:table-cell office:value-type="float" office:value="5.91" calcext:value-type="float">
            <text:p>5.91</text:p>
          </table:table-cell>
          <table:table-cell office:value-type="float" office:value="2.75" calcext:value-type="float">
            <text:p>2.75</text:p>
          </table:table-cell>
          <table:table-cell office:value-type="float" office:value="7.39" calcext:value-type="float">
            <text:p>7.39</text:p>
          </table:table-cell>
          <table:table-cell office:value-type="float" office:value="4.94" calcext:value-type="float">
            <text:p>4.94</text:p>
          </table:table-cell>
          <table:table-cell office:value-type="float" office:value="8.88" calcext:value-type="float">
            <text:p>8.88</text:p>
          </table:table-cell>
          <table:table-cell office:value-type="float" office:value="7.69" calcext:value-type="float">
            <text:p>7.69</text:p>
          </table:table-cell>
          <table:table-cell office:value-type="float" office:value="7.84" calcext:value-type="float">
            <text:p>7.84</text:p>
          </table:table-cell>
          <table:table-cell office:value-type="float" office:value="7.77" calcext:value-type="float">
            <text:p>7.77</text:p>
          </table:table-cell>
          <table:table-cell office:value-type="float" office:value="7.24" calcext:value-type="float">
            <text:p>7.24</text:p>
          </table:table-cell>
          <table:table-cell office:value-type="float" office:value="5.23" calcext:value-type="float">
            <text:p>5.23</text:p>
          </table:table-cell>
          <table:table-cell office:value-type="float" office:value="7.02" calcext:value-type="float">
            <text:p>7.02</text:p>
          </table:table-cell>
          <table:table-cell office:value-type="float" office:value="7.86" calcext:value-type="float">
            <text:p>7.86</text:p>
          </table:table-cell>
          <table:table-cell office:value-type="float" office:value="8.67" calcext:value-type="float">
            <text:p>8.67</text:p>
          </table:table-cell>
          <table:table-cell office:value-type="float" office:value="2.88" calcext:value-type="float">
            <text:p>2.88</text:p>
          </table:table-cell>
          <table:table-cell office:value-type="float" office:value="1.74" calcext:value-type="float">
            <text:p>1.74</text:p>
          </table:table-cell>
          <table:table-cell office:value-type="float" office:value="1.48" calcext:value-type="float">
            <text:p>1.48</text:p>
          </table:table-cell>
          <table:table-cell office:value-type="float" office:value="2.03" calcext:value-type="float">
            <text:p>2.03</text:p>
          </table:table-cell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  <table:table-cell office:value-type="float" office:value="0.52" calcext:value-type="float">
            <text:p>0.52</text:p>
          </table:table-cell>
          <table:table-cell office:value-type="float" office:value="0.36" calcext:value-type="float">
            <text:p>0.36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.02" calcext:value-type="float">
            <text:p>1.02</text:p>
          </table:table-cell>
          <table:table-cell office:value-type="float" office:value="4.98" calcext:value-type="float">
            <text:p>4.98</text:p>
          </table:table-cell>
          <table:table-cell office:value-type="float" office:value="4.23" calcext:value-type="float">
            <text:p>4.23</text:p>
          </table:table-cell>
          <table:table-cell office:value-type="float" office:value="3.34" calcext:value-type="float">
            <text:p>3.34</text:p>
          </table:table-cell>
          <table:table-cell office:value-type="float" office:value="3.42" calcext:value-type="float">
            <text:p>3.42</text:p>
          </table:table-cell>
          <table:table-cell office:value-type="float" office:value="3.26" calcext:value-type="float">
            <text:p>3.26</text:p>
          </table:table-cell>
          <table:table-cell office:value-type="float" office:value="2.82" calcext:value-type="float">
            <text:p>2.82</text:p>
          </table:table-cell>
          <table:table-cell office:value-type="float" office:value="3.11" calcext:value-type="float">
            <text:p>3.11</text:p>
          </table:table-cell>
          <table:table-cell office:value-type="float" office:value="2.57" calcext:value-type="float">
            <text:p>2.57</text:p>
          </table:table-cell>
          <table:table-cell office:value-type="float" office:value="2.27" calcext:value-type="float">
            <text:p>2.27</text:p>
          </table:table-cell>
          <table:table-cell office:value-type="float" office:value="1.83" calcext:value-type="float">
            <text:p>1.83</text:p>
          </table:table-cell>
          <table:table-cell office:value-type="float" office:value="1.94" calcext:value-type="float">
            <text:p>1.94</text:p>
          </table:table-cell>
          <table:table-cell office:value-type="float" office:value="1.4" calcext:value-type="float">
            <text:p>1.4</text:p>
          </table:table-cell>
          <table:table-cell office:value-type="float" office:value="0.48" calcext:value-type="float">
            <text:p>0.48</text:p>
          </table:table-cell>
          <table:table-cell office:value-type="float" office:value="0.67" calcext:value-type="float">
            <text:p>0.67</text:p>
          </table:table-cell>
          <table:table-cell office:value-type="float" office:value="0.74" calcext:value-type="float">
            <text:p>0.74</text:p>
          </table:table-cell>
          <table:table-cell office:value-type="float" office:value="0.59" calcext:value-type="float">
            <text:p>0.59</text:p>
          </table:table-cell>
          <table:table-cell office:value-type="float" office:value="0.43" calcext:value-type="float">
            <text:p>0.43</text:p>
          </table:table-cell>
          <table:table-cell office:value-type="float" office:value="0.46" calcext:value-type="float">
            <text:p>0.46</text:p>
          </table:table-cell>
          <table:table-cell office:value-type="float" office:value="2.11" calcext:value-type="float">
            <text:p>2.11</text:p>
          </table:table-cell>
          <table:table-cell office:value-type="float" office:value="1.24" calcext:value-type="float">
            <text:p>1.24</text:p>
          </table:table-cell>
          <table:table-cell office:value-type="float" office:value="1.18" calcext:value-type="float">
            <text:p>1.18</text:p>
          </table:table-cell>
          <table:table-cell office:value-type="float" office:value="1.24" calcext:value-type="float">
            <text:p>1.24</text:p>
          </table:table-cell>
          <table:table-cell office:value-type="float" office:value="1.15" calcext:value-type="float">
            <text:p>1.15</text:p>
          </table:table-cell>
          <table:table-cell office:value-type="float" office:value="0.97" calcext:value-type="float">
            <text:p>0.97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  <table:table-cell office:value-type="float" office:value="0.96" calcext:value-type="float">
            <text:p>0.96</text:p>
          </table:table-cell>
          <table:table-cell office:value-type="float" office:value="0.62" calcext:value-type="float">
            <text:p>0.62</text:p>
          </table:table-cell>
          <table:table-cell office:value-type="float" office:value="0.75" calcext:value-type="float">
            <text:p>0.75</text:p>
          </table:table-cell>
          <table:table-cell office:value-type="float" office:value="0.65" calcext:value-type="float">
            <text:p>0.65</text:p>
          </table:table-cell>
          <table:table-cell office:value-type="float" office:value="0.2" calcext:value-type="float">
            <text:p>0.2</text:p>
          </table:table-cell>
          <table:table-cell office:value-type="float" office:value="0.49" calcext:value-type="float">
            <text:p>0.49</text:p>
          </table:table-cell>
          <table:table-cell office:value-type="float" office:value="0.63" calcext:value-type="float">
            <text:p>0.63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  <table:table-cell office:value-type="float" office:value="1.09" calcext:value-type="float">
            <text:p>1.09</text:p>
          </table:table-cell>
          <table:table-cell office:value-type="float" office:value="7.81" calcext:value-type="float">
            <text:p>7.81</text:p>
          </table:table-cell>
          <table:table-cell office:value-type="float" office:value="6.73" calcext:value-type="float">
            <text:p>6.73</text:p>
          </table:table-cell>
          <table:table-cell office:value-type="float" office:value="5.96" calcext:value-type="float">
            <text:p>5.96</text:p>
          </table:table-cell>
          <table:table-cell office:value-type="float" office:value="7.73" calcext:value-type="float">
            <text:p>7.73</text:p>
          </table:table-cell>
          <table:table-cell office:value-type="float" office:value="6.87" calcext:value-type="float">
            <text:p>6.87</text:p>
          </table:table-cell>
          <table:table-cell office:value-type="float" office:value="7.43" calcext:value-type="float">
            <text:p>7.43</text:p>
          </table:table-cell>
          <table:table-cell office:value-type="float" office:value="4.7" calcext:value-type="float">
            <text:p>4.7</text:p>
          </table:table-cell>
          <table:table-cell office:value-type="float" office:value="5.28" calcext:value-type="float">
            <text:p>5.28</text:p>
          </table:table-cell>
          <table:table-cell office:value-type="float" office:value="2.52" calcext:value-type="float">
            <text:p>2.52</text:p>
          </table:table-cell>
          <table:table-cell office:value-type="float" office:value="3.71" calcext:value-type="float">
            <text:p>3.71</text:p>
          </table:table-cell>
          <table:table-cell office:value-type="float" office:value="2.33" calcext:value-type="float">
            <text:p>2.33</text:p>
          </table:table-cell>
          <table:table-cell office:value-type="float" office:value="1.42" calcext:value-type="float">
            <text:p>1.42</text:p>
          </table:table-cell>
          <table:table-cell office:value-type="float" office:value="1.38" calcext:value-type="float">
            <text:p>1.38</text:p>
          </table:table-cell>
          <table:table-cell office:value-type="float" office:value="1.88" calcext:value-type="float">
            <text:p>1.88</text:p>
          </table:table-cell>
          <table:table-cell office:value-type="float" office:value="0.73" calcext:value-type="float">
            <text:p>0.73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T. AURORA ALIMENTOS,LANCHES PRONTOS</text:p>
          </table:table-cell>
          <table:table-cell office:value-type="float" office:value="1.18" calcext:value-type="float">
            <text:p>1.18</text:p>
          </table:table-cell>
          <table:table-cell office:value-type="float" office:value="1.44" calcext:value-type="float">
            <text:p>1.44</text:p>
          </table:table-cell>
          <table:table-cell office:value-type="float" office:value="2.56" calcext:value-type="float">
            <text:p>2.56</text:p>
          </table:table-cell>
          <table:table-cell office:value-type="float" office:value="3.21" calcext:value-type="float">
            <text:p>3.21</text:p>
          </table:table-cell>
          <table:table-cell office:value-type="float" office:value="3.19" calcext:value-type="float">
            <text:p>3.19</text:p>
          </table:table-cell>
          <table:table-cell office:value-type="float" office:value="2.52" calcext:value-type="float">
            <text:p>2.52</text:p>
          </table:table-cell>
          <table:table-cell office:value-type="float" office:value="2.72" calcext:value-type="float">
            <text:p>2.72</text:p>
          </table:table-cell>
          <table:table-cell office:value-type="float" office:value="2.58" calcext:value-type="float">
            <text:p>2.58</text:p>
          </table:table-cell>
          <table:table-cell office:value-type="float" office:value="3.13" calcext:value-type="float">
            <text:p>3.13</text:p>
          </table:table-cell>
          <table:table-cell office:value-type="float" office:value="2.69" calcext:value-type="float">
            <text:p>2.69</text:p>
          </table:table-cell>
          <table:table-cell office:value-type="float" office:value="2.91" calcext:value-type="float">
            <text:p>2.91</text:p>
          </table:table-cell>
          <table:table-cell office:value-type="float" office:value="2.69" calcext:value-type="float">
            <text:p>2.69</text:p>
          </table:table-cell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.4" calcext:value-type="float">
            <text:p>2.4</text:p>
          </table:table-cell>
          <table:table-cell office:value-type="float" office:value="1.62" calcext:value-type="float">
            <text:p>1.62</text:p>
          </table:table-cell>
          <table:table-cell office:value-type="float" office:value="10.36" calcext:value-type="float">
            <text:p>10.36</text:p>
          </table:table-cell>
          <table:table-cell office:value-type="float" office:value="9.86" calcext:value-type="float">
            <text:p>9.86</text:p>
          </table:table-cell>
          <table:table-cell office:value-type="float" office:value="8.09" calcext:value-type="float">
            <text:p>8.09</text:p>
          </table:table-cell>
          <table:table-cell office:value-type="float" office:value="6.22" calcext:value-type="float">
            <text:p>6.22</text:p>
          </table:table-cell>
          <table:table-cell office:value-type="float" office:value="5.96" calcext:value-type="float">
            <text:p>5.96</text:p>
          </table:table-cell>
          <table:table-cell office:value-type="float" office:value="7.56" calcext:value-type="float">
            <text:p>7.56</text:p>
          </table:table-cell>
          <table:table-cell office:value-type="float" office:value="11.61" calcext:value-type="float">
            <text:p>11.61</text:p>
          </table:table-cell>
          <table:table-cell office:value-type="float" office:value="14.4" calcext:value-type="float">
            <text:p>14.4</text:p>
          </table:table-cell>
          <table:table-cell office:value-type="float" office:value="13.47" calcext:value-type="float">
            <text:p>13.47</text:p>
          </table:table-cell>
          <table:table-cell office:value-type="float" office:value="16.16" calcext:value-type="float">
            <text:p>16.16</text:p>
          </table:table-cell>
          <table:table-cell office:value-type="float" office:value="13.84" calcext:value-type="float">
            <text:p>13.84</text:p>
          </table:table-cell>
          <table:table-cell office:value-type="float" office:value="9.27" calcext:value-type="float">
            <text:p>9.27</text:p>
          </table:table-cell>
          <table:table-cell office:value-type="float" office:value="10.48" calcext:value-type="float">
            <text:p>10.48</text:p>
          </table:table-cell>
          <table:table-cell office:value-type="float" office:value="13.39" calcext:value-type="float">
            <text:p>13.39</text:p>
          </table:table-cell>
          <table:table-cell office:value-type="float" office:value="19.58" calcext:value-type="float">
            <text:p>19.58</text:p>
          </table:table-cell>
          <table:table-cell office:value-type="float" office:value="13.71" calcext:value-type="float">
            <text:p>13.71</text:p>
          </table:table-cell>
          <table:table-cell office:value-type="float" office:value="12.01" calcext:value-type="float">
            <text:p>12.01</text:p>
          </table:table-cell>
          <table:table-cell office:value-type="float" office:value="12.83" calcext:value-type="float">
            <text:p>12.83</text:p>
          </table:table-cell>
          <table:table-cell office:value-type="float" office:value="10.94" calcext:value-type="float">
            <text:p>10.94</text:p>
          </table:table-cell>
          <table:table-cell office:value-type="float" office:value="9.35" calcext:value-type="float">
            <text:p>9.35</text:p>
          </table:table-cell>
          <table:table-cell office:value-type="float" office:value="7.48" calcext:value-type="float">
            <text:p>7.48</text:p>
          </table:table-cell>
          <table:table-cell office:value-type="float" office:value="5.95" calcext:value-type="float">
            <text:p>5.95</text:p>
          </table:table-cell>
          <table:table-cell office:value-type="float" office:value="8.02" calcext:value-type="float">
            <text:p>8.02</text:p>
          </table:table-cell>
          <table:table-cell office:value-type="float" office:value="12.9" calcext:value-type="float">
            <text:p>12.9</text:p>
          </table:table-cell>
          <table:table-cell office:value-type="float" office:value="7.04" calcext:value-type="float">
            <text:p>7.04</text:p>
          </table:table-cell>
          <table:table-cell office:value-type="float" office:value="6.79" calcext:value-type="float">
            <text:p>6.79</text:p>
          </table:table-cell>
          <table:table-cell office:value-type="float" office:value="8.55" calcext:value-type="float">
            <text:p>8.55</text:p>
          </table:table-cell>
          <table:table-cell office:value-type="float" office:value="11.25" calcext:value-type="float">
            <text:p>11.25</text:p>
          </table:table-cell>
          <table:table-cell office:value-type="float" office:value="11.71" calcext:value-type="float">
            <text:p>11.71</text:p>
          </table:table-cell>
          <table:table-cell office:value-type="float" office:value="11.13" calcext:value-type="float">
            <text:p>11.13</text:p>
          </table:table-cell>
          <table:table-cell office:value-type="float" office:value="14.7" calcext:value-type="float">
            <text:p>14.7</text:p>
          </table:table-cell>
          <table:table-cell office:value-type="float" office:value="14.3" calcext:value-type="float">
            <text:p>14.3</text:p>
          </table:table-cell>
          <table:table-cell office:value-type="float" office:value="13.07" calcext:value-type="float">
            <text:p>13.07</text:p>
          </table:table-cell>
          <table:table-cell office:value-type="float" office:value="10.2" calcext:value-type="float">
            <text:p>10.2</text:p>
          </table:table-cell>
          <table:table-cell office:value-type="float" office:value="16.88" calcext:value-type="float">
            <text:p>16.88</text:p>
          </table:table-cell>
          <table:table-cell office:value-type="float" office:value="19.96" calcext:value-type="float">
            <text:p>19.96</text:p>
          </table:table-cell>
          <table:table-cell office:value-type="float" office:value="7.87" calcext:value-type="float">
            <text:p>7.87</text:p>
          </table:table-cell>
          <table:table-cell office:value-type="float" office:value="9.27" calcext:value-type="float">
            <text:p>9.27</text:p>
          </table:table-cell>
          <table:table-cell office:value-type="float" office:value="10.39" calcext:value-type="float">
            <text:p>10.39</text:p>
          </table:table-cell>
          <table:table-cell office:value-type="float" office:value="11.15" calcext:value-type="float">
            <text:p>11.15</text:p>
          </table:table-cell>
          <table:table-cell office:value-type="float" office:value="10.61" calcext:value-type="float">
            <text:p>10.61</text:p>
          </table:table-cell>
          <table:table-cell office:value-type="float" office:value="11.04" calcext:value-type="float">
            <text:p>11.04</text:p>
          </table:table-cell>
          <table:table-cell office:value-type="float" office:value="16.05" calcext:value-type="float">
            <text:p>16.05</text:p>
          </table:table-cell>
          <table:table-cell office:value-type="float" office:value="12.91" calcext:value-type="float">
            <text:p>12.91</text:p>
          </table:table-cell>
          <table:table-cell office:value-type="float" office:value="15.16" calcext:value-type="float">
            <text:p>15.16</text:p>
          </table:table-cell>
          <table:table-cell office:value-type="float" office:value="17.75" calcext:value-type="float">
            <text:p>17.75</text:p>
          </table:table-cell>
          <table:table-cell office:value-type="float" office:value="18.67" calcext:value-type="float">
            <text:p>18.67</text:p>
          </table:table-cell>
          <table:table-cell office:value-type="float" office:value="19.09" calcext:value-type="float">
            <text:p>19.09</text:p>
          </table:table-cell>
          <table:table-cell office:value-type="float" office:value="20.25" calcext:value-type="float">
            <text:p>20.25</text:p>
          </table:table-cell>
          <table:table-cell office:value-type="float" office:value="15.57" calcext:value-type="float">
            <text:p>15.57</text:p>
          </table:table-cell>
          <table:table-cell office:value-type="float" office:value="14.88" calcext:value-type="float">
            <text:p>14.88</text:p>
          </table:table-cell>
          <table:table-cell office:value-type="float" office:value="14.15" calcext:value-type="float">
            <text:p>14.15</text:p>
          </table:table-cell>
          <table:table-cell office:value-type="float" office:value="16.24" calcext:value-type="float">
            <text:p>16.24</text:p>
          </table:table-cell>
          <table:table-cell office:value-type="float" office:value="15.93" calcext:value-type="float">
            <text:p>15.93</text:p>
          </table:table-cell>
          <table:table-cell office:value-type="float" office:value="4.12" calcext:value-type="float">
            <text:p>4.12</text:p>
          </table:table-cell>
          <table:table-cell office:value-type="float" office:value="6.61" calcext:value-type="float">
            <text:p>6.61</text:p>
          </table:table-cell>
          <table:table-cell office:value-type="float" office:value="5.96" calcext:value-type="float">
            <text:p>5.96</text:p>
          </table:table-cell>
          <table:table-cell office:value-type="float" office:value="4.95" calcext:value-type="float">
            <text:p>4.95</text:p>
          </table:table-cell>
          <table:table-cell office:value-type="float" office:value="4.2" calcext:value-type="float">
            <text:p>4.2</text:p>
          </table:table-cell>
          <table:table-cell office:value-type="float" office:value="7.86" calcext:value-type="float">
            <text:p>7.86</text:p>
          </table:table-cell>
          <table:table-cell office:value-type="float" office:value="9.07" calcext:value-type="float">
            <text:p>9.07</text:p>
          </table:table-cell>
          <table:table-cell office:value-type="float" office:value="7.31" calcext:value-type="float">
            <text:p>7.31</text:p>
          </table:table-cell>
          <table:table-cell office:value-type="float" office:value="6.79" calcext:value-type="float">
            <text:p>6.79</text:p>
          </table:table-cell>
          <table:table-cell office:value-type="float" office:value="15.41" calcext:value-type="float">
            <text:p>15.41</text:p>
          </table:table-cell>
          <table:table-cell office:value-type="float" office:value="12.95" calcext:value-type="float">
            <text:p>12.95</text:p>
          </table:table-cell>
          <table:table-cell office:value-type="float" office:value="11.41" calcext:value-type="float">
            <text:p>11.41</text:p>
          </table:table-cell>
          <table:table-cell office:value-type="float" office:value="12.19" calcext:value-type="float">
            <text:p>12.19</text:p>
          </table:table-cell>
          <table:table-cell office:value-type="float" office:value="17.97" calcext:value-type="float">
            <text:p>17.97</text:p>
          </table:table-cell>
          <table:table-cell office:value-type="float" office:value="12.99" calcext:value-type="float">
            <text:p>12.99</text:p>
          </table:table-cell>
          <table:table-cell office:value-type="float" office:value="17.05" calcext:value-type="float">
            <text:p>17.05</text:p>
          </table:table-cell>
          <table:table-cell office:value-type="float" office:value="22.37" calcext:value-type="float">
            <text:p>22.37</text:p>
          </table:table-cell>
          <table:table-cell office:value-type="float" office:value="20.78" calcext:value-type="float">
            <text:p>20.78</text:p>
          </table:table-cell>
          <table:table-cell office:value-type="float" office:value="8.94" calcext:value-type="float">
            <text:p>8.94</text:p>
          </table:table-cell>
          <table:table-cell office:value-type="float" office:value="12.17" calcext:value-type="float">
            <text:p>12.17</text:p>
          </table:table-cell>
          <table:table-cell office:value-type="float" office:value="10.07" calcext:value-type="float">
            <text:p>10.07</text:p>
          </table:table-cell>
          <table:table-cell office:value-type="float" office:value="7.8" calcext:value-type="float">
            <text:p>7.8</text:p>
          </table:table-cell>
          <table:table-cell office:value-type="float" office:value="6.79" calcext:value-type="float">
            <text:p>6.79</text:p>
          </table:table-cell>
          <table:table-cell office:value-type="float" office:value="9.14" calcext:value-type="float">
            <text:p>9.14</text:p>
          </table:table-cell>
          <table:table-cell office:value-type="float" office:value="7.22" calcext:value-type="float">
            <text:p>7.22</text:p>
          </table:table-cell>
          <table:table-cell office:value-type="float" office:value="10.81" calcext:value-type="float">
            <text:p>10.81</text:p>
          </table:table-cell>
          <table:table-cell office:value-type="float" office:value="7.94" calcext:value-type="float">
            <text:p>7.94</text:p>
          </table:table-cell>
          <table:table-cell office:value-type="float" office:value="10.09" calcext:value-type="float">
            <text:p>10.09</text:p>
          </table:table-cell>
          <table:table-cell office:value-type="float" office:value="8.22" calcext:value-type="float">
            <text:p>8.22</text:p>
          </table:table-cell>
          <table:table-cell office:value-type="float" office:value="13.74" calcext:value-type="float">
            <text:p>13.74</text:p>
          </table:table-cell>
          <table:table-cell office:value-type="float" office:value="9.43" calcext:value-type="float">
            <text:p>9.43</text:p>
          </table:table-cell>
          <table:table-cell office:value-type="float" office:value="9.72" calcext:value-type="float">
            <text:p>9.72</text:p>
          </table:table-cell>
          <table:table-cell office:value-type="float" office:value="10.21" calcext:value-type="float">
            <text:p>10.21</text:p>
          </table:table-cell>
          <table:table-cell office:value-type="float" office:value="14.4" calcext:value-type="float">
            <text:p>14.4</text:p>
          </table:table-cell>
          <table:table-cell office:value-type="float" office:value="11.37" calcext:value-type="float">
            <text:p>11.37</text:p>
          </table:table-cell>
          <table:table-cell office:value-type="float" office:value="13.15" calcext:value-type="float">
            <text:p>13.15</text:p>
          </table:table-cell>
          <table:table-cell office:value-type="float" office:value="0.31" calcext:value-type="float">
            <text:p>0.31</text:p>
          </table:table-cell>
          <table:table-cell office:value-type="float" office:value="0.69" calcext:value-type="float">
            <text:p>0.69</text:p>
          </table:table-cell>
          <table:table-cell office:value-type="float" office:value="0.94" calcext:value-type="float">
            <text:p>0.94</text:p>
          </table:table-cell>
          <table:table-cell office:value-type="float" office:value="1.33" calcext:value-type="float">
            <text:p>1.33</text:p>
          </table:table-cell>
          <table:table-cell office:value-type="float" office:value="1.49" calcext:value-type="float">
            <text:p>1.49</text:p>
          </table:table-cell>
          <table:table-cell office:value-type="float" office:value="2.14" calcext:value-type="float">
            <text:p>2.14</text:p>
          </table:table-cell>
          <table:table-cell office:value-type="float" office:value="2.33" calcext:value-type="float">
            <text:p>2.33</text:p>
          </table:table-cell>
          <table:table-cell office:value-type="float" office:value="1.08" calcext:value-type="float">
            <text:p>1.08</text:p>
          </table:table-cell>
          <table:table-cell office:value-type="float" office:value="1.13" calcext:value-type="float">
            <text:p>1.13</text:p>
          </table:table-cell>
          <table:table-cell office:value-type="float" office:value="2.21" calcext:value-type="float">
            <text:p>2.21</text:p>
          </table:table-cell>
          <table:table-cell office:value-type="float" office:value="2.22" calcext:value-type="float">
            <text:p>2.22</text:p>
          </table:table-cell>
          <table:table-cell office:value-type="float" office:value="2.12" calcext:value-type="float">
            <text:p>2.12</text:p>
          </table:table-cell>
          <table:table-cell office:value-type="float" office:value="1.94" calcext:value-type="float">
            <text:p>1.94</text:p>
          </table:table-cell>
          <table:table-cell office:value-type="float" office:value="1.76" calcext:value-type="float">
            <text:p>1.76</text:p>
          </table:table-cell>
          <table:table-cell office:value-type="float" office:value="1.69" calcext:value-type="float">
            <text:p>1.69</text:p>
          </table:table-cell>
          <table:table-cell office:value-type="float" office:value="1.83" calcext:value-type="float">
            <text:p>1.83</text:p>
          </table:table-cell>
          <table:table-cell office:value-type="float" office:value="3.08" calcext:value-type="float">
            <text:p>3.08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string" calcext:value-type="string">
            <text:p>T. MASSA LEVE,LANCHES PRONTOS</text:p>
          </table:table-cell>
          <table:table-cell office:value-type="float" office:value="3.87" calcext:value-type="float">
            <text:p>3.87</text:p>
          </table:table-cell>
          <table:table-cell office:value-type="float" office:value="4.23" calcext:value-type="float">
            <text:p>4.23</text:p>
          </table:table-cell>
          <table:table-cell office:value-type="float" office:value="4.45" calcext:value-type="float">
            <text:p>4.45</text:p>
          </table:table-cell>
          <table:table-cell office:value-type="float" office:value="4.61" calcext:value-type="float">
            <text:p>4.61</text:p>
          </table:table-cell>
          <table:table-cell office:value-type="float" office:value="6.35" calcext:value-type="float">
            <text:p>6.35</text:p>
          </table:table-cell>
          <table:table-cell office:value-type="float" office:value="7.62" calcext:value-type="float">
            <text:p>7.62</text:p>
          </table:table-cell>
          <table:table-cell office:value-type="float" office:value="6.43" calcext:value-type="float">
            <text:p>6.43</text:p>
          </table:table-cell>
          <table:table-cell office:value-type="float" office:value="7.3" calcext:value-type="float">
            <text:p>7.3</text:p>
          </table:table-cell>
          <table:table-cell office:value-type="float" office:value="5.69" calcext:value-type="float">
            <text:p>5.69</text:p>
          </table:table-cell>
          <table:table-cell office:value-type="float" office:value="6.92" calcext:value-type="float">
            <text:p>6.92</text:p>
          </table:table-cell>
          <table:table-cell office:value-type="float" office:value="7.65" calcext:value-type="float">
            <text:p>7.65</text:p>
          </table:table-cell>
          <table:table-cell office:value-type="float" office:value="11.1" calcext:value-type="float">
            <text:p>11.1</text:p>
          </table:table-cell>
          <table:table-cell office:value-type="float" office:value="9.26" calcext:value-type="float">
            <text:p>9.26</text:p>
          </table:table-cell>
          <table:table-cell office:value-type="float" office:value="9.1" calcext:value-type="float">
            <text:p>9.1</text:p>
          </table:table-cell>
          <table:table-cell office:value-type="float" office:value="6.85" calcext:value-type="float">
            <text:p>6.85</text:p>
          </table:table-cell>
          <table:table-cell office:value-type="float" office:value="6.39" calcext:value-type="float">
            <text:p>6.39</text:p>
          </table:table-cell>
          <table:table-cell office:value-type="float" office:value="5.78" calcext:value-type="float">
            <text:p>5.78</text:p>
          </table:table-cell>
          <table:table-cell office:value-type="float" office:value="6.04" calcext:value-type="float">
            <text:p>6.04</text:p>
          </table:table-cell>
          <table:table-cell office:value-type="float" office:value="18.07" calcext:value-type="float">
            <text:p>18.07</text:p>
          </table:table-cell>
          <table:table-cell office:value-type="float" office:value="21.26" calcext:value-type="float">
            <text:p>21.26</text:p>
          </table:table-cell>
          <table:table-cell office:value-type="float" office:value="16.57" calcext:value-type="float">
            <text:p>16.57</text:p>
          </table:table-cell>
          <table:table-cell office:value-type="float" office:value="15.38" calcext:value-type="float">
            <text:p>15.38</text:p>
          </table:table-cell>
          <table:table-cell office:value-type="float" office:value="11.18" calcext:value-type="float">
            <text:p>11.18</text:p>
          </table:table-cell>
          <table:table-cell office:value-type="float" office:value="16.3" calcext:value-type="float">
            <text:p>16.3</text:p>
          </table:table-cell>
          <table:table-cell office:value-type="float" office:value="19.84" calcext:value-type="float">
            <text:p>19.84</text:p>
          </table:table-cell>
          <table:table-cell office:value-type="float" office:value="17.81" calcext:value-type="float">
            <text:p>17.81</text:p>
          </table:table-cell>
          <table:table-cell office:value-type="float" office:value="16.19" calcext:value-type="float">
            <text:p>16.19</text:p>
          </table:table-cell>
          <table:table-cell office:value-type="float" office:value="14.38" calcext:value-type="float">
            <text:p>14.38</text:p>
          </table:table-cell>
          <table:table-cell office:value-type="float" office:value="11.14" calcext:value-type="float">
            <text:p>11.14</text:p>
          </table:table-cell>
          <table:table-cell office:value-type="float" office:value="15.48" calcext:value-type="float">
            <text:p>15.48</text:p>
          </table:table-cell>
          <table:table-cell office:value-type="float" office:value="11.56" calcext:value-type="float">
            <text:p>11.56</text:p>
          </table:table-cell>
          <table:table-cell office:value-type="float" office:value="13.31" calcext:value-type="float">
            <text:p>13.31</text:p>
          </table:table-cell>
          <table:table-cell office:value-type="float" office:value="5.53" calcext:value-type="float">
            <text:p>5.53</text:p>
          </table:table-cell>
          <table:table-cell office:value-type="float" office:value="4.08" calcext:value-type="float">
            <text:p>4.08</text:p>
          </table:table-cell>
          <table:table-cell office:value-type="float" office:value="2.59" calcext:value-type="float">
            <text:p>2.59</text:p>
          </table:table-cell>
          <table:table-cell office:value-type="float" office:value="2.97" calcext:value-type="float">
            <text:p>2.97</text:p>
          </table:table-cell>
          <table:table-cell office:value-type="float" office:value="0.9" calcext:value-type="float">
            <text:p>0.9</text:p>
          </table:table-cell>
          <table:table-cell office:value-type="float" office:value="2.26" calcext:value-type="float">
            <text:p>2.26</text:p>
          </table:table-cell>
          <table:table-cell office:value-type="float" office:value="2.38" calcext:value-type="float">
            <text:p>2.38</text:p>
          </table:table-cell>
          <table:table-cell office:value-type="float" office:value="3.02" calcext:value-type="float">
            <text:p>3.02</text:p>
          </table:table-cell>
          <table:table-cell office:value-type="float" office:value="4.13" calcext:value-type="float">
            <text:p>4.13</text:p>
          </table:table-cell>
          <table:table-cell office:value-type="float" office:value="3.11" calcext:value-type="float">
            <text:p>3.11</text:p>
          </table:table-cell>
          <table:table-cell office:value-type="float" office:value="2.93" calcext:value-type="float">
            <text:p>2.93</text:p>
          </table:table-cell>
          <table:table-cell office:value-type="float" office:value="5.99" calcext:value-type="float">
            <text:p>5.99</text:p>
          </table:table-cell>
          <table:table-cell office:value-type="float" office:value="9.55" calcext:value-type="float">
            <text:p>9.55</text:p>
          </table:table-cell>
          <table:table-cell office:value-type="float" office:value="6.03" calcext:value-type="float">
            <text:p>6.03</text:p>
          </table:table-cell>
          <table:table-cell office:value-type="float" office:value="4.94" calcext:value-type="float">
            <text:p>4.94</text:p>
          </table:table-cell>
          <table:table-cell office:value-type="float" office:value="5.69" calcext:value-type="float">
            <text:p>5.69</text:p>
          </table:table-cell>
          <table:table-cell office:value-type="float" office:value="9.02" calcext:value-type="float">
            <text:p>9.02</text:p>
          </table:table-cell>
          <table:table-cell office:value-type="float" office:value="7.93" calcext:value-type="float">
            <text:p>7.93</text:p>
          </table:table-cell>
          <table:table-cell office:value-type="float" office:value="5.66" calcext:value-type="float">
            <text:p>5.66</text:p>
          </table:table-cell>
          <table:table-cell office:value-type="float" office:value="4.23" calcext:value-type="float">
            <text:p>4.23</text:p>
          </table:table-cell>
          <table:table-cell office:value-type="float" office:value="3.12" calcext:value-type="float">
            <text:p>3.12</text:p>
          </table:table-cell>
          <table:table-cell office:value-type="float" office:value="4.71" calcext:value-type="float">
            <text:p>4.71</text:p>
          </table:table-cell>
          <table:table-cell office:value-type="float" office:value="11.68" calcext:value-type="float">
            <text:p>11.68</text:p>
          </table:table-cell>
          <table:table-cell office:value-type="float" office:value="8.74" calcext:value-type="float">
            <text:p>8.74</text:p>
          </table:table-cell>
          <table:table-cell office:value-type="float" office:value="12.51" calcext:value-type="float">
            <text:p>12.51</text:p>
          </table:table-cell>
          <table:table-cell office:value-type="float" office:value="12.13" calcext:value-type="float">
            <text:p>12.13</text:p>
          </table:table-cell>
          <table:table-cell office:value-type="float" office:value="14.53" calcext:value-type="float">
            <text:p>14.53</text:p>
          </table:table-cell>
          <table:table-cell office:value-type="float" office:value="15.62" calcext:value-type="float">
            <text:p>15.62</text:p>
          </table:table-cell>
          <table:table-cell office:value-type="float" office:value="14.8" calcext:value-type="float">
            <text:p>14.8</text:p>
          </table:table-cell>
          <table:table-cell office:value-type="float" office:value="16.98" calcext:value-type="float">
            <text:p>16.98</text:p>
          </table:table-cell>
          <table:table-cell office:value-type="float" office:value="15.46" calcext:value-type="float">
            <text:p>15.46</text:p>
          </table:table-cell>
          <table:table-cell office:value-type="float" office:value="14.76" calcext:value-type="float">
            <text:p>14.76</text:p>
          </table:table-cell>
          <table:table-cell office:value-type="float" office:value="13.56" calcext:value-type="float">
            <text:p>13.56</text:p>
          </table:table-cell>
          <table:table-cell office:value-type="float" office:value="15.46" calcext:value-type="float">
            <text:p>15.46</text:p>
          </table:table-cell>
          <table:table-cell office:value-type="float" office:value="14.56" calcext:value-type="float">
            <text:p>14.56</text:p>
          </table:table-cell>
          <table:table-cell office:value-type="float" office:value="18.06" calcext:value-type="float">
            <text:p>18.06</text:p>
          </table:table-cell>
          <table:table-cell office:value-type="float" office:value="17.44" calcext:value-type="float">
            <text:p>17.44</text:p>
          </table:table-cell>
          <table:table-cell office:value-type="float" office:value="20.66" calcext:value-type="float">
            <text:p>20.66</text:p>
          </table:table-cell>
          <table:table-cell office:value-type="float" office:value="18.61" calcext:value-type="float">
            <text:p>18.61</text:p>
          </table:table-cell>
          <table:table-cell office:value-type="float" office:value="24.76" calcext:value-type="float">
            <text:p>24.76</text:p>
          </table:table-cell>
          <table:table-cell office:value-type="float" office:value="7.64" calcext:value-type="float">
            <text:p>7.64</text:p>
          </table:table-cell>
          <table:table-cell office:value-type="float" office:value="8.61" calcext:value-type="float">
            <text:p>8.61</text:p>
          </table:table-cell>
          <table:table-cell office:value-type="float" office:value="12.71" calcext:value-type="float">
            <text:p>12.71</text:p>
          </table:table-cell>
          <table:table-cell office:value-type="float" office:value="11.7" calcext:value-type="float">
            <text:p>11.7</text:p>
          </table:table-cell>
          <table:table-cell office:value-type="float" office:value="13.45" calcext:value-type="float">
            <text:p>13.45</text:p>
          </table:table-cell>
          <table:table-cell office:value-type="float" office:value="14.74" calcext:value-type="float">
            <text:p>14.74</text:p>
          </table:table-cell>
          <table:table-cell office:value-type="float" office:value="15.06" calcext:value-type="float">
            <text:p>15.06</text:p>
          </table:table-cell>
          <table:table-cell office:value-type="float" office:value="14.24" calcext:value-type="float">
            <text:p>14.24</text:p>
          </table:table-cell>
          <table:table-cell office:value-type="float" office:value="10.76" calcext:value-type="float">
            <text:p>10.76</text:p>
          </table:table-cell>
          <table:table-cell office:value-type="float" office:value="10.87" calcext:value-type="float">
            <text:p>10.87</text:p>
          </table:table-cell>
          <table:table-cell office:value-type="float" office:value="9.62" calcext:value-type="float">
            <text:p>9.62</text:p>
          </table:table-cell>
          <table:table-cell office:value-type="float" office:value="13.77" calcext:value-type="float">
            <text:p>13.77</text:p>
          </table:table-cell>
          <table:table-cell office:value-type="float" office:value="12.66" calcext:value-type="float">
            <text:p>12.66</text:p>
          </table:table-cell>
          <table:table-cell office:value-type="float" office:value="13.62" calcext:value-type="float">
            <text:p>13.62</text:p>
          </table:table-cell>
          <table:table-cell office:value-type="float" office:value="11.11" calcext:value-type="float">
            <text:p>11.11</text:p>
          </table:table-cell>
          <table:table-cell office:value-type="float" office:value="12.8" calcext:value-type="float">
            <text:p>12.8</text:p>
          </table:table-cell>
          <table:table-cell office:value-type="float" office:value="10.51" calcext:value-type="float">
            <text:p>10.51</text:p>
          </table:table-cell>
          <table:table-cell office:value-type="float" office:value="13.53" calcext:value-type="float">
            <text:p>13.53</text:p>
          </table:table-cell>
          <table:table-cell office:value-type="float" office:value="6.73" calcext:value-type="float">
            <text:p>6.73</text:p>
          </table:table-cell>
          <table:table-cell office:value-type="float" office:value="11.78" calcext:value-type="float">
            <text:p>11.78</text:p>
          </table:table-cell>
          <table:table-cell office:value-type="float" office:value="10.57" calcext:value-type="float">
            <text:p>10.57</text:p>
          </table:table-cell>
          <table:table-cell office:value-type="float" office:value="8.7" calcext:value-type="float">
            <text:p>8.7</text:p>
          </table:table-cell>
          <table:table-cell office:value-type="float" office:value="8.06" calcext:value-type="float">
            <text:p>8.06</text:p>
          </table:table-cell>
          <table:table-cell office:value-type="float" office:value="9.28" calcext:value-type="float">
            <text:p>9.28</text:p>
          </table:table-cell>
          <table:table-cell office:value-type="float" office:value="7.1" calcext:value-type="float">
            <text:p>7.1</text:p>
          </table:table-cell>
          <table:table-cell office:value-type="float" office:value="8.12" calcext:value-type="float">
            <text:p>8.12</text:p>
          </table:table-cell>
          <table:table-cell office:value-type="float" office:value="8.29" calcext:value-type="float">
            <text:p>8.29</text:p>
          </table:table-cell>
          <table:table-cell office:value-type="float" office:value="6.63" calcext:value-type="float">
            <text:p>6.63</text:p>
          </table:table-cell>
          <table:table-cell office:value-type="float" office:value="3.98" calcext:value-type="float">
            <text:p>3.98</text:p>
          </table:table-cell>
          <table:table-cell office:value-type="float" office:value="7.86" calcext:value-type="float">
            <text:p>7.86</text:p>
          </table:table-cell>
          <table:table-cell office:value-type="float" office:value="6.51" calcext:value-type="float">
            <text:p>6.51</text:p>
          </table:table-cell>
          <table:table-cell office:value-type="float" office:value="7.3" calcext:value-type="float">
            <text:p>7.3</text:p>
          </table:table-cell>
          <table:table-cell office:value-type="float" office:value="7.4" calcext:value-type="float">
            <text:p>7.4</text:p>
          </table:table-cell>
          <table:table-cell office:value-type="float" office:value="9.84" calcext:value-type="float">
            <text:p>9.84</text:p>
          </table:table-cell>
          <table:table-cell office:value-type="float" office:value="9.19" calcext:value-type="float">
            <text:p>9.19</text:p>
          </table:table-cell>
          <table:table-cell office:value-type="float" office:value="8.46" calcext:value-type="float">
            <text:p>8.46</text:p>
          </table:table-cell>
          <table:table-cell office:value-type="float" office:value="2.26" calcext:value-type="float">
            <text:p>2.26</text:p>
          </table:table-cell>
          <table:table-cell office:value-type="float" office:value="2.59" calcext:value-type="float">
            <text:p>2.59</text:p>
          </table:table-cell>
          <table:table-cell office:value-type="float" office:value="3.69" calcext:value-type="float">
            <text:p>3.69</text:p>
          </table:table-cell>
          <table:table-cell office:value-type="float" office:value="2.94" calcext:value-type="float">
            <text:p>2.94</text:p>
          </table:table-cell>
          <table:table-cell office:value-type="float" office:value="4.11" calcext:value-type="float">
            <text:p>4.11</text:p>
          </table:table-cell>
          <table:table-cell office:value-type="float" office:value="5.12" calcext:value-type="float">
            <text:p>5.12</text:p>
          </table:table-cell>
          <table:table-cell office:value-type="float" office:value="1.58" calcext:value-type="float">
            <text:p>1.58</text:p>
          </table:table-cell>
          <table:table-cell office:value-type="float" office:value="1.61" calcext:value-type="float">
            <text:p>1.61</text:p>
          </table:table-cell>
          <table:table-cell office:value-type="float" office:value="1.78" calcext:value-type="float">
            <text:p>1.78</text:p>
          </table:table-cell>
          <table:table-cell office:value-type="float" office:value="1.28" calcext:value-type="float">
            <text:p>1.28</text:p>
          </table:table-cell>
          <table:table-cell office:value-type="float" office:value="1.32" calcext:value-type="float">
            <text:p>1.32</text:p>
          </table:table-cell>
          <table:table-cell office:value-type="float" office:value="2.49" calcext:value-type="float">
            <text:p>2.49</text:p>
          </table:table-cell>
          <table:table-cell office:value-type="float" office:value="2.71" calcext:value-type="float">
            <text:p>2.71</text:p>
          </table:table-cell>
          <table:table-cell office:value-type="float" office:value="1.75" calcext:value-type="float">
            <text:p>1.75</text:p>
          </table:table-cell>
          <table:table-cell office:value-type="float" office:value="1.43" calcext:value-type="float">
            <text:p>1.43</text:p>
          </table:table-cell>
          <table:table-cell office:value-type="float" office:value="0.81" calcext:value-type="float">
            <text:p>0.81</text:p>
          </table:table-cell>
          <table:table-cell office:value-type="float" office:value="1.14" calcext:value-type="float">
            <text:p>1.14</text:p>
          </table:table-cell>
          <table:table-cell office:value-type="float" office:value="1.5" calcext:value-type="float">
            <text:p>1.5</text:p>
          </table:table-cell>
        </table:table-row>
      </table:table>
      <table:table table:name="Valores" table:style-name="ta1">
        <table:table-column table:style-name="co1" table:number-columns-repeated="127" table:default-cell-style-name="Default"/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I_1</text:p>
          </table:table-cell>
          <table:table-cell office:value-type="string" calcext:value-type="string">
            <text:p>I_2</text:p>
          </table:table-cell>
          <table:table-cell office:value-type="string" calcext:value-type="string">
            <text:p>I_3</text:p>
          </table:table-cell>
          <table:table-cell office:value-type="string" calcext:value-type="string">
            <text:p>I_4</text:p>
          </table:table-cell>
          <table:table-cell office:value-type="string" calcext:value-type="string">
            <text:p>I_5</text:p>
          </table:table-cell>
          <table:table-cell office:value-type="string" calcext:value-type="string">
            <text:p>I_6</text:p>
          </table:table-cell>
          <table:table-cell office:value-type="string" calcext:value-type="string">
            <text:p>I_7</text:p>
          </table:table-cell>
          <table:table-cell office:value-type="string" calcext:value-type="string">
            <text:p>I_8</text:p>
          </table:table-cell>
          <table:table-cell office:value-type="string" calcext:value-type="string">
            <text:p>I_9</text:p>
          </table:table-cell>
          <table:table-cell office:value-type="string" calcext:value-type="string">
            <text:p>I_10</text:p>
          </table:table-cell>
          <table:table-cell office:value-type="string" calcext:value-type="string">
            <text:p>I_11</text:p>
          </table:table-cell>
          <table:table-cell office:value-type="string" calcext:value-type="string">
            <text:p>I_12</text:p>
          </table:table-cell>
          <table:table-cell office:value-type="string" calcext:value-type="string">
            <text:p>I_13</text:p>
          </table:table-cell>
          <table:table-cell office:value-type="string" calcext:value-type="string">
            <text:p>I_14</text:p>
          </table:table-cell>
          <table:table-cell office:value-type="string" calcext:value-type="string">
            <text:p>I_15</text:p>
          </table:table-cell>
          <table:table-cell office:value-type="string" calcext:value-type="string">
            <text:p>I_16</text:p>
          </table:table-cell>
          <table:table-cell office:value-type="string" calcext:value-type="string">
            <text:p>I_17</text:p>
          </table:table-cell>
          <table:table-cell office:value-type="string" calcext:value-type="string">
            <text:p>I_18</text:p>
          </table:table-cell>
          <table:table-cell office:value-type="string" calcext:value-type="string">
            <text:p>II_1</text:p>
          </table:table-cell>
          <table:table-cell office:value-type="string" calcext:value-type="string">
            <text:p>II_2</text:p>
          </table:table-cell>
          <table:table-cell office:value-type="string" calcext:value-type="string">
            <text:p>II_3</text:p>
          </table:table-cell>
          <table:table-cell office:value-type="string" calcext:value-type="string">
            <text:p>II_4</text:p>
          </table:table-cell>
          <table:table-cell office:value-type="string" calcext:value-type="string">
            <text:p>II_5</text:p>
          </table:table-cell>
          <table:table-cell office:value-type="string" calcext:value-type="string">
            <text:p>II_6</text:p>
          </table:table-cell>
          <table:table-cell office:value-type="string" calcext:value-type="string">
            <text:p>II_7</text:p>
          </table:table-cell>
          <table:table-cell office:value-type="string" calcext:value-type="string">
            <text:p>II_8</text:p>
          </table:table-cell>
          <table:table-cell office:value-type="string" calcext:value-type="string">
            <text:p>II_9</text:p>
          </table:table-cell>
          <table:table-cell office:value-type="string" calcext:value-type="string">
            <text:p>II_10</text:p>
          </table:table-cell>
          <table:table-cell office:value-type="string" calcext:value-type="string">
            <text:p>II_11</text:p>
          </table:table-cell>
          <table:table-cell office:value-type="string" calcext:value-type="string">
            <text:p>II_12</text:p>
          </table:table-cell>
          <table:table-cell office:value-type="string" calcext:value-type="string">
            <text:p>II_13</text:p>
          </table:table-cell>
          <table:table-cell office:value-type="string" calcext:value-type="string">
            <text:p>II_14</text:p>
          </table:table-cell>
          <table:table-cell office:value-type="string" calcext:value-type="string">
            <text:p>II_15</text:p>
          </table:table-cell>
          <table:table-cell office:value-type="string" calcext:value-type="string">
            <text:p>II_16</text:p>
          </table:table-cell>
          <table:table-cell office:value-type="string" calcext:value-type="string">
            <text:p>II_17</text:p>
          </table:table-cell>
          <table:table-cell office:value-type="string" calcext:value-type="string">
            <text:p>II_18</text:p>
          </table:table-cell>
          <table:table-cell office:value-type="string" calcext:value-type="string">
            <text:p>III_1</text:p>
          </table:table-cell>
          <table:table-cell office:value-type="string" calcext:value-type="string">
            <text:p>III_2</text:p>
          </table:table-cell>
          <table:table-cell office:value-type="string" calcext:value-type="string">
            <text:p>III_3</text:p>
          </table:table-cell>
          <table:table-cell office:value-type="string" calcext:value-type="string">
            <text:p>III_4</text:p>
          </table:table-cell>
          <table:table-cell office:value-type="string" calcext:value-type="string">
            <text:p>III_5</text:p>
          </table:table-cell>
          <table:table-cell office:value-type="string" calcext:value-type="string">
            <text:p>III_6</text:p>
          </table:table-cell>
          <table:table-cell office:value-type="string" calcext:value-type="string">
            <text:p>III_7</text:p>
          </table:table-cell>
          <table:table-cell office:value-type="string" calcext:value-type="string">
            <text:p>III_8</text:p>
          </table:table-cell>
          <table:table-cell office:value-type="string" calcext:value-type="string">
            <text:p>III_9</text:p>
          </table:table-cell>
          <table:table-cell office:value-type="string" calcext:value-type="string">
            <text:p>III_10</text:p>
          </table:table-cell>
          <table:table-cell office:value-type="string" calcext:value-type="string">
            <text:p>III_11</text:p>
          </table:table-cell>
          <table:table-cell office:value-type="string" calcext:value-type="string">
            <text:p>III_12</text:p>
          </table:table-cell>
          <table:table-cell office:value-type="string" calcext:value-type="string">
            <text:p>III_13</text:p>
          </table:table-cell>
          <table:table-cell office:value-type="string" calcext:value-type="string">
            <text:p>III_14</text:p>
          </table:table-cell>
          <table:table-cell office:value-type="string" calcext:value-type="string">
            <text:p>III_15</text:p>
          </table:table-cell>
          <table:table-cell office:value-type="string" calcext:value-type="string">
            <text:p>III_16</text:p>
          </table:table-cell>
          <table:table-cell office:value-type="string" calcext:value-type="string">
            <text:p>III_17</text:p>
          </table:table-cell>
          <table:table-cell office:value-type="string" calcext:value-type="string">
            <text:p>III_18</text:p>
          </table:table-cell>
          <table:table-cell office:value-type="string" calcext:value-type="string">
            <text:p>IV_1</text:p>
          </table:table-cell>
          <table:table-cell office:value-type="string" calcext:value-type="string">
            <text:p>IV_2</text:p>
          </table:table-cell>
          <table:table-cell office:value-type="string" calcext:value-type="string">
            <text:p>IV_3</text:p>
          </table:table-cell>
          <table:table-cell office:value-type="string" calcext:value-type="string">
            <text:p>IV_4</text:p>
          </table:table-cell>
          <table:table-cell office:value-type="string" calcext:value-type="string">
            <text:p>IV_5</text:p>
          </table:table-cell>
          <table:table-cell office:value-type="string" calcext:value-type="string">
            <text:p>IV_6</text:p>
          </table:table-cell>
          <table:table-cell office:value-type="string" calcext:value-type="string">
            <text:p>IV_7</text:p>
          </table:table-cell>
          <table:table-cell office:value-type="string" calcext:value-type="string">
            <text:p>IV_8</text:p>
          </table:table-cell>
          <table:table-cell office:value-type="string" calcext:value-type="string">
            <text:p>IV_9</text:p>
          </table:table-cell>
          <table:table-cell office:value-type="string" calcext:value-type="string">
            <text:p>IV_10</text:p>
          </table:table-cell>
          <table:table-cell office:value-type="string" calcext:value-type="string">
            <text:p>IV_11</text:p>
          </table:table-cell>
          <table:table-cell office:value-type="string" calcext:value-type="string">
            <text:p>IV_12</text:p>
          </table:table-cell>
          <table:table-cell office:value-type="string" calcext:value-type="string">
            <text:p>IV_13</text:p>
          </table:table-cell>
          <table:table-cell office:value-type="string" calcext:value-type="string">
            <text:p>IV_14</text:p>
          </table:table-cell>
          <table:table-cell office:value-type="string" calcext:value-type="string">
            <text:p>IV_15</text:p>
          </table:table-cell>
          <table:table-cell office:value-type="string" calcext:value-type="string">
            <text:p>IV_16</text:p>
          </table:table-cell>
          <table:table-cell office:value-type="string" calcext:value-type="string">
            <text:p>IV_17</text:p>
          </table:table-cell>
          <table:table-cell office:value-type="string" calcext:value-type="string">
            <text:p>IV_18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V_2</text:p>
          </table:table-cell>
          <table:table-cell office:value-type="string" calcext:value-type="string">
            <text:p>V_3</text:p>
          </table:table-cell>
          <table:table-cell office:value-type="string" calcext:value-type="string">
            <text:p>V_4</text:p>
          </table:table-cell>
          <table:table-cell office:value-type="string" calcext:value-type="string">
            <text:p>V_5</text:p>
          </table:table-cell>
          <table:table-cell office:value-type="string" calcext:value-type="string">
            <text:p>V_6</text:p>
          </table:table-cell>
          <table:table-cell office:value-type="string" calcext:value-type="string">
            <text:p>V_7</text:p>
          </table:table-cell>
          <table:table-cell office:value-type="string" calcext:value-type="string">
            <text:p>V_8</text:p>
          </table:table-cell>
          <table:table-cell office:value-type="string" calcext:value-type="string">
            <text:p>V_9</text:p>
          </table:table-cell>
          <table:table-cell office:value-type="string" calcext:value-type="string">
            <text:p>V_10</text:p>
          </table:table-cell>
          <table:table-cell office:value-type="string" calcext:value-type="string">
            <text:p>V_11</text:p>
          </table:table-cell>
          <table:table-cell office:value-type="string" calcext:value-type="string">
            <text:p>V_12</text:p>
          </table:table-cell>
          <table:table-cell office:value-type="string" calcext:value-type="string">
            <text:p>V_13</text:p>
          </table:table-cell>
          <table:table-cell office:value-type="string" calcext:value-type="string">
            <text:p>V_14</text:p>
          </table:table-cell>
          <table:table-cell office:value-type="string" calcext:value-type="string">
            <text:p>V_15</text:p>
          </table:table-cell>
          <table:table-cell office:value-type="string" calcext:value-type="string">
            <text:p>V_16</text:p>
          </table:table-cell>
          <table:table-cell office:value-type="string" calcext:value-type="string">
            <text:p>V_17</text:p>
          </table:table-cell>
          <table:table-cell office:value-type="string" calcext:value-type="string">
            <text:p>V_18</text:p>
          </table:table-cell>
          <table:table-cell office:value-type="string" calcext:value-type="string">
            <text:p>VI_1</text:p>
          </table:table-cell>
          <table:table-cell office:value-type="string" calcext:value-type="string">
            <text:p>VI_2</text:p>
          </table:table-cell>
          <table:table-cell office:value-type="string" calcext:value-type="string">
            <text:p>VI_3</text:p>
          </table:table-cell>
          <table:table-cell office:value-type="string" calcext:value-type="string">
            <text:p>VI_4</text:p>
          </table:table-cell>
          <table:table-cell office:value-type="string" calcext:value-type="string">
            <text:p>VI_5</text:p>
          </table:table-cell>
          <table:table-cell office:value-type="string" calcext:value-type="string">
            <text:p>VI_6</text:p>
          </table:table-cell>
          <table:table-cell office:value-type="string" calcext:value-type="string">
            <text:p>VI_7</text:p>
          </table:table-cell>
          <table:table-cell office:value-type="string" calcext:value-type="string">
            <text:p>VI_8</text:p>
          </table:table-cell>
          <table:table-cell office:value-type="string" calcext:value-type="string">
            <text:p>VI_9</text:p>
          </table:table-cell>
          <table:table-cell office:value-type="string" calcext:value-type="string">
            <text:p>VI_10</text:p>
          </table:table-cell>
          <table:table-cell office:value-type="string" calcext:value-type="string">
            <text:p>VI_11</text:p>
          </table:table-cell>
          <table:table-cell office:value-type="string" calcext:value-type="string">
            <text:p>VI_12</text:p>
          </table:table-cell>
          <table:table-cell office:value-type="string" calcext:value-type="string">
            <text:p>VI_13</text:p>
          </table:table-cell>
          <table:table-cell office:value-type="string" calcext:value-type="string">
            <text:p>VI_14</text:p>
          </table:table-cell>
          <table:table-cell office:value-type="string" calcext:value-type="string">
            <text:p>VI_15</text:p>
          </table:table-cell>
          <table:table-cell office:value-type="string" calcext:value-type="string">
            <text:p>VI_16</text:p>
          </table:table-cell>
          <table:table-cell office:value-type="string" calcext:value-type="string">
            <text:p>VI_17</text:p>
          </table:table-cell>
          <table:table-cell office:value-type="string" calcext:value-type="string">
            <text:p>VI_18</text:p>
          </table:table-cell>
          <table:table-cell office:value-type="string" calcext:value-type="string">
            <text:p>VII_1</text:p>
          </table:table-cell>
          <table:table-cell office:value-type="string" calcext:value-type="string">
            <text:p>VII_2</text:p>
          </table:table-cell>
          <table:table-cell office:value-type="string" calcext:value-type="string">
            <text:p>VII_3</text:p>
          </table:table-cell>
          <table:table-cell office:value-type="string" calcext:value-type="string">
            <text:p>VII_4</text:p>
          </table:table-cell>
          <table:table-cell office:value-type="string" calcext:value-type="string">
            <text:p>VII_5</text:p>
          </table:table-cell>
          <table:table-cell office:value-type="string" calcext:value-type="string">
            <text:p>VII_6</text:p>
          </table:table-cell>
          <table:table-cell office:value-type="string" calcext:value-type="string">
            <text:p>VII_7</text:p>
          </table:table-cell>
          <table:table-cell office:value-type="string" calcext:value-type="string">
            <text:p>VII_8</text:p>
          </table:table-cell>
          <table:table-cell office:value-type="string" calcext:value-type="string">
            <text:p>VII_9</text:p>
          </table:table-cell>
          <table:table-cell office:value-type="string" calcext:value-type="string">
            <text:p>VII_10</text:p>
          </table:table-cell>
          <table:table-cell office:value-type="string" calcext:value-type="string">
            <text:p>VII_11</text:p>
          </table:table-cell>
          <table:table-cell office:value-type="string" calcext:value-type="string">
            <text:p>VII_12</text:p>
          </table:table-cell>
          <table:table-cell office:value-type="string" calcext:value-type="string">
            <text:p>VII_13</text:p>
          </table:table-cell>
          <table:table-cell office:value-type="string" calcext:value-type="string">
            <text:p>VII_14</text:p>
          </table:table-cell>
          <table:table-cell office:value-type="string" calcext:value-type="string">
            <text:p>VII_15</text:p>
          </table:table-cell>
          <table:table-cell office:value-type="string" calcext:value-type="string">
            <text:p>VII_16</text:p>
          </table:table-cell>
          <table:table-cell office:value-type="string" calcext:value-type="string">
            <text:p>VII_17</text:p>
          </table:table-cell>
          <table:table-cell office:value-type="string" calcext:value-type="string">
            <text:p>VII_18</text:p>
          </table:table-cell>
        </table:table-row>
        <table:table-row table:style-name="ro1">
          <table:table-cell office:value-type="string" calcext:value-type="string">
            <text:p>T. LANCHES PRONTOS</text:p>
          </table:table-cell>
          <table:table-cell office:value-type="float" office:value="1535.81" calcext:value-type="float">
            <text:p>1535.81</text:p>
          </table:table-cell>
          <table:table-cell office:value-type="float" office:value="1652.89" calcext:value-type="float">
            <text:p>1652.89</text:p>
          </table:table-cell>
          <table:table-cell office:value-type="float" office:value="1854.02" calcext:value-type="float">
            <text:p>1854.02</text:p>
          </table:table-cell>
          <table:table-cell office:value-type="float" office:value="1935.44" calcext:value-type="float">
            <text:p>1935.44</text:p>
          </table:table-cell>
          <table:table-cell office:value-type="float" office:value="1906.07" calcext:value-type="float">
            <text:p>1906.07</text:p>
          </table:table-cell>
          <table:table-cell office:value-type="float" office:value="1810.06" calcext:value-type="float">
            <text:p>1810.06</text:p>
          </table:table-cell>
          <table:table-cell office:value-type="float" office:value="1960.23" calcext:value-type="float">
            <text:p>1960.23</text:p>
          </table:table-cell>
          <table:table-cell office:value-type="float" office:value="2169.99" calcext:value-type="float">
            <text:p>2169.99</text:p>
          </table:table-cell>
          <table:table-cell office:value-type="float" office:value="2104.38" calcext:value-type="float">
            <text:p>2104.38</text:p>
          </table:table-cell>
          <table:table-cell office:value-type="float" office:value="2197.17" calcext:value-type="float">
            <text:p>2197.17</text:p>
          </table:table-cell>
          <table:table-cell office:value-type="float" office:value="2385.78" calcext:value-type="float">
            <text:p>2385.78</text:p>
          </table:table-cell>
          <table:table-cell office:value-type="float" office:value="2221.36" calcext:value-type="float">
            <text:p>2221.36</text:p>
          </table:table-cell>
          <table:table-cell office:value-type="float" office:value="2339.77" calcext:value-type="float">
            <text:p>2339.77</text:p>
          </table:table-cell>
          <table:table-cell office:value-type="float" office:value="2345.64" calcext:value-type="float">
            <text:p>2345.64</text:p>
          </table:table-cell>
          <table:table-cell office:value-type="float" office:value="2231.9" calcext:value-type="float">
            <text:p>2231.9</text:p>
          </table:table-cell>
          <table:table-cell office:value-type="float" office:value="2409.69" calcext:value-type="float">
            <text:p>2409.69</text:p>
          </table:table-cell>
          <table:table-cell office:value-type="float" office:value="2382.28" calcext:value-type="float">
            <text:p>2382.28</text:p>
          </table:table-cell>
          <table:table-cell office:value-type="float" office:value="2338.17" calcext:value-type="float">
            <text:p>2338.17</text:p>
          </table:table-cell>
          <table:table-cell office:value-type="float" office:value="4685.53" calcext:value-type="float">
            <text:p>4685.53</text:p>
          </table:table-cell>
          <table:table-cell office:value-type="float" office:value="4493.8" calcext:value-type="float">
            <text:p>4493.8</text:p>
          </table:table-cell>
          <table:table-cell office:value-type="float" office:value="4381.41" calcext:value-type="float">
            <text:p>4381.41</text:p>
          </table:table-cell>
          <table:table-cell office:value-type="float" office:value="4438.4" calcext:value-type="float">
            <text:p>4438.4</text:p>
          </table:table-cell>
          <table:table-cell office:value-type="float" office:value="4363.85" calcext:value-type="float">
            <text:p>4363.85</text:p>
          </table:table-cell>
          <table:table-cell office:value-type="float" office:value="4339.01" calcext:value-type="float">
            <text:p>4339.01</text:p>
          </table:table-cell>
          <table:table-cell office:value-type="float" office:value="4729.13" calcext:value-type="float">
            <text:p>4729.13</text:p>
          </table:table-cell>
          <table:table-cell office:value-type="float" office:value="4854.88" calcext:value-type="float">
            <text:p>4854.88</text:p>
          </table:table-cell>
          <table:table-cell office:value-type="float" office:value="4573.33" calcext:value-type="float">
            <text:p>4573.33</text:p>
          </table:table-cell>
          <table:table-cell office:value-type="float" office:value="4793.74" calcext:value-type="float">
            <text:p>4793.74</text:p>
          </table:table-cell>
          <table:table-cell office:value-type="float" office:value="4677.66" calcext:value-type="float">
            <text:p>4677.66</text:p>
          </table:table-cell>
          <table:table-cell office:value-type="float" office:value="4528.1" calcext:value-type="float">
            <text:p>4528.1</text:p>
          </table:table-cell>
          <table:table-cell office:value-type="float" office:value="4767.62" calcext:value-type="float">
            <text:p>4767.62</text:p>
          </table:table-cell>
          <table:table-cell office:value-type="float" office:value="4769.24" calcext:value-type="float">
            <text:p>4769.24</text:p>
          </table:table-cell>
          <table:table-cell office:value-type="float" office:value="4748.49" calcext:value-type="float">
            <text:p>4748.49</text:p>
          </table:table-cell>
          <table:table-cell office:value-type="float" office:value="4870.57" calcext:value-type="float">
            <text:p>4870.57</text:p>
          </table:table-cell>
          <table:table-cell office:value-type="float" office:value="5254.71" calcext:value-type="float">
            <text:p>5254.71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2963.38" calcext:value-type="float">
            <text:p>2963.38</text:p>
          </table:table-cell>
          <table:table-cell office:value-type="float" office:value="2934.99" calcext:value-type="float">
            <text:p>2934.99</text:p>
          </table:table-cell>
          <table:table-cell office:value-type="float" office:value="2975.58" calcext:value-type="float">
            <text:p>2975.58</text:p>
          </table:table-cell>
          <table:table-cell office:value-type="float" office:value="3088.35" calcext:value-type="float">
            <text:p>3088.35</text:p>
          </table:table-cell>
          <table:table-cell office:value-type="float" office:value="3016.93" calcext:value-type="float">
            <text:p>3016.93</text:p>
          </table:table-cell>
          <table:table-cell office:value-type="float" office:value="2845.34" calcext:value-type="float">
            <text:p>2845.34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046.83" calcext:value-type="float">
            <text:p>3046.83</text:p>
          </table:table-cell>
          <table:table-cell office:value-type="float" office:value="3168.35" calcext:value-type="float">
            <text:p>3168.35</text:p>
          </table:table-cell>
          <table:table-cell office:value-type="float" office:value="3328.79" calcext:value-type="float">
            <text:p>3328.79</text:p>
          </table:table-cell>
          <table:table-cell office:value-type="float" office:value="3029.89" calcext:value-type="float">
            <text:p>3029.89</text:p>
          </table:table-cell>
          <table:table-cell office:value-type="float" office:value="3148.38" calcext:value-type="float">
            <text:p>3148.38</text:p>
          </table:table-cell>
          <table:table-cell office:value-type="float" office:value="3145.99" calcext:value-type="float">
            <text:p>3145.99</text:p>
          </table:table-cell>
          <table:table-cell office:value-type="float" office:value="3115.07" calcext:value-type="float">
            <text:p>3115.07</text:p>
          </table:table-cell>
          <table:table-cell office:value-type="float" office:value="2987.37" calcext:value-type="float">
            <text:p>2987.37</text:p>
          </table:table-cell>
          <table:table-cell office:value-type="float" office:value="2961.82" calcext:value-type="float">
            <text:p>2961.82</text:p>
          </table:table-cell>
          <table:table-cell office:value-type="float" office:value="3086.27" calcext:value-type="float">
            <text:p>3086.27</text:p>
          </table:table-cell>
          <table:table-cell office:value-type="float" office:value="2861.65" calcext:value-type="float">
            <text:p>2861.65</text:p>
          </table:table-cell>
          <table:table-cell office:value-type="float" office:value="6706.76" calcext:value-type="float">
            <text:p>6706.76</text:p>
          </table:table-cell>
          <table:table-cell office:value-type="float" office:value="6702.56" calcext:value-type="float">
            <text:p>6702.56</text:p>
          </table:table-cell>
          <table:table-cell office:value-type="float" office:value="6800.79" calcext:value-type="float">
            <text:p>6800.79</text:p>
          </table:table-cell>
          <table:table-cell office:value-type="float" office:value="7016.75" calcext:value-type="float">
            <text:p>7016.75</text:p>
          </table:table-cell>
          <table:table-cell office:value-type="float" office:value="6897.62" calcext:value-type="float">
            <text:p>6897.62</text:p>
          </table:table-cell>
          <table:table-cell office:value-type="float" office:value="6812.88" calcext:value-type="float">
            <text:p>6812.88</text:p>
          </table:table-cell>
          <table:table-cell office:value-type="float" office:value="6701.11" calcext:value-type="float">
            <text:p>6701.11</text:p>
          </table:table-cell>
          <table:table-cell office:value-type="float" office:value="6495.08" calcext:value-type="float">
            <text:p>6495.08</text:p>
          </table:table-cell>
          <table:table-cell office:value-type="float" office:value="6855.55" calcext:value-type="float">
            <text:p>6855.55</text:p>
          </table:table-cell>
          <table:table-cell office:value-type="float" office:value="6599.23" calcext:value-type="float">
            <text:p>6599.23</text:p>
          </table:table-cell>
          <table:table-cell office:value-type="float" office:value="6170.79" calcext:value-type="float">
            <text:p>6170.79</text:p>
          </table:table-cell>
          <table:table-cell office:value-type="float" office:value="6153.91" calcext:value-type="float">
            <text:p>6153.91</text:p>
          </table:table-cell>
          <table:table-cell office:value-type="float" office:value="6045.31" calcext:value-type="float">
            <text:p>6045.31</text:p>
          </table:table-cell>
          <table:table-cell office:value-type="float" office:value="6154.78" calcext:value-type="float">
            <text:p>6154.78</text:p>
          </table:table-cell>
          <table:table-cell office:value-type="float" office:value="6208.64" calcext:value-type="float">
            <text:p>6208.64</text:p>
          </table:table-cell>
          <table:table-cell office:value-type="float" office:value="6145.44" calcext:value-type="float">
            <text:p>6145.44</text:p>
          </table:table-cell>
          <table:table-cell office:value-type="float" office:value="5659.99" calcext:value-type="float">
            <text:p>5659.99</text:p>
          </table:table-cell>
          <table:table-cell office:value-type="float" office:value="5512.38" calcext:value-type="float">
            <text:p>5512.38</text:p>
          </table:table-cell>
          <table:table-cell office:value-type="float" office:value="6627.04" calcext:value-type="float">
            <text:p>6627.04</text:p>
          </table:table-cell>
          <table:table-cell office:value-type="float" office:value="6818.97" calcext:value-type="float">
            <text:p>6818.97</text:p>
          </table:table-cell>
          <table:table-cell office:value-type="float" office:value="6733.45" calcext:value-type="float">
            <text:p>6733.45</text:p>
          </table:table-cell>
          <table:table-cell office:value-type="float" office:value="6924.31" calcext:value-type="float">
            <text:p>6924.31</text:p>
          </table:table-cell>
          <table:table-cell office:value-type="float" office:value="6535.33" calcext:value-type="float">
            <text:p>6535.33</text:p>
          </table:table-cell>
          <table:table-cell office:value-type="float" office:value="7355.05" calcext:value-type="float">
            <text:p>7355.05</text:p>
          </table:table-cell>
          <table:table-cell office:value-type="float" office:value="7697.64" calcext:value-type="float">
            <text:p>7697.64</text:p>
          </table:table-cell>
          <table:table-cell office:value-type="float" office:value="7466.93" calcext:value-type="float">
            <text:p>7466.93</text:p>
          </table:table-cell>
          <table:table-cell office:value-type="float" office:value="7642.5" calcext:value-type="float">
            <text:p>7642.5</text:p>
          </table:table-cell>
          <table:table-cell office:value-type="float" office:value="7384.08" calcext:value-type="float">
            <text:p>7384.08</text:p>
          </table:table-cell>
          <table:table-cell office:value-type="float" office:value="6989.45" calcext:value-type="float">
            <text:p>6989.45</text:p>
          </table:table-cell>
          <table:table-cell office:value-type="float" office:value="6657.99" calcext:value-type="float">
            <text:p>6657.99</text:p>
          </table:table-cell>
          <table:table-cell office:value-type="float" office:value="7496.63" calcext:value-type="float">
            <text:p>7496.63</text:p>
          </table:table-cell>
          <table:table-cell office:value-type="float" office:value="7946.05" calcext:value-type="float">
            <text:p>7946.05</text:p>
          </table:table-cell>
          <table:table-cell office:value-type="float" office:value="7656.09" calcext:value-type="float">
            <text:p>7656.09</text:p>
          </table:table-cell>
          <table:table-cell office:value-type="float" office:value="8117.66" calcext:value-type="float">
            <text:p>8117.66</text:p>
          </table:table-cell>
          <table:table-cell office:value-type="float" office:value="7427.44" calcext:value-type="float">
            <text:p>7427.44</text:p>
          </table:table-cell>
          <table:table-cell office:value-type="float" office:value="7019.69" calcext:value-type="float">
            <text:p>7019.69</text:p>
          </table:table-cell>
          <table:table-cell office:value-type="float" office:value="5776.61" calcext:value-type="float">
            <text:p>5776.61</text:p>
          </table:table-cell>
          <table:table-cell office:value-type="float" office:value="6304.25" calcext:value-type="float">
            <text:p>6304.25</text:p>
          </table:table-cell>
          <table:table-cell office:value-type="float" office:value="6440.06" calcext:value-type="float">
            <text:p>6440.06</text:p>
          </table:table-cell>
          <table:table-cell office:value-type="float" office:value="6531.99" calcext:value-type="float">
            <text:p>6531.99</text:p>
          </table:table-cell>
          <table:table-cell office:value-type="float" office:value="6837.67" calcext:value-type="float">
            <text:p>6837.67</text:p>
          </table:table-cell>
          <table:table-cell office:value-type="float" office:value="6226.57" calcext:value-type="float">
            <text:p>6226.57</text:p>
          </table:table-cell>
          <table:table-cell office:value-type="float" office:value="6749.63" calcext:value-type="float">
            <text:p>6749.63</text:p>
          </table:table-cell>
          <table:table-cell office:value-type="float" office:value="9273.91" calcext:value-type="float">
            <text:p>9273.91</text:p>
          </table:table-cell>
          <table:table-cell office:value-type="float" office:value="8758.75" calcext:value-type="float">
            <text:p>8758.75</text:p>
          </table:table-cell>
          <table:table-cell office:value-type="float" office:value="8331.18" calcext:value-type="float">
            <text:p>8331.18</text:p>
          </table:table-cell>
          <table:table-cell office:value-type="float" office:value="7902.04" calcext:value-type="float">
            <text:p>7902.04</text:p>
          </table:table-cell>
          <table:table-cell office:value-type="float" office:value="7668.68" calcext:value-type="float">
            <text:p>7668.68</text:p>
          </table:table-cell>
          <table:table-cell office:value-type="float" office:value="7810.6" calcext:value-type="float">
            <text:p>7810.6</text:p>
          </table:table-cell>
          <table:table-cell office:value-type="float" office:value="7847.99" calcext:value-type="float">
            <text:p>7847.99</text:p>
          </table:table-cell>
          <table:table-cell office:value-type="float" office:value="7663.25" calcext:value-type="float">
            <text:p>7663.25</text:p>
          </table:table-cell>
          <table:table-cell office:value-type="float" office:value="8098.35" calcext:value-type="float">
            <text:p>8098.35</text:p>
          </table:table-cell>
          <table:table-cell office:value-type="float" office:value="8270.86" calcext:value-type="float">
            <text:p>8270.86</text:p>
          </table:table-cell>
          <table:table-cell office:value-type="float" office:value="8076.06" calcext:value-type="float">
            <text:p>8076.06</text:p>
          </table:table-cell>
          <table:table-cell office:value-type="float" office:value="1895.07" calcext:value-type="float">
            <text:p>1895.07</text:p>
          </table:table-cell>
          <table:table-cell office:value-type="float" office:value="2188.11" calcext:value-type="float">
            <text:p>2188.11</text:p>
          </table:table-cell>
          <table:table-cell office:value-type="float" office:value="2194.54" calcext:value-type="float">
            <text:p>2194.54</text:p>
          </table:table-cell>
          <table:table-cell office:value-type="float" office:value="2057.92" calcext:value-type="float">
            <text:p>2057.92</text:p>
          </table:table-cell>
          <table:table-cell office:value-type="float" office:value="2174.75" calcext:value-type="float">
            <text:p>2174.75</text:p>
          </table:table-cell>
          <table:table-cell office:value-type="float" office:value="2076.09" calcext:value-type="float">
            <text:p>2076.09</text:p>
          </table:table-cell>
          <table:table-cell office:value-type="float" office:value="2032.38" calcext:value-type="float">
            <text:p>2032.38</text:p>
          </table:table-cell>
          <table:table-cell office:value-type="float" office:value="1938.35" calcext:value-type="float">
            <text:p>1938.35</text:p>
          </table:table-cell>
          <table:table-cell office:value-type="float" office:value="2014" calcext:value-type="float">
            <text:p>2014</text:p>
          </table:table-cell>
          <table:table-cell office:value-type="float" office:value="2044.21" calcext:value-type="float">
            <text:p>2044.21</text:p>
          </table:table-cell>
          <table:table-cell office:value-type="float" office:value="2120.51" calcext:value-type="float">
            <text:p>2120.51</text:p>
          </table:table-cell>
          <table:table-cell office:value-type="float" office:value="2112.72" calcext:value-type="float">
            <text:p>2112.72</text:p>
          </table:table-cell>
          <table:table-cell office:value-type="float" office:value="2621.33" calcext:value-type="float">
            <text:p>2621.33</text:p>
          </table:table-cell>
          <table:table-cell office:value-type="float" office:value="2769.58" calcext:value-type="float">
            <text:p>2769.58</text:p>
          </table:table-cell>
          <table:table-cell office:value-type="float" office:value="2513.82" calcext:value-type="float">
            <text:p>2513.82</text:p>
          </table:table-cell>
          <table:table-cell office:value-type="float" office:value="2569.87" calcext:value-type="float">
            <text:p>2569.87</text:p>
          </table:table-cell>
          <table:table-cell office:value-type="float" office:value="2327.05" calcext:value-type="float">
            <text:p>2327.05</text:p>
          </table:table-cell>
          <table:table-cell office:value-type="float" office:value="2467.53" calcext:value-type="float">
            <text:p>2467.53</text:p>
          </table:table-cell>
        </table:table-row>
        <table:table-row table:style-name="ro1">
          <table:table-cell office:value-type="string" calcext:value-type="string">
            <text:p>T. BRF,LANCHES PRONTOS</text:p>
          </table:table-cell>
          <table:table-cell office:value-type="float" office:value="1276.36" calcext:value-type="float">
            <text:p>1276.36</text:p>
          </table:table-cell>
          <table:table-cell office:value-type="float" office:value="1378.33" calcext:value-type="float">
            <text:p>1378.33</text:p>
          </table:table-cell>
          <table:table-cell office:value-type="float" office:value="1579.23" calcext:value-type="float">
            <text:p>1579.23</text:p>
          </table:table-cell>
          <table:table-cell office:value-type="float" office:value="1579.31" calcext:value-type="float">
            <text:p>1579.31</text:p>
          </table:table-cell>
          <table:table-cell office:value-type="float" office:value="1505.37" calcext:value-type="float">
            <text:p>1505.37</text:p>
          </table:table-cell>
          <table:table-cell office:value-type="float" office:value="1401.5" calcext:value-type="float">
            <text:p>1401.5</text:p>
          </table:table-cell>
          <table:table-cell office:value-type="float" office:value="1570.58" calcext:value-type="float">
            <text:p>1570.58</text:p>
          </table:table-cell>
          <table:table-cell office:value-type="float" office:value="1790.11" calcext:value-type="float">
            <text:p>1790.11</text:p>
          </table:table-cell>
          <table:table-cell office:value-type="float" office:value="1753.17" calcext:value-type="float">
            <text:p>1753.17</text:p>
          </table:table-cell>
          <table:table-cell office:value-type="float" office:value="1829.74" calcext:value-type="float">
            <text:p>1829.74</text:p>
          </table:table-cell>
          <table:table-cell office:value-type="float" office:value="2006.92" calcext:value-type="float">
            <text:p>2006.92</text:p>
          </table:table-cell>
          <table:table-cell office:value-type="float" office:value="1768.68" calcext:value-type="float">
            <text:p>1768.68</text:p>
          </table:table-cell>
          <table:table-cell office:value-type="float" office:value="1879.29" calcext:value-type="float">
            <text:p>1879.29</text:p>
          </table:table-cell>
          <table:table-cell office:value-type="float" office:value="1825.63" calcext:value-type="float">
            <text:p>1825.63</text:p>
          </table:table-cell>
          <table:table-cell office:value-type="float" office:value="1790.57" calcext:value-type="float">
            <text:p>1790.57</text:p>
          </table:table-cell>
          <table:table-cell office:value-type="float" office:value="1990.95" calcext:value-type="float">
            <text:p>1990.95</text:p>
          </table:table-cell>
          <table:table-cell office:value-type="float" office:value="1892.25" calcext:value-type="float">
            <text:p>1892.25</text:p>
          </table:table-cell>
          <table:table-cell office:value-type="float" office:value="1880.9" calcext:value-type="float">
            <text:p>1880.9</text:p>
          </table:table-cell>
          <table:table-cell office:value-type="float" office:value="3941.33" calcext:value-type="float">
            <text:p>3941.33</text:p>
          </table:table-cell>
          <table:table-cell office:value-type="float" office:value="3587.27" calcext:value-type="float">
            <text:p>3587.27</text:p>
          </table:table-cell>
          <table:table-cell office:value-type="float" office:value="3546.26" calcext:value-type="float">
            <text:p>3546.26</text:p>
          </table:table-cell>
          <table:table-cell office:value-type="float" office:value="3568.62" calcext:value-type="float">
            <text:p>3568.62</text:p>
          </table:table-cell>
          <table:table-cell office:value-type="float" office:value="3359.26" calcext:value-type="float">
            <text:p>3359.26</text:p>
          </table:table-cell>
          <table:table-cell office:value-type="float" office:value="3291" calcext:value-type="float">
            <text:p>3291</text:p>
          </table:table-cell>
          <table:table-cell office:value-type="float" office:value="3527.64" calcext:value-type="float">
            <text:p>3527.64</text:p>
          </table:table-cell>
          <table:table-cell office:value-type="float" office:value="3423.86" calcext:value-type="float">
            <text:p>3423.86</text:p>
          </table:table-cell>
          <table:table-cell office:value-type="float" office:value="3281.19" calcext:value-type="float">
            <text:p>3281.19</text:p>
          </table:table-cell>
          <table:table-cell office:value-type="float" office:value="3435.22" calcext:value-type="float">
            <text:p>3435.22</text:p>
          </table:table-cell>
          <table:table-cell office:value-type="float" office:value="3513.74" calcext:value-type="float">
            <text:p>3513.74</text:p>
          </table:table-cell>
          <table:table-cell office:value-type="float" office:value="3295.53" calcext:value-type="float">
            <text:p>3295.53</text:p>
          </table:table-cell>
          <table:table-cell office:value-type="float" office:value="3377.45" calcext:value-type="float">
            <text:p>3377.45</text:p>
          </table:table-cell>
          <table:table-cell office:value-type="float" office:value="3310.12" calcext:value-type="float">
            <text:p>3310.12</text:p>
          </table:table-cell>
          <table:table-cell office:value-type="float" office:value="3310.02" calcext:value-type="float">
            <text:p>3310.02</text:p>
          </table:table-cell>
          <table:table-cell office:value-type="float" office:value="3509.94" calcext:value-type="float">
            <text:p>3509.94</text:p>
          </table:table-cell>
          <table:table-cell office:value-type="float" office:value="3923.45" calcext:value-type="float">
            <text:p>3923.45</text:p>
          </table:table-cell>
          <table:table-cell office:value-type="float" office:value="3651.32" calcext:value-type="float">
            <text:p>3651.32</text:p>
          </table:table-cell>
          <table:table-cell office:value-type="float" office:value="2441.8" calcext:value-type="float">
            <text:p>2441.8</text:p>
          </table:table-cell>
          <table:table-cell office:value-type="float" office:value="2498.93" calcext:value-type="float">
            <text:p>2498.93</text:p>
          </table:table-cell>
          <table:table-cell office:value-type="float" office:value="2522.16" calcext:value-type="float">
            <text:p>2522.16</text:p>
          </table:table-cell>
          <table:table-cell office:value-type="float" office:value="2423.16" calcext:value-type="float">
            <text:p>2423.16</text:p>
          </table:table-cell>
          <table:table-cell office:value-type="float" office:value="2250.41" calcext:value-type="float">
            <text:p>2250.41</text:p>
          </table:table-cell>
          <table:table-cell office:value-type="float" office:value="2161.52" calcext:value-type="float">
            <text:p>2161.52</text:p>
          </table:table-cell>
          <table:table-cell office:value-type="float" office:value="2261.87" calcext:value-type="float">
            <text:p>2261.87</text:p>
          </table:table-cell>
          <table:table-cell office:value-type="float" office:value="2371.35" calcext:value-type="float">
            <text:p>2371.35</text:p>
          </table:table-cell>
          <table:table-cell office:value-type="float" office:value="2282.5" calcext:value-type="float">
            <text:p>2282.5</text:p>
          </table:table-cell>
          <table:table-cell office:value-type="float" office:value="2548.08" calcext:value-type="float">
            <text:p>2548.08</text:p>
          </table:table-cell>
          <table:table-cell office:value-type="float" office:value="2432.96" calcext:value-type="float">
            <text:p>2432.96</text:p>
          </table:table-cell>
          <table:table-cell office:value-type="float" office:value="2494.95" calcext:value-type="float">
            <text:p>2494.95</text:p>
          </table:table-cell>
          <table:table-cell office:value-type="float" office:value="2390.45" calcext:value-type="float">
            <text:p>2390.45</text:p>
          </table:table-cell>
          <table:table-cell office:value-type="float" office:value="2323.34" calcext:value-type="float">
            <text:p>2323.34</text:p>
          </table:table-cell>
          <table:table-cell office:value-type="float" office:value="2316.61" calcext:value-type="float">
            <text:p>2316.61</text:p>
          </table:table-cell>
          <table:table-cell office:value-type="float" office:value="2386.6" calcext:value-type="float">
            <text:p>2386.6</text:p>
          </table:table-cell>
          <table:table-cell office:value-type="float" office:value="2409.69" calcext:value-type="float">
            <text:p>2409.69</text:p>
          </table:table-cell>
          <table:table-cell office:value-type="float" office:value="2152.12" calcext:value-type="float">
            <text:p>2152.12</text:p>
          </table:table-cell>
          <table:table-cell office:value-type="float" office:value="5891.54" calcext:value-type="float">
            <text:p>5891.54</text:p>
          </table:table-cell>
          <table:table-cell office:value-type="float" office:value="5711.14" calcext:value-type="float">
            <text:p>5711.14</text:p>
          </table:table-cell>
          <table:table-cell office:value-type="float" office:value="5686.47" calcext:value-type="float">
            <text:p>5686.47</text:p>
          </table:table-cell>
          <table:table-cell office:value-type="float" office:value="5620.47" calcext:value-type="float">
            <text:p>5620.47</text:p>
          </table:table-cell>
          <table:table-cell office:value-type="float" office:value="5583.22" calcext:value-type="float">
            <text:p>5583.22</text:p>
          </table:table-cell>
          <table:table-cell office:value-type="float" office:value="5552.91" calcext:value-type="float">
            <text:p>5552.91</text:p>
          </table:table-cell>
          <table:table-cell office:value-type="float" office:value="5427.98" calcext:value-type="float">
            <text:p>5427.98</text:p>
          </table:table-cell>
          <table:table-cell office:value-type="float" office:value="5135.16" calcext:value-type="float">
            <text:p>5135.16</text:p>
          </table:table-cell>
          <table:table-cell office:value-type="float" office:value="5449.37" calcext:value-type="float">
            <text:p>5449.37</text:p>
          </table:table-cell>
          <table:table-cell office:value-type="float" office:value="5270.02" calcext:value-type="float">
            <text:p>5270.02</text:p>
          </table:table-cell>
          <table:table-cell office:value-type="float" office:value="5058.21" calcext:value-type="float">
            <text:p>5058.21</text:p>
          </table:table-cell>
          <table:table-cell office:value-type="float" office:value="5044.26" calcext:value-type="float">
            <text:p>5044.26</text:p>
          </table:table-cell>
          <table:table-cell office:value-type="float" office:value="4970.41" calcext:value-type="float">
            <text:p>4970.41</text:p>
          </table:table-cell>
          <table:table-cell office:value-type="float" office:value="5089.15" calcext:value-type="float">
            <text:p>5089.15</text:p>
          </table:table-cell>
          <table:table-cell office:value-type="float" office:value="5244.7" calcext:value-type="float">
            <text:p>5244.7</text:p>
          </table:table-cell>
          <table:table-cell office:value-type="float" office:value="5178.16" calcext:value-type="float">
            <text:p>5178.16</text:p>
          </table:table-cell>
          <table:table-cell office:value-type="float" office:value="4711.36" calcext:value-type="float">
            <text:p>4711.36</text:p>
          </table:table-cell>
          <table:table-cell office:value-type="float" office:value="4344.16" calcext:value-type="float">
            <text:p>4344.16</text:p>
          </table:table-cell>
          <table:table-cell office:value-type="float" office:value="6046.01" calcext:value-type="float">
            <text:p>6046.01</text:p>
          </table:table-cell>
          <table:table-cell office:value-type="float" office:value="6097.39" calcext:value-type="float">
            <text:p>6097.39</text:p>
          </table:table-cell>
          <table:table-cell office:value-type="float" office:value="5832.5" calcext:value-type="float">
            <text:p>5832.5</text:p>
          </table:table-cell>
          <table:table-cell office:value-type="float" office:value="5936.17" calcext:value-type="float">
            <text:p>5936.17</text:p>
          </table:table-cell>
          <table:table-cell office:value-type="float" office:value="5447.34" calcext:value-type="float">
            <text:p>5447.34</text:p>
          </table:table-cell>
          <table:table-cell office:value-type="float" office:value="6060.82" calcext:value-type="float">
            <text:p>6060.82</text:p>
          </table:table-cell>
          <table:table-cell office:value-type="float" office:value="6465.39" calcext:value-type="float">
            <text:p>6465.39</text:p>
          </table:table-cell>
          <table:table-cell office:value-type="float" office:value="6277.96" calcext:value-type="float">
            <text:p>6277.96</text:p>
          </table:table-cell>
          <table:table-cell office:value-type="float" office:value="6483.73" calcext:value-type="float">
            <text:p>6483.73</text:p>
          </table:table-cell>
          <table:table-cell office:value-type="float" office:value="6158.74" calcext:value-type="float">
            <text:p>6158.74</text:p>
          </table:table-cell>
          <table:table-cell office:value-type="float" office:value="5945.74" calcext:value-type="float">
            <text:p>5945.74</text:p>
          </table:table-cell>
          <table:table-cell office:value-type="float" office:value="5582.91" calcext:value-type="float">
            <text:p>5582.91</text:p>
          </table:table-cell>
          <table:table-cell office:value-type="float" office:value="6240.63" calcext:value-type="float">
            <text:p>6240.63</text:p>
          </table:table-cell>
          <table:table-cell office:value-type="float" office:value="6283.77" calcext:value-type="float">
            <text:p>6283.77</text:p>
          </table:table-cell>
          <table:table-cell office:value-type="float" office:value="6380.75" calcext:value-type="float">
            <text:p>6380.75</text:p>
          </table:table-cell>
          <table:table-cell office:value-type="float" office:value="6665.48" calcext:value-type="float">
            <text:p>6665.48</text:p>
          </table:table-cell>
          <table:table-cell office:value-type="float" office:value="6091.36" calcext:value-type="float">
            <text:p>6091.36</text:p>
          </table:table-cell>
          <table:table-cell office:value-type="float" office:value="5671.82" calcext:value-type="float">
            <text:p>5671.82</text:p>
          </table:table-cell>
          <table:table-cell office:value-type="float" office:value="5004.98" calcext:value-type="float">
            <text:p>5004.98</text:p>
          </table:table-cell>
          <table:table-cell office:value-type="float" office:value="5207.97" calcext:value-type="float">
            <text:p>5207.97</text:p>
          </table:table-cell>
          <table:table-cell office:value-type="float" office:value="5193.18" calcext:value-type="float">
            <text:p>5193.18</text:p>
          </table:table-cell>
          <table:table-cell office:value-type="float" office:value="5221.68" calcext:value-type="float">
            <text:p>5221.68</text:p>
          </table:table-cell>
          <table:table-cell office:value-type="float" office:value="5269.98" calcext:value-type="float">
            <text:p>5269.98</text:p>
          </table:table-cell>
          <table:table-cell office:value-type="float" office:value="4615.61" calcext:value-type="float">
            <text:p>4615.61</text:p>
          </table:table-cell>
          <table:table-cell office:value-type="float" office:value="5174.58" calcext:value-type="float">
            <text:p>5174.58</text:p>
          </table:table-cell>
          <table:table-cell office:value-type="float" office:value="7483.96" calcext:value-type="float">
            <text:p>7483.96</text:p>
          </table:table-cell>
          <table:table-cell office:value-type="float" office:value="7134.33" calcext:value-type="float">
            <text:p>7134.33</text:p>
          </table:table-cell>
          <table:table-cell office:value-type="float" office:value="6664.98" calcext:value-type="float">
            <text:p>6664.98</text:p>
          </table:table-cell>
          <table:table-cell office:value-type="float" office:value="6369.98" calcext:value-type="float">
            <text:p>6369.98</text:p>
          </table:table-cell>
          <table:table-cell office:value-type="float" office:value="5877.58" calcext:value-type="float">
            <text:p>5877.58</text:p>
          </table:table-cell>
          <table:table-cell office:value-type="float" office:value="6015.47" calcext:value-type="float">
            <text:p>6015.47</text:p>
          </table:table-cell>
          <table:table-cell office:value-type="float" office:value="5997.04" calcext:value-type="float">
            <text:p>5997.04</text:p>
          </table:table-cell>
          <table:table-cell office:value-type="float" office:value="5665.51" calcext:value-type="float">
            <text:p>5665.51</text:p>
          </table:table-cell>
          <table:table-cell office:value-type="float" office:value="6033.05" calcext:value-type="float">
            <text:p>6033.05</text:p>
          </table:table-cell>
          <table:table-cell office:value-type="float" office:value="6037.3" calcext:value-type="float">
            <text:p>6037.3</text:p>
          </table:table-cell>
          <table:table-cell office:value-type="float" office:value="5660.01" calcext:value-type="float">
            <text:p>5660.01</text:p>
          </table:table-cell>
          <table:table-cell office:value-type="float" office:value="1689.62" calcext:value-type="float">
            <text:p>1689.62</text:p>
          </table:table-cell>
          <table:table-cell office:value-type="float" office:value="1956.85" calcext:value-type="float">
            <text:p>1956.85</text:p>
          </table:table-cell>
          <table:table-cell office:value-type="float" office:value="1907.75" calcext:value-type="float">
            <text:p>1907.75</text:p>
          </table:table-cell>
          <table:table-cell office:value-type="float" office:value="1770.35" calcext:value-type="float">
            <text:p>1770.35</text:p>
          </table:table-cell>
          <table:table-cell office:value-type="float" office:value="1781.93" calcext:value-type="float">
            <text:p>1781.93</text:p>
          </table:table-cell>
          <table:table-cell office:value-type="float" office:value="1615.83" calcext:value-type="float">
            <text:p>1615.83</text:p>
          </table:table-cell>
          <table:table-cell office:value-type="float" office:value="1627.4" calcext:value-type="float">
            <text:p>1627.4</text:p>
          </table:table-cell>
          <table:table-cell office:value-type="float" office:value="1546.7" calcext:value-type="float">
            <text:p>1546.7</text:p>
          </table:table-cell>
          <table:table-cell office:value-type="float" office:value="1600.71" calcext:value-type="float">
            <text:p>1600.71</text:p>
          </table:table-cell>
          <table:table-cell office:value-type="float" office:value="1614.36" calcext:value-type="float">
            <text:p>1614.36</text:p>
          </table:table-cell>
          <table:table-cell office:value-type="float" office:value="1755.01" calcext:value-type="float">
            <text:p>1755.01</text:p>
          </table:table-cell>
          <table:table-cell office:value-type="float" office:value="1769.03" calcext:value-type="float">
            <text:p>1769.03</text:p>
          </table:table-cell>
          <table:table-cell office:value-type="float" office:value="2260.57" calcext:value-type="float">
            <text:p>2260.57</text:p>
          </table:table-cell>
          <table:table-cell office:value-type="float" office:value="2412.6" calcext:value-type="float">
            <text:p>2412.6</text:p>
          </table:table-cell>
          <table:table-cell office:value-type="float" office:value="2173.51" calcext:value-type="float">
            <text:p>2173.51</text:p>
          </table:table-cell>
          <table:table-cell office:value-type="float" office:value="2237.02" calcext:value-type="float">
            <text:p>2237.02</text:p>
          </table:table-cell>
          <table:table-cell office:value-type="float" office:value="1938.36" calcext:value-type="float">
            <text:p>1938.36</text:p>
          </table:table-cell>
          <table:table-cell office:value-type="float" office:value="2072.43" calcext:value-type="float">
            <text:p>2072.43</text:p>
          </table:table-cell>
        </table:table-row>
        <table:table-row table:style-name="ro1">
          <table:table-cell office:value-type="string" calcext:value-type="string">
            <text:p>T. PERDIGAO,BRF,LANCHES PRONTO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83.97" calcext:value-type="float">
            <text:p>83.97</text:p>
          </table:table-cell>
          <table:table-cell office:value-type="float" office:value="259.11" calcext:value-type="float">
            <text:p>259.11</text:p>
          </table:table-cell>
          <table:table-cell office:value-type="float" office:value="410.09" calcext:value-type="float">
            <text:p>410.09</text:p>
          </table:table-cell>
          <table:table-cell office:value-type="float" office:value="344.65" calcext:value-type="float">
            <text:p>344.65</text:p>
          </table:table-cell>
          <table:table-cell office:value-type="float" office:value="299.59" calcext:value-type="float">
            <text:p>299.59</text:p>
          </table:table-cell>
          <table:table-cell office:value-type="float" office:value="275.45" calcext:value-type="float">
            <text:p>275.45</text:p>
          </table:table-cell>
          <table:table-cell office:value-type="float" office:value="508.8" calcext:value-type="float">
            <text:p>508.8</text:p>
          </table:table-cell>
          <table:table-cell table:number-columns-repeated="5"/>
          <table:table-cell office:value-type="float" office:value="0.02" calcext:value-type="float">
            <text:p>0.02</text:p>
          </table:table-cell>
          <table:table-cell/>
          <table:table-cell office:value-type="float" office:value="14.75" calcext:value-type="float">
            <text:p>14.75</text:p>
          </table:table-cell>
          <table:table-cell office:value-type="float" office:value="77.39" calcext:value-type="float">
            <text:p>77.39</text:p>
          </table:table-cell>
          <table:table-cell office:value-type="float" office:value="183.62" calcext:value-type="float">
            <text:p>183.62</text:p>
          </table:table-cell>
          <table:table-cell office:value-type="float" office:value="276.35" calcext:value-type="float">
            <text:p>276.35</text:p>
          </table:table-cell>
          <table:table-cell office:value-type="float" office:value="371.46" calcext:value-type="float">
            <text:p>371.46</text:p>
          </table:table-cell>
          <table:table-cell office:value-type="float" office:value="388.58" calcext:value-type="float">
            <text:p>388.58</text:p>
          </table:table-cell>
          <table:table-cell office:value-type="float" office:value="402.68" calcext:value-type="float">
            <text:p>402.68</text:p>
          </table:table-cell>
          <table:table-cell office:value-type="float" office:value="421.02" calcext:value-type="float">
            <text:p>421.02</text:p>
          </table:table-cell>
          <table:table-cell office:value-type="float" office:value="563" calcext:value-type="float">
            <text:p>563</text:p>
          </table:table-cell>
          <table:table-cell office:value-type="float" office:value="522.61" calcext:value-type="float">
            <text:p>522.61</text:p>
          </table:table-cell>
          <table:table-cell office:value-type="float" office:value="800.75" calcext:value-type="float">
            <text:p>800.75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number-columns-repeated="4"/>
          <table:table-cell office:value-type="float" office:value="20.77" calcext:value-type="float">
            <text:p>20.77</text:p>
          </table:table-cell>
          <table:table-cell office:value-type="float" office:value="174.38" calcext:value-type="float">
            <text:p>174.38</text:p>
          </table:table-cell>
          <table:table-cell office:value-type="float" office:value="273.66" calcext:value-type="float">
            <text:p>273.66</text:p>
          </table:table-cell>
          <table:table-cell office:value-type="float" office:value="405.66" calcext:value-type="float">
            <text:p>405.66</text:p>
          </table:table-cell>
          <table:table-cell office:value-type="float" office:value="571.35" calcext:value-type="float">
            <text:p>571.35</text:p>
          </table:table-cell>
          <table:table-cell office:value-type="float" office:value="393.26" calcext:value-type="float">
            <text:p>393.26</text:p>
          </table:table-cell>
          <table:table-cell office:value-type="float" office:value="611.03" calcext:value-type="float">
            <text:p>611.03</text:p>
          </table:table-cell>
          <table:table-cell office:value-type="float" office:value="485.71" calcext:value-type="float">
            <text:p>485.71</text:p>
          </table:table-cell>
          <table:table-cell office:value-type="float" office:value="446.12" calcext:value-type="float">
            <text:p>446.12</text:p>
          </table:table-cell>
          <table:table-cell office:value-type="float" office:value="487.92" calcext:value-type="float">
            <text:p>487.92</text:p>
          </table:table-cell>
          <table:table-cell office:value-type="float" office:value="594.08" calcext:value-type="float">
            <text:p>594.08</text:p>
          </table:table-cell>
          <table:table-cell table:number-columns-repeated="7"/>
          <table:table-cell office:value-type="float" office:value="144.61" calcext:value-type="float">
            <text:p>144.61</text:p>
          </table:table-cell>
          <table:table-cell office:value-type="float" office:value="466.27" calcext:value-type="float">
            <text:p>466.27</text:p>
          </table:table-cell>
          <table:table-cell office:value-type="float" office:value="632.39" calcext:value-type="float">
            <text:p>632.39</text:p>
          </table:table-cell>
          <table:table-cell office:value-type="float" office:value="612.91" calcext:value-type="float">
            <text:p>612.91</text:p>
          </table:table-cell>
          <table:table-cell office:value-type="float" office:value="568.7" calcext:value-type="float">
            <text:p>568.7</text:p>
          </table:table-cell>
          <table:table-cell office:value-type="float" office:value="580.75" calcext:value-type="float">
            <text:p>580.75</text:p>
          </table:table-cell>
          <table:table-cell office:value-type="float" office:value="733.79" calcext:value-type="float">
            <text:p>733.79</text:p>
          </table:table-cell>
          <table:table-cell office:value-type="float" office:value="805.15" calcext:value-type="float">
            <text:p>805.15</text:p>
          </table:table-cell>
          <table:table-cell office:value-type="float" office:value="790.17" calcext:value-type="float">
            <text:p>790.17</text:p>
          </table:table-cell>
          <table:table-cell office:value-type="float" office:value="708.02" calcext:value-type="float">
            <text:p>708.02</text:p>
          </table:table-cell>
          <table:table-cell office:value-type="float" office:value="848.12" calcext:value-type="float">
            <text:p>848.12</text:p>
          </table:table-cell>
          <table:table-cell table:number-columns-repeated="7"/>
          <table:table-cell office:value-type="float" office:value="475.77" calcext:value-type="float">
            <text:p>475.77</text:p>
          </table:table-cell>
          <table:table-cell office:value-type="float" office:value="864.28" calcext:value-type="float">
            <text:p>864.28</text:p>
          </table:table-cell>
          <table:table-cell office:value-type="float" office:value="807.51" calcext:value-type="float">
            <text:p>807.51</text:p>
          </table:table-cell>
          <table:table-cell office:value-type="float" office:value="884.3" calcext:value-type="float">
            <text:p>884.3</text:p>
          </table:table-cell>
          <table:table-cell office:value-type="float" office:value="953.37" calcext:value-type="float">
            <text:p>953.37</text:p>
          </table:table-cell>
          <table:table-cell office:value-type="float" office:value="1204.61" calcext:value-type="float">
            <text:p>1204.61</text:p>
          </table:table-cell>
          <table:table-cell office:value-type="float" office:value="1056.41" calcext:value-type="float">
            <text:p>1056.41</text:p>
          </table:table-cell>
          <table:table-cell office:value-type="float" office:value="1157.58" calcext:value-type="float">
            <text:p>1157.58</text:p>
          </table:table-cell>
          <table:table-cell office:value-type="float" office:value="1274.64" calcext:value-type="float">
            <text:p>1274.64</text:p>
          </table:table-cell>
          <table:table-cell office:value-type="float" office:value="1231.4" calcext:value-type="float">
            <text:p>1231.4</text:p>
          </table:table-cell>
          <table:table-cell office:value-type="float" office:value="1346.05" calcext:value-type="float">
            <text:p>1346.05</text:p>
          </table:table-cell>
          <table:table-cell table:number-columns-repeated="6"/>
          <table:table-cell office:value-type="float" office:value="546.01" calcext:value-type="float">
            <text:p>546.01</text:p>
          </table:table-cell>
          <table:table-cell office:value-type="float" office:value="2275.84" calcext:value-type="float">
            <text:p>2275.84</text:p>
          </table:table-cell>
          <table:table-cell office:value-type="float" office:value="2793.2" calcext:value-type="float">
            <text:p>2793.2</text:p>
          </table:table-cell>
          <table:table-cell office:value-type="float" office:value="2233.58" calcext:value-type="float">
            <text:p>2233.58</text:p>
          </table:table-cell>
          <table:table-cell office:value-type="float" office:value="1695.42" calcext:value-type="float">
            <text:p>1695.42</text:p>
          </table:table-cell>
          <table:table-cell office:value-type="float" office:value="1515.05" calcext:value-type="float">
            <text:p>1515.05</text:p>
          </table:table-cell>
          <table:table-cell office:value-type="float" office:value="1748.91" calcext:value-type="float">
            <text:p>1748.91</text:p>
          </table:table-cell>
          <table:table-cell office:value-type="float" office:value="1645.83" calcext:value-type="float">
            <text:p>1645.83</text:p>
          </table:table-cell>
          <table:table-cell office:value-type="float" office:value="1410.5" calcext:value-type="float">
            <text:p>1410.5</text:p>
          </table:table-cell>
          <table:table-cell office:value-type="float" office:value="1474.12" calcext:value-type="float">
            <text:p>1474.12</text:p>
          </table:table-cell>
          <table:table-cell office:value-type="float" office:value="1620.81" calcext:value-type="float">
            <text:p>1620.81</text:p>
          </table:table-cell>
          <table:table-cell office:value-type="float" office:value="1608.58" calcext:value-type="float">
            <text:p>1608.58</text:p>
          </table:table-cell>
          <table:table-cell table:number-columns-repeated="7"/>
          <table:table-cell office:value-type="float" office:value="18.55" calcext:value-type="float">
            <text:p>18.55</text:p>
          </table:table-cell>
          <table:table-cell office:value-type="float" office:value="13.14" calcext:value-type="float">
            <text:p>13.14</text:p>
          </table:table-cell>
          <table:table-cell office:value-type="float" office:value="20.24" calcext:value-type="float">
            <text:p>20.24</text:p>
          </table:table-cell>
          <table:table-cell office:value-type="float" office:value="15.61" calcext:value-type="float">
            <text:p>15.61</text:p>
          </table:table-cell>
          <table:table-cell office:value-type="float" office:value="27.48" calcext:value-type="float">
            <text:p>27.48</text:p>
          </table:table-cell>
          <table:table-cell office:value-type="float" office:value="121.42" calcext:value-type="float">
            <text:p>121.42</text:p>
          </table:table-cell>
          <table:table-cell office:value-type="float" office:value="107.23" calcext:value-type="float">
            <text:p>107.23</text:p>
          </table:table-cell>
          <table:table-cell office:value-type="float" office:value="207.57" calcext:value-type="float">
            <text:p>207.57</text:p>
          </table:table-cell>
          <table:table-cell office:value-type="float" office:value="341.62" calcext:value-type="float">
            <text:p>341.62</text:p>
          </table:table-cell>
          <table:table-cell office:value-type="float" office:value="412.57" calcext:value-type="float">
            <text:p>412.57</text:p>
          </table:table-cell>
          <table:table-cell office:value-type="float" office:value="385.68" calcext:value-type="float">
            <text:p>385.68</text:p>
          </table:table-cell>
        </table:table-row>
        <table:table-row table:style-name="ro1">
          <table:table-cell office:value-type="string" calcext:value-type="string">
            <text:p>T. SADIA,BRF,LANCHES PRONTOS</text:p>
          </table:table-cell>
          <table:table-cell office:value-type="float" office:value="1276.36" calcext:value-type="float">
            <text:p>1276.36</text:p>
          </table:table-cell>
          <table:table-cell office:value-type="float" office:value="1378.33" calcext:value-type="float">
            <text:p>1378.33</text:p>
          </table:table-cell>
          <table:table-cell office:value-type="float" office:value="1579.23" calcext:value-type="float">
            <text:p>1579.23</text:p>
          </table:table-cell>
          <table:table-cell office:value-type="float" office:value="1579.31" calcext:value-type="float">
            <text:p>1579.31</text:p>
          </table:table-cell>
          <table:table-cell office:value-type="float" office:value="1505.37" calcext:value-type="float">
            <text:p>1505.37</text:p>
          </table:table-cell>
          <table:table-cell office:value-type="float" office:value="1401.5" calcext:value-type="float">
            <text:p>1401.5</text:p>
          </table:table-cell>
          <table:table-cell office:value-type="float" office:value="1570.58" calcext:value-type="float">
            <text:p>1570.58</text:p>
          </table:table-cell>
          <table:table-cell office:value-type="float" office:value="1790.11" calcext:value-type="float">
            <text:p>1790.11</text:p>
          </table:table-cell>
          <table:table-cell office:value-type="float" office:value="1753.17" calcext:value-type="float">
            <text:p>1753.17</text:p>
          </table:table-cell>
          <table:table-cell office:value-type="float" office:value="1829.74" calcext:value-type="float">
            <text:p>1829.74</text:p>
          </table:table-cell>
          <table:table-cell office:value-type="float" office:value="2006.92" calcext:value-type="float">
            <text:p>2006.92</text:p>
          </table:table-cell>
          <table:table-cell office:value-type="float" office:value="1684.71" calcext:value-type="float">
            <text:p>1684.71</text:p>
          </table:table-cell>
          <table:table-cell office:value-type="float" office:value="1620.18" calcext:value-type="float">
            <text:p>1620.18</text:p>
          </table:table-cell>
          <table:table-cell office:value-type="float" office:value="1415.53" calcext:value-type="float">
            <text:p>1415.53</text:p>
          </table:table-cell>
          <table:table-cell office:value-type="float" office:value="1445.92" calcext:value-type="float">
            <text:p>1445.92</text:p>
          </table:table-cell>
          <table:table-cell office:value-type="float" office:value="1691.36" calcext:value-type="float">
            <text:p>1691.36</text:p>
          </table:table-cell>
          <table:table-cell office:value-type="float" office:value="1616.8" calcext:value-type="float">
            <text:p>1616.8</text:p>
          </table:table-cell>
          <table:table-cell office:value-type="float" office:value="1372.1" calcext:value-type="float">
            <text:p>1372.1</text:p>
          </table:table-cell>
          <table:table-cell office:value-type="float" office:value="3941.33" calcext:value-type="float">
            <text:p>3941.33</text:p>
          </table:table-cell>
          <table:table-cell office:value-type="float" office:value="3587.27" calcext:value-type="float">
            <text:p>3587.27</text:p>
          </table:table-cell>
          <table:table-cell office:value-type="float" office:value="3546.26" calcext:value-type="float">
            <text:p>3546.26</text:p>
          </table:table-cell>
          <table:table-cell office:value-type="float" office:value="3568.62" calcext:value-type="float">
            <text:p>3568.62</text:p>
          </table:table-cell>
          <table:table-cell office:value-type="float" office:value="3359.26" calcext:value-type="float">
            <text:p>3359.26</text:p>
          </table:table-cell>
          <table:table-cell office:value-type="float" office:value="3290.98" calcext:value-type="float">
            <text:p>3290.98</text:p>
          </table:table-cell>
          <table:table-cell office:value-type="float" office:value="3527.64" calcext:value-type="float">
            <text:p>3527.64</text:p>
          </table:table-cell>
          <table:table-cell office:value-type="float" office:value="3409.11" calcext:value-type="float">
            <text:p>3409.11</text:p>
          </table:table-cell>
          <table:table-cell office:value-type="float" office:value="3203.8" calcext:value-type="float">
            <text:p>3203.8</text:p>
          </table:table-cell>
          <table:table-cell office:value-type="float" office:value="3251.59" calcext:value-type="float">
            <text:p>3251.59</text:p>
          </table:table-cell>
          <table:table-cell office:value-type="float" office:value="3237.39" calcext:value-type="float">
            <text:p>3237.39</text:p>
          </table:table-cell>
          <table:table-cell office:value-type="float" office:value="2924.07" calcext:value-type="float">
            <text:p>2924.07</text:p>
          </table:table-cell>
          <table:table-cell office:value-type="float" office:value="2988.88" calcext:value-type="float">
            <text:p>2988.88</text:p>
          </table:table-cell>
          <table:table-cell office:value-type="float" office:value="2907.44" calcext:value-type="float">
            <text:p>2907.44</text:p>
          </table:table-cell>
          <table:table-cell office:value-type="float" office:value="2888.99" calcext:value-type="float">
            <text:p>2888.99</text:p>
          </table:table-cell>
          <table:table-cell office:value-type="float" office:value="2946.94" calcext:value-type="float">
            <text:p>2946.94</text:p>
          </table:table-cell>
          <table:table-cell office:value-type="float" office:value="3400.84" calcext:value-type="float">
            <text:p>3400.84</text:p>
          </table:table-cell>
          <table:table-cell office:value-type="float" office:value="2850.57" calcext:value-type="float">
            <text:p>2850.57</text:p>
          </table:table-cell>
          <table:table-cell office:value-type="float" office:value="2441.8" calcext:value-type="float">
            <text:p>2441.8</text:p>
          </table:table-cell>
          <table:table-cell office:value-type="float" office:value="2498.93" calcext:value-type="float">
            <text:p>2498.93</text:p>
          </table:table-cell>
          <table:table-cell office:value-type="float" office:value="2522.11" calcext:value-type="float">
            <text:p>2522.11</text:p>
          </table:table-cell>
          <table:table-cell office:value-type="float" office:value="2423.16" calcext:value-type="float">
            <text:p>2423.16</text:p>
          </table:table-cell>
          <table:table-cell office:value-type="float" office:value="2250.41" calcext:value-type="float">
            <text:p>2250.41</text:p>
          </table:table-cell>
          <table:table-cell office:value-type="float" office:value="2161.52" calcext:value-type="float">
            <text:p>2161.52</text:p>
          </table:table-cell>
          <table:table-cell office:value-type="float" office:value="2261.87" calcext:value-type="float">
            <text:p>2261.87</text:p>
          </table:table-cell>
          <table:table-cell office:value-type="float" office:value="2350.58" calcext:value-type="float">
            <text:p>2350.58</text:p>
          </table:table-cell>
          <table:table-cell office:value-type="float" office:value="2108.13" calcext:value-type="float">
            <text:p>2108.13</text:p>
          </table:table-cell>
          <table:table-cell office:value-type="float" office:value="2274.42" calcext:value-type="float">
            <text:p>2274.42</text:p>
          </table:table-cell>
          <table:table-cell office:value-type="float" office:value="2027.3" calcext:value-type="float">
            <text:p>2027.3</text:p>
          </table:table-cell>
          <table:table-cell office:value-type="float" office:value="1923.6" calcext:value-type="float">
            <text:p>1923.6</text:p>
          </table:table-cell>
          <table:table-cell office:value-type="float" office:value="1997.18" calcext:value-type="float">
            <text:p>1997.18</text:p>
          </table:table-cell>
          <table:table-cell office:value-type="float" office:value="1712.32" calcext:value-type="float">
            <text:p>1712.32</text:p>
          </table:table-cell>
          <table:table-cell office:value-type="float" office:value="1830.9" calcext:value-type="float">
            <text:p>1830.9</text:p>
          </table:table-cell>
          <table:table-cell office:value-type="float" office:value="1940.48" calcext:value-type="float">
            <text:p>1940.48</text:p>
          </table:table-cell>
          <table:table-cell office:value-type="float" office:value="1921.77" calcext:value-type="float">
            <text:p>1921.77</text:p>
          </table:table-cell>
          <table:table-cell office:value-type="float" office:value="1558.04" calcext:value-type="float">
            <text:p>1558.04</text:p>
          </table:table-cell>
          <table:table-cell office:value-type="float" office:value="5891.54" calcext:value-type="float">
            <text:p>5891.54</text:p>
          </table:table-cell>
          <table:table-cell office:value-type="float" office:value="5711.14" calcext:value-type="float">
            <text:p>5711.14</text:p>
          </table:table-cell>
          <table:table-cell office:value-type="float" office:value="5686.47" calcext:value-type="float">
            <text:p>5686.47</text:p>
          </table:table-cell>
          <table:table-cell office:value-type="float" office:value="5620.47" calcext:value-type="float">
            <text:p>5620.47</text:p>
          </table:table-cell>
          <table:table-cell office:value-type="float" office:value="5583.22" calcext:value-type="float">
            <text:p>5583.22</text:p>
          </table:table-cell>
          <table:table-cell office:value-type="float" office:value="5552.91" calcext:value-type="float">
            <text:p>5552.91</text:p>
          </table:table-cell>
          <table:table-cell office:value-type="float" office:value="5427.98" calcext:value-type="float">
            <text:p>5427.98</text:p>
          </table:table-cell>
          <table:table-cell office:value-type="float" office:value="4990.54" calcext:value-type="float">
            <text:p>4990.54</text:p>
          </table:table-cell>
          <table:table-cell office:value-type="float" office:value="4983.1" calcext:value-type="float">
            <text:p>4983.1</text:p>
          </table:table-cell>
          <table:table-cell office:value-type="float" office:value="4637.64" calcext:value-type="float">
            <text:p>4637.64</text:p>
          </table:table-cell>
          <table:table-cell office:value-type="float" office:value="4445.3" calcext:value-type="float">
            <text:p>4445.3</text:p>
          </table:table-cell>
          <table:table-cell office:value-type="float" office:value="4475.56" calcext:value-type="float">
            <text:p>4475.56</text:p>
          </table:table-cell>
          <table:table-cell office:value-type="float" office:value="4389.67" calcext:value-type="float">
            <text:p>4389.67</text:p>
          </table:table-cell>
          <table:table-cell office:value-type="float" office:value="4355.36" calcext:value-type="float">
            <text:p>4355.36</text:p>
          </table:table-cell>
          <table:table-cell office:value-type="float" office:value="4439.55" calcext:value-type="float">
            <text:p>4439.55</text:p>
          </table:table-cell>
          <table:table-cell office:value-type="float" office:value="4387.99" calcext:value-type="float">
            <text:p>4387.99</text:p>
          </table:table-cell>
          <table:table-cell office:value-type="float" office:value="4003.34" calcext:value-type="float">
            <text:p>4003.34</text:p>
          </table:table-cell>
          <table:table-cell office:value-type="float" office:value="3496.04" calcext:value-type="float">
            <text:p>3496.04</text:p>
          </table:table-cell>
          <table:table-cell office:value-type="float" office:value="6046.01" calcext:value-type="float">
            <text:p>6046.01</text:p>
          </table:table-cell>
          <table:table-cell office:value-type="float" office:value="6097.39" calcext:value-type="float">
            <text:p>6097.39</text:p>
          </table:table-cell>
          <table:table-cell office:value-type="float" office:value="5832.5" calcext:value-type="float">
            <text:p>5832.5</text:p>
          </table:table-cell>
          <table:table-cell office:value-type="float" office:value="5936.17" calcext:value-type="float">
            <text:p>5936.17</text:p>
          </table:table-cell>
          <table:table-cell office:value-type="float" office:value="5447.34" calcext:value-type="float">
            <text:p>5447.34</text:p>
          </table:table-cell>
          <table:table-cell office:value-type="float" office:value="6060.82" calcext:value-type="float">
            <text:p>6060.82</text:p>
          </table:table-cell>
          <table:table-cell office:value-type="float" office:value="6465.39" calcext:value-type="float">
            <text:p>6465.39</text:p>
          </table:table-cell>
          <table:table-cell office:value-type="float" office:value="5802.2" calcext:value-type="float">
            <text:p>5802.2</text:p>
          </table:table-cell>
          <table:table-cell office:value-type="float" office:value="5619.45" calcext:value-type="float">
            <text:p>5619.45</text:p>
          </table:table-cell>
          <table:table-cell office:value-type="float" office:value="5351.23" calcext:value-type="float">
            <text:p>5351.23</text:p>
          </table:table-cell>
          <table:table-cell office:value-type="float" office:value="5061.44" calcext:value-type="float">
            <text:p>5061.44</text:p>
          </table:table-cell>
          <table:table-cell office:value-type="float" office:value="4629.54" calcext:value-type="float">
            <text:p>4629.54</text:p>
          </table:table-cell>
          <table:table-cell office:value-type="float" office:value="5036.02" calcext:value-type="float">
            <text:p>5036.02</text:p>
          </table:table-cell>
          <table:table-cell office:value-type="float" office:value="5227.36" calcext:value-type="float">
            <text:p>5227.36</text:p>
          </table:table-cell>
          <table:table-cell office:value-type="float" office:value="5223.17" calcext:value-type="float">
            <text:p>5223.17</text:p>
          </table:table-cell>
          <table:table-cell office:value-type="float" office:value="5390.84" calcext:value-type="float">
            <text:p>5390.84</text:p>
          </table:table-cell>
          <table:table-cell office:value-type="float" office:value="4859.96" calcext:value-type="float">
            <text:p>4859.96</text:p>
          </table:table-cell>
          <table:table-cell office:value-type="float" office:value="4325.77" calcext:value-type="float">
            <text:p>4325.77</text:p>
          </table:table-cell>
          <table:table-cell office:value-type="float" office:value="5004.98" calcext:value-type="float">
            <text:p>5004.98</text:p>
          </table:table-cell>
          <table:table-cell office:value-type="float" office:value="5207.97" calcext:value-type="float">
            <text:p>5207.97</text:p>
          </table:table-cell>
          <table:table-cell office:value-type="float" office:value="5193.18" calcext:value-type="float">
            <text:p>5193.18</text:p>
          </table:table-cell>
          <table:table-cell office:value-type="float" office:value="5221.68" calcext:value-type="float">
            <text:p>5221.68</text:p>
          </table:table-cell>
          <table:table-cell office:value-type="float" office:value="5269.98" calcext:value-type="float">
            <text:p>5269.98</text:p>
          </table:table-cell>
          <table:table-cell office:value-type="float" office:value="4615.61" calcext:value-type="float">
            <text:p>4615.61</text:p>
          </table:table-cell>
          <table:table-cell office:value-type="float" office:value="4628.57" calcext:value-type="float">
            <text:p>4628.57</text:p>
          </table:table-cell>
          <table:table-cell office:value-type="float" office:value="5208.12" calcext:value-type="float">
            <text:p>5208.12</text:p>
          </table:table-cell>
          <table:table-cell office:value-type="float" office:value="4341.13" calcext:value-type="float">
            <text:p>4341.13</text:p>
          </table:table-cell>
          <table:table-cell office:value-type="float" office:value="4431.41" calcext:value-type="float">
            <text:p>4431.41</text:p>
          </table:table-cell>
          <table:table-cell office:value-type="float" office:value="4674.56" calcext:value-type="float">
            <text:p>4674.56</text:p>
          </table:table-cell>
          <table:table-cell office:value-type="float" office:value="4362.53" calcext:value-type="float">
            <text:p>4362.53</text:p>
          </table:table-cell>
          <table:table-cell office:value-type="float" office:value="4266.56" calcext:value-type="float">
            <text:p>4266.56</text:p>
          </table:table-cell>
          <table:table-cell office:value-type="float" office:value="4351.21" calcext:value-type="float">
            <text:p>4351.21</text:p>
          </table:table-cell>
          <table:table-cell office:value-type="float" office:value="4255" calcext:value-type="float">
            <text:p>4255</text:p>
          </table:table-cell>
          <table:table-cell office:value-type="float" office:value="4558.92" calcext:value-type="float">
            <text:p>4558.92</text:p>
          </table:table-cell>
          <table:table-cell office:value-type="float" office:value="4416.49" calcext:value-type="float">
            <text:p>4416.49</text:p>
          </table:table-cell>
          <table:table-cell office:value-type="float" office:value="4051.43" calcext:value-type="float">
            <text:p>4051.43</text:p>
          </table:table-cell>
          <table:table-cell office:value-type="float" office:value="1689.62" calcext:value-type="float">
            <text:p>1689.62</text:p>
          </table:table-cell>
          <table:table-cell office:value-type="float" office:value="1956.85" calcext:value-type="float">
            <text:p>1956.85</text:p>
          </table:table-cell>
          <table:table-cell office:value-type="float" office:value="1907.75" calcext:value-type="float">
            <text:p>1907.75</text:p>
          </table:table-cell>
          <table:table-cell office:value-type="float" office:value="1770.35" calcext:value-type="float">
            <text:p>1770.35</text:p>
          </table:table-cell>
          <table:table-cell office:value-type="float" office:value="1781.93" calcext:value-type="float">
            <text:p>1781.93</text:p>
          </table:table-cell>
          <table:table-cell office:value-type="float" office:value="1615.83" calcext:value-type="float">
            <text:p>1615.83</text:p>
          </table:table-cell>
          <table:table-cell office:value-type="float" office:value="1627.4" calcext:value-type="float">
            <text:p>1627.4</text:p>
          </table:table-cell>
          <table:table-cell office:value-type="float" office:value="1528.15" calcext:value-type="float">
            <text:p>1528.15</text:p>
          </table:table-cell>
          <table:table-cell office:value-type="float" office:value="1587.57" calcext:value-type="float">
            <text:p>1587.57</text:p>
          </table:table-cell>
          <table:table-cell office:value-type="float" office:value="1594.13" calcext:value-type="float">
            <text:p>1594.13</text:p>
          </table:table-cell>
          <table:table-cell office:value-type="float" office:value="1739.4" calcext:value-type="float">
            <text:p>1739.4</text:p>
          </table:table-cell>
          <table:table-cell office:value-type="float" office:value="1741.55" calcext:value-type="float">
            <text:p>1741.55</text:p>
          </table:table-cell>
          <table:table-cell office:value-type="float" office:value="2139.16" calcext:value-type="float">
            <text:p>2139.16</text:p>
          </table:table-cell>
          <table:table-cell office:value-type="float" office:value="2305.37" calcext:value-type="float">
            <text:p>2305.37</text:p>
          </table:table-cell>
          <table:table-cell office:value-type="float" office:value="1965.94" calcext:value-type="float">
            <text:p>1965.94</text:p>
          </table:table-cell>
          <table:table-cell office:value-type="float" office:value="1895.41" calcext:value-type="float">
            <text:p>1895.41</text:p>
          </table:table-cell>
          <table:table-cell office:value-type="float" office:value="1525.8" calcext:value-type="float">
            <text:p>1525.8</text:p>
          </table:table-cell>
          <table:table-cell office:value-type="float" office:value="1686.75" calcext:value-type="float">
            <text:p>1686.75</text:p>
          </table:table-cell>
        </table:table-row>
        <table:table-row table:style-name="ro1">
          <table:table-cell office:value-type="string" calcext:value-type="string">
            <text:p>T. JBS FOODS,LANCHES PRONTOS</text:p>
          </table:table-cell>
          <table:table-cell office:value-type="float" office:value="31.09" calcext:value-type="float">
            <text:p>31.09</text:p>
          </table:table-cell>
          <table:table-cell office:value-type="float" office:value="45.75" calcext:value-type="float">
            <text:p>45.75</text:p>
          </table:table-cell>
          <table:table-cell office:value-type="float" office:value="39.93" calcext:value-type="float">
            <text:p>39.93</text:p>
          </table:table-cell>
          <table:table-cell office:value-type="float" office:value="77.94" calcext:value-type="float">
            <text:p>77.94</text:p>
          </table:table-cell>
          <table:table-cell office:value-type="float" office:value="103.21" calcext:value-type="float">
            <text:p>103.21</text:p>
          </table:table-cell>
          <table:table-cell office:value-type="float" office:value="134.56" calcext:value-type="float">
            <text:p>134.56</text:p>
          </table:table-cell>
          <table:table-cell office:value-type="float" office:value="141.35" calcext:value-type="float">
            <text:p>141.35</text:p>
          </table:table-cell>
          <table:table-cell office:value-type="float" office:value="105.86" calcext:value-type="float">
            <text:p>105.86</text:p>
          </table:table-cell>
          <table:table-cell office:value-type="float" office:value="105.58" calcext:value-type="float">
            <text:p>105.58</text:p>
          </table:table-cell>
          <table:table-cell office:value-type="float" office:value="118.13" calcext:value-type="float">
            <text:p>118.13</text:p>
          </table:table-cell>
          <table:table-cell office:value-type="float" office:value="110.29" calcext:value-type="float">
            <text:p>110.29</text:p>
          </table:table-cell>
          <table:table-cell office:value-type="float" office:value="116.91" calcext:value-type="float">
            <text:p>116.91</text:p>
          </table:table-cell>
          <table:table-cell office:value-type="float" office:value="155.4" calcext:value-type="float">
            <text:p>155.4</text:p>
          </table:table-cell>
          <table:table-cell office:value-type="float" office:value="205.27" calcext:value-type="float">
            <text:p>205.27</text:p>
          </table:table-cell>
          <table:table-cell office:value-type="float" office:value="197" calcext:value-type="float">
            <text:p>197</text:p>
          </table:table-cell>
          <table:table-cell office:value-type="float" office:value="187.78" calcext:value-type="float">
            <text:p>187.78</text:p>
          </table:table-cell>
          <table:table-cell office:value-type="float" office:value="267.77" calcext:value-type="float">
            <text:p>267.77</text:p>
          </table:table-cell>
          <table:table-cell office:value-type="float" office:value="236.83" calcext:value-type="float">
            <text:p>236.83</text:p>
          </table:table-cell>
          <table:table-cell office:value-type="float" office:value="89.31" calcext:value-type="float">
            <text:p>89.31</text:p>
          </table:table-cell>
          <table:table-cell office:value-type="float" office:value="203.61" calcext:value-type="float">
            <text:p>203.61</text:p>
          </table:table-cell>
          <table:table-cell office:value-type="float" office:value="254.76" calcext:value-type="float">
            <text:p>254.76</text:p>
          </table:table-cell>
          <table:table-cell office:value-type="float" office:value="299.37" calcext:value-type="float">
            <text:p>299.37</text:p>
          </table:table-cell>
          <table:table-cell office:value-type="float" office:value="489.7" calcext:value-type="float">
            <text:p>489.7</text:p>
          </table:table-cell>
          <table:table-cell office:value-type="float" office:value="395.99" calcext:value-type="float">
            <text:p>395.99</text:p>
          </table:table-cell>
          <table:table-cell office:value-type="float" office:value="460.16" calcext:value-type="float">
            <text:p>460.16</text:p>
          </table:table-cell>
          <table:table-cell office:value-type="float" office:value="551.68" calcext:value-type="float">
            <text:p>551.68</text:p>
          </table:table-cell>
          <table:table-cell office:value-type="float" office:value="518.59" calcext:value-type="float">
            <text:p>518.59</text:p>
          </table:table-cell>
          <table:table-cell office:value-type="float" office:value="481.02" calcext:value-type="float">
            <text:p>481.02</text:p>
          </table:table-cell>
          <table:table-cell office:value-type="float" office:value="430.97" calcext:value-type="float">
            <text:p>430.97</text:p>
          </table:table-cell>
          <table:table-cell office:value-type="float" office:value="533.2" calcext:value-type="float">
            <text:p>533.2</text:p>
          </table:table-cell>
          <table:table-cell office:value-type="float" office:value="712.31" calcext:value-type="float">
            <text:p>712.31</text:p>
          </table:table-cell>
          <table:table-cell office:value-type="float" office:value="695.48" calcext:value-type="float">
            <text:p>695.48</text:p>
          </table:table-cell>
          <table:table-cell office:value-type="float" office:value="714.88" calcext:value-type="float">
            <text:p>714.88</text:p>
          </table:table-cell>
          <table:table-cell office:value-type="float" office:value="773.52" calcext:value-type="float">
            <text:p>773.52</text:p>
          </table:table-cell>
          <table:table-cell office:value-type="float" office:value="795.28" calcext:value-type="float">
            <text:p>795.28</text:p>
          </table:table-cell>
          <table:table-cell office:value-type="float" office:value="722.96" calcext:value-type="float">
            <text:p>722.96</text:p>
          </table:table-cell>
          <table:table-cell office:value-type="float" office:value="203.8" calcext:value-type="float">
            <text:p>203.8</text:p>
          </table:table-cell>
          <table:table-cell office:value-type="float" office:value="138.31" calcext:value-type="float">
            <text:p>138.31</text:p>
          </table:table-cell>
          <table:table-cell office:value-type="float" office:value="183.23" calcext:value-type="float">
            <text:p>183.23</text:p>
          </table:table-cell>
          <table:table-cell office:value-type="float" office:value="391.15" calcext:value-type="float">
            <text:p>391.15</text:p>
          </table:table-cell>
          <table:table-cell office:value-type="float" office:value="479.9" calcext:value-type="float">
            <text:p>479.9</text:p>
          </table:table-cell>
          <table:table-cell office:value-type="float" office:value="356.83" calcext:value-type="float">
            <text:p>356.83</text:p>
          </table:table-cell>
          <table:table-cell office:value-type="float" office:value="350.96" calcext:value-type="float">
            <text:p>350.96</text:p>
          </table:table-cell>
          <table:table-cell office:value-type="float" office:value="388.45" calcext:value-type="float">
            <text:p>388.45</text:p>
          </table:table-cell>
          <table:table-cell office:value-type="float" office:value="506.1" calcext:value-type="float">
            <text:p>506.1</text:p>
          </table:table-cell>
          <table:table-cell office:value-type="float" office:value="431.93" calcext:value-type="float">
            <text:p>431.93</text:p>
          </table:table-cell>
          <table:table-cell office:value-type="float" office:value="275.33" calcext:value-type="float">
            <text:p>275.33</text:p>
          </table:table-cell>
          <table:table-cell office:value-type="float" office:value="325.87" calcext:value-type="float">
            <text:p>325.87</text:p>
          </table:table-cell>
          <table:table-cell office:value-type="float" office:value="302.4" calcext:value-type="float">
            <text:p>302.4</text:p>
          </table:table-cell>
          <table:table-cell office:value-type="float" office:value="369.4" calcext:value-type="float">
            <text:p>369.4</text:p>
          </table:table-cell>
          <table:table-cell office:value-type="float" office:value="316.35" calcext:value-type="float">
            <text:p>316.35</text:p>
          </table:table-cell>
          <table:table-cell office:value-type="float" office:value="294.21" calcext:value-type="float">
            <text:p>294.21</text:p>
          </table:table-cell>
          <table:table-cell office:value-type="float" office:value="364.2" calcext:value-type="float">
            <text:p>364.2</text:p>
          </table:table-cell>
          <table:table-cell office:value-type="float" office:value="246.25" calcext:value-type="float">
            <text:p>246.25</text:p>
          </table:table-cell>
          <table:table-cell office:value-type="float" office:value="292.07" calcext:value-type="float">
            <text:p>292.07</text:p>
          </table:table-cell>
          <table:table-cell office:value-type="float" office:value="460.04" calcext:value-type="float">
            <text:p>460.04</text:p>
          </table:table-cell>
          <table:table-cell office:value-type="float" office:value="482.95" calcext:value-type="float">
            <text:p>482.95</text:p>
          </table:table-cell>
          <table:table-cell office:value-type="float" office:value="639.98" calcext:value-type="float">
            <text:p>639.98</text:p>
          </table:table-cell>
          <table:table-cell office:value-type="float" office:value="543.04" calcext:value-type="float">
            <text:p>543.04</text:p>
          </table:table-cell>
          <table:table-cell office:value-type="float" office:value="602.96" calcext:value-type="float">
            <text:p>602.96</text:p>
          </table:table-cell>
          <table:table-cell office:value-type="float" office:value="539.39" calcext:value-type="float">
            <text:p>539.39</text:p>
          </table:table-cell>
          <table:table-cell office:value-type="float" office:value="664.13" calcext:value-type="float">
            <text:p>664.13</text:p>
          </table:table-cell>
          <table:table-cell office:value-type="float" office:value="693.99" calcext:value-type="float">
            <text:p>693.99</text:p>
          </table:table-cell>
          <table:table-cell office:value-type="float" office:value="608.72" calcext:value-type="float">
            <text:p>608.72</text:p>
          </table:table-cell>
          <table:table-cell office:value-type="float" office:value="397.67" calcext:value-type="float">
            <text:p>397.67</text:p>
          </table:table-cell>
          <table:table-cell office:value-type="float" office:value="374.89" calcext:value-type="float">
            <text:p>374.89</text:p>
          </table:table-cell>
          <table:table-cell office:value-type="float" office:value="348" calcext:value-type="float">
            <text:p>348</text:p>
          </table:table-cell>
          <table:table-cell office:value-type="float" office:value="321.5" calcext:value-type="float">
            <text:p>321.5</text:p>
          </table:table-cell>
          <table:table-cell office:value-type="float" office:value="279.37" calcext:value-type="float">
            <text:p>279.37</text:p>
          </table:table-cell>
          <table:table-cell office:value-type="float" office:value="239.11" calcext:value-type="float">
            <text:p>239.11</text:p>
          </table:table-cell>
          <table:table-cell office:value-type="float" office:value="234.96" calcext:value-type="float">
            <text:p>234.96</text:p>
          </table:table-cell>
          <table:table-cell office:value-type="float" office:value="300.39" calcext:value-type="float">
            <text:p>300.39</text:p>
          </table:table-cell>
          <table:table-cell office:value-type="float" office:value="268.19" calcext:value-type="float">
            <text:p>268.19</text:p>
          </table:table-cell>
          <table:table-cell office:value-type="float" office:value="330.38" calcext:value-type="float">
            <text:p>330.38</text:p>
          </table:table-cell>
          <table:table-cell office:value-type="float" office:value="412.97" calcext:value-type="float">
            <text:p>412.97</text:p>
          </table:table-cell>
          <table:table-cell office:value-type="float" office:value="493.76" calcext:value-type="float">
            <text:p>493.76</text:p>
          </table:table-cell>
          <table:table-cell office:value-type="float" office:value="602.7" calcext:value-type="float">
            <text:p>602.7</text:p>
          </table:table-cell>
          <table:table-cell office:value-type="float" office:value="771.38" calcext:value-type="float">
            <text:p>771.38</text:p>
          </table:table-cell>
          <table:table-cell office:value-type="float" office:value="691.51" calcext:value-type="float">
            <text:p>691.51</text:p>
          </table:table-cell>
          <table:table-cell office:value-type="float" office:value="709.93" calcext:value-type="float">
            <text:p>709.93</text:p>
          </table:table-cell>
          <table:table-cell office:value-type="float" office:value="764.59" calcext:value-type="float">
            <text:p>764.59</text:p>
          </table:table-cell>
          <table:table-cell office:value-type="float" office:value="639.51" calcext:value-type="float">
            <text:p>639.51</text:p>
          </table:table-cell>
          <table:table-cell office:value-type="float" office:value="552.6" calcext:value-type="float">
            <text:p>552.6</text:p>
          </table:table-cell>
          <table:table-cell office:value-type="float" office:value="512.2" calcext:value-type="float">
            <text:p>512.2</text:p>
          </table:table-cell>
          <table:table-cell office:value-type="float" office:value="704.19" calcext:value-type="float">
            <text:p>704.19</text:p>
          </table:table-cell>
          <table:table-cell office:value-type="float" office:value="940.36" calcext:value-type="float">
            <text:p>940.36</text:p>
          </table:table-cell>
          <table:table-cell office:value-type="float" office:value="730.12" calcext:value-type="float">
            <text:p>730.12</text:p>
          </table:table-cell>
          <table:table-cell office:value-type="float" office:value="811.2" calcext:value-type="float">
            <text:p>811.2</text:p>
          </table:table-cell>
          <table:table-cell office:value-type="float" office:value="618.18" calcext:value-type="float">
            <text:p>618.18</text:p>
          </table:table-cell>
          <table:table-cell office:value-type="float" office:value="522.46" calcext:value-type="float">
            <text:p>522.46</text:p>
          </table:table-cell>
          <table:table-cell office:value-type="float" office:value="275.45" calcext:value-type="float">
            <text:p>275.45</text:p>
          </table:table-cell>
          <table:table-cell office:value-type="float" office:value="460.44" calcext:value-type="float">
            <text:p>460.44</text:p>
          </table:table-cell>
          <table:table-cell office:value-type="float" office:value="674.65" calcext:value-type="float">
            <text:p>674.65</text:p>
          </table:table-cell>
          <table:table-cell office:value-type="float" office:value="774.26" calcext:value-type="float">
            <text:p>774.26</text:p>
          </table:table-cell>
          <table:table-cell office:value-type="float" office:value="1086.19" calcext:value-type="float">
            <text:p>1086.19</text:p>
          </table:table-cell>
          <table:table-cell office:value-type="float" office:value="1039.04" calcext:value-type="float">
            <text:p>1039.04</text:p>
          </table:table-cell>
          <table:table-cell office:value-type="float" office:value="1118.88" calcext:value-type="float">
            <text:p>1118.88</text:p>
          </table:table-cell>
          <table:table-cell office:value-type="float" office:value="1235.2" calcext:value-type="float">
            <text:p>1235.2</text:p>
          </table:table-cell>
          <table:table-cell office:value-type="float" office:value="1209.02" calcext:value-type="float">
            <text:p>1209.02</text:p>
          </table:table-cell>
          <table:table-cell office:value-type="float" office:value="1226.99" calcext:value-type="float">
            <text:p>1226.99</text:p>
          </table:table-cell>
          <table:table-cell office:value-type="float" office:value="1189.45" calcext:value-type="float">
            <text:p>1189.45</text:p>
          </table:table-cell>
          <table:table-cell office:value-type="float" office:value="1290.32" calcext:value-type="float">
            <text:p>1290.32</text:p>
          </table:table-cell>
          <table:table-cell office:value-type="float" office:value="1397.41" calcext:value-type="float">
            <text:p>1397.41</text:p>
          </table:table-cell>
          <table:table-cell office:value-type="float" office:value="1424.62" calcext:value-type="float">
            <text:p>1424.62</text:p>
          </table:table-cell>
          <table:table-cell office:value-type="float" office:value="1588.01" calcext:value-type="float">
            <text:p>1588.01</text:p>
          </table:table-cell>
          <table:table-cell office:value-type="float" office:value="1525.45" calcext:value-type="float">
            <text:p>1525.45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740.78" calcext:value-type="float">
            <text:p>1740.78</text:p>
          </table:table-cell>
          <table:table-cell office:value-type="float" office:value="139.93" calcext:value-type="float">
            <text:p>139.93</text:p>
          </table:table-cell>
          <table:table-cell office:value-type="float" office:value="146.21" calcext:value-type="float">
            <text:p>146.21</text:p>
          </table:table-cell>
          <table:table-cell office:value-type="float" office:value="175.05" calcext:value-type="float">
            <text:p>175.05</text:p>
          </table:table-cell>
          <table:table-cell office:value-type="float" office:value="169.87" calcext:value-type="float">
            <text:p>169.87</text:p>
          </table:table-cell>
          <table:table-cell office:value-type="float" office:value="248.19" calcext:value-type="float">
            <text:p>248.19</text:p>
          </table:table-cell>
          <table:table-cell office:value-type="float" office:value="294.13" calcext:value-type="float">
            <text:p>294.13</text:p>
          </table:table-cell>
          <table:table-cell office:value-type="float" office:value="305.21" calcext:value-type="float">
            <text:p>305.21</text:p>
          </table:table-cell>
          <table:table-cell office:value-type="float" office:value="322.35" calcext:value-type="float">
            <text:p>322.35</text:p>
          </table:table-cell>
          <table:table-cell office:value-type="float" office:value="340.95" calcext:value-type="float">
            <text:p>340.95</text:p>
          </table:table-cell>
          <table:table-cell office:value-type="float" office:value="342.71" calcext:value-type="float">
            <text:p>342.71</text:p>
          </table:table-cell>
          <table:table-cell office:value-type="float" office:value="276.95" calcext:value-type="float">
            <text:p>276.95</text:p>
          </table:table-cell>
          <table:table-cell office:value-type="float" office:value="242.49" calcext:value-type="float">
            <text:p>242.49</text:p>
          </table:table-cell>
          <table:table-cell office:value-type="float" office:value="243.04" calcext:value-type="float">
            <text:p>243.04</text:p>
          </table:table-cell>
          <table:table-cell office:value-type="float" office:value="264.37" calcext:value-type="float">
            <text:p>264.37</text:p>
          </table:table-cell>
          <table:table-cell office:value-type="float" office:value="258.93" calcext:value-type="float">
            <text:p>258.93</text:p>
          </table:table-cell>
          <table:table-cell office:value-type="float" office:value="264.75" calcext:value-type="float">
            <text:p>264.75</text:p>
          </table:table-cell>
          <table:table-cell office:value-type="float" office:value="287.44" calcext:value-type="float">
            <text:p>287.44</text:p>
          </table:table-cell>
          <table:table-cell office:value-type="float" office:value="279.96" calcext:value-type="float">
            <text:p>279.96</text:p>
          </table:table-cell>
        </table:table-row>
        <table:table-row table:style-name="ro1">
          <table:table-cell office:value-type="string" calcext:value-type="string">
            <text:p>T. MARCA PROPRIA,LANCHES PRONTOS</text:p>
          </table:table-cell>
          <table:table-cell office:value-type="float" office:value="7.31" calcext:value-type="float">
            <text:p>7.31</text:p>
          </table:table-cell>
          <table:table-cell office:value-type="float" office:value="13.75" calcext:value-type="float">
            <text:p>13.75</text:p>
          </table:table-cell>
          <table:table-cell office:value-type="float" office:value="12.1" calcext:value-type="float">
            <text:p>12.1</text:p>
          </table:table-cell>
          <table:table-cell office:value-type="float" office:value="15.99" calcext:value-type="float">
            <text:p>15.99</text:p>
          </table:table-cell>
          <table:table-cell office:value-type="float" office:value="18.58" calcext:value-type="float">
            <text:p>18.58</text:p>
          </table:table-cell>
          <table:table-cell office:value-type="float" office:value="6.72" calcext:value-type="float">
            <text:p>6.72</text:p>
          </table:table-cell>
          <table:table-cell table:number-columns-repeated="11"/>
          <table:table-cell office:value-type="float" office:value="4.37" calcext:value-type="float">
            <text:p>4.37</text:p>
          </table:table-cell>
          <table:table-cell office:value-type="float" office:value="8.73" calcext:value-type="float">
            <text:p>8.73</text:p>
          </table:table-cell>
          <table:table-cell office:value-type="float" office:value="16.93" calcext:value-type="float">
            <text:p>16.93</text:p>
          </table:table-cell>
          <table:table-cell office:value-type="float" office:value="11.28" calcext:value-type="float">
            <text:p>11.28</text:p>
          </table:table-cell>
          <table:table-cell office:value-type="float" office:value="15.76" calcext:value-type="float">
            <text:p>15.76</text:p>
          </table:table-cell>
          <table:table-cell office:value-type="float" office:value="14.86" calcext:value-type="float">
            <text:p>14.86</text:p>
          </table:table-cell>
          <table:table-cell office:value-type="float" office:value="5.52" calcext:value-type="float">
            <text:p>5.52</text:p>
          </table:table-cell>
          <table:table-cell table:number-columns-repeated="11"/>
          <table:table-cell office:value-type="float" office:value="2.96" calcext:value-type="float">
            <text:p>2.96</text:p>
          </table:table-cell>
          <table:table-cell office:value-type="float" office:value="18.43" calcext:value-type="float">
            <text:p>18.43</text:p>
          </table:table-cell>
          <table:table-cell office:value-type="float" office:value="19.15" calcext:value-type="float">
            <text:p>19.15</text:p>
          </table:table-cell>
          <table:table-cell office:value-type="float" office:value="29.63" calcext:value-type="float">
            <text:p>29.63</text:p>
          </table:table-cell>
          <table:table-cell office:value-type="float" office:value="36.3" calcext:value-type="float">
            <text:p>36.3</text:p>
          </table:table-cell>
          <table:table-cell office:value-type="float" office:value="14.5" calcext:value-type="float">
            <text:p>14.5</text:p>
          </table:table-cell>
          <table:table-cell office:value-type="float" office:value="1.2" calcext:value-type="float">
            <text:p>1.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table:number-columns-repeated="2" office:value-type="float" office:value="0.01" calcext:value-type="float">
            <text:p>0.01</text:p>
          </table:table-cell>
          <table:table-cell table:number-columns-repeated="4"/>
          <table:table-cell office:value-type="float" office:value="0.35" calcext:value-type="float">
            <text:p>0.35</text:p>
          </table:table-cell>
          <table:table-cell office:value-type="float" office:value="35.72" calcext:value-type="float">
            <text:p>35.72</text:p>
          </table:table-cell>
          <table:table-cell office:value-type="float" office:value="88.06" calcext:value-type="float">
            <text:p>88.06</text:p>
          </table:table-cell>
          <table:table-cell office:value-type="float" office:value="100.07" calcext:value-type="float">
            <text:p>100.07</text:p>
          </table:table-cell>
          <table:table-cell office:value-type="float" office:value="209.77" calcext:value-type="float">
            <text:p>209.77</text:p>
          </table:table-cell>
          <table:table-cell office:value-type="float" office:value="190.34" calcext:value-type="float">
            <text:p>190.34</text:p>
          </table:table-cell>
          <table:table-cell office:value-type="float" office:value="54.91" calcext:value-type="float">
            <text:p>54.9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9.24" calcext:value-type="float">
            <text:p>39.24</text:p>
          </table:table-cell>
          <table:table-cell office:value-type="float" office:value="30.15" calcext:value-type="float">
            <text:p>30.15</text:p>
          </table:table-cell>
          <table:table-cell office:value-type="float" office:value="61.45" calcext:value-type="float">
            <text:p>61.45</text:p>
          </table:table-cell>
          <table:table-cell office:value-type="float" office:value="64.73" calcext:value-type="float">
            <text:p>64.73</text:p>
          </table:table-cell>
          <table:table-cell office:value-type="float" office:value="122.88" calcext:value-type="float">
            <text:p>122.88</text:p>
          </table:table-cell>
          <table:table-cell office:value-type="float" office:value="104.97" calcext:value-type="float">
            <text:p>104.97</text:p>
          </table:table-cell>
          <table:table-cell office:value-type="float" office:value="30.95" calcext:value-type="float">
            <text:p>30.95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.76" calcext:value-type="float">
            <text:p>28.76</text:p>
          </table:table-cell>
          <table:table-cell office:value-type="float" office:value="1.34" calcext:value-type="float">
            <text:p>1.34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1.72" calcext:value-type="float">
            <text:p>1.72</text:p>
          </table:table-cell>
          <table:table-cell office:value-type="float" office:value="1.24" calcext:value-type="float">
            <text:p>1.24</text:p>
          </table:table-cell>
          <table:table-cell office:value-type="float" office:value="0.48" calcext:value-type="float">
            <text:p>0.48</text:p>
          </table:table-cell>
          <table:table-cell table:number-columns-repeated="6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0.44" calcext:value-type="float">
            <text:p>10.44</text:p>
          </table:table-cell>
          <table:table-cell office:value-type="float" office:value="15.6" calcext:value-type="float">
            <text:p>15.6</text:p>
          </table:table-cell>
          <table:table-cell office:value-type="float" office:value="14.23" calcext:value-type="float">
            <text:p>14.23</text:p>
          </table:table-cell>
          <table:table-cell office:value-type="float" office:value="21.48" calcext:value-type="float">
            <text:p>21.48</text:p>
          </table:table-cell>
          <table:table-cell office:value-type="float" office:value="23.01" calcext:value-type="float">
            <text:p>23.01</text:p>
          </table:table-cell>
          <table:table-cell office:value-type="float" office:value="7.85" calcext:value-type="float">
            <text:p>7.85</text:p>
          </table:table-cell>
          <table:table-cell office:value-type="float" office:value="0.01" calcext:value-type="float">
            <text:p>0.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.56" calcext:value-type="float">
            <text:p>5.56</text:p>
          </table:table-cell>
        </table:table-row>
        <table:table-row table:style-name="ro1">
          <table:table-cell office:value-type="string" calcext:value-type="string">
            <text:p>T. OUTRO FABRICANTE,LANCHES PRONTOS</text:p>
          </table:table-cell>
          <table:table-cell office:value-type="float" office:value="98.95" calcext:value-type="float">
            <text:p>98.95</text:p>
          </table:table-cell>
          <table:table-cell office:value-type="float" office:value="78.32" calcext:value-type="float">
            <text:p>78.32</text:p>
          </table:table-cell>
          <table:table-cell office:value-type="float" office:value="56.81" calcext:value-type="float">
            <text:p>56.81</text:p>
          </table:table-cell>
          <table:table-cell office:value-type="float" office:value="74.46" calcext:value-type="float">
            <text:p>74.46</text:p>
          </table:table-cell>
          <table:table-cell office:value-type="float" office:value="56.02" calcext:value-type="float">
            <text:p>56.02</text:p>
          </table:table-cell>
          <table:table-cell office:value-type="float" office:value="32.87" calcext:value-type="float">
            <text:p>32.87</text:p>
          </table:table-cell>
          <table:table-cell office:value-type="float" office:value="30.14" calcext:value-type="float">
            <text:p>30.14</text:p>
          </table:table-cell>
          <table:table-cell office:value-type="float" office:value="38.72" calcext:value-type="float">
            <text:p>38.72</text:p>
          </table:table-cell>
          <table:table-cell office:value-type="float" office:value="27.12" calcext:value-type="float">
            <text:p>27.12</text:p>
          </table:table-cell>
          <table:table-cell office:value-type="float" office:value="12.33" calcext:value-type="float">
            <text:p>12.33</text:p>
          </table:table-cell>
          <table:table-cell office:value-type="float" office:value="13.57" calcext:value-type="float">
            <text:p>13.57</text:p>
          </table:table-cell>
          <table:table-cell office:value-type="float" office:value="11.93" calcext:value-type="float">
            <text:p>11.93</text:p>
          </table:table-cell>
          <table:table-cell office:value-type="float" office:value="2.41" calcext:value-type="float">
            <text:p>2.41</text:p>
          </table:table-cell>
          <table:table-cell office:value-type="float" office:value="5.83" calcext:value-type="float">
            <text:p>5.83</text:p>
          </table:table-cell>
          <table:table-cell office:value-type="float" office:value="8.19" calcext:value-type="float">
            <text:p>8.19</text:p>
          </table:table-cell>
          <table:table-cell office:value-type="float" office:value="5.36" calcext:value-type="float">
            <text:p>5.36</text:p>
          </table:table-cell>
          <table:table-cell office:value-type="float" office:value="9.37" calcext:value-type="float">
            <text:p>9.37</text:p>
          </table:table-cell>
          <table:table-cell office:value-type="float" office:value="13.17" calcext:value-type="float">
            <text:p>13.17</text:p>
          </table:table-cell>
          <table:table-cell office:value-type="float" office:value="72.68" calcext:value-type="float">
            <text:p>72.68</text:p>
          </table:table-cell>
          <table:table-cell office:value-type="float" office:value="70.09" calcext:value-type="float">
            <text:p>70.09</text:p>
          </table:table-cell>
          <table:table-cell office:value-type="float" office:value="77.57" calcext:value-type="float">
            <text:p>77.57</text:p>
          </table:table-cell>
          <table:table-cell office:value-type="float" office:value="99.98" calcext:value-type="float">
            <text:p>99.98</text:p>
          </table:table-cell>
          <table:table-cell office:value-type="float" office:value="133.54" calcext:value-type="float">
            <text:p>133.54</text:p>
          </table:table-cell>
          <table:table-cell office:value-type="float" office:value="127.52" calcext:value-type="float">
            <text:p>127.52</text:p>
          </table:table-cell>
          <table:table-cell office:value-type="float" office:value="55.39" calcext:value-type="float">
            <text:p>55.39</text:p>
          </table:table-cell>
          <table:table-cell office:value-type="float" office:value="145.58" calcext:value-type="float">
            <text:p>145.58</text:p>
          </table:table-cell>
          <table:table-cell office:value-type="float" office:value="103.9" calcext:value-type="float">
            <text:p>103.9</text:p>
          </table:table-cell>
          <table:table-cell office:value-type="float" office:value="178.95" calcext:value-type="float">
            <text:p>178.95</text:p>
          </table:table-cell>
          <table:table-cell office:value-type="float" office:value="158.51" calcext:value-type="float">
            <text:p>158.51</text:p>
          </table:table-cell>
          <table:table-cell office:value-type="float" office:value="166.45" calcext:value-type="float">
            <text:p>166.45</text:p>
          </table:table-cell>
          <table:table-cell office:value-type="float" office:value="168.65" calcext:value-type="float">
            <text:p>168.65</text:p>
          </table:table-cell>
          <table:table-cell office:value-type="float" office:value="158.69" calcext:value-type="float">
            <text:p>158.69</text:p>
          </table:table-cell>
          <table:table-cell office:value-type="float" office:value="123.01" calcext:value-type="float">
            <text:p>123.01</text:p>
          </table:table-cell>
          <table:table-cell office:value-type="float" office:value="148.36" calcext:value-type="float">
            <text:p>148.36</text:p>
          </table:table-cell>
          <table:table-cell office:value-type="float" office:value="174.01" calcext:value-type="float">
            <text:p>174.01</text:p>
          </table:table-cell>
          <table:table-cell office:value-type="float" office:value="200.78" calcext:value-type="float">
            <text:p>200.78</text:p>
          </table:table-cell>
          <table:table-cell office:value-type="float" office:value="55.84" calcext:value-type="float">
            <text:p>55.84</text:p>
          </table:table-cell>
          <table:table-cell office:value-type="float" office:value="33.92" calcext:value-type="float">
            <text:p>33.92</text:p>
          </table:table-cell>
          <table:table-cell office:value-type="float" office:value="31.54" calcext:value-type="float">
            <text:p>31.54</text:p>
          </table:table-cell>
          <table:table-cell office:value-type="float" office:value="41.8" calcext:value-type="float">
            <text:p>41.8</text:p>
          </table:table-cell>
          <table:table-cell office:value-type="float" office:value="8.15" calcext:value-type="float">
            <text:p>8.15</text:p>
          </table:table-cell>
          <table:table-cell office:value-type="float" office:value="9.97" calcext:value-type="float">
            <text:p>9.97</text:p>
          </table:table-cell>
          <table:table-cell office:value-type="float" office:value="11.38" calcext:value-type="float">
            <text:p>11.38</text:p>
          </table:table-cell>
          <table:table-cell office:value-type="float" office:value="7.84" calcext:value-type="float">
            <text:p>7.84</text:p>
          </table:table-cell>
          <table:table-cell office:value-type="float" office:value="5.62" calcext:value-type="float">
            <text:p>5.62</text:p>
          </table:table-cell>
          <table:table-cell office:value-type="float" office:value="7.21" calcext:value-type="float">
            <text:p>7.21</text:p>
          </table:table-cell>
          <table:table-cell office:value-type="float" office:value="2.78" calcext:value-type="float">
            <text:p>2.78</text:p>
          </table:table-cell>
          <table:table-cell office:value-type="float" office:value="0.99" calcext:value-type="float">
            <text:p>0.99</text:p>
          </table:table-cell>
          <table:table-cell office:value-type="float" office:value="0.02" calcext:value-type="float">
            <text:p>0.02</text:p>
          </table:table-cell>
          <table:table-cell table:number-columns-repeated="4"/>
          <table:table-cell office:value-type="float" office:value="40.24" calcext:value-type="float">
            <text:p>40.24</text:p>
          </table:table-cell>
          <table:table-cell office:value-type="float" office:value="103.71" calcext:value-type="float">
            <text:p>103.71</text:p>
          </table:table-cell>
          <table:table-cell office:value-type="float" office:value="85.89" calcext:value-type="float">
            <text:p>85.89</text:p>
          </table:table-cell>
          <table:table-cell office:value-type="float" office:value="72.27" calcext:value-type="float">
            <text:p>72.27</text:p>
          </table:table-cell>
          <table:table-cell office:value-type="float" office:value="72.61" calcext:value-type="float">
            <text:p>72.61</text:p>
          </table:table-cell>
          <table:table-cell office:value-type="float" office:value="72.62" calcext:value-type="float">
            <text:p>72.62</text:p>
          </table:table-cell>
          <table:table-cell office:value-type="float" office:value="59.9" calcext:value-type="float">
            <text:p>59.9</text:p>
          </table:table-cell>
          <table:table-cell office:value-type="float" office:value="69.95" calcext:value-type="float">
            <text:p>69.95</text:p>
          </table:table-cell>
          <table:table-cell office:value-type="float" office:value="59.85" calcext:value-type="float">
            <text:p>59.85</text:p>
          </table:table-cell>
          <table:table-cell office:value-type="float" office:value="55.83" calcext:value-type="float">
            <text:p>55.83</text:p>
          </table:table-cell>
          <table:table-cell office:value-type="float" office:value="51.52" calcext:value-type="float">
            <text:p>51.52</text:p>
          </table:table-cell>
          <table:table-cell office:value-type="float" office:value="54.12" calcext:value-type="float">
            <text:p>54.12</text:p>
          </table:table-cell>
          <table:table-cell office:value-type="float" office:value="30.46" calcext:value-type="float">
            <text:p>30.46</text:p>
          </table:table-cell>
          <table:table-cell office:value-type="float" office:value="12.23" calcext:value-type="float">
            <text:p>12.23</text:p>
          </table:table-cell>
          <table:table-cell office:value-type="float" office:value="17.57" calcext:value-type="float">
            <text:p>17.57</text:p>
          </table:table-cell>
          <table:table-cell office:value-type="float" office:value="19.17" calcext:value-type="float">
            <text:p>19.17</text:p>
          </table:table-cell>
          <table:table-cell office:value-type="float" office:value="15.72" calcext:value-type="float">
            <text:p>15.72</text:p>
          </table:table-cell>
          <table:table-cell office:value-type="float" office:value="11.47" calcext:value-type="float">
            <text:p>11.47</text:p>
          </table:table-cell>
          <table:table-cell office:value-type="float" office:value="13.42" calcext:value-type="float">
            <text:p>13.42</text:p>
          </table:table-cell>
          <table:table-cell office:value-type="float" office:value="45.79" calcext:value-type="float">
            <text:p>45.79</text:p>
          </table:table-cell>
          <table:table-cell office:value-type="float" office:value="27.43" calcext:value-type="float">
            <text:p>27.43</text:p>
          </table:table-cell>
          <table:table-cell office:value-type="float" office:value="27.25" calcext:value-type="float">
            <text:p>27.25</text:p>
          </table:table-cell>
          <table:table-cell office:value-type="float" office:value="28.04" calcext:value-type="float">
            <text:p>28.04</text:p>
          </table:table-cell>
          <table:table-cell office:value-type="float" office:value="24.76" calcext:value-type="float">
            <text:p>24.76</text:p>
          </table:table-cell>
          <table:table-cell office:value-type="float" office:value="21.05" calcext:value-type="float">
            <text:p>21.05</text:p>
          </table:table-cell>
          <table:table-cell office:value-type="float" office:value="27.79" calcext:value-type="float">
            <text:p>27.79</text:p>
          </table:table-cell>
          <table:table-cell office:value-type="float" office:value="23.66" calcext:value-type="float">
            <text:p>23.66</text:p>
          </table:table-cell>
          <table:table-cell office:value-type="float" office:value="23.31" calcext:value-type="float">
            <text:p>23.31</text:p>
          </table:table-cell>
          <table:table-cell office:value-type="float" office:value="16.77" calcext:value-type="float">
            <text:p>16.77</text:p>
          </table:table-cell>
          <table:table-cell office:value-type="float" office:value="19.6" calcext:value-type="float">
            <text:p>19.6</text:p>
          </table:table-cell>
          <table:table-cell office:value-type="float" office:value="14.13" calcext:value-type="float">
            <text:p>14.13</text:p>
          </table:table-cell>
          <table:table-cell office:value-type="float" office:value="4.84" calcext:value-type="float">
            <text:p>4.84</text:p>
          </table:table-cell>
          <table:table-cell office:value-type="float" office:value="12.1" calcext:value-type="float">
            <text:p>12.1</text:p>
          </table:table-cell>
          <table:table-cell office:value-type="float" office:value="16.57" calcext:value-type="float">
            <text:p>16.57</text:p>
          </table:table-cell>
          <table:table-cell office:value-type="float" office:value="16.36" calcext:value-type="float">
            <text:p>16.36</text:p>
          </table:table-cell>
          <table:table-cell office:value-type="float" office:value="15.81" calcext:value-type="float">
            <text:p>15.81</text:p>
          </table:table-cell>
          <table:table-cell office:value-type="float" office:value="50.91" calcext:value-type="float">
            <text:p>50.91</text:p>
          </table:table-cell>
          <table:table-cell office:value-type="float" office:value="164.63" calcext:value-type="float">
            <text:p>164.63</text:p>
          </table:table-cell>
          <table:table-cell office:value-type="float" office:value="148.82" calcext:value-type="float">
            <text:p>148.82</text:p>
          </table:table-cell>
          <table:table-cell office:value-type="float" office:value="134.63" calcext:value-type="float">
            <text:p>134.63</text:p>
          </table:table-cell>
          <table:table-cell office:value-type="float" office:value="173.29" calcext:value-type="float">
            <text:p>173.29</text:p>
          </table:table-cell>
          <table:table-cell office:value-type="float" office:value="160.86" calcext:value-type="float">
            <text:p>160.86</text:p>
          </table:table-cell>
          <table:table-cell office:value-type="float" office:value="173.22" calcext:value-type="float">
            <text:p>173.22</text:p>
          </table:table-cell>
          <table:table-cell office:value-type="float" office:value="116.29" calcext:value-type="float">
            <text:p>116.29</text:p>
          </table:table-cell>
          <table:table-cell office:value-type="float" office:value="132.46" calcext:value-type="float">
            <text:p>132.46</text:p>
          </table:table-cell>
          <table:table-cell office:value-type="float" office:value="60.71" calcext:value-type="float">
            <text:p>60.71</text:p>
          </table:table-cell>
          <table:table-cell office:value-type="float" office:value="73.18" calcext:value-type="float">
            <text:p>73.18</text:p>
          </table:table-cell>
          <table:table-cell office:value-type="float" office:value="62.82" calcext:value-type="float">
            <text:p>62.82</text:p>
          </table:table-cell>
          <table:table-cell office:value-type="float" office:value="40.59" calcext:value-type="float">
            <text:p>40.59</text:p>
          </table:table-cell>
          <table:table-cell office:value-type="float" office:value="39.4" calcext:value-type="float">
            <text:p>39.4</text:p>
          </table:table-cell>
          <table:table-cell office:value-type="float" office:value="57.16" calcext:value-type="float">
            <text:p>57.16</text:p>
          </table:table-cell>
          <table:table-cell office:value-type="float" office:value="22.78" calcext:value-type="float">
            <text:p>22.78</text:p>
          </table:table-cell>
          <table:table-cell office:value-type="float" office:value="11.31" calcext:value-type="float">
            <text:p>11.31</text:p>
          </table:table-cell>
          <table:table-cell office:value-type="float" office:value="10.73" calcext:value-type="float">
            <text:p>10.73</text:p>
          </table:table-cell>
          <table:table-cell office:value-type="float" office:value="166.03" calcext:value-type="float">
            <text:p>166.03</text:p>
          </table:table-cell>
          <table:table-cell office:value-type="float" office:value="7.13" calcext:value-type="float">
            <text:p>7.13</text:p>
          </table:table-cell>
          <table:table-cell office:value-type="float" office:value="2.76" calcext:value-type="float">
            <text:p>2.76</text:p>
          </table:table-cell>
          <table:table-cell office:value-type="float" office:value="3.16" calcext:value-type="float">
            <text:p>3.16</text:p>
          </table:table-cell>
          <table:table-cell office:value-type="float" office:value="4.43" calcext:value-type="float">
            <text:p>4.43</text:p>
          </table:table-cell>
          <table:table-cell office:value-type="float" office:value="4.38" calcext:value-type="float">
            <text:p>4.38</text:p>
          </table:table-cell>
          <table:table-cell office:value-type="float" office:value="3.66" calcext:value-type="float">
            <text:p>3.66</text:p>
          </table:table-cell>
          <table:table-cell office:value-type="float" office:value="4.12" calcext:value-type="float">
            <text:p>4.12</text:p>
          </table:table-cell>
          <table:table-cell office:value-type="float" office:value="2.7" calcext:value-type="float">
            <text:p>2.7</text:p>
          </table:table-cell>
          <table:table-cell office:value-type="float" office:value="1.43" calcext:value-type="float">
            <text:p>1.43</text:p>
          </table:table-cell>
          <table:table-cell office:value-type="float" office:value="1.64" calcext:value-type="float">
            <text:p>1.64</text:p>
          </table:table-cell>
          <table:table-cell office:value-type="float" office:value="2.07" calcext:value-type="float">
            <text:p>2.07</text:p>
          </table:table-cell>
          <table:table-cell office:value-type="float" office:value="0.43" calcext:value-type="float">
            <text:p>0.43</text:p>
          </table:table-cell>
          <table:table-cell office:value-type="float" office:value="0.23" calcext:value-type="float">
            <text:p>0.23</text:p>
          </table:table-cell>
          <table:table-cell office:value-type="float" office:value="0.09" calcext:value-type="float">
            <text:p>0.09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string" calcext:value-type="string">
            <text:p>T. AURORA ALIMENTOS,LANCHES PRONTOS</text:p>
          </table:table-cell>
          <table:table-cell office:value-type="float" office:value="30.6" calcext:value-type="float">
            <text:p>30.6</text:p>
          </table:table-cell>
          <table:table-cell office:value-type="float" office:value="36.2" calcext:value-type="float">
            <text:p>36.2</text:p>
          </table:table-cell>
          <table:table-cell office:value-type="float" office:value="61.35" calcext:value-type="float">
            <text:p>61.35</text:p>
          </table:table-cell>
          <table:table-cell office:value-type="float" office:value="76.14" calcext:value-type="float">
            <text:p>76.14</text:p>
          </table:table-cell>
          <table:table-cell office:value-type="float" office:value="76.43" calcext:value-type="float">
            <text:p>76.43</text:p>
          </table:table-cell>
          <table:table-cell office:value-type="float" office:value="61.3" calcext:value-type="float">
            <text:p>61.3</text:p>
          </table:table-cell>
          <table:table-cell office:value-type="float" office:value="65.08" calcext:value-type="float">
            <text:p>65.08</text:p>
          </table:table-cell>
          <table:table-cell office:value-type="float" office:value="62.99" calcext:value-type="float">
            <text:p>62.99</text:p>
          </table:table-cell>
          <table:table-cell office:value-type="float" office:value="76.01" calcext:value-type="float">
            <text:p>76.01</text:p>
          </table:table-cell>
          <table:table-cell office:value-type="float" office:value="66.59" calcext:value-type="float">
            <text:p>66.59</text:p>
          </table:table-cell>
          <table:table-cell office:value-type="float" office:value="71.57" calcext:value-type="float">
            <text:p>71.57</text:p>
          </table:table-cell>
          <table:table-cell office:value-type="float" office:value="66.59" calcext:value-type="float">
            <text:p>66.59</text:p>
          </table:table-cell>
          <table:table-cell office:value-type="float" office:value="74.04" calcext:value-type="float">
            <text:p>74.04</text:p>
          </table:table-cell>
          <table:table-cell office:value-type="float" office:value="78.08" calcext:value-type="float">
            <text:p>78.08</text:p>
          </table:table-cell>
          <table:table-cell office:value-type="float" office:value="58.41" calcext:value-type="float">
            <text:p>58.41</text:p>
          </table:table-cell>
          <table:table-cell office:value-type="float" office:value="59.56" calcext:value-type="float">
            <text:p>59.56</text:p>
          </table:table-cell>
          <table:table-cell office:value-type="float" office:value="59.66" calcext:value-type="float">
            <text:p>59.66</text:p>
          </table:table-cell>
          <table:table-cell office:value-type="float" office:value="39.45" calcext:value-type="float">
            <text:p>39.45</text:p>
          </table:table-cell>
          <table:table-cell office:value-type="float" office:value="235.68" calcext:value-type="float">
            <text:p>235.68</text:p>
          </table:table-cell>
          <table:table-cell office:value-type="float" office:value="223.26" calcext:value-type="float">
            <text:p>223.26</text:p>
          </table:table-cell>
          <table:table-cell office:value-type="float" office:value="168.17" calcext:value-type="float">
            <text:p>168.17</text:p>
          </table:table-cell>
          <table:table-cell office:value-type="float" office:value="133.58" calcext:value-type="float">
            <text:p>133.58</text:p>
          </table:table-cell>
          <table:table-cell office:value-type="float" office:value="131.91" calcext:value-type="float">
            <text:p>131.91</text:p>
          </table:table-cell>
          <table:table-cell office:value-type="float" office:value="169.91" calcext:value-type="float">
            <text:p>169.91</text:p>
          </table:table-cell>
          <table:table-cell office:value-type="float" office:value="262.4" calcext:value-type="float">
            <text:p>262.4</text:p>
          </table:table-cell>
          <table:table-cell office:value-type="float" office:value="327.37" calcext:value-type="float">
            <text:p>327.37</text:p>
          </table:table-cell>
          <table:table-cell office:value-type="float" office:value="308.1" calcext:value-type="float">
            <text:p>308.1</text:p>
          </table:table-cell>
          <table:table-cell office:value-type="float" office:value="369.37" calcext:value-type="float">
            <text:p>369.37</text:p>
          </table:table-cell>
          <table:table-cell office:value-type="float" office:value="323.73" calcext:value-type="float">
            <text:p>323.73</text:p>
          </table:table-cell>
          <table:table-cell office:value-type="float" office:value="222.85" calcext:value-type="float">
            <text:p>222.85</text:p>
          </table:table-cell>
          <table:table-cell office:value-type="float" office:value="252.22" calcext:value-type="float">
            <text:p>252.22</text:p>
          </table:table-cell>
          <table:table-cell office:value-type="float" office:value="311.71" calcext:value-type="float">
            <text:p>311.71</text:p>
          </table:table-cell>
          <table:table-cell office:value-type="float" office:value="472.88" calcext:value-type="float">
            <text:p>472.88</text:p>
          </table:table-cell>
          <table:table-cell office:value-type="float" office:value="350.5" calcext:value-type="float">
            <text:p>350.5</text:p>
          </table:table-cell>
          <table:table-cell office:value-type="float" office:value="300.46" calcext:value-type="float">
            <text:p>300.46</text:p>
          </table:table-cell>
          <table:table-cell office:value-type="float" office:value="315.47" calcext:value-type="float">
            <text:p>315.47</text:p>
          </table:table-cell>
          <table:table-cell office:value-type="float" office:value="225.45" calcext:value-type="float">
            <text:p>225.45</text:p>
          </table:table-cell>
          <table:table-cell office:value-type="float" office:value="200.97" calcext:value-type="float">
            <text:p>200.97</text:p>
          </table:table-cell>
          <table:table-cell office:value-type="float" office:value="160.33" calcext:value-type="float">
            <text:p>160.33</text:p>
          </table:table-cell>
          <table:table-cell office:value-type="float" office:value="132.68" calcext:value-type="float">
            <text:p>132.68</text:p>
          </table:table-cell>
          <table:table-cell office:value-type="float" office:value="173.46" calcext:value-type="float">
            <text:p>173.46</text:p>
          </table:table-cell>
          <table:table-cell office:value-type="float" office:value="252.03" calcext:value-type="float">
            <text:p>252.03</text:p>
          </table:table-cell>
          <table:table-cell office:value-type="float" office:value="152.32" calcext:value-type="float">
            <text:p>152.32</text:p>
          </table:table-cell>
          <table:table-cell office:value-type="float" office:value="146.35" calcext:value-type="float">
            <text:p>146.35</text:p>
          </table:table-cell>
          <table:table-cell office:value-type="float" office:value="167.75" calcext:value-type="float">
            <text:p>167.75</text:p>
          </table:table-cell>
          <table:table-cell office:value-type="float" office:value="202.63" calcext:value-type="float">
            <text:p>202.63</text:p>
          </table:table-cell>
          <table:table-cell office:value-type="float" office:value="204.59" calcext:value-type="float">
            <text:p>204.59</text:p>
          </table:table-cell>
          <table:table-cell office:value-type="float" office:value="199.21" calcext:value-type="float">
            <text:p>199.21</text:p>
          </table:table-cell>
          <table:table-cell office:value-type="float" office:value="256.16" calcext:value-type="float">
            <text:p>256.16</text:p>
          </table:table-cell>
          <table:table-cell office:value-type="float" office:value="237.74" calcext:value-type="float">
            <text:p>237.74</text:p>
          </table:table-cell>
          <table:table-cell office:value-type="float" office:value="228.81" calcext:value-type="float">
            <text:p>228.81</text:p>
          </table:table-cell>
          <table:table-cell office:value-type="float" office:value="187.8" calcext:value-type="float">
            <text:p>187.8</text:p>
          </table:table-cell>
          <table:table-cell office:value-type="float" office:value="240.35" calcext:value-type="float">
            <text:p>240.35</text:p>
          </table:table-cell>
          <table:table-cell office:value-type="float" office:value="318.95" calcext:value-type="float">
            <text:p>318.95</text:p>
          </table:table-cell>
          <table:table-cell office:value-type="float" office:value="164.89" calcext:value-type="float">
            <text:p>164.89</text:p>
          </table:table-cell>
          <table:table-cell office:value-type="float" office:value="186.13" calcext:value-type="float">
            <text:p>186.13</text:p>
          </table:table-cell>
          <table:table-cell office:value-type="float" office:value="215.41" calcext:value-type="float">
            <text:p>215.41</text:p>
          </table:table-cell>
          <table:table-cell office:value-type="float" office:value="232.85" calcext:value-type="float">
            <text:p>232.85</text:p>
          </table:table-cell>
          <table:table-cell office:value-type="float" office:value="221.84" calcext:value-type="float">
            <text:p>221.84</text:p>
          </table:table-cell>
          <table:table-cell office:value-type="float" office:value="232.06" calcext:value-type="float">
            <text:p>232.06</text:p>
          </table:table-cell>
          <table:table-cell office:value-type="float" office:value="345" calcext:value-type="float">
            <text:p>345</text:p>
          </table:table-cell>
          <table:table-cell office:value-type="float" office:value="283.7" calcext:value-type="float">
            <text:p>283.7</text:p>
          </table:table-cell>
          <table:table-cell office:value-type="float" office:value="334.25" calcext:value-type="float">
            <text:p>334.25</text:p>
          </table:table-cell>
          <table:table-cell office:value-type="float" office:value="356.65" calcext:value-type="float">
            <text:p>356.65</text:p>
          </table:table-cell>
          <table:table-cell office:value-type="float" office:value="375.74" calcext:value-type="float">
            <text:p>375.74</text:p>
          </table:table-cell>
          <table:table-cell office:value-type="float" office:value="389.94" calcext:value-type="float">
            <text:p>389.94</text:p>
          </table:table-cell>
          <table:table-cell office:value-type="float" office:value="398.17" calcext:value-type="float">
            <text:p>398.17</text:p>
          </table:table-cell>
          <table:table-cell office:value-type="float" office:value="333.72" calcext:value-type="float">
            <text:p>333.72</text:p>
          </table:table-cell>
          <table:table-cell office:value-type="float" office:value="294.94" calcext:value-type="float">
            <text:p>294.94</text:p>
          </table:table-cell>
          <table:table-cell office:value-type="float" office:value="275.67" calcext:value-type="float">
            <text:p>275.67</text:p>
          </table:table-cell>
          <table:table-cell office:value-type="float" office:value="306.56" calcext:value-type="float">
            <text:p>306.56</text:p>
          </table:table-cell>
          <table:table-cell office:value-type="float" office:value="315.16" calcext:value-type="float">
            <text:p>315.16</text:p>
          </table:table-cell>
          <table:table-cell office:value-type="float" office:value="91.93" calcext:value-type="float">
            <text:p>91.93</text:p>
          </table:table-cell>
          <table:table-cell office:value-type="float" office:value="137.25" calcext:value-type="float">
            <text:p>137.25</text:p>
          </table:table-cell>
          <table:table-cell office:value-type="float" office:value="149.57" calcext:value-type="float">
            <text:p>149.57</text:p>
          </table:table-cell>
          <table:table-cell office:value-type="float" office:value="105.07" calcext:value-type="float">
            <text:p>105.07</text:p>
          </table:table-cell>
          <table:table-cell office:value-type="float" office:value="89.26" calcext:value-type="float">
            <text:p>89.26</text:p>
          </table:table-cell>
          <table:table-cell office:value-type="float" office:value="174.55" calcext:value-type="float">
            <text:p>174.55</text:p>
          </table:table-cell>
          <table:table-cell office:value-type="float" office:value="196.35" calcext:value-type="float">
            <text:p>196.35</text:p>
          </table:table-cell>
          <table:table-cell office:value-type="float" office:value="155.11" calcext:value-type="float">
            <text:p>155.11</text:p>
          </table:table-cell>
          <table:table-cell office:value-type="float" office:value="147" calcext:value-type="float">
            <text:p>147</text:p>
          </table:table-cell>
          <table:table-cell office:value-type="float" office:value="342.48" calcext:value-type="float">
            <text:p>342.48</text:p>
          </table:table-cell>
          <table:table-cell office:value-type="float" office:value="273.37" calcext:value-type="float">
            <text:p>273.37</text:p>
          </table:table-cell>
          <table:table-cell office:value-type="float" office:value="264.64" calcext:value-type="float">
            <text:p>264.64</text:p>
          </table:table-cell>
          <table:table-cell office:value-type="float" office:value="269.55" calcext:value-type="float">
            <text:p>269.55</text:p>
          </table:table-cell>
          <table:table-cell office:value-type="float" office:value="415.27" calcext:value-type="float">
            <text:p>415.27</text:p>
          </table:table-cell>
          <table:table-cell office:value-type="float" office:value="290.66" calcext:value-type="float">
            <text:p>290.66</text:p>
          </table:table-cell>
          <table:table-cell office:value-type="float" office:value="356.43" calcext:value-type="float">
            <text:p>356.43</text:p>
          </table:table-cell>
          <table:table-cell office:value-type="float" office:value="484.05" calcext:value-type="float">
            <text:p>484.05</text:p>
          </table:table-cell>
          <table:table-cell office:value-type="float" office:value="475.07" calcext:value-type="float">
            <text:p>475.07</text:p>
          </table:table-cell>
          <table:table-cell office:value-type="float" office:value="204.22" calcext:value-type="float">
            <text:p>204.22</text:p>
          </table:table-cell>
          <table:table-cell office:value-type="float" office:value="255.93" calcext:value-type="float">
            <text:p>255.93</text:p>
          </table:table-cell>
          <table:table-cell office:value-type="float" office:value="224.36" calcext:value-type="float">
            <text:p>224.36</text:p>
          </table:table-cell>
          <table:table-cell office:value-type="float" office:value="173.94" calcext:value-type="float">
            <text:p>173.94</text:p>
          </table:table-cell>
          <table:table-cell office:value-type="float" office:value="146.45" calcext:value-type="float">
            <text:p>146.45</text:p>
          </table:table-cell>
          <table:table-cell office:value-type="float" office:value="208.14" calcext:value-type="float">
            <text:p>208.14</text:p>
          </table:table-cell>
          <table:table-cell office:value-type="float" office:value="182.02" calcext:value-type="float">
            <text:p>182.02</text:p>
          </table:table-cell>
          <table:table-cell office:value-type="float" office:value="246" calcext:value-type="float">
            <text:p>246</text:p>
          </table:table-cell>
          <table:table-cell office:value-type="float" office:value="177.27" calcext:value-type="float">
            <text:p>177.27</text:p>
          </table:table-cell>
          <table:table-cell office:value-type="float" office:value="222.84" calcext:value-type="float">
            <text:p>222.84</text:p>
          </table:table-cell>
          <table:table-cell office:value-type="float" office:value="189.21" calcext:value-type="float">
            <text:p>189.21</text:p>
          </table:table-cell>
          <table:table-cell office:value-type="float" office:value="298.06" calcext:value-type="float">
            <text:p>298.06</text:p>
          </table:table-cell>
          <table:table-cell office:value-type="float" office:value="216.18" calcext:value-type="float">
            <text:p>216.18</text:p>
          </table:table-cell>
          <table:table-cell office:value-type="float" office:value="215.53" calcext:value-type="float">
            <text:p>215.53</text:p>
          </table:table-cell>
          <table:table-cell office:value-type="float" office:value="232.34" calcext:value-type="float">
            <text:p>232.34</text:p>
          </table:table-cell>
          <table:table-cell office:value-type="float" office:value="325.3" calcext:value-type="float">
            <text:p>325.3</text:p>
          </table:table-cell>
          <table:table-cell office:value-type="float" office:value="254.29" calcext:value-type="float">
            <text:p>254.29</text:p>
          </table:table-cell>
          <table:table-cell office:value-type="float" office:value="308.01" calcext:value-type="float">
            <text:p>308.01</text:p>
          </table:table-cell>
          <table:table-cell office:value-type="float" office:value="7.5" calcext:value-type="float">
            <text:p>7.5</text:p>
          </table:table-cell>
          <table:table-cell office:value-type="float" office:value="16.83" calcext:value-type="float">
            <text:p>16.83</text:p>
          </table:table-cell>
          <table:table-cell office:value-type="float" office:value="23.16" calcext:value-type="float">
            <text:p>23.16</text:p>
          </table:table-cell>
          <table:table-cell office:value-type="float" office:value="33.59" calcext:value-type="float">
            <text:p>33.59</text:p>
          </table:table-cell>
          <table:table-cell office:value-type="float" office:value="37.16" calcext:value-type="float">
            <text:p>37.16</text:p>
          </table:table-cell>
          <table:table-cell office:value-type="float" office:value="54.21" calcext:value-type="float">
            <text:p>54.21</text:p>
          </table:table-cell>
          <table:table-cell office:value-type="float" office:value="62.46" calcext:value-type="float">
            <text:p>62.46</text:p>
          </table:table-cell>
          <table:table-cell office:value-type="float" office:value="29.61" calcext:value-type="float">
            <text:p>29.61</text:p>
          </table:table-cell>
          <table:table-cell office:value-type="float" office:value="31.3" calcext:value-type="float">
            <text:p>31.3</text:p>
          </table:table-cell>
          <table:table-cell office:value-type="float" office:value="57.11" calcext:value-type="float">
            <text:p>57.11</text:p>
          </table:table-cell>
          <table:table-cell office:value-type="float" office:value="57.68" calcext:value-type="float">
            <text:p>57.68</text:p>
          </table:table-cell>
          <table:table-cell office:value-type="float" office:value="52.93" calcext:value-type="float">
            <text:p>52.93</text:p>
          </table:table-cell>
          <table:table-cell office:value-type="float" office:value="50.64" calcext:value-type="float">
            <text:p>50.64</text:p>
          </table:table-cell>
          <table:table-cell office:value-type="float" office:value="47.34" calcext:value-type="float">
            <text:p>47.34</text:p>
          </table:table-cell>
          <table:table-cell office:value-type="float" office:value="45.39" calcext:value-type="float">
            <text:p>45.39</text:p>
          </table:table-cell>
          <table:table-cell office:value-type="float" office:value="50.71" calcext:value-type="float">
            <text:p>50.71</text:p>
          </table:table-cell>
          <table:table-cell office:value-type="float" office:value="72.99" calcext:value-type="float">
            <text:p>72.99</text:p>
          </table:table-cell>
          <table:table-cell office:value-type="float" office:value="71.54" calcext:value-type="float">
            <text:p>71.54</text:p>
          </table:table-cell>
        </table:table-row>
        <table:table-row table:style-name="ro1">
          <table:table-cell office:value-type="string" calcext:value-type="string">
            <text:p>T. MASSA LEVE,LANCHES PRONTOS</text:p>
          </table:table-cell>
          <table:table-cell office:value-type="float" office:value="91.49" calcext:value-type="float">
            <text:p>91.49</text:p>
          </table:table-cell>
          <table:table-cell office:value-type="float" office:value="100.53" calcext:value-type="float">
            <text:p>100.53</text:p>
          </table:table-cell>
          <table:table-cell office:value-type="float" office:value="104.6" calcext:value-type="float">
            <text:p>104.6</text:p>
          </table:table-cell>
          <table:table-cell office:value-type="float" office:value="111.6" calcext:value-type="float">
            <text:p>111.6</text:p>
          </table:table-cell>
          <table:table-cell office:value-type="float" office:value="146.46" calcext:value-type="float">
            <text:p>146.46</text:p>
          </table:table-cell>
          <table:table-cell office:value-type="float" office:value="173.09" calcext:value-type="float">
            <text:p>173.09</text:p>
          </table:table-cell>
          <table:table-cell office:value-type="float" office:value="153.08" calcext:value-type="float">
            <text:p>153.08</text:p>
          </table:table-cell>
          <table:table-cell office:value-type="float" office:value="172.32" calcext:value-type="float">
            <text:p>172.32</text:p>
          </table:table-cell>
          <table:table-cell office:value-type="float" office:value="142.5" calcext:value-type="float">
            <text:p>142.5</text:p>
          </table:table-cell>
          <table:table-cell office:value-type="float" office:value="170.38" calcext:value-type="float">
            <text:p>170.38</text:p>
          </table:table-cell>
          <table:table-cell office:value-type="float" office:value="183.43" calcext:value-type="float">
            <text:p>183.43</text:p>
          </table:table-cell>
          <table:table-cell office:value-type="float" office:value="257.24" calcext:value-type="float">
            <text:p>257.24</text:p>
          </table:table-cell>
          <table:table-cell office:value-type="float" office:value="228.63" calcext:value-type="float">
            <text:p>228.63</text:p>
          </table:table-cell>
          <table:table-cell office:value-type="float" office:value="230.83" calcext:value-type="float">
            <text:p>230.83</text:p>
          </table:table-cell>
          <table:table-cell office:value-type="float" office:value="177.73" calcext:value-type="float">
            <text:p>177.73</text:p>
          </table:table-cell>
          <table:table-cell office:value-type="float" office:value="166.04" calcext:value-type="float">
            <text:p>166.04</text:p>
          </table:table-cell>
          <table:table-cell office:value-type="float" office:value="153.22" calcext:value-type="float">
            <text:p>153.22</text:p>
          </table:table-cell>
          <table:table-cell office:value-type="float" office:value="163.45" calcext:value-type="float">
            <text:p>163.45</text:p>
          </table:table-cell>
          <table:table-cell office:value-type="float" office:value="337.8" calcext:value-type="float">
            <text:p>337.8</text:p>
          </table:table-cell>
          <table:table-cell office:value-type="float" office:value="392.64" calcext:value-type="float">
            <text:p>392.64</text:p>
          </table:table-cell>
          <table:table-cell office:value-type="float" office:value="323.36" calcext:value-type="float">
            <text:p>323.36</text:p>
          </table:table-cell>
          <table:table-cell office:value-type="float" office:value="321.1" calcext:value-type="float">
            <text:p>321.1</text:p>
          </table:table-cell>
          <table:table-cell office:value-type="float" office:value="234.59" calcext:value-type="float">
            <text:p>234.59</text:p>
          </table:table-cell>
          <table:table-cell office:value-type="float" office:value="349.07" calcext:value-type="float">
            <text:p>349.07</text:p>
          </table:table-cell>
          <table:table-cell office:value-type="float" office:value="423.54" calcext:value-type="float">
            <text:p>423.54</text:p>
          </table:table-cell>
          <table:table-cell office:value-type="float" office:value="406.39" calcext:value-type="float">
            <text:p>406.39</text:p>
          </table:table-cell>
          <table:table-cell office:value-type="float" office:value="361.55" calcext:value-type="float">
            <text:p>361.55</text:p>
          </table:table-cell>
          <table:table-cell office:value-type="float" office:value="329.19" calcext:value-type="float">
            <text:p>329.19</text:p>
          </table:table-cell>
          <table:table-cell office:value-type="float" office:value="250.71" calcext:value-type="float">
            <text:p>250.71</text:p>
          </table:table-cell>
          <table:table-cell office:value-type="float" office:value="310.08" calcext:value-type="float">
            <text:p>310.08</text:p>
          </table:table-cell>
          <table:table-cell office:value-type="float" office:value="256.98" calcext:value-type="float">
            <text:p>256.98</text:p>
          </table:table-cell>
          <table:table-cell office:value-type="float" office:value="293.24" calcext:value-type="float">
            <text:p>293.24</text:p>
          </table:table-cell>
          <table:table-cell office:value-type="float" office:value="127.71" calcext:value-type="float">
            <text:p>127.71</text:p>
          </table:table-cell>
          <table:table-cell office:value-type="float" office:value="88.25" calcext:value-type="float">
            <text:p>88.25</text:p>
          </table:table-cell>
          <table:table-cell office:value-type="float" office:value="61.51" calcext:value-type="float">
            <text:p>61.51</text:p>
          </table:table-cell>
          <table:table-cell office:value-type="float" office:value="70.46" calcext:value-type="float">
            <text:p>70.46</text:p>
          </table:table-cell>
          <table:table-cell office:value-type="float" office:value="18.08" calcext:value-type="float">
            <text:p>18.08</text:p>
          </table:table-cell>
          <table:table-cell office:value-type="float" office:value="43.71" calcext:value-type="float">
            <text:p>43.71</text:p>
          </table:table-cell>
          <table:table-cell office:value-type="float" office:value="48.7" calcext:value-type="float">
            <text:p>48.7</text:p>
          </table:table-cell>
          <table:table-cell office:value-type="float" office:value="63.27" calcext:value-type="float">
            <text:p>63.27</text:p>
          </table:table-cell>
          <table:table-cell office:value-type="float" office:value="90.5" calcext:value-type="float">
            <text:p>90.5</text:p>
          </table:table-cell>
          <table:table-cell office:value-type="float" office:value="63.78" calcext:value-type="float">
            <text:p>63.78</text:p>
          </table:table-cell>
          <table:table-cell office:value-type="float" office:value="63.99" calcext:value-type="float">
            <text:p>63.99</text:p>
          </table:table-cell>
          <table:table-cell office:value-type="float" office:value="132.84" calcext:value-type="float">
            <text:p>132.84</text:p>
          </table:table-cell>
          <table:table-cell office:value-type="float" office:value="206.38" calcext:value-type="float">
            <text:p>206.38</text:p>
          </table:table-cell>
          <table:table-cell office:value-type="float" office:value="138.94" calcext:value-type="float">
            <text:p>138.94</text:p>
          </table:table-cell>
          <table:table-cell office:value-type="float" office:value="114.24" calcext:value-type="float">
            <text:p>114.24</text:p>
          </table:table-cell>
          <table:table-cell office:value-type="float" office:value="127.36" calcext:value-type="float">
            <text:p>127.36</text:p>
          </table:table-cell>
          <table:table-cell office:value-type="float" office:value="196.95" calcext:value-type="float">
            <text:p>196.95</text:p>
          </table:table-cell>
          <table:table-cell office:value-type="float" office:value="184.59" calcext:value-type="float">
            <text:p>184.59</text:p>
          </table:table-cell>
          <table:table-cell office:value-type="float" office:value="125.59" calcext:value-type="float">
            <text:p>125.59</text:p>
          </table:table-cell>
          <table:table-cell office:value-type="float" office:value="93.21" calcext:value-type="float">
            <text:p>93.21</text:p>
          </table:table-cell>
          <table:table-cell office:value-type="float" office:value="72.03" calcext:value-type="float">
            <text:p>72.03</text:p>
          </table:table-cell>
          <table:table-cell office:value-type="float" office:value="103.74" calcext:value-type="float">
            <text:p>103.74</text:p>
          </table:table-cell>
          <table:table-cell office:value-type="float" office:value="218.83" calcext:value-type="float">
            <text:p>218.83</text:p>
          </table:table-cell>
          <table:table-cell office:value-type="float" office:value="171.3" calcext:value-type="float">
            <text:p>171.3</text:p>
          </table:table-cell>
          <table:table-cell office:value-type="float" office:value="243.61" calcext:value-type="float">
            <text:p>243.61</text:p>
          </table:table-cell>
          <table:table-cell office:value-type="float" office:value="241.06" calcext:value-type="float">
            <text:p>241.06</text:p>
          </table:table-cell>
          <table:table-cell office:value-type="float" office:value="286.56" calcext:value-type="float">
            <text:p>286.56</text:p>
          </table:table-cell>
          <table:table-cell office:value-type="float" office:value="310.13" calcext:value-type="float">
            <text:p>310.13</text:p>
          </table:table-cell>
          <table:table-cell office:value-type="float" office:value="318.76" calcext:value-type="float">
            <text:p>318.76</text:p>
          </table:table-cell>
          <table:table-cell office:value-type="float" office:value="352.24" calcext:value-type="float">
            <text:p>352.24</text:p>
          </table:table-cell>
          <table:table-cell office:value-type="float" office:value="322.1" calcext:value-type="float">
            <text:p>322.1</text:p>
          </table:table-cell>
          <table:table-cell office:value-type="float" office:value="312.31" calcext:value-type="float">
            <text:p>312.31</text:p>
          </table:table-cell>
          <table:table-cell office:value-type="float" office:value="285.04" calcext:value-type="float">
            <text:p>285.04</text:p>
          </table:table-cell>
          <table:table-cell office:value-type="float" office:value="314.35" calcext:value-type="float">
            <text:p>314.35</text:p>
          </table:table-cell>
          <table:table-cell office:value-type="float" office:value="316.49" calcext:value-type="float">
            <text:p>316.49</text:p>
          </table:table-cell>
          <table:table-cell office:value-type="float" office:value="392.85" calcext:value-type="float">
            <text:p>392.85</text:p>
          </table:table-cell>
          <table:table-cell office:value-type="float" office:value="370.46" calcext:value-type="float">
            <text:p>370.46</text:p>
          </table:table-cell>
          <table:table-cell office:value-type="float" office:value="436.77" calcext:value-type="float">
            <text:p>436.77</text:p>
          </table:table-cell>
          <table:table-cell office:value-type="float" office:value="395.63" calcext:value-type="float">
            <text:p>395.63</text:p>
          </table:table-cell>
          <table:table-cell office:value-type="float" office:value="500.01" calcext:value-type="float">
            <text:p>500.01</text:p>
          </table:table-cell>
          <table:table-cell office:value-type="float" office:value="144.97" calcext:value-type="float">
            <text:p>144.97</text:p>
          </table:table-cell>
          <table:table-cell office:value-type="float" office:value="165.07" calcext:value-type="float">
            <text:p>165.07</text:p>
          </table:table-cell>
          <table:table-cell office:value-type="float" office:value="246.45" calcext:value-type="float">
            <text:p>246.45</text:p>
          </table:table-cell>
          <table:table-cell office:value-type="float" office:value="238.38" calcext:value-type="float">
            <text:p>238.38</text:p>
          </table:table-cell>
          <table:table-cell office:value-type="float" office:value="266.3" calcext:value-type="float">
            <text:p>266.3</text:p>
          </table:table-cell>
          <table:table-cell office:value-type="float" office:value="296.3" calcext:value-type="float">
            <text:p>296.3</text:p>
          </table:table-cell>
          <table:table-cell office:value-type="float" office:value="316.27" calcext:value-type="float">
            <text:p>316.27</text:p>
          </table:table-cell>
          <table:table-cell office:value-type="float" office:value="300.27" calcext:value-type="float">
            <text:p>300.27</text:p>
          </table:table-cell>
          <table:table-cell office:value-type="float" office:value="223.86" calcext:value-type="float">
            <text:p>223.86</text:p>
          </table:table-cell>
          <table:table-cell office:value-type="float" office:value="226.58" calcext:value-type="float">
            <text:p>226.58</text:p>
          </table:table-cell>
          <table:table-cell office:value-type="float" office:value="198.13" calcext:value-type="float">
            <text:p>198.13</text:p>
          </table:table-cell>
          <table:table-cell office:value-type="float" office:value="284.1" calcext:value-type="float">
            <text:p>284.1</text:p>
          </table:table-cell>
          <table:table-cell office:value-type="float" office:value="277.42" calcext:value-type="float">
            <text:p>277.42</text:p>
          </table:table-cell>
          <table:table-cell office:value-type="float" office:value="294.53" calcext:value-type="float">
            <text:p>294.53</text:p>
          </table:table-cell>
          <table:table-cell office:value-type="float" office:value="237.99" calcext:value-type="float">
            <text:p>237.99</text:p>
          </table:table-cell>
          <table:table-cell office:value-type="float" office:value="268.18" calcext:value-type="float">
            <text:p>268.18</text:p>
          </table:table-cell>
          <table:table-cell office:value-type="float" office:value="218.04" calcext:value-type="float">
            <text:p>218.04</text:p>
          </table:table-cell>
          <table:table-cell office:value-type="float" office:value="270.67" calcext:value-type="float">
            <text:p>270.67</text:p>
          </table:table-cell>
          <table:table-cell office:value-type="float" office:value="125.99" calcext:value-type="float">
            <text:p>125.99</text:p>
          </table:table-cell>
          <table:table-cell office:value-type="float" office:value="229.9" calcext:value-type="float">
            <text:p>229.9</text:p>
          </table:table-cell>
          <table:table-cell office:value-type="float" office:value="211.84" calcext:value-type="float">
            <text:p>211.84</text:p>
          </table:table-cell>
          <table:table-cell office:value-type="float" office:value="187.1" calcext:value-type="float">
            <text:p>187.1</text:p>
          </table:table-cell>
          <table:table-cell office:value-type="float" office:value="172.94" calcext:value-type="float">
            <text:p>172.94</text:p>
          </table:table-cell>
          <table:table-cell office:value-type="float" office:value="190.08" calcext:value-type="float">
            <text:p>190.08</text:p>
          </table:table-cell>
          <table:table-cell office:value-type="float" office:value="157.86" calcext:value-type="float">
            <text:p>157.86</text:p>
          </table:table-cell>
          <table:table-cell office:value-type="float" office:value="176.28" calcext:value-type="float">
            <text:p>176.28</text:p>
          </table:table-cell>
          <table:table-cell office:value-type="float" office:value="177.42" calcext:value-type="float">
            <text:p>177.42</text:p>
          </table:table-cell>
          <table:table-cell office:value-type="float" office:value="143.19" calcext:value-type="float">
            <text:p>143.19</text:p>
          </table:table-cell>
          <table:table-cell office:value-type="float" office:value="90.57" calcext:value-type="float">
            <text:p>90.57</text:p>
          </table:table-cell>
          <table:table-cell office:value-type="float" office:value="162.13" calcext:value-type="float">
            <text:p>162.13</text:p>
          </table:table-cell>
          <table:table-cell office:value-type="float" office:value="142.14" calcext:value-type="float">
            <text:p>142.14</text:p>
          </table:table-cell>
          <table:table-cell office:value-type="float" office:value="153.64" calcext:value-type="float">
            <text:p>153.64</text:p>
          </table:table-cell>
          <table:table-cell office:value-type="float" office:value="154.62" calcext:value-type="float">
            <text:p>154.62</text:p>
          </table:table-cell>
          <table:table-cell office:value-type="float" office:value="203.22" calcext:value-type="float">
            <text:p>203.22</text:p>
          </table:table-cell>
          <table:table-cell office:value-type="float" office:value="219.61" calcext:value-type="float">
            <text:p>219.61</text:p>
          </table:table-cell>
          <table:table-cell office:value-type="float" office:value="200.5" calcext:value-type="float">
            <text:p>200.5</text:p>
          </table:table-cell>
          <table:table-cell office:value-type="float" office:value="40.46" calcext:value-type="float">
            <text:p>40.46</text:p>
          </table:table-cell>
          <table:table-cell office:value-type="float" office:value="49.86" calcext:value-type="float">
            <text:p>49.86</text:p>
          </table:table-cell>
          <table:table-cell office:value-type="float" office:value="71.18" calcext:value-type="float">
            <text:p>71.18</text:p>
          </table:table-cell>
          <table:table-cell office:value-type="float" office:value="58.2" calcext:value-type="float">
            <text:p>58.2</text:p>
          </table:table-cell>
          <table:table-cell office:value-type="float" office:value="80.08" calcext:value-type="float">
            <text:p>80.08</text:p>
          </table:table-cell>
          <table:table-cell office:value-type="float" office:value="100.42" calcext:value-type="float">
            <text:p>100.42</text:p>
          </table:table-cell>
          <table:table-cell office:value-type="float" office:value="33.18" calcext:value-type="float">
            <text:p>33.18</text:p>
          </table:table-cell>
          <table:table-cell office:value-type="float" office:value="37" calcext:value-type="float">
            <text:p>37</text:p>
          </table:table-cell>
          <table:table-cell office:value-type="float" office:value="39.62" calcext:value-type="float">
            <text:p>39.62</text:p>
          </table:table-cell>
          <table:table-cell office:value-type="float" office:value="28.37" calcext:value-type="float">
            <text:p>28.37</text:p>
          </table:table-cell>
          <table:table-cell office:value-type="float" office:value="28.79" calcext:value-type="float">
            <text:p>28.79</text:p>
          </table:table-cell>
          <table:table-cell office:value-type="float" office:value="47.83" calcext:value-type="float">
            <text:p>47.83</text:p>
          </table:table-cell>
          <table:table-cell office:value-type="float" office:value="66.85" calcext:value-type="float">
            <text:p>66.85</text:p>
          </table:table-cell>
          <table:table-cell office:value-type="float" office:value="45.18" calcext:value-type="float">
            <text:p>45.18</text:p>
          </table:table-cell>
          <table:table-cell office:value-type="float" office:value="35.98" calcext:value-type="float">
            <text:p>35.98</text:p>
          </table:table-cell>
          <table:table-cell office:value-type="float" office:value="17.38" calcext:value-type="float">
            <text:p>17.38</text:p>
          </table:table-cell>
          <table:table-cell office:value-type="float" office:value="27.86" calcext:value-type="float">
            <text:p>27.86</text:p>
          </table:table-cell>
          <table:table-cell office:value-type="float" office:value="34.82" calcext:value-type="float">
            <text:p>34.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7P0" style:volatile="true">
      <number:number number:decimal-places="1" loext:min-decimal-places="1" number:min-integer-digits="1" number:grouping="true"/>
    </number:number-style>
    <number:number-style style:name="N127">
      <number:text>-</number:text>
      <number:number number:decimal-places="1" loext:min-decimal-places="1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/>
    </number:number-style>
    <number:number-style style:name="N128">
      <number:text>-</number:text>
      <number:number number:decimal-places="0" loext:min-decimal-places="0" number:min-integer-digits="1"/>
      <style:map style:condition="value()&gt;=0" style:apply-style-name="N128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1:44:24.228866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9T19:04:05.301616376</meta:creation-date>
    <dc:date>2020-11-20T12:12:42.739569922</dc:date>
    <meta:editing-duration>PT1H6M6S</meta:editing-duration>
    <meta:editing-cycles>13</meta:editing-cycles>
    <meta:generator>LibreOffice/6.1.5.2$Linux_X86_64 LibreOffice_project/10$Build-2</meta:generator>
    <meta:document-statistic meta:table-count="3" meta:cell-count="3360" meta:object-count="0"/>
  </office:meta>
</office:document-meta>
</file>